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1.65cm"/>
    </style:style>
    <style:style style:name="co3" style:family="table-column">
      <style:table-column-properties fo:break-before="auto" style:column-width="10.29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2.955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8.331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2.42cm"/>
    </style:style>
    <style:style style:name="co13" style:family="table-column">
      <style:table-column-properties fo:break-before="auto" style:column-width="1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DealerDirectory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alerDirecto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>
            <text:p>Sl No</text:p>
          </table:table-cell>
          <table:table-cell office:value-type="string">
            <text:p>Dealer Ship Name</text:p>
          </table:table-cell>
          <table:table-cell office:value-type="string">
            <text:p>Dealer Name</text:p>
          </table:table-cell>
          <table:table-cell office:value-type="string">
            <text:p>CCNo</text:p>
          </table:table-cell>
          <table:table-cell office:value-type="string">
            <text:p>Town</text:p>
          </table:table-cell>
          <table:table-cell office:value-type="string">
            <text:p>District</text:p>
          </table:table-cell>
          <table:table-cell office:value-type="string">
            <text:p>Territorry</text:p>
          </table:table-cell>
          <table:table-cell office:value-type="string">
            <text:p>Supply Location</text:p>
          </table:table-cell>
          <table:table-cell office:value-type="string">
            <text:p>Dealer Mobile</text:p>
          </table:table-cell>
          <table:table-cell office:value-type="string">
            <text:p>Dealer Email</text:p>
          </table:table-cell>
          <table:table-cell office:value-type="string">
            <text:p>Subscription</text:p>
          </table:table-cell>
          <table:table-cell office:value-type="string">
            <text:p>Life Member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V M HERITAGE</text:p>
          </table:table-cell>
          <table:table-cell office:value-type="string">
            <text:p>K.THANGAMMAL</text:p>
          </table:table-cell>
          <table:table-cell office:value-type="float" office:value="172249">
            <text:p>172249</text:p>
          </table:table-cell>
          <table:table-cell office:value-type="string">
            <text:p>KARUVALL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44988882">
            <text:p>9944988882</text:p>
          </table:table-cell>
          <table:table-cell office:value-type="string">
            <text:p>avmheritage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 V M HI-TECH FUEL PARK</text:p>
          </table:table-cell>
          <table:table-cell office:value-type="string">
            <text:p>S.RADHEKA</text:p>
          </table:table-cell>
          <table:table-cell office:value-type="float" office:value="160822">
            <text:p>160822</text:p>
          </table:table-cell>
          <table:table-cell office:value-type="string">
            <text:p>PANN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89459469">
            <text:p>9789459469</text:p>
          </table:table-cell>
          <table:table-cell office:value-type="string">
            <text:p>avmhitechfuelpark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 V PETROLEUM</text:p>
          </table:table-cell>
          <table:table-cell office:value-type="string">
            <text:p>A VARADARAJAN</text:p>
          </table:table-cell>
          <table:table-cell office:value-type="float" office:value="155371">
            <text:p>155371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710500">
            <text:p>9842710500</text:p>
          </table:table-cell>
          <table:table-cell office:value-type="string">
            <text:p>avpetro_slm6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. Arumainayagam Nadar </text:p>
          </table:table-cell>
          <table:table-cell/>
          <table:table-cell office:value-type="float" office:value="155344">
            <text:p>155344</text:p>
          </table:table-cell>
          <table:table-cell office:value-type="string">
            <text:p>Srivaikund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366720001">
            <text:p>9366720001</text:p>
          </table:table-cell>
          <table:table-cell office:value-type="string">
            <text:p>ramesh@560degree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. Israel Nadar</text:p>
          </table:table-cell>
          <table:table-cell office:value-type="string">
            <text:p>r</text:p>
          </table:table-cell>
          <table:table-cell office:value-type="float" office:value="117941">
            <text:p>117941</text:p>
          </table:table-cell>
          <table:table-cell office:value-type="string">
            <text:p>Satankul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840250630">
            <text:p>98402506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. Karuthiah Nadar</text:p>
          </table:table-cell>
          <table:table-cell/>
          <table:table-cell office:value-type="float" office:value="117937">
            <text:p>117937</text:p>
          </table:table-cell>
          <table:table-cell office:value-type="string">
            <text:p>Aumuganeri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180134">
            <text:p>94431801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.Damodara Mudaliar &amp; Co.</text:p>
          </table:table-cell>
          <table:table-cell office:value-type="string">
            <text:p>D.Sathyanarayan</text:p>
          </table:table-cell>
          <table:table-cell office:value-type="float" office:value="111007">
            <text:p>111007</text:p>
          </table:table-cell>
          <table:table-cell table:number-columns-repeated="2"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.Damodara Mudaliar &amp; Co.</text:p>
          </table:table-cell>
          <table:table-cell office:value-type="string">
            <text:p>D.Sathyanarayan</text:p>
          </table:table-cell>
          <table:table-cell office:value-type="float" office:value="111008">
            <text:p>111008</text:p>
          </table:table-cell>
          <table:table-cell table:number-columns-repeated="2"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1572698">
            <text:p>9941572698</text:p>
          </table:table-cell>
          <table:table-cell office:value-type="string">
            <text:p>samyuktha@ardsons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.G.AGENCY </text:p>
          </table:table-cell>
          <table:table-cell/>
          <table:table-cell office:value-type="float" office:value="146562">
            <text:p>146562</text:p>
          </table:table-cell>
          <table:table-cell office:value-type="string">
            <text:p>sholingan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4440936">
            <text:p>9444440936</text:p>
          </table:table-cell>
          <table:table-cell office:value-type="string">
            <text:p>ag14656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.G.Mohamed Ibrahim (C)</text:p>
          </table:table-cell>
          <table:table-cell office:value-type="string">
            <text:p>A.G.Abdul Khaliq</text:p>
          </table:table-cell>
          <table:table-cell office:value-type="float" office:value="113875">
            <text:p>113875</text:p>
          </table:table-cell>
          <table:table-cell office:value-type="string">
            <text:p>Math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55903">
            <text:p>9443255903</text:p>
          </table:table-cell>
          <table:table-cell office:value-type="string">
            <text:p>agmicant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.G.Mohamed Ibrahim (M)</text:p>
          </table:table-cell>
          <table:table-cell office:value-type="string">
            <text:p>A.H.Abdulhafeez</text:p>
          </table:table-cell>
          <table:table-cell office:value-type="float" office:value="113877">
            <text:p>113877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2903">
            <text:p>9443142903</text:p>
          </table:table-cell>
          <table:table-cell office:value-type="string">
            <text:p>agmi903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.K.K.Enterprises</text:p>
          </table:table-cell>
          <table:table-cell office:value-type="string">
            <text:p>A.K.Saravanakumar</text:p>
          </table:table-cell>
          <table:table-cell office:value-type="float" office:value="180070">
            <text:p>180070</text:p>
          </table:table-cell>
          <table:table-cell office:value-type="string">
            <text:p>Arachal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4150678">
            <text:p>9364150678</text:p>
          </table:table-cell>
          <table:table-cell office:value-type="string">
            <text:p>akkbpcl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.K.V.Enterprises</text:p>
          </table:table-cell>
          <table:table-cell/>
          <table:table-cell office:value-type="float" office:value="179627">
            <text:p>179627</text:p>
          </table:table-cell>
          <table:table-cell office:value-type="string">
            <text:p>Salav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3638629">
            <text:p>9443638629</text:p>
          </table:table-cell>
          <table:table-cell office:value-type="string">
            <text:p>akv17962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.Krishnaswamy iyengar&amp;co</text:p>
          </table:table-cell>
          <table:table-cell office:value-type="string">
            <text:p>J.Srinivasan</text:p>
          </table:table-cell>
          <table:table-cell office:value-type="float" office:value="113857">
            <text:p>113857</text:p>
          </table:table-cell>
          <table:table-cell office:value-type="string">
            <text:p>kuttalam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25308">
            <text:p>9443125308</text:p>
          </table:table-cell>
          <table:table-cell office:value-type="string">
            <text:p>bpckuttalam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.M.P.Kunchitha patham&amp; co</text:p>
          </table:table-cell>
          <table:table-cell office:value-type="string">
            <text:p>T.Siva Kumar</text:p>
          </table:table-cell>
          <table:table-cell office:value-type="float" office:value="113906">
            <text:p>113906</text:p>
          </table:table-cell>
          <table:table-cell table:number-columns-repeated="2"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65885656">
            <text:p>9865885656</text:p>
          </table:table-cell>
          <table:table-cell office:value-type="string">
            <text:p>ampkariyalu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.M.Rajan Agencies</text:p>
          </table:table-cell>
          <table:table-cell office:value-type="string">
            <text:p>Usha Rajan</text:p>
          </table:table-cell>
          <table:table-cell office:value-type="float" office:value="157893">
            <text:p>157893</text:p>
          </table:table-cell>
          <table:table-cell office:value-type="string">
            <text:p>Kallur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306384">
            <text:p>9486306384</text:p>
          </table:table-cell>
          <table:table-cell office:value-type="string">
            <text:p>usharajan10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.Nachimuthu&amp; Sons</text:p>
          </table:table-cell>
          <table:table-cell office:value-type="string">
            <text:p>N.Krishnaraj</text:p>
          </table:table-cell>
          <table:table-cell office:value-type="float" office:value="156464">
            <text:p>156464</text:p>
          </table:table-cell>
          <table:table-cell office:value-type="string">
            <text:p>Sunthar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72114">
            <text:p>98422721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.P.R. Agency</text:p>
          </table:table-cell>
          <table:table-cell/>
          <table:table-cell office:value-type="float" office:value="142105">
            <text:p>142105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495526">
            <text:p>99944955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.R.D. Agencies</text:p>
          </table:table-cell>
          <table:table-cell office:value-type="string">
            <text:p>ASOKAN</text:p>
          </table:table-cell>
          <table:table-cell office:value-type="float" office:value="118030">
            <text:p>118030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52686942">
            <text:p>9952686942</text:p>
          </table:table-cell>
          <table:table-cell office:value-type="string">
            <text:p>ardasokan@yaho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0993">
            <text:p>110993</text:p>
          </table:table-cell>
          <table:table-cell office:value-type="string">
            <text:p>Cuddalore N.T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0994">
            <text:p>110994</text:p>
          </table:table-cell>
          <table:table-cell office:value-type="string">
            <text:p>Nellikupp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0995">
            <text:p>110995</text:p>
          </table:table-cell>
          <table:table-cell office:value-type="string">
            <text:p>Panrut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0996">
            <text:p>110996</text:p>
          </table:table-cell>
          <table:table-cell office:value-type="string">
            <text:p>Virdachal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0988">
            <text:p>110988</text:p>
          </table:table-cell>
          <table:table-cell office:value-type="string">
            <text:p>Pennad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1011">
            <text:p>111011</text:p>
          </table:table-cell>
          <table:table-cell office:value-type="string">
            <text:p>Ulundurpet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.R.Damodara Mudaliar &amp; Co.</text:p>
          </table:table-cell>
          <table:table-cell office:value-type="string">
            <text:p>D.Sathyanarayan</text:p>
          </table:table-cell>
          <table:table-cell office:value-type="float" office:value="111006">
            <text:p>111006</text:p>
          </table:table-cell>
          <table:table-cell office:value-type="string">
            <text:p>Kallakurchi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.R.Damodara Mudaliar &amp; Sons</text:p>
          </table:table-cell>
          <table:table-cell office:value-type="string">
            <text:p><text:s/>Narayani Samyuktha S</text:p>
          </table:table-cell>
          <table:table-cell office:value-type="float" office:value="110936">
            <text:p>110936</text:p>
          </table:table-cell>
          <table:table-cell table:number-columns-repeated="4" office:value-type="string">
            <text:p>Chennai</text:p>
          </table:table-cell>
          <table:table-cell office:value-type="float" office:value="9710166966">
            <text:p>9710166966</text:p>
          </table:table-cell>
          <table:table-cell office:value-type="string">
            <text:p>samyuktha@ardsons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.RAMIAH NADAR &amp; BROTHERS;</text:p>
          </table:table-cell>
          <table:table-cell office:value-type="string">
            <text:p><text:s/>RAJA</text:p>
          </table:table-cell>
          <table:table-cell office:value-type="float" office:value="150379">
            <text:p>150379</text:p>
          </table:table-cell>
          <table:table-cell office:value-type="string">
            <text:p>MANAMADURA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4861597">
            <text:p>9944861597</text:p>
          </table:table-cell>
          <table:table-cell office:value-type="string">
            <text:p>karguruvel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.S. Enterprises</text:p>
          </table:table-cell>
          <table:table-cell/>
          <table:table-cell office:value-type="float" office:value="185273">
            <text:p>185273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21007">
            <text:p>94422210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.S. Fuels ( Ampili Sudarsan )</text:p>
          </table:table-cell>
          <table:table-cell/>
          <table:table-cell office:value-type="float" office:value="164035">
            <text:p>164035</text:p>
          </table:table-cell>
          <table:table-cell office:value-type="string">
            <text:p>Pudur</text:p>
          </table:table-cell>
          <table:table-cell table:number-columns-repeated="3" office:value-type="string">
            <text:p>Tirunelveli</text:p>
          </table:table-cell>
          <table:table-cell office:value-type="float" office:value="9489052208">
            <text:p>948905220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.S.J.AGENCIES</text:p>
          </table:table-cell>
          <table:table-cell office:value-type="string">
            <text:p>Prem</text:p>
          </table:table-cell>
          <table:table-cell office:value-type="float" office:value="176729">
            <text:p>176729</text:p>
          </table:table-cell>
          <table:table-cell office:value-type="string">
            <text:p>Thandalaiputh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113232">
            <text:p>9442113232</text:p>
          </table:table-cell>
          <table:table-cell office:value-type="string">
            <text:p>asjagencies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.S.M.ABDUL CADER&amp;CO </text:p>
          </table:table-cell>
          <table:table-cell/>
          <table:table-cell office:value-type="float" office:value="111052">
            <text:p>111052</text:p>
          </table:table-cell>
          <table:table-cell office:value-type="string">
            <text:p>Meenamb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941915825">
            <text:p>9941915825</text:p>
          </table:table-cell>
          <table:table-cell office:value-type="string">
            <text:p>asmabdul11105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.S.M.Abdul Salam</text:p>
          </table:table-cell>
          <table:table-cell office:value-type="string">
            <text:p>P.S.F AHAMED MAIDEEN</text:p>
          </table:table-cell>
          <table:table-cell office:value-type="float" office:value="113851">
            <text:p>113851</text:p>
          </table:table-cell>
          <table:table-cell office:value-type="string">
            <text:p>Lakshmangudi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70255">
            <text:p>9842470255</text:p>
          </table:table-cell>
          <table:table-cell office:value-type="string">
            <text:p>sirajdeen76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.S.MOHD.RAFI AGENCIES </text:p>
          </table:table-cell>
          <table:table-cell/>
          <table:table-cell office:value-type="float" office:value="160291">
            <text:p>160291</text:p>
          </table:table-cell>
          <table:table-cell office:value-type="string">
            <text:p>Karunguzhi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64402">
            <text:p>9443364402</text:p>
          </table:table-cell>
          <table:table-cell office:value-type="string">
            <text:p>asmrafi160291@bpclretail.in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A.Seethapathi</text:p>
          </table:table-cell>
          <table:table-cell office:value-type="float" office:value="117934">
            <text:p>117934</text:p>
          </table:table-cell>
          <table:table-cell office:value-type="string">
            <text:p>Sivakas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344424246">
            <text:p>9344424246</text:p>
          </table:table-cell>
          <table:table-cell office:value-type="string">
            <text:p>s.rajseeth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.SHANMUGASUNDRAM </text:p>
          </table:table-cell>
          <table:table-cell/>
          <table:table-cell office:value-type="float" office:value="111051">
            <text:p>111051</text:p>
          </table:table-cell>
          <table:table-cell office:value-type="string">
            <text:p>Chrompet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844278">
            <text:p>9840844278</text:p>
          </table:table-cell>
          <table:table-cell office:value-type="string">
            <text:p>shanmuga111051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.V MURUGAN TRADERS</text:p>
          </table:table-cell>
          <table:table-cell office:value-type="string">
            <text:p>S.V.KANDAN</text:p>
          </table:table-cell>
          <table:table-cell office:value-type="float" office:value="119101">
            <text:p>119101</text:p>
          </table:table-cell>
          <table:table-cell office:value-type="string">
            <text:p>KAMALAPUR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44950082">
            <text:p>9944950082</text:p>
          </table:table-cell>
          <table:table-cell office:value-type="string">
            <text:p>avmbunk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1844 JAKKAMPATTI COOP SOIECTY LTD</text:p>
          </table:table-cell>
          <table:table-cell office:value-type="string">
            <text:p>The Special Officer;Jakkampatti Co operative Store</text:p>
          </table:table-cell>
          <table:table-cell office:value-type="float" office:value="138233">
            <text:p>138233</text:p>
          </table:table-cell>
          <table:table-cell office:value-type="string">
            <text:p>JAKKAMPATT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29779096">
            <text:p>962977909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arthi Agencies</text:p>
          </table:table-cell>
          <table:table-cell office:value-type="string">
            <text:p>T.Radha</text:p>
          </table:table-cell>
          <table:table-cell office:value-type="float" office:value="148310">
            <text:p>148310</text:p>
          </table:table-cell>
          <table:table-cell table:number-columns-repeated="2"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787336">
            <text:p>9443787336</text:p>
          </table:table-cell>
          <table:table-cell office:value-type="string">
            <text:p>aarthiagencies310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ASHIKA AGENCIES</text:p>
          </table:table-cell>
          <table:table-cell office:value-type="string">
            <text:p>R.Rabiyammal</text:p>
          </table:table-cell>
          <table:table-cell office:value-type="float" office:value="146666">
            <text:p>146666</text:p>
          </table:table-cell>
          <table:table-cell office:value-type="string">
            <text:p>EDAYAKOTT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463444">
            <text:p>94424634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BIRAMI FUELS</text:p>
          </table:table-cell>
          <table:table-cell office:value-type="string">
            <text:p>K. Mani</text:p>
          </table:table-cell>
          <table:table-cell office:value-type="float" office:value="180445">
            <text:p>180445</text:p>
          </table:table-cell>
          <table:table-cell office:value-type="string">
            <text:p>Mallikund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552571">
            <text:p>9442552571</text:p>
          </table:table-cell>
          <table:table-cell office:value-type="string">
            <text:p>abiramiagency761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BP Fuels</text:p>
          </table:table-cell>
          <table:table-cell office:value-type="string">
            <text:p>Vahijohn.P</text:p>
          </table:table-cell>
          <table:table-cell office:value-type="float" office:value="184042">
            <text:p>184042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047510029">
            <text:p>9047510029</text:p>
          </table:table-cell>
          <table:table-cell office:value-type="string">
            <text:p>vahijaanvnl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BT Ltd</text:p>
          </table:table-cell>
          <table:table-cell office:value-type="string">
            <text:p>G.Ravi</text:p>
          </table:table-cell>
          <table:table-cell office:value-type="float" office:value="114322">
            <text:p>114322</text:p>
          </table:table-cell>
          <table:table-cell office:value-type="string">
            <text:p>South Ukkad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57588">
            <text:p>9842257588</text:p>
          </table:table-cell>
          <table:table-cell office:value-type="string">
            <text:p>harshravi2004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buzar Enterprises</text:p>
          </table:table-cell>
          <table:table-cell/>
          <table:table-cell office:value-type="float" office:value="148570">
            <text:p>148570</text:p>
          </table:table-cell>
          <table:table-cell office:value-type="string">
            <text:p>Ambur-Pernam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44607">
            <text:p>9443344607</text:p>
          </table:table-cell>
          <table:table-cell office:value-type="string">
            <text:p>abuzar148570@bpclretail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CE Petro Products</text:p>
          </table:table-cell>
          <table:table-cell office:value-type="string">
            <text:p>V.Radhakrishnan</text:p>
          </table:table-cell>
          <table:table-cell office:value-type="float" office:value="149481">
            <text:p>149481</text:p>
          </table:table-cell>
          <table:table-cell office:value-type="string">
            <text:p>Singanallur 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070115">
            <text:p>9894070115</text:p>
          </table:table-cell>
          <table:table-cell office:value-type="string">
            <text:p>acepetroproducts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GA Agencies</text:p>
          </table:table-cell>
          <table:table-cell/>
          <table:table-cell office:value-type="float" office:value="184044">
            <text:p>184044</text:p>
          </table:table-cell>
          <table:table-cell office:value-type="string">
            <text:p>Kange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786629526">
            <text:p>97866295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M Fuels</text:p>
          </table:table-cell>
          <table:table-cell/>
          <table:table-cell office:value-type="float" office:value="160180">
            <text:p>160180</text:p>
          </table:table-cell>
          <table:table-cell office:value-type="string">
            <text:p>Kuniamuth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4532809">
            <text:p>936453280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gro Eng &amp; service Ltd</text:p>
          </table:table-cell>
          <table:table-cell/>
          <table:table-cell office:value-type="float" office:value="113873">
            <text:p>113873</text:p>
          </table:table-cell>
          <table:table-cell office:value-type="string">
            <text:p>Manimelgud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355289">
            <text:p>97873552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khil Petroleum</text:p>
          </table:table-cell>
          <table:table-cell/>
          <table:table-cell office:value-type="float" office:value="180753">
            <text:p>180753</text:p>
          </table:table-cell>
          <table:table-cell office:value-type="string">
            <text:p>Edaicode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2829572">
            <text:p>94428295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kilan Agencies</text:p>
          </table:table-cell>
          <table:table-cell/>
          <table:table-cell office:value-type="float" office:value="179053">
            <text:p>179053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012378062">
            <text:p>80123780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KILSONA AGENCY</text:p>
          </table:table-cell>
          <table:table-cell office:value-type="string">
            <text:p>D.Indumathi</text:p>
          </table:table-cell>
          <table:table-cell office:value-type="float" office:value="182904">
            <text:p>182904</text:p>
          </table:table-cell>
          <table:table-cell office:value-type="string">
            <text:p>VIRALI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60842">
            <text:p>984216084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KR Agencies</text:p>
          </table:table-cell>
          <table:table-cell office:value-type="string">
            <text:p>N.S.Ram Rao</text:p>
          </table:table-cell>
          <table:table-cell office:value-type="float" office:value="143007">
            <text:p>143007</text:p>
          </table:table-cell>
          <table:table-cell office:value-type="string">
            <text:p>Avinashi 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540000">
            <text:p>94435400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L JABBAR FUELS</text:p>
          </table:table-cell>
          <table:table-cell office:value-type="string">
            <text:p>S.ANEES AHMED</text:p>
          </table:table-cell>
          <table:table-cell office:value-type="float" office:value="180448">
            <text:p>180448</text:p>
          </table:table-cell>
          <table:table-cell office:value-type="string">
            <text:p>Jagadevipalayam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07820">
            <text:p>9443207820</text:p>
          </table:table-cell>
          <table:table-cell office:value-type="string">
            <text:p>aneeshosu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AGAR AGENCIES</text:p>
          </table:table-cell>
          <table:table-cell office:value-type="string">
            <text:p>P.Jayabarathi</text:p>
          </table:table-cell>
          <table:table-cell office:value-type="float" office:value="164989">
            <text:p>164989</text:p>
          </table:table-cell>
          <table:table-cell office:value-type="string">
            <text:p>VELLODE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94732925">
            <text:p>9994732925</text:p>
          </table:table-cell>
          <table:table-cell office:value-type="string">
            <text:p>alagar164989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lagendira &amp; Co</text:p>
          </table:table-cell>
          <table:table-cell office:value-type="string">
            <text:p>G.Saranya</text:p>
          </table:table-cell>
          <table:table-cell office:value-type="float" office:value="167735">
            <text:p>167735</text:p>
          </table:table-cell>
          <table:table-cell office:value-type="string">
            <text:p>Sirupooluvapatt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4481991">
            <text:p>99444819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lagu Enterprises</text:p>
          </table:table-cell>
          <table:table-cell office:value-type="string">
            <text:p>K.Dhavamani</text:p>
          </table:table-cell>
          <table:table-cell office:value-type="float" office:value="146545">
            <text:p>146545</text:p>
          </table:table-cell>
          <table:table-cell office:value-type="string">
            <text:p>Elumath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69533">
            <text:p>9443369533</text:p>
          </table:table-cell>
          <table:table-cell office:value-type="string">
            <text:p>k_dhavamani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ammu Agencies</text:p>
          </table:table-cell>
          <table:table-cell office:value-type="string">
            <text:p>R.Karunanithi</text:p>
          </table:table-cell>
          <table:table-cell office:value-type="float" office:value="166245">
            <text:p>166245</text:p>
          </table:table-cell>
          <table:table-cell office:value-type="string">
            <text:p>Jayankondam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00952910">
            <text:p>9500952910</text:p>
          </table:table-cell>
          <table:table-cell office:value-type="string">
            <text:p>alammuagenciesbpcl.jkm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lamu Associates</text:p>
          </table:table-cell>
          <table:table-cell office:value-type="string">
            <text:p>Samiya</text:p>
          </table:table-cell>
          <table:table-cell office:value-type="float" office:value="114277">
            <text:p>114277</text:p>
          </table:table-cell>
          <table:table-cell office:value-type="string">
            <text:p>Vadavall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117354">
            <text:p>99421173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LM Enterprise</text:p>
          </table:table-cell>
          <table:table-cell office:value-type="string">
            <text:p>L.N.Hakimsha</text:p>
          </table:table-cell>
          <table:table-cell office:value-type="float" office:value="166834">
            <text:p>166834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040131">
            <text:p>9843040131</text:p>
          </table:table-cell>
          <table:table-cell office:value-type="string">
            <text:p>hakimsha@yahoo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marnath Fuel Station</text:p>
          </table:table-cell>
          <table:table-cell office:value-type="string">
            <text:p>T.Charumathi</text:p>
          </table:table-cell>
          <table:table-cell office:value-type="float" office:value="145947">
            <text:p>145947</text:p>
          </table:table-cell>
          <table:table-cell office:value-type="string">
            <text:p>Dhalavaipur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042671675">
            <text:p>9042671675</text:p>
          </table:table-cell>
          <table:table-cell office:value-type="string">
            <text:p>amarnath145947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MBIKA OIL AGENCY </text:p>
          </table:table-cell>
          <table:table-cell/>
          <table:table-cell office:value-type="float" office:value="174129">
            <text:p>174129</text:p>
          </table:table-cell>
          <table:table-cell office:value-type="string">
            <text:p>Chitalapakk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150032">
            <text:p>9444150032</text:p>
          </table:table-cell>
          <table:table-cell office:value-type="string">
            <text:p>ambika17412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mir Fuel Suppliers</text:p>
          </table:table-cell>
          <table:table-cell office:value-type="string">
            <text:p>A.R.Jabarullah</text:p>
          </table:table-cell>
          <table:table-cell office:value-type="float" office:value="169792">
            <text:p>169792</text:p>
          </table:table-cell>
          <table:table-cell office:value-type="string">
            <text:p>Thamaraikulam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25072">
            <text:p>9443125072</text:p>
          </table:table-cell>
          <table:table-cell office:value-type="string">
            <text:p>rtcariyalur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MMAN AGENCIES</text:p>
          </table:table-cell>
          <table:table-cell office:value-type="string">
            <text:p>PANDISELVAM</text:p>
          </table:table-cell>
          <table:table-cell office:value-type="float" office:value="117964">
            <text:p>117964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135353">
            <text:p>944313535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mman Agro Fuels</text:p>
          </table:table-cell>
          <table:table-cell office:value-type="string">
            <text:p>Selvaraj</text:p>
          </table:table-cell>
          <table:table-cell office:value-type="float" office:value="113874">
            <text:p>113874</text:p>
          </table:table-cell>
          <table:table-cell office:value-type="string">
            <text:p>Avudaiyarkovil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786694">
            <text:p>94437866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MMAN ARUL AGENCY; SIVADHAPURAM</text:p>
          </table:table-cell>
          <table:table-cell office:value-type="string">
            <text:p>S SUGANYA</text:p>
          </table:table-cell>
          <table:table-cell office:value-type="float" office:value="180195">
            <text:p>180195</text:p>
          </table:table-cell>
          <table:table-cell office:value-type="string">
            <text:p>PANAKADU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61118">
            <text:p>9443261118</text:p>
          </table:table-cell>
          <table:table-cell office:value-type="string">
            <text:p>amman180195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mman Enterprises</text:p>
          </table:table-cell>
          <table:table-cell office:value-type="string">
            <text:p>Chandramohan.G</text:p>
          </table:table-cell>
          <table:table-cell office:value-type="float" office:value="190391">
            <text:p>190391</text:p>
          </table:table-cell>
          <table:table-cell table:number-columns-repeated="2"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0070022">
            <text:p>950070022</text:p>
          </table:table-cell>
          <table:table-cell office:value-type="string">
            <text:p>mohan0502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mmayappar Roadways</text:p>
          </table:table-cell>
          <table:table-cell/>
          <table:table-cell office:value-type="float" office:value="143348">
            <text:p>143348</text:p>
          </table:table-cell>
          <table:table-cell office:value-type="string">
            <text:p>Melavattan; TTK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842146026">
            <text:p>984214602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MSR Agency</text:p>
          </table:table-cell>
          <table:table-cell office:value-type="string">
            <text:p>R.Balamurugan</text:p>
          </table:table-cell>
          <table:table-cell office:value-type="float" office:value="176519">
            <text:p>176519</text:p>
          </table:table-cell>
          <table:table-cell office:value-type="string">
            <text:p>Sivakas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047427783">
            <text:p>90474277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MSVEE ENTERPRISES</text:p>
          </table:table-cell>
          <table:table-cell office:value-type="string">
            <text:p>Ramesh reddy</text:p>
          </table:table-cell>
          <table:table-cell office:value-type="float" office:value="126565">
            <text:p>126565</text:p>
          </table:table-cell>
          <table:table-cell office:value-type="string">
            <text:p>NEW MANAL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094570777">
            <text:p>9094570777</text:p>
          </table:table-cell>
          <table:table-cell office:value-type="string">
            <text:p>amsveeenterprise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uthan Agencies</text:p>
          </table:table-cell>
          <table:table-cell/>
          <table:table-cell office:value-type="float" office:value="111062">
            <text:p>111062</text:p>
          </table:table-cell>
          <table:table-cell office:value-type="string">
            <text:p>Amb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158152">
            <text:p>9840158152</text:p>
          </table:table-cell>
          <table:table-cell office:value-type="string">
            <text:p>amutham11106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naimalai Trading Company</text:p>
          </table:table-cell>
          <table:table-cell/>
          <table:table-cell office:value-type="float" office:value="114279">
            <text:p>114279</text:p>
          </table:table-cell>
          <table:table-cell office:value-type="string">
            <text:p>Anaimalais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162607">
            <text:p>99421626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nand Agencies</text:p>
          </table:table-cell>
          <table:table-cell office:value-type="string">
            <text:p>Manikandan</text:p>
          </table:table-cell>
          <table:table-cell office:value-type="float" office:value="171381">
            <text:p>171381</text:p>
          </table:table-cell>
          <table:table-cell table:number-columns-repeated="2"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38133">
            <text:p>9443138133</text:p>
          </table:table-cell>
          <table:table-cell office:value-type="string">
            <text:p>anandagencies.pbr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ndavar Agencies</text:p>
          </table:table-cell>
          <table:table-cell/>
          <table:table-cell office:value-type="float" office:value="184048">
            <text:p>184048</text:p>
          </table:table-cell>
          <table:table-cell office:value-type="string">
            <text:p>Karatholuvu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311069">
            <text:p>99423110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NDI GOUNDER FUEL AGENCY</text:p>
          </table:table-cell>
          <table:table-cell office:value-type="string">
            <text:p>G.Vijayalakshmi</text:p>
          </table:table-cell>
          <table:table-cell office:value-type="float" office:value="182419">
            <text:p>182419</text:p>
          </table:table-cell>
          <table:table-cell office:value-type="string">
            <text:p>Morappur Main Road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629143409">
            <text:p>9629143409</text:p>
          </table:table-cell>
          <table:table-cell office:value-type="string">
            <text:p>vijayece9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NGALAMMAA AGENCIES</text:p>
          </table:table-cell>
          <table:table-cell office:value-type="string">
            <text:p>Selvaraj</text:p>
          </table:table-cell>
          <table:table-cell office:value-type="float" office:value="182910">
            <text:p>182910</text:p>
          </table:table-cell>
          <table:table-cell office:value-type="string">
            <text:p>POTHER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62285746">
            <text:p>9962285746</text:p>
          </table:table-cell>
          <table:table-cell office:value-type="string">
            <text:p>pavithraselvaraj2012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ngalamman Agency</text:p>
          </table:table-cell>
          <table:table-cell office:value-type="string">
            <text:p>Mrs. S.K.saraswathy</text:p>
          </table:table-cell>
          <table:table-cell office:value-type="float" office:value="145557">
            <text:p>145557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03005">
            <text:p>9842703005</text:p>
          </table:table-cell>
          <table:table-cell office:value-type="string">
            <text:p>naveenrx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nish Petro Fuels</text:p>
          </table:table-cell>
          <table:table-cell/>
          <table:table-cell office:value-type="float" office:value="186290">
            <text:p>186290</text:p>
          </table:table-cell>
          <table:table-cell office:value-type="string">
            <text:p>Thachanallur</text:p>
          </table:table-cell>
          <table:table-cell table:number-columns-repeated="3" office:value-type="string">
            <text:p>Tirunelveli</text:p>
          </table:table-cell>
          <table:table-cell office:value-type="float" office:value="9843113414">
            <text:p>98431134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nnai &amp; Co</text:p>
          </table:table-cell>
          <table:table-cell/>
          <table:table-cell office:value-type="float" office:value="156100">
            <text:p>156100</text:p>
          </table:table-cell>
          <table:table-cell office:value-type="string">
            <text:p>Velankann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4000383">
            <text:p>9444000383</text:p>
          </table:table-cell>
          <table:table-cell office:value-type="string">
            <text:p>anna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nnai Agencies</text:p>
          </table:table-cell>
          <table:table-cell/>
          <table:table-cell office:value-type="float" office:value="146542">
            <text:p>146542</text:p>
          </table:table-cell>
          <table:table-cell office:value-type="string">
            <text:p>Kadayam-Tenk Rd</text:p>
          </table:table-cell>
          <table:table-cell table:number-columns-repeated="3" office:value-type="string">
            <text:p>Tirunelveli</text:p>
          </table:table-cell>
          <table:table-cell office:value-type="float" office:value="9443257975">
            <text:p>944325797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nnai Agencies</text:p>
          </table:table-cell>
          <table:table-cell office:value-type="string">
            <text:p>K.K.PERUMAL</text:p>
          </table:table-cell>
          <table:table-cell office:value-type="float" office:value="113841">
            <text:p>113841</text:p>
          </table:table-cell>
          <table:table-cell office:value-type="string">
            <text:p>Pasupathikoil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76731">
            <text:p>9443476731</text:p>
          </table:table-cell>
          <table:table-cell office:value-type="string">
            <text:p>kkp_associate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nnai Agency</text:p>
          </table:table-cell>
          <table:table-cell/>
          <table:table-cell office:value-type="float" office:value="178956">
            <text:p>178956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390644">
            <text:p>98943906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NNAI AGENCY </text:p>
          </table:table-cell>
          <table:table-cell office:value-type="string">
            <text:p>JOSPH SELVAKUMAR</text:p>
          </table:table-cell>
          <table:table-cell office:value-type="float" office:value="158164">
            <text:p>158164</text:p>
          </table:table-cell>
          <table:table-cell office:value-type="string">
            <text:p>Gowriv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087609">
            <text:p>9841087609</text:p>
          </table:table-cell>
          <table:table-cell office:value-type="string">
            <text:p>annai15816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NNAI ARUL AGENCY </text:p>
          </table:table-cell>
          <table:table-cell office:value-type="string">
            <text:p>CRISTOPER ANTONY</text:p>
          </table:table-cell>
          <table:table-cell office:value-type="float" office:value="166024">
            <text:p>166024</text:p>
          </table:table-cell>
          <table:table-cell office:value-type="string">
            <text:p>Mudich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183222">
            <text:p>9840183222</text:p>
          </table:table-cell>
          <table:table-cell office:value-type="string">
            <text:p>annai16602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nnai Petroleum</text:p>
          </table:table-cell>
          <table:table-cell/>
          <table:table-cell office:value-type="float" office:value="145909">
            <text:p>145909</text:p>
          </table:table-cell>
          <table:table-cell office:value-type="string">
            <text:p>Thengapatn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6413075">
            <text:p>94864130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nnai Sri Kandhimathi Agencie</text:p>
          </table:table-cell>
          <table:table-cell/>
          <table:table-cell office:value-type="float" office:value="176233">
            <text:p>176233</text:p>
          </table:table-cell>
          <table:table-cell office:value-type="string">
            <text:p>Nainarkulam</text:p>
          </table:table-cell>
          <table:table-cell table:number-columns-repeated="3" office:value-type="string">
            <text:p>Tirunelveli</text:p>
          </table:table-cell>
          <table:table-cell office:value-type="float" office:value="9443357611">
            <text:p>94433576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nnamalayar Fuels</text:p>
          </table:table-cell>
          <table:table-cell office:value-type="string">
            <text:p>A.Saravanan</text:p>
          </table:table-cell>
          <table:table-cell office:value-type="float" office:value="160109">
            <text:p>160109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22441">
            <text:p>9443922441</text:p>
          </table:table-cell>
          <table:table-cell office:value-type="string">
            <text:p>rasaravanan@yahoo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nu Traders</text:p>
          </table:table-cell>
          <table:table-cell/>
          <table:table-cell office:value-type="float" office:value="187617">
            <text:p>187617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402436661">
            <text:p>74024366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R. A.S. ArumugaswamyN&amp;Co</text:p>
          </table:table-cell>
          <table:table-cell/>
          <table:table-cell office:value-type="float" office:value="117939">
            <text:p>117939</text:p>
          </table:table-cell>
          <table:table-cell office:value-type="string">
            <text:p>Kovilpatti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944061230">
            <text:p>994406123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RAS Arumugasamy Nadar </text:p>
          </table:table-cell>
          <table:table-cell office:value-type="string">
            <text:p>T.Thiyagarajan</text:p>
          </table:table-cell>
          <table:table-cell office:value-type="float" office:value="117938">
            <text:p>117938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443158363">
            <text:p>9443158363</text:p>
          </table:table-cell>
          <table:table-cell office:value-type="string">
            <text:p>tchandru1959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RAS NADAR &amp; SONS;</text:p>
          </table:table-cell>
          <table:table-cell office:value-type="string">
            <text:p>PERIYASAMY</text:p>
          </table:table-cell>
          <table:table-cell office:value-type="float" office:value="118008">
            <text:p>118008</text:p>
          </table:table-cell>
          <table:table-cell office:value-type="string">
            <text:p>Kamuthi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699539">
            <text:p>94436995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ravinth Agencies</text:p>
          </table:table-cell>
          <table:table-cell office:value-type="string">
            <text:p>N.Aravinthan</text:p>
          </table:table-cell>
          <table:table-cell office:value-type="float" office:value="178834">
            <text:p>178834</text:p>
          </table:table-cell>
          <table:table-cell office:value-type="string">
            <text:p>Sullangudi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0773">
            <text:p>9443140773</text:p>
          </table:table-cell>
          <table:table-cell office:value-type="string">
            <text:p>aravinthagencies201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RS Ceemati Agency</text:p>
          </table:table-cell>
          <table:table-cell office:value-type="string">
            <text:p>M.Eswaramoorthy</text:p>
          </table:table-cell>
          <table:table-cell office:value-type="float" office:value="114278">
            <text:p>114278</text:p>
          </table:table-cell>
          <table:table-cell table:number-columns-repeated="2"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22629">
            <text:p>98422226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RUL FUEL STATION </text:p>
          </table:table-cell>
          <table:table-cell office:value-type="string">
            <text:p>SELVA MARY</text:p>
          </table:table-cell>
          <table:table-cell office:value-type="float" office:value="171652">
            <text:p>171652</text:p>
          </table:table-cell>
          <table:table-cell office:value-type="string">
            <text:p>Vall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04868">
            <text:p>9443204868</text:p>
          </table:table-cell>
          <table:table-cell office:value-type="string">
            <text:p>arul17165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RUL JOTHI TRADERS</text:p>
          </table:table-cell>
          <table:table-cell office:value-type="string">
            <text:p>SENTHIL KUMARAN</text:p>
          </table:table-cell>
          <table:table-cell office:value-type="float" office:value="119105">
            <text:p>119105</text:p>
          </table:table-cell>
          <table:table-cell office:value-type="string">
            <text:p>MALLIYAKARA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224339">
            <text:p>9442224339</text:p>
          </table:table-cell>
          <table:table-cell office:value-type="string">
            <text:p>aruljothibpc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rul Kumaran Agencies</text:p>
          </table:table-cell>
          <table:table-cell/>
          <table:table-cell office:value-type="float" office:value="157382">
            <text:p>157382</text:p>
          </table:table-cell>
          <table:table-cell office:value-type="string">
            <text:p>Kongu Main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4451307">
            <text:p>99444513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RUL PRAKASA BOOPALA RAYAR &amp; SONS;</text:p>
          </table:table-cell>
          <table:table-cell office:value-type="string">
            <text:p>A. DOMNIC</text:p>
          </table:table-cell>
          <table:table-cell office:value-type="float" office:value="118019">
            <text:p>118019</text:p>
          </table:table-cell>
          <table:table-cell office:value-type="string">
            <text:p>Rameshwaram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153751">
            <text:p>9443153751</text:p>
          </table:table-cell>
          <table:table-cell office:value-type="string">
            <text:p>krcfuels2010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rum Prum Sai Agencies</text:p>
          </table:table-cell>
          <table:table-cell office:value-type="string">
            <text:p>K.Senthil Kumar</text:p>
          </table:table-cell>
          <table:table-cell office:value-type="float" office:value="191963">
            <text:p>191963</text:p>
          </table:table-cell>
          <table:table-cell office:value-type="string">
            <text:p>Keeranur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068619">
            <text:p>9842068619</text:p>
          </table:table-cell>
          <table:table-cell office:value-type="string">
            <text:p>ksenthilkumar94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rumugam Agency</text:p>
          </table:table-cell>
          <table:table-cell/>
          <table:table-cell office:value-type="float" office:value="170200">
            <text:p>170200</text:p>
          </table:table-cell>
          <table:table-cell office:value-type="string">
            <text:p>Suthamalli</text:p>
          </table:table-cell>
          <table:table-cell table:number-columns-repeated="3" office:value-type="string">
            <text:p>Tirunelveli</text:p>
          </table:table-cell>
          <table:table-cell office:value-type="float" office:value="9788492718">
            <text:p>97884927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rumugam and Sons</text:p>
          </table:table-cell>
          <table:table-cell office:value-type="string">
            <text:p>Chinnadurai.A</text:p>
          </table:table-cell>
          <table:table-cell office:value-type="float" office:value="195594">
            <text:p>195594</text:p>
          </table:table-cell>
          <table:table-cell table:number-columns-repeated="4" office:value-type="string">
            <text:p>Karur</text:p>
          </table:table-cell>
          <table:table-cell office:value-type="float" office:value="8526616807">
            <text:p>8526616807</text:p>
          </table:table-cell>
          <table:table-cell office:value-type="string">
            <text:p>arumugamsons34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rumugam Traders</text:p>
          </table:table-cell>
          <table:table-cell office:value-type="string">
            <text:p>Ilavazahan.S</text:p>
          </table:table-cell>
          <table:table-cell office:value-type="float" office:value="110989">
            <text:p>110989</text:p>
          </table:table-cell>
          <table:table-cell office:value-type="string">
            <text:p>Thalava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26626">
            <text:p>9443426626</text:p>
          </table:table-cell>
          <table:table-cell office:value-type="string">
            <text:p>elavazhagan1954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rumugham Palaniguru Charities</text:p>
          </table:table-cell>
          <table:table-cell office:value-type="string">
            <text:p>A.Arumugham</text:p>
          </table:table-cell>
          <table:table-cell office:value-type="float" office:value="181526">
            <text:p>181526</text:p>
          </table:table-cell>
          <table:table-cell office:value-type="string">
            <text:p>Rajapalay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486321850">
            <text:p>94863218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runa Enterprises</text:p>
          </table:table-cell>
          <table:table-cell office:value-type="string">
            <text:p>Mathialagan</text:p>
          </table:table-cell>
          <table:table-cell office:value-type="float" office:value="113907">
            <text:p>113907</text:p>
          </table:table-cell>
          <table:table-cell office:value-type="string">
            <text:p>Padalur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65173666">
            <text:p>9865173666</text:p>
          </table:table-cell>
          <table:table-cell office:value-type="string">
            <text:p>mathialagan2005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runa Traders</text:p>
          </table:table-cell>
          <table:table-cell/>
          <table:table-cell office:value-type="float" office:value="119100">
            <text:p>119100</text:p>
          </table:table-cell>
          <table:table-cell office:value-type="string">
            <text:p>Tiruchengode</text:p>
          </table:table-cell>
          <table:table-cell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42225779">
            <text:p>9442225779</text:p>
          </table:table-cell>
          <table:table-cell office:value-type="string">
            <text:p>shreealaga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SA JOTHI AGENCIES</text:p>
          </table:table-cell>
          <table:table-cell office:value-type="string">
            <text:p>Vishnuvardhan</text:p>
          </table:table-cell>
          <table:table-cell office:value-type="float" office:value="166319">
            <text:p>16631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08128">
            <text:p>944330812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shika Agency</text:p>
          </table:table-cell>
          <table:table-cell office:value-type="string">
            <text:p>R SATHYA</text:p>
          </table:table-cell>
          <table:table-cell office:value-type="float" office:value="141026">
            <text:p>141026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086434">
            <text:p>9843086434</text:p>
          </table:table-cell>
          <table:table-cell office:value-type="string">
            <text:p>ntkravi@yahoo.co.in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shivad Fuels</text:p>
          </table:table-cell>
          <table:table-cell/>
          <table:table-cell office:value-type="float" office:value="148095">
            <text:p>148095</text:p>
          </table:table-cell>
          <table:table-cell office:value-type="string">
            <text:p>Manjalmoodu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4126572">
            <text:p>944412657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SK Fuels</text:p>
          </table:table-cell>
          <table:table-cell/>
          <table:table-cell office:value-type="float" office:value="184278">
            <text:p>184278</text:p>
          </table:table-cell>
          <table:table-cell office:value-type="string">
            <text:p>Jolar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8220644886">
            <text:p>8220644886</text:p>
          </table:table-cell>
          <table:table-cell office:value-type="string">
            <text:p>shanmugam.karthikeyan1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soka Service Centre</text:p>
          </table:table-cell>
          <table:table-cell office:value-type="string">
            <text:p>C. Balasubramaniam</text:p>
          </table:table-cell>
          <table:table-cell office:value-type="float" office:value="114275">
            <text:p>114275</text:p>
          </table:table-cell>
          <table:table-cell office:value-type="string">
            <text:p>Trichy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3210294">
            <text:p>93632102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ssociated Agencies</text:p>
          </table:table-cell>
          <table:table-cell/>
          <table:table-cell office:value-type="float" office:value="117977">
            <text:p>117977</text:p>
          </table:table-cell>
          <table:table-cell office:value-type="string">
            <text:p>Thuckalay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7663400">
            <text:p>94876634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swath &amp; Co.;</text:p>
          </table:table-cell>
          <table:table-cell office:value-type="string">
            <text:p>D.Sathyanarayan</text:p>
          </table:table-cell>
          <table:table-cell office:value-type="float" office:value="110991">
            <text:p>110991</text:p>
          </table:table-cell>
          <table:table-cell office:value-type="string">
            <text:p>Cuddalore N.T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0572698">
            <text:p>9710572698</text:p>
          </table:table-cell>
          <table:table-cell office:value-type="string">
            <text:p>sathy@ardsons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VM Fuels</text:p>
          </table:table-cell>
          <table:table-cell office:value-type="string">
            <text:p>Ravishankar</text:p>
          </table:table-cell>
          <table:table-cell office:value-type="float" office:value="145367">
            <text:p>145367</text:p>
          </table:table-cell>
          <table:table-cell office:value-type="string">
            <text:p>Thiruv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84516963">
            <text:p>9884516963</text:p>
          </table:table-cell>
          <table:table-cell office:value-type="string">
            <text:p>avm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VM FUELS</text:p>
          </table:table-cell>
          <table:table-cell office:value-type="string">
            <text:p>K MADAN SUNDAR</text:p>
          </table:table-cell>
          <table:table-cell office:value-type="float" office:value="144226">
            <text:p>144226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44977788">
            <text:p>99449777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VS &amp; AVR </text:p>
          </table:table-cell>
          <table:table-cell office:value-type="string">
            <text:p>Suryanarayana AJ</text:p>
          </table:table-cell>
          <table:table-cell office:value-type="float" office:value="119102">
            <text:p>119102</text:p>
          </table:table-cell>
          <table:table-cell table:number-columns-repeated="4" office:value-type="string">
            <text:p>Karur</text:p>
          </table:table-cell>
          <table:table-cell office:value-type="float" office:value="9843057601">
            <text:p>9843057601</text:p>
          </table:table-cell>
          <table:table-cell office:value-type="string">
            <text:p>ajs@avsons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yya Agencies</text:p>
          </table:table-cell>
          <table:table-cell office:value-type="string">
            <text:p>B.ANUSUYA</text:p>
          </table:table-cell>
          <table:table-cell office:value-type="float" office:value="178103">
            <text:p>178103</text:p>
          </table:table-cell>
          <table:table-cell office:value-type="string">
            <text:p>Pattu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54647">
            <text:p>9443154647</text:p>
          </table:table-cell>
          <table:table-cell office:value-type="string">
            <text:p>ayyaagenc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YYA FILLING STATION;</text:p>
          </table:table-cell>
          <table:table-cell office:value-type="string">
            <text:p>BALAJI</text:p>
          </table:table-cell>
          <table:table-cell office:value-type="float" office:value="113746">
            <text:p>113746</text:p>
          </table:table-cell>
          <table:table-cell office:value-type="string">
            <text:p>DEVAKOTTA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4661605">
            <text:p>9944661605</text:p>
          </table:table-cell>
          <table:table-cell office:value-type="string">
            <text:p>ayyaarjunan123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.G.KRISHNAN </text:p>
          </table:table-cell>
          <table:table-cell office:value-type="string">
            <text:p>BARANEEDARAN</text:p>
          </table:table-cell>
          <table:table-cell office:value-type="float" office:value="111089">
            <text:p>111089</text:p>
          </table:table-cell>
          <table:table-cell office:value-type="string">
            <text:p>Kanchipu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2473999">
            <text:p>9842473999</text:p>
          </table:table-cell>
          <table:table-cell office:value-type="string">
            <text:p>bgkrishnan111089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.J.Lakshmi Agencies</text:p>
          </table:table-cell>
          <table:table-cell/>
          <table:table-cell office:value-type="float" office:value="111067">
            <text:p>111067</text:p>
          </table:table-cell>
          <table:table-cell office:value-type="string">
            <text:p>Kannamangal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48229">
            <text:p>9443248229</text:p>
          </table:table-cell>
          <table:table-cell office:value-type="string">
            <text:p>bjlakshmi111067@bpclretail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.K. PERIAMUNISWAMY GOUNDER &amp; SONS </text:p>
          </table:table-cell>
          <table:table-cell office:value-type="string">
            <text:p>M.BHOJARAJ VARMA</text:p>
          </table:table-cell>
          <table:table-cell office:value-type="float" office:value="119059">
            <text:p>119059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333364">
            <text:p>9443333364</text:p>
          </table:table-cell>
          <table:table-cell office:value-type="string">
            <text:p>bkpmsons@yahoo.co.in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.R.Rajasekan &amp; Co</text:p>
          </table:table-cell>
          <table:table-cell/>
          <table:table-cell office:value-type="float" office:value="111076">
            <text:p>111076</text:p>
          </table:table-cell>
          <table:table-cell office:value-type="string">
            <text:p>Katpad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89039">
            <text:p>9443389039</text:p>
          </table:table-cell>
          <table:table-cell office:value-type="string">
            <text:p>brm@sriyah.in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aba Agency</text:p>
          </table:table-cell>
          <table:table-cell/>
          <table:table-cell office:value-type="float" office:value="159871">
            <text:p>159871</text:p>
          </table:table-cell>
          <table:table-cell office:value-type="string">
            <text:p>Surandai</text:p>
          </table:table-cell>
          <table:table-cell table:number-columns-repeated="3" office:value-type="string">
            <text:p>Tirunelveli</text:p>
          </table:table-cell>
          <table:table-cell office:value-type="float" office:value="9944187805">
            <text:p>99441878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agavathi Priya EMS</text:p>
          </table:table-cell>
          <table:table-cell office:value-type="string">
            <text:p>Madavaram</text:p>
          </table:table-cell>
          <table:table-cell office:value-type="float" office:value="145417">
            <text:p>145417</text:p>
          </table:table-cell>
          <table:table-cell office:value-type="string">
            <text:p>Thiruv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8015077777">
            <text:p>8015077777</text:p>
          </table:table-cell>
          <table:table-cell office:value-type="string">
            <text:p>anandmurugan6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agawathi Agencies</text:p>
          </table:table-cell>
          <table:table-cell office:value-type="string">
            <text:p>V.Krishnasamy</text:p>
          </table:table-cell>
          <table:table-cell office:value-type="float" office:value="111000">
            <text:p>111000</text:p>
          </table:table-cell>
          <table:table-cell office:value-type="string">
            <text:p>Neyvel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255941">
            <text:p>9442255941</text:p>
          </table:table-cell>
          <table:table-cell office:value-type="string">
            <text:p>rvrbtran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agyalakshmi Agencies</text:p>
          </table:table-cell>
          <table:table-cell office:value-type="string">
            <text:p>D.SAROJINIDEVI</text:p>
          </table:table-cell>
          <table:table-cell office:value-type="float" office:value="178104">
            <text:p>178104</text:p>
          </table:table-cell>
          <table:table-cell office:value-type="string">
            <text:p>Budalur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65610762">
            <text:p>9965610762</text:p>
          </table:table-cell>
          <table:table-cell office:value-type="string">
            <text:p>bpcldealarboodalur@yaho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ALA SAI NARAYANA AGENCIES </text:p>
          </table:table-cell>
          <table:table-cell office:value-type="string">
            <text:p>SAI KUMAR</text:p>
          </table:table-cell>
          <table:table-cell office:value-type="float" office:value="150877">
            <text:p>150877</text:p>
          </table:table-cell>
          <table:table-cell office:value-type="string">
            <text:p>Camp Road-Saliy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269229">
            <text:p>9840269229</text:p>
          </table:table-cell>
          <table:table-cell office:value-type="string">
            <text:p>balasai15087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Balaji Fuel &amp; Service Stn</text:p>
          </table:table-cell>
          <table:table-cell/>
          <table:table-cell office:value-type="float" office:value="117945">
            <text:p>117945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2246688">
            <text:p>9442246688</text:p>
          </table:table-cell>
          <table:table-cell office:value-type="string">
            <text:p>balajifuel@dataone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BALAJI TRADERS</text:p>
          </table:table-cell>
          <table:table-cell office:value-type="string">
            <text:p>R PALLAVI</text:p>
          </table:table-cell>
          <table:table-cell office:value-type="float" office:value="182185">
            <text:p>182185</text:p>
          </table:table-cell>
          <table:table-cell office:value-type="string">
            <text:p>METTU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49808">
            <text:p>9443249808</text:p>
          </table:table-cell>
          <table:table-cell office:value-type="string">
            <text:p>samybunk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BALAJI-THUVARIMAN</text:p>
          </table:table-cell>
          <table:table-cell office:value-type="string">
            <text:p>Jahindraj</text:p>
          </table:table-cell>
          <table:table-cell office:value-type="float" office:value="160557">
            <text:p>160557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01639">
            <text:p>98424016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Balakrishna Automobiles</text:p>
          </table:table-cell>
          <table:table-cell/>
          <table:table-cell office:value-type="float" office:value="111018">
            <text:p>111018</text:p>
          </table:table-cell>
          <table:table-cell table:number-columns-repeated="4" office:value-type="string">
            <text:p>Chennai</text:p>
          </table:table-cell>
          <table:table-cell office:value-type="float" office:value="9841322666">
            <text:p>984132266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Balakrishna fuel stn</text:p>
          </table:table-cell>
          <table:table-cell/>
          <table:table-cell office:value-type="float" office:value="182047">
            <text:p>182047</text:p>
          </table:table-cell>
          <table:table-cell office:value-type="string">
            <text:p>Thisayanvilai</text:p>
          </table:table-cell>
          <table:table-cell table:number-columns-repeated="3" office:value-type="string">
            <text:p>Tirunelveli</text:p>
          </table:table-cell>
          <table:table-cell office:value-type="float" office:value="9003552123">
            <text:p>90035521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alamurugan Agencies</text:p>
          </table:table-cell>
          <table:table-cell/>
          <table:table-cell office:value-type="float" office:value="159688">
            <text:p>159688</text:p>
          </table:table-cell>
          <table:table-cell office:value-type="string">
            <text:p>Kala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611457">
            <text:p>999461145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BALASUBRAMANIAM AUTO </text:p>
          </table:table-cell>
          <table:table-cell office:value-type="string">
            <text:p>P.JEEVA</text:p>
          </table:table-cell>
          <table:table-cell office:value-type="float" office:value="111053">
            <text:p>111053</text:p>
          </table:table-cell>
          <table:table-cell office:value-type="string">
            <text:p>Otteri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07803">
            <text:p>9444007803</text:p>
          </table:table-cell>
          <table:table-cell office:value-type="string">
            <text:p>balasubramanian11105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alasundaram Agency</text:p>
          </table:table-cell>
          <table:table-cell/>
          <table:table-cell office:value-type="float" office:value="111066">
            <text:p>111066</text:p>
          </table:table-cell>
          <table:table-cell office:value-type="string">
            <text:p>Ocher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003856741">
            <text:p>9003856741</text:p>
          </table:table-cell>
          <table:table-cell office:value-type="string">
            <text:p>balasundaram111066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Banumathi Agencies</text:p>
          </table:table-cell>
          <table:table-cell/>
          <table:table-cell office:value-type="float" office:value="111084">
            <text:p>111084</text:p>
          </table:table-cell>
          <table:table-cell office:value-type="string">
            <text:p>TIRUPATT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25139">
            <text:p>9443225139</text:p>
          </table:table-cell>
          <table:table-cell office:value-type="string">
            <text:p>banumathi111084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ASKAR ENTERPRISES</text:p>
          </table:table-cell>
          <table:table-cell office:value-type="string">
            <text:p>VANITHAMANI BASKAR</text:p>
          </table:table-cell>
          <table:table-cell office:value-type="float" office:value="179836">
            <text:p>179836</text:p>
          </table:table-cell>
          <table:table-cell office:value-type="string">
            <text:p>THEVUR;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272017">
            <text:p>9442272017</text:p>
          </table:table-cell>
          <table:table-cell office:value-type="string">
            <text:p>baskarenterprises72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harat Agencies</text:p>
          </table:table-cell>
          <table:table-cell office:value-type="string">
            <text:p>B.Sukumar</text:p>
          </table:table-cell>
          <table:table-cell office:value-type="float" office:value="117940">
            <text:p>117940</text:p>
          </table:table-cell>
          <table:table-cell office:value-type="string">
            <text:p>Watrap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42133679">
            <text:p>9842133679</text:p>
          </table:table-cell>
          <table:table-cell office:value-type="string">
            <text:p>athinarayananb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harat Agency</text:p>
          </table:table-cell>
          <table:table-cell office:value-type="string">
            <text:p>G.VIJAYARAGHAVAN</text:p>
          </table:table-cell>
          <table:table-cell office:value-type="float" office:value="178135">
            <text:p>178135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76219">
            <text:p>9443476219</text:p>
          </table:table-cell>
          <table:table-cell office:value-type="string">
            <text:p>gnagarethinam48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harat Petro Care</text:p>
          </table:table-cell>
          <table:table-cell/>
          <table:table-cell office:value-type="float" office:value="148239">
            <text:p>148239</text:p>
          </table:table-cell>
          <table:table-cell office:value-type="string">
            <text:p>Melapalayam</text:p>
          </table:table-cell>
          <table:table-cell table:number-columns-repeated="3" office:value-type="string">
            <text:p>Tirunelveli</text:p>
          </table:table-cell>
          <table:table-cell office:value-type="float" office:value="9443446688">
            <text:p>94434466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Bharat Petro Care (Adhoc)</text:p>
          </table:table-cell>
          <table:table-cell/>
          <table:table-cell office:value-type="float" office:value="167765">
            <text:p>167765</text:p>
          </table:table-cell>
          <table:table-cell office:value-type="string">
            <text:p>Gangai Kondan</text:p>
          </table:table-cell>
          <table:table-cell table:number-columns-repeated="3" office:value-type="string">
            <text:p>Tirunelveli</text:p>
          </table:table-cell>
          <table:table-cell office:value-type="float" office:value="9943374466">
            <text:p>99433744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harat Petro Fuel Service</text:p>
          </table:table-cell>
          <table:table-cell/>
          <table:table-cell office:value-type="float" office:value="158353">
            <text:p>158353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165128">
            <text:p>944316512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BHARATH ENTERPRISES</text:p>
          </table:table-cell>
          <table:table-cell office:value-type="string">
            <text:p>N.Sambandam</text:p>
          </table:table-cell>
          <table:table-cell office:value-type="float" office:value="162085">
            <text:p>162085</text:p>
          </table:table-cell>
          <table:table-cell office:value-type="string">
            <text:p>mayiladuthura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43131">
            <text:p>9443343131</text:p>
          </table:table-cell>
          <table:table-cell office:value-type="string">
            <text:p>Bharathenterprises.be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harath Filling Station</text:p>
          </table:table-cell>
          <table:table-cell office:value-type="string">
            <text:p>R.Vinayagamurthy</text:p>
          </table:table-cell>
          <table:table-cell office:value-type="float" office:value="193177">
            <text:p>193177</text:p>
          </table:table-cell>
          <table:table-cell table:number-columns-repeated="2"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740407">
            <text:p>948674040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Bharath Petro Care</text:p>
          </table:table-cell>
          <table:table-cell office:value-type="string">
            <text:p>Mohamed Iqbal.N</text:p>
          </table:table-cell>
          <table:table-cell office:value-type="float" office:value="148239">
            <text:p>148239</text:p>
          </table:table-cell>
          <table:table-cell office:value-type="string">
            <text:p>Melapalayam</text:p>
          </table:table-cell>
          <table:table-cell table:number-columns-repeated="3" office:value-type="string">
            <text:p>Tirunelveli</text:p>
          </table:table-cell>
          <table:table-cell office:value-type="float" office:value="9443446688">
            <text:p>9443446688</text:p>
          </table:table-cell>
          <table:table-cell office:value-type="string">
            <text:p>bpcmp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harathi Agency</text:p>
          </table:table-cell>
          <table:table-cell/>
          <table:table-cell office:value-type="float" office:value="178680">
            <text:p>178680</text:p>
          </table:table-cell>
          <table:table-cell office:value-type="string">
            <text:p>Duraisamy Pillai Street; Coimbatore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66770010">
            <text:p>95667700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HARATHI FILLING STATION;</text:p>
          </table:table-cell>
          <table:table-cell office:value-type="string">
            <text:p>U. KANNADASAN</text:p>
          </table:table-cell>
          <table:table-cell office:value-type="float" office:value="143208">
            <text:p>143208</text:p>
          </table:table-cell>
          <table:table-cell office:value-type="string">
            <text:p>KALAYARKOVIL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609066">
            <text:p>9443609066</text:p>
          </table:table-cell>
          <table:table-cell office:value-type="string">
            <text:p>u.kannadas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Bhavani Auto Service</text:p>
          </table:table-cell>
          <table:table-cell office:value-type="string">
            <text:p>Arunachalam</text:p>
          </table:table-cell>
          <table:table-cell office:value-type="float" office:value="119080">
            <text:p>119080</text:p>
          </table:table-cell>
          <table:table-cell office:value-type="string">
            <text:p>Bhavan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70960">
            <text:p>9443770960</text:p>
          </table:table-cell>
          <table:table-cell office:value-type="string">
            <text:p>bpclbhavaniauto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BURGATH <text:s/>AGENCIES</text:p>
          </table:table-cell>
          <table:table-cell office:value-type="string">
            <text:p>Burgath</text:p>
          </table:table-cell>
          <table:table-cell office:value-type="float" office:value="176314">
            <text:p>176314</text:p>
          </table:table-cell>
          <table:table-cell office:value-type="string">
            <text:p>AAVOO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047817188">
            <text:p>9047817188</text:p>
          </table:table-cell>
          <table:table-cell office:value-type="string">
            <text:p>burgath176314@bpclretail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 Rajaram</text:p>
          </table:table-cell>
          <table:table-cell/>
          <table:table-cell office:value-type="float" office:value="117990">
            <text:p>117990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842132101">
            <text:p>9842132101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. PALANIAMMAL AGENCIES</text:p>
          </table:table-cell>
          <table:table-cell office:value-type="string">
            <text:p>P.Chinnamuthu</text:p>
          </table:table-cell>
          <table:table-cell office:value-type="float" office:value="172178">
            <text:p>172178</text:p>
          </table:table-cell>
          <table:table-cell office:value-type="string">
            <text:p>NATH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74178">
            <text:p>9443074178</text:p>
          </table:table-cell>
          <table:table-cell office:value-type="string">
            <text:p>chinnamuthup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.A.K. PETROLEUM AGENCIES</text:p>
          </table:table-cell>
          <table:table-cell office:value-type="string">
            <text:p>M. CHANDRASEKARAN</text:p>
          </table:table-cell>
          <table:table-cell office:value-type="float" office:value="119064">
            <text:p>119064</text:p>
          </table:table-cell>
          <table:table-cell office:value-type="string">
            <text:p>Uthangara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983330">
            <text:p>9443983330</text:p>
          </table:table-cell>
          <table:table-cell office:value-type="string">
            <text:p>CAKchandran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.D.AGENCIES </text:p>
          </table:table-cell>
          <table:table-cell office:value-type="string">
            <text:p>S.KALAIARASI</text:p>
          </table:table-cell>
          <table:table-cell office:value-type="float" office:value="174131">
            <text:p>174131</text:p>
          </table:table-cell>
          <table:table-cell office:value-type="string">
            <text:p>Nellikupp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269229">
            <text:p>9840269229</text:p>
          </table:table-cell>
          <table:table-cell office:value-type="string">
            <text:p>cd174131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.Lakshminarasimham</text:p>
          </table:table-cell>
          <table:table-cell/>
          <table:table-cell office:value-type="float" office:value="111071">
            <text:p>111071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22690">
            <text:p>9444022690</text:p>
          </table:table-cell>
          <table:table-cell office:value-type="string">
            <text:p>clakshmi11107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.R.Vijayarajan <text:s/>&amp; Sons</text:p>
          </table:table-cell>
          <table:table-cell office:value-type="string">
            <text:p>V.Raja Kumar</text:p>
          </table:table-cell>
          <table:table-cell office:value-type="float" office:value="117947">
            <text:p>117947</text:p>
          </table:table-cell>
          <table:table-cell office:value-type="string">
            <text:p>Aruppukotta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942497774">
            <text:p>9942497774</text:p>
          </table:table-cell>
          <table:table-cell office:value-type="string">
            <text:p>crvijayarajanson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.Sruthika Sri agencies</text:p>
          </table:table-cell>
          <table:table-cell office:value-type="string">
            <text:p>R.Kumaran</text:p>
          </table:table-cell>
          <table:table-cell office:value-type="float" office:value="141355">
            <text:p>141355</text:p>
          </table:table-cell>
          <table:table-cell office:value-type="string">
            <text:p>Sathyamangal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20707">
            <text:p>9443020707</text:p>
          </table:table-cell>
          <table:table-cell office:value-type="string">
            <text:p>raguanandapriy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armel Fuel Zone</text:p>
          </table:table-cell>
          <table:table-cell office:value-type="string">
            <text:p>M.Nrimal Raj</text:p>
          </table:table-cell>
          <table:table-cell office:value-type="float" office:value="180659">
            <text:p>180659</text:p>
          </table:table-cell>
          <table:table-cell office:value-type="string">
            <text:p>Puliakul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400003">
            <text:p>9994400003</text:p>
          </table:table-cell>
          <table:table-cell office:value-type="string">
            <text:p>cccnirmal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eema Agencies </text:p>
          </table:table-cell>
          <table:table-cell/>
          <table:table-cell office:value-type="float" office:value="166508">
            <text:p>166508</text:p>
          </table:table-cell>
          <table:table-cell office:value-type="string">
            <text:p>Pongupala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50235">
            <text:p>94422502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ENTRAL PETROL SUPPLIES </text:p>
          </table:table-cell>
          <table:table-cell office:value-type="string">
            <text:p>KAMARAJ</text:p>
          </table:table-cell>
          <table:table-cell office:value-type="float" office:value="110941">
            <text:p>110941</text:p>
          </table:table-cell>
          <table:table-cell office:value-type="string">
            <text:p>Kottiv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242868">
            <text:p>9840242868</text:p>
          </table:table-cell>
          <table:table-cell office:value-type="string">
            <text:p>central110941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handra Fuels</text:p>
          </table:table-cell>
          <table:table-cell/>
          <table:table-cell office:value-type="float" office:value="149179">
            <text:p>149179</text:p>
          </table:table-cell>
          <table:table-cell office:value-type="string">
            <text:p>Ottapidar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2166463">
            <text:p>94421664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handranag Agencies</text:p>
          </table:table-cell>
          <table:table-cell/>
          <table:table-cell office:value-type="float" office:value="111068">
            <text:p>111068</text:p>
          </table:table-cell>
          <table:table-cell office:value-type="string">
            <text:p>Pernam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2309660">
            <text:p>9442309660</text:p>
          </table:table-cell>
          <table:table-cell office:value-type="string">
            <text:p>chandranag111068@bpclretail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hellam Agency</text:p>
          </table:table-cell>
          <table:table-cell/>
          <table:table-cell office:value-type="float" office:value="150258">
            <text:p>150258</text:p>
          </table:table-cell>
          <table:table-cell office:value-type="string">
            <text:p>Kadayanallur</text:p>
          </table:table-cell>
          <table:table-cell table:number-columns-repeated="3" office:value-type="string">
            <text:p>Tirunelveli</text:p>
          </table:table-cell>
          <table:table-cell office:value-type="float" office:value="9994715073">
            <text:p>99947150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hellamuthu Agency</text:p>
          </table:table-cell>
          <table:table-cell office:value-type="string">
            <text:p>A. Durairaj</text:p>
          </table:table-cell>
          <table:table-cell office:value-type="float" office:value="176891">
            <text:p>176891</text:p>
          </table:table-cell>
          <table:table-cell office:value-type="string">
            <text:p>Sengattupatt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389700">
            <text:p>9843389700</text:p>
          </table:table-cell>
          <table:table-cell office:value-type="string">
            <text:p>chellamuthuagency201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hettinad Service</text:p>
          </table:table-cell>
          <table:table-cell office:value-type="string">
            <text:p>Selvaraj</text:p>
          </table:table-cell>
          <table:table-cell office:value-type="float" office:value="113878">
            <text:p>113878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31707">
            <text:p>9443131707</text:p>
          </table:table-cell>
          <table:table-cell office:value-type="string">
            <text:p>msmaniservice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HINNAMEERAN AGENCIES</text:p>
          </table:table-cell>
          <table:table-cell office:value-type="string">
            <text:p>S.Syed Sikkander</text:p>
          </table:table-cell>
          <table:table-cell office:value-type="float" office:value="172147">
            <text:p>172147</text:p>
          </table:table-cell>
          <table:table-cell office:value-type="string">
            <text:p>REDDIYA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51887575">
            <text:p>9751887575</text:p>
          </table:table-cell>
          <table:table-cell office:value-type="string">
            <text:p>jaffer_the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hinnammal Enterprises</text:p>
          </table:table-cell>
          <table:table-cell office:value-type="string">
            <text:p>Rajiv</text:p>
          </table:table-cell>
          <table:table-cell office:value-type="float" office:value="187643">
            <text:p>187643</text:p>
          </table:table-cell>
          <table:table-cell office:value-type="string">
            <text:p>Vaiyampatt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9797777">
            <text:p>9789797777</text:p>
          </table:table-cell>
          <table:table-cell office:value-type="string">
            <text:p>chinnammal@hot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hinthamani Co-Op Super Market</text:p>
          </table:table-cell>
          <table:table-cell office:value-type="string">
            <text:p>Chinthamani</text:p>
          </table:table-cell>
          <table:table-cell office:value-type="float" office:value="114282">
            <text:p>114282</text:p>
          </table:table-cell>
          <table:table-cell office:value-type="string">
            <text:p>Mettupalay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00453784">
            <text:p>95004537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ity Ceemati Agencies</text:p>
          </table:table-cell>
          <table:table-cell/>
          <table:table-cell office:value-type="float" office:value="161287">
            <text:p>161287</text:p>
          </table:table-cell>
          <table:table-cell office:value-type="string">
            <text:p>Perumanall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22629">
            <text:p>98422226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oimbatore Auto Service</text:p>
          </table:table-cell>
          <table:table-cell office:value-type="string">
            <text:p>S.R.Vdayakumar</text:p>
          </table:table-cell>
          <table:table-cell office:value-type="float" office:value="114285">
            <text:p>114285</text:p>
          </table:table-cell>
          <table:table-cell office:value-type="string">
            <text:p>Selv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56562">
            <text:p>98422565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oimbatore Lorry Owners Association</text:p>
          </table:table-cell>
          <table:table-cell office:value-type="string">
            <text:p>Arumugam</text:p>
          </table:table-cell>
          <table:table-cell office:value-type="float" office:value="114283">
            <text:p>114283</text:p>
          </table:table-cell>
          <table:table-cell office:value-type="string">
            <text:p>South Ukkad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751529007">
            <text:p>9751529007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oimbatore Lorry Urimaiyalargal Pothu Nala Trust</text:p>
          </table:table-cell>
          <table:table-cell/>
          <table:table-cell office:value-type="float" office:value="172940">
            <text:p>172940</text:p>
          </table:table-cell>
          <table:table-cell office:value-type="string">
            <text:p>Mettupalay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324851">
            <text:p>94863248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. Balasubramaniam (New)</text:p>
          </table:table-cell>
          <table:table-cell office:value-type="string">
            <text:p>B.SUKUMAR</text:p>
          </table:table-cell>
          <table:table-cell office:value-type="float" office:value="113836">
            <text:p>113836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734931">
            <text:p>9787734931</text:p>
          </table:table-cell>
          <table:table-cell office:value-type="string">
            <text:p>sukidbs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. Balasubramaniam (Old)</text:p>
          </table:table-cell>
          <table:table-cell office:value-type="string">
            <text:p>B.SUKUMAR</text:p>
          </table:table-cell>
          <table:table-cell office:value-type="float" office:value="113835">
            <text:p>113835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734931">
            <text:p>9787734931</text:p>
          </table:table-cell>
          <table:table-cell office:value-type="string">
            <text:p>sukidbs@rediffmail.com</text:p>
          </table:table-cell>
          <table:table-cell office:value-type="float" office:value="4000">
            <text:p>4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D.C. Nitihin Mathuram Agency</text:p>
          </table:table-cell>
          <table:table-cell/>
          <table:table-cell office:value-type="float" office:value="170197">
            <text:p>170197</text:p>
          </table:table-cell>
          <table:table-cell office:value-type="string">
            <text:p>Panavadalichatram</text:p>
          </table:table-cell>
          <table:table-cell table:number-columns-repeated="3" office:value-type="string">
            <text:p>Tirunelveli</text:p>
          </table:table-cell>
          <table:table-cell office:value-type="float" office:value="9095849936">
            <text:p>90958499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D.C.RAHUL PETROL BUNK</text:p>
          </table:table-cell>
          <table:table-cell office:value-type="string">
            <text:p>D.Chitra</text:p>
          </table:table-cell>
          <table:table-cell office:value-type="float" office:value="176735">
            <text:p>176735</text:p>
          </table:table-cell>
          <table:table-cell office:value-type="string">
            <text:p>THALAYUTHU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047038659">
            <text:p>90470386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D.G.Enterprises</text:p>
          </table:table-cell>
          <table:table-cell office:value-type="string">
            <text:p>Sivakumar.N</text:p>
          </table:table-cell>
          <table:table-cell office:value-type="float" office:value="144479">
            <text:p>144479</text:p>
          </table:table-cell>
          <table:table-cell office:value-type="string">
            <text:p>Chidambar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70326">
            <text:p>9443370326</text:p>
          </table:table-cell>
          <table:table-cell office:value-type="string">
            <text:p>pkn.sivakumar@hot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.P. VELAYUDHAM AND SONS</text:p>
          </table:table-cell>
          <table:table-cell office:value-type="string">
            <text:p>D.P.VELAYUDHAM</text:p>
          </table:table-cell>
          <table:table-cell office:value-type="float" office:value="119063">
            <text:p>119063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632906">
            <text:p>9443632906</text:p>
          </table:table-cell>
          <table:table-cell office:value-type="string">
            <text:p>dpvsonkr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D.S.P.Agencies</text:p>
          </table:table-cell>
          <table:table-cell/>
          <table:table-cell office:value-type="float" office:value="165448">
            <text:p>165448</text:p>
          </table:table-cell>
          <table:table-cell office:value-type="string">
            <text:p>Palladam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69558">
            <text:p>98427695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D.S.R. FUELS</text:p>
          </table:table-cell>
          <table:table-cell office:value-type="string">
            <text:p>D.RAMESH</text:p>
          </table:table-cell>
          <table:table-cell office:value-type="float" office:value="160943">
            <text:p>160943</text:p>
          </table:table-cell>
          <table:table-cell office:value-type="string">
            <text:p>DINDIGUL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0813225">
            <text:p>9840813225</text:p>
          </table:table-cell>
          <table:table-cell office:value-type="string">
            <text:p>dsrfuel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EKA ENTERPRISES</text:p>
          </table:table-cell>
          <table:table-cell office:value-type="string">
            <text:p>Manikandan.V</text:p>
          </table:table-cell>
          <table:table-cell office:value-type="float" office:value="110942">
            <text:p>110942</text:p>
          </table:table-cell>
          <table:table-cell table:number-columns-repeated="4" office:value-type="string">
            <text:p>Chennai</text:p>
          </table:table-cell>
          <table:table-cell office:value-type="float" office:value="9381023274">
            <text:p>9381023274</text:p>
          </table:table-cell>
          <table:table-cell office:value-type="string">
            <text:p>vmanikandanadv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DEVARAJAN FUELS</text:p>
          </table:table-cell>
          <table:table-cell office:value-type="string">
            <text:p>P.DEVARAJAN</text:p>
          </table:table-cell>
          <table:table-cell office:value-type="float" office:value="177990">
            <text:p>177990</text:p>
          </table:table-cell>
          <table:table-cell office:value-type="string">
            <text:p>KONGANAPURAM;IDA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165512">
            <text:p>9443165512</text:p>
          </table:table-cell>
          <table:table-cell office:value-type="string">
            <text:p>balamurugangf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EVI FUEL AGENCY</text:p>
          </table:table-cell>
          <table:table-cell office:value-type="string">
            <text:p>CHANDRA SINGH-RAO</text:p>
          </table:table-cell>
          <table:table-cell office:value-type="float" office:value="171387">
            <text:p>171387</text:p>
          </table:table-cell>
          <table:table-cell office:value-type="string">
            <text:p>Beriga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52216666">
            <text:p>9952216666</text:p>
          </table:table-cell>
          <table:table-cell office:value-type="string">
            <text:p>devifuelagency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GM &amp; SONS FUEL PARK</text:p>
          </table:table-cell>
          <table:table-cell office:value-type="string">
            <text:p>D.GOMATHI</text:p>
          </table:table-cell>
          <table:table-cell office:value-type="float" office:value="178007">
            <text:p>178007</text:p>
          </table:table-cell>
          <table:table-cell office:value-type="string">
            <text:p>Vellichandai; Palacode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84304351">
            <text:p>9884304351</text:p>
          </table:table-cell>
          <table:table-cell office:value-type="string">
            <text:p>dgmandson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DHANALAKASHMI FUELS</text:p>
          </table:table-cell>
          <table:table-cell office:value-type="string">
            <text:p>P.S.KANNAN</text:p>
          </table:table-cell>
          <table:table-cell office:value-type="float" office:value="176656">
            <text:p>176656</text:p>
          </table:table-cell>
          <table:table-cell office:value-type="string">
            <text:p>CHINNAGOUNDANOOR;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754219">
            <text:p>9842754219</text:p>
          </table:table-cell>
          <table:table-cell office:value-type="string">
            <text:p>dhanalakshmi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hanalakshmi Agencies</text:p>
          </table:table-cell>
          <table:table-cell office:value-type="string">
            <text:p>Manivasagam</text:p>
          </table:table-cell>
          <table:table-cell office:value-type="float" office:value="176660">
            <text:p>176660</text:p>
          </table:table-cell>
          <table:table-cell office:value-type="string">
            <text:p>Easanai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53591">
            <text:p>9443953591</text:p>
          </table:table-cell>
          <table:table-cell office:value-type="string">
            <text:p>dhanalakshmiagencies201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hanalakshmi Srinivasan Agencies</text:p>
          </table:table-cell>
          <table:table-cell office:value-type="string">
            <text:p>Vinoth</text:p>
          </table:table-cell>
          <table:table-cell office:value-type="float" office:value="170014">
            <text:p>170014</text:p>
          </table:table-cell>
          <table:table-cell table:number-columns-repeated="2"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933599">
            <text:p>9842933599</text:p>
          </table:table-cell>
          <table:table-cell office:value-type="string">
            <text:p>rajasehar99@dsgroup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hanalakshmi Srinivasan Agencies</text:p>
          </table:table-cell>
          <table:table-cell office:value-type="string">
            <text:p>Rajasehar</text:p>
          </table:table-cell>
          <table:table-cell office:value-type="float" office:value="170015">
            <text:p>170015</text:p>
          </table:table-cell>
          <table:table-cell office:value-type="string">
            <text:p>Udumbiy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78278555">
            <text:p>9578278555</text:p>
          </table:table-cell>
          <table:table-cell office:value-type="string">
            <text:p>petrolbunk@vvsugars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HANAPAL AGENCY</text:p>
          </table:table-cell>
          <table:table-cell office:value-type="string">
            <text:p>Mahesh</text:p>
          </table:table-cell>
          <table:table-cell office:value-type="float" office:value="170953">
            <text:p>170953</text:p>
          </table:table-cell>
          <table:table-cell office:value-type="string">
            <text:p>VELLER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51516">
            <text:p>9443351516</text:p>
          </table:table-cell>
          <table:table-cell office:value-type="string">
            <text:p>dhanapal.bpclaran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HANASAKARI AGENCIES</text:p>
          </table:table-cell>
          <table:table-cell/>
          <table:table-cell office:value-type="float" office:value="176609">
            <text:p>17660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65840936">
            <text:p>986584093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hanuskodi Fuel Services</text:p>
          </table:table-cell>
          <table:table-cell/>
          <table:table-cell office:value-type="float" office:value="166110">
            <text:p>166110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788840500">
            <text:p>97888405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harmaraj Filling Station</text:p>
          </table:table-cell>
          <table:table-cell office:value-type="string">
            <text:p>A.Silambarasan</text:p>
          </table:table-cell>
          <table:table-cell office:value-type="float" office:value="174445">
            <text:p>174445</text:p>
          </table:table-cell>
          <table:table-cell office:value-type="string">
            <text:p>Kallumad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787858836">
            <text:p>9787858836</text:p>
          </table:table-cell>
          <table:table-cell office:value-type="string">
            <text:p>dharmaraj174445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J Petro Fills</text:p>
          </table:table-cell>
          <table:table-cell/>
          <table:table-cell office:value-type="float" office:value="188614">
            <text:p>188614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708128816">
            <text:p>77081288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SK AGENCIES</text:p>
          </table:table-cell>
          <table:table-cell office:value-type="string">
            <text:p>Prakash</text:p>
          </table:table-cell>
          <table:table-cell office:value-type="float" office:value="183146">
            <text:p>183146</text:p>
          </table:table-cell>
          <table:table-cell office:value-type="string">
            <text:p>THANDRAMPATTU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754848177">
            <text:p>875484817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urkasree Petroleum</text:p>
          </table:table-cell>
          <table:table-cell office:value-type="string">
            <text:p>V.AARTHI</text:p>
          </table:table-cell>
          <table:table-cell office:value-type="float" office:value="183774">
            <text:p>183774</text:p>
          </table:table-cell>
          <table:table-cell office:value-type="string">
            <text:p>Pandanallur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016117">
            <text:p>9443016117</text:p>
          </table:table-cell>
          <table:table-cell office:value-type="string">
            <text:p>veeab2014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XF Agencies</text:p>
          </table:table-cell>
          <table:table-cell office:value-type="string">
            <text:p>F.David</text:p>
          </table:table-cell>
          <table:table-cell office:value-type="float" office:value="164344">
            <text:p>164344</text:p>
          </table:table-cell>
          <table:table-cell office:value-type="string">
            <text:p>mayiladuthura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0902597">
            <text:p>9840902597</text:p>
          </table:table-cell>
          <table:table-cell office:value-type="string">
            <text:p>fdavid7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E R K FUELS </text:p>
          </table:table-cell>
          <table:table-cell office:value-type="string">
            <text:p>Lakshmi</text:p>
          </table:table-cell>
          <table:table-cell office:value-type="float" office:value="182811">
            <text:p>182811</text:p>
          </table:table-cell>
          <table:table-cell office:value-type="string">
            <text:p>Erumiyampatti;GK Road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464483">
            <text:p>9443464483</text:p>
          </table:table-cell>
          <table:table-cell office:value-type="string">
            <text:p>erkcollege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Elango Service Station</text:p>
          </table:table-cell>
          <table:table-cell office:value-type="string">
            <text:p>Elango</text:p>
          </table:table-cell>
          <table:table-cell office:value-type="float" office:value="114288">
            <text:p>114288</text:p>
          </table:table-cell>
          <table:table-cell office:value-type="string">
            <text:p>Nilamb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63388">
            <text:p>94430633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Elangos Fuel Station</text:p>
          </table:table-cell>
          <table:table-cell office:value-type="string">
            <text:p>S.Elango</text:p>
          </table:table-cell>
          <table:table-cell office:value-type="float" office:value="114288">
            <text:p>114288</text:p>
          </table:table-cell>
          <table:table-cell office:value-type="string">
            <text:p>Aras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63388">
            <text:p>94430633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Emmanuel Fuel &amp; Service Stn</text:p>
          </table:table-cell>
          <table:table-cell/>
          <table:table-cell office:value-type="float" office:value="117950">
            <text:p>117950</text:p>
          </table:table-cell>
          <table:table-cell office:value-type="string">
            <text:p>Aralvoilmoli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2557070">
            <text:p>944255707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Energie Fuel Station</text:p>
          </table:table-cell>
          <table:table-cell office:value-type="string">
            <text:p>S.ELAMATHI</text:p>
          </table:table-cell>
          <table:table-cell office:value-type="float" office:value="179975">
            <text:p>179975</text:p>
          </table:table-cell>
          <table:table-cell office:value-type="string">
            <text:p>Anakaputhur 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045957">
            <text:p>9841045957</text:p>
          </table:table-cell>
          <table:table-cell office:value-type="string">
            <text:p>energie179975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Erode Auto Service</text:p>
          </table:table-cell>
          <table:table-cell/>
          <table:table-cell office:value-type="float" office:value="191294">
            <text:p>191294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507659">
            <text:p>94425076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ida Petroleum</text:p>
          </table:table-cell>
          <table:table-cell/>
          <table:table-cell office:value-type="float" office:value="142088">
            <text:p>142088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842130700">
            <text:p>98421307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G. Kuppusamy</text:p>
          </table:table-cell>
          <table:table-cell/>
          <table:table-cell office:value-type="float" office:value="117951">
            <text:p>117951</text:p>
          </table:table-cell>
          <table:table-cell table:number-columns-repeated="4" office:value-type="string">
            <text:p>Tirunelveli</text:p>
          </table:table-cell>
          <table:table-cell office:value-type="float" office:value="9003914848">
            <text:p>90039148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G.J AGENCIES</text:p>
          </table:table-cell>
          <table:table-cell office:value-type="string">
            <text:p>C.THILAGAVATHI</text:p>
          </table:table-cell>
          <table:table-cell office:value-type="float" office:value="177436">
            <text:p>177436</text:p>
          </table:table-cell>
          <table:table-cell office:value-type="string">
            <text:p>Periyampatt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94682280">
            <text:p>9994682280</text:p>
          </table:table-cell>
          <table:table-cell office:value-type="string">
            <text:p>gjagenciesfuel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G.K.N <text:s/>Agency</text:p>
          </table:table-cell>
          <table:table-cell office:value-type="string">
            <text:p>GKN.RAJENDRAN</text:p>
          </table:table-cell>
          <table:table-cell office:value-type="float" office:value="163285">
            <text:p>163285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705141">
            <text:p>9442705141</text:p>
          </table:table-cell>
          <table:table-cell office:value-type="string">
            <text:p>kmbselvaraj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G.N.Chakarapany Chetty &amp; sons pltd</text:p>
          </table:table-cell>
          <table:table-cell office:value-type="string">
            <text:p>G.N. Srinivasan</text:p>
          </table:table-cell>
          <table:table-cell office:value-type="float" office:value="113879">
            <text:p>113879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41235">
            <text:p>9842441235</text:p>
          </table:table-cell>
          <table:table-cell office:value-type="string">
            <text:p>gnchakara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G.P.M.Petro Fil</text:p>
          </table:table-cell>
          <table:table-cell/>
          <table:table-cell office:value-type="float" office:value="179834">
            <text:p>179834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66823332">
            <text:p>95668233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AJAPATHI AGENCIES</text:p>
          </table:table-cell>
          <table:table-cell office:value-type="string">
            <text:p>Gajapathi</text:p>
          </table:table-cell>
          <table:table-cell office:value-type="float" office:value="174703">
            <text:p>174703</text:p>
          </table:table-cell>
          <table:table-cell office:value-type="string">
            <text:p>MANGAL COOT ROAD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4032449">
            <text:p>9444032449</text:p>
          </table:table-cell>
          <table:table-cell office:value-type="string">
            <text:p>galxytubespg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Ganapthy <text:s/>Petroleum</text:p>
          </table:table-cell>
          <table:table-cell/>
          <table:table-cell office:value-type="float" office:value="175936">
            <text:p>175936</text:p>
          </table:table-cell>
          <table:table-cell office:value-type="string">
            <text:p>Sarakkalvilai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126557">
            <text:p>94431265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GANESHA FUELS</text:p>
          </table:table-cell>
          <table:table-cell office:value-type="string">
            <text:p>K.GANESH</text:p>
          </table:table-cell>
          <table:table-cell office:value-type="float" office:value="182497">
            <text:p>182497</text:p>
          </table:table-cell>
          <table:table-cell office:value-type="string">
            <text:p>AMARAKUNDH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87599555">
            <text:p>9787599555</text:p>
          </table:table-cell>
          <table:table-cell office:value-type="string">
            <text:p>sriganeshaa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Ganeshankar Enterprises</text:p>
          </table:table-cell>
          <table:table-cell/>
          <table:table-cell office:value-type="float" office:value="117952">
            <text:p>117952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391838">
            <text:p>944339183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Ganeshankar Enterprises</text:p>
          </table:table-cell>
          <table:table-cell/>
          <table:table-cell office:value-type="float" office:value="117953">
            <text:p>117953</text:p>
          </table:table-cell>
          <table:table-cell office:value-type="string">
            <text:p>Naccamad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391838">
            <text:p>944339183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GANGA ENTERPRISES</text:p>
          </table:table-cell>
          <table:table-cell office:value-type="string">
            <text:p>S.Vimala</text:p>
          </table:table-cell>
          <table:table-cell office:value-type="float" office:value="181213">
            <text:p>181213</text:p>
          </table:table-cell>
          <table:table-cell office:value-type="string">
            <text:p>ADHIKARIP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4083787">
            <text:p>944408378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GEETHANJALI FUEL STATION</text:p>
          </table:table-cell>
          <table:table-cell office:value-type="string">
            <text:p>A.Augustine Manickam</text:p>
          </table:table-cell>
          <table:table-cell office:value-type="float" office:value="171768">
            <text:p>171768</text:p>
          </table:table-cell>
          <table:table-cell office:value-type="string">
            <text:p>S.S. PURAM;ANDIPATT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75519">
            <text:p>9842175519</text:p>
          </table:table-cell>
          <table:table-cell office:value-type="string">
            <text:p>kumarncm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Gemini Auto Service </text:p>
          </table:table-cell>
          <table:table-cell office:value-type="string">
            <text:p>S.Prabhakar </text:p>
          </table:table-cell>
          <table:table-cell office:value-type="float" office:value="110945">
            <text:p>110945</text:p>
          </table:table-cell>
          <table:table-cell table:number-columns-repeated="4" office:value-type="string">
            <text:p>Chennai</text:p>
          </table:table-cell>
          <table:table-cell office:value-type="float" office:value="9444070272">
            <text:p>9444070272</text:p>
          </table:table-cell>
          <table:table-cell office:value-type="string">
            <text:p>geminiautoservice1972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Genga Gopu Motors</text:p>
          </table:table-cell>
          <table:table-cell office:value-type="string">
            <text:p>R.Vijai Vardhanan</text:p>
          </table:table-cell>
          <table:table-cell office:value-type="float" office:value="172232">
            <text:p>172232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092033313">
            <text:p>9092033313</text:p>
          </table:table-cell>
          <table:table-cell office:value-type="string">
            <text:p>gengagopumotor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GIRI HITECH FUEL PARK</text:p>
          </table:table-cell>
          <table:table-cell office:value-type="string">
            <text:p>R. Durgadevi</text:p>
          </table:table-cell>
          <table:table-cell office:value-type="float" office:value="174102">
            <text:p>174102</text:p>
          </table:table-cell>
          <table:table-cell office:value-type="string">
            <text:p>Sedraya reddiy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8144874747">
            <text:p>8144874747</text:p>
          </table:table-cell>
          <table:table-cell office:value-type="string">
            <text:p>jrgd@rediff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GLOBAL ENTERPRISES</text:p>
          </table:table-cell>
          <table:table-cell office:value-type="string">
            <text:p>Anuj Dhingra</text:p>
          </table:table-cell>
          <table:table-cell office:value-type="float" office:value="110944">
            <text:p>110944</text:p>
          </table:table-cell>
          <table:table-cell table:number-columns-repeated="4" office:value-type="string">
            <text:p>Chennai</text:p>
          </table:table-cell>
          <table:table-cell office:value-type="float" office:value="9884025015">
            <text:p>9884025015</text:p>
          </table:table-cell>
          <table:table-cell office:value-type="string">
            <text:p>bpcl.globa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Golda Petroleum</text:p>
          </table:table-cell>
          <table:table-cell/>
          <table:table-cell office:value-type="float" office:value="181725">
            <text:p>181725</text:p>
          </table:table-cell>
          <table:table-cell office:value-type="string">
            <text:p>Thittuvilai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8078774">
            <text:p>948807877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Golden Fuels</text:p>
          </table:table-cell>
          <table:table-cell office:value-type="string">
            <text:p>T.Badhurussaman</text:p>
          </table:table-cell>
          <table:table-cell office:value-type="float" office:value="178783">
            <text:p>178783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4545434">
            <text:p>9944545434</text:p>
          </table:table-cell>
          <table:table-cell office:value-type="string">
            <text:p>badhrumba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Golden Petrofils</text:p>
          </table:table-cell>
          <table:table-cell office:value-type="string">
            <text:p>G.Soundarrajan <text:s/></text:p>
          </table:table-cell>
          <table:table-cell office:value-type="float" office:value="140150">
            <text:p>140150</text:p>
          </table:table-cell>
          <table:table-cell office:value-type="string">
            <text:p>Avinashi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37566">
            <text:p>98430375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Gomathi Fuels</text:p>
          </table:table-cell>
          <table:table-cell/>
          <table:table-cell office:value-type="float" office:value="184383">
            <text:p>184383</text:p>
          </table:table-cell>
          <table:table-cell office:value-type="string">
            <text:p>Pinnathur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Gomathi Petroleum Agencies</text:p>
          </table:table-cell>
          <table:table-cell office:value-type="string">
            <text:p>S.Gomathi</text:p>
          </table:table-cell>
          <table:table-cell office:value-type="float" office:value="173298">
            <text:p>173298</text:p>
          </table:table-cell>
          <table:table-cell office:value-type="string">
            <text:p>Thottiyam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57099">
            <text:p>9443157099</text:p>
          </table:table-cell>
          <table:table-cell office:value-type="string">
            <text:p>gomathipetroleum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Gopal Petroleum</text:p>
          </table:table-cell>
          <table:table-cell/>
          <table:table-cell office:value-type="float" office:value="176235">
            <text:p>176235</text:p>
          </table:table-cell>
          <table:table-cell office:value-type="string">
            <text:p>Chettikulam</text:p>
          </table:table-cell>
          <table:table-cell office:value-type="string">
            <text:p>Kanniyakumari</text:p>
          </table:table-cell>
          <table:table-cell table:number-columns-repeated="2" office:value-type="string">
            <text:p>Tirunelveli</text:p>
          </table:table-cell>
          <table:table-cell office:value-type="float" office:value="9442127021">
            <text:p>9442127021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Gopal Petroleum (Adhoc)</text:p>
          </table:table-cell>
          <table:table-cell/>
          <table:table-cell office:value-type="float" office:value="142872">
            <text:p>142872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2127021">
            <text:p>944212702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Gopalji Ratnsy &amp; Sons</text:p>
          </table:table-cell>
          <table:table-cell office:value-type="string">
            <text:p>Hanskumar</text:p>
          </table:table-cell>
          <table:table-cell office:value-type="float" office:value="114289">
            <text:p>114289</text:p>
          </table:table-cell>
          <table:table-cell office:value-type="string">
            <text:p>Udumalpe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28992">
            <text:p>98430289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Gowdham Agencies</text:p>
          </table:table-cell>
          <table:table-cell office:value-type="string">
            <text:p>G.Kalpana</text:p>
          </table:table-cell>
          <table:table-cell office:value-type="float" office:value="182182">
            <text:p>182182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786814810">
            <text:p>9786814810</text:p>
          </table:table-cell>
          <table:table-cell office:value-type="string">
            <text:p>gowdhamagencies24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Gowshik Agency</text:p>
          </table:table-cell>
          <table:table-cell office:value-type="string">
            <text:p>R.SENTHIL KUMAR</text:p>
          </table:table-cell>
          <table:table-cell office:value-type="float" office:value="167007">
            <text:p>167007</text:p>
          </table:table-cell>
          <table:table-cell office:value-type="string">
            <text:p>Neivasal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086434">
            <text:p>9843086434</text:p>
          </table:table-cell>
          <table:table-cell office:value-type="string">
            <text:p>ntkravi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GPR Agencies</text:p>
          </table:table-cell>
          <table:table-cell office:value-type="string">
            <text:p>P Ramesh</text:p>
          </table:table-cell>
          <table:table-cell office:value-type="float" office:value="179759">
            <text:p>179759</text:p>
          </table:table-cell>
          <table:table-cell office:value-type="string">
            <text:p>Tirukoil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52103">
            <text:p>9443152103</text:p>
          </table:table-cell>
          <table:table-cell office:value-type="string">
            <text:p>sunexportsimport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Grace &amp; Co</text:p>
          </table:table-cell>
          <table:table-cell/>
          <table:table-cell office:value-type="float" office:value="157865">
            <text:p>157865</text:p>
          </table:table-cell>
          <table:table-cell office:value-type="string">
            <text:p>Udumalpe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082958">
            <text:p>98420829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GTS <text:s/>AGENCIES</text:p>
          </table:table-cell>
          <table:table-cell office:value-type="string">
            <text:p>Santhosh Kumar</text:p>
          </table:table-cell>
          <table:table-cell office:value-type="float" office:value="142346">
            <text:p>142346</text:p>
          </table:table-cell>
          <table:table-cell office:value-type="string">
            <text:p>VANDAVAS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517134">
            <text:p>9443517134</text:p>
          </table:table-cell>
          <table:table-cell office:value-type="string">
            <text:p>santhoshsmile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Guha Priya Agency</text:p>
          </table:table-cell>
          <table:table-cell office:value-type="string">
            <text:p>K.M.Kamalakkannan</text:p>
          </table:table-cell>
          <table:table-cell office:value-type="float" office:value="176890">
            <text:p>176890</text:p>
          </table:table-cell>
          <table:table-cell office:value-type="string">
            <text:p>Chittode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688883338">
            <text:p>9688883338</text:p>
          </table:table-cell>
          <table:table-cell office:value-type="string">
            <text:p>kmkkamal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Guru Agency</text:p>
          </table:table-cell>
          <table:table-cell/>
          <table:table-cell office:value-type="float" office:value="178641">
            <text:p>178641</text:p>
          </table:table-cell>
          <table:table-cell office:value-type="string">
            <text:p>Pappakudi</text:p>
          </table:table-cell>
          <table:table-cell table:number-columns-repeated="3" office:value-type="string">
            <text:p>Tirunelveli</text:p>
          </table:table-cell>
          <table:table-cell office:value-type="float" office:value="9843637004">
            <text:p>9843637004</text:p>
          </table:table-cell>
          <table:table-cell office:value-type="string">
            <text:p>guruagency2012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GVR Agencies</text:p>
          </table:table-cell>
          <table:table-cell office:value-type="string">
            <text:p>Gunasekaran</text:p>
          </table:table-cell>
          <table:table-cell office:value-type="float" office:value="180974">
            <text:p>180974</text:p>
          </table:table-cell>
          <table:table-cell office:value-type="string">
            <text:p>Kaulpalay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24204">
            <text:p>9842424204</text:p>
          </table:table-cell>
          <table:table-cell office:value-type="string">
            <text:p>vallalar.gun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GVS Agencies</text:p>
          </table:table-cell>
          <table:table-cell/>
          <table:table-cell office:value-type="float" office:value="143129">
            <text:p>143129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94396039">
            <text:p>9994396039</text:p>
          </table:table-cell>
          <table:table-cell office:value-type="string">
            <text:p>preetha143129@bpclretail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HAREES AGENCIES</text:p>
          </table:table-cell>
          <table:table-cell office:value-type="string">
            <text:p>RAJARAM</text:p>
          </table:table-cell>
          <table:table-cell office:value-type="float" office:value="170964">
            <text:p>170964</text:p>
          </table:table-cell>
          <table:table-cell office:value-type="string">
            <text:p>PILLAYARPATT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76475816">
            <text:p>99764758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Hari Priya Traders</text:p>
          </table:table-cell>
          <table:table-cell office:value-type="string">
            <text:p>Chinnasamy</text:p>
          </table:table-cell>
          <table:table-cell office:value-type="float" office:value="162081">
            <text:p>162081</text:p>
          </table:table-cell>
          <table:table-cell office:value-type="string">
            <text:p>Rishivandiya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8075246">
            <text:p>944807524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Harikrishna agency</text:p>
          </table:table-cell>
          <table:table-cell office:value-type="string">
            <text:p>Mrs. G.Chandra</text:p>
          </table:table-cell>
          <table:table-cell office:value-type="float" office:value="180262">
            <text:p>180262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86333">
            <text:p>9443386333</text:p>
          </table:table-cell>
          <table:table-cell office:value-type="string">
            <text:p>harikrishnaerd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HU SREERAM AGENCY </text:p>
          </table:table-cell>
          <table:table-cell/>
          <table:table-cell office:value-type="float" office:value="164373">
            <text:p>164373</text:p>
          </table:table-cell>
          <table:table-cell office:value-type="string">
            <text:p>Madip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381057898">
            <text:p>9381057898</text:p>
          </table:table-cell>
          <table:table-cell office:value-type="string">
            <text:p>husreeram16437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I.SAVARIMUTHUPILLAI ENTERPRISES</text:p>
          </table:table-cell>
          <table:table-cell office:value-type="string">
            <text:p>L.Mahimai Raj; .Rani george Joseph &amp; .P.Lakshmanan</text:p>
          </table:table-cell>
          <table:table-cell office:value-type="float" office:value="117957">
            <text:p>117957</text:p>
          </table:table-cell>
          <table:table-cell office:value-type="string">
            <text:p>SEMB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77336945">
            <text:p>96773369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IDAPADI TALUK LOA</text:p>
          </table:table-cell>
          <table:table-cell office:value-type="string">
            <text:p>SUBRAMANI <text:s/>(PRESIDENT) THANGARAJI <text:s/>( MANAGER)</text:p>
          </table:table-cell>
          <table:table-cell office:value-type="float" office:value="175694">
            <text:p>175694</text:p>
          </table:table-cell>
          <table:table-cell office:value-type="string">
            <text:p>KONGANAPURAM;IDA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777553">
            <text:p>984277755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Illavarasan Fuel Stn</text:p>
          </table:table-cell>
          <table:table-cell/>
          <table:table-cell office:value-type="float" office:value="117958">
            <text:p>117958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IMMANUEL AGENCY </text:p>
          </table:table-cell>
          <table:table-cell office:value-type="string">
            <text:p>ANDANMANI</text:p>
          </table:table-cell>
          <table:table-cell office:value-type="float" office:value="166023">
            <text:p>166023</text:p>
          </table:table-cell>
          <table:table-cell office:value-type="string">
            <text:p>Kilkattalai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360616">
            <text:p>9841360616</text:p>
          </table:table-cell>
          <table:table-cell office:value-type="string">
            <text:p>immanuel16602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INBASEKARAN PETROLEUM AGENCIES </text:p>
          </table:table-cell>
          <table:table-cell office:value-type="string">
            <text:p>Inbasekaran</text:p>
          </table:table-cell>
          <table:table-cell office:value-type="float" office:value="180544">
            <text:p>180544</text:p>
          </table:table-cell>
          <table:table-cell office:value-type="string">
            <text:p>Samalpatt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981466">
            <text:p>9443981466</text:p>
          </table:table-cell>
          <table:table-cell office:value-type="string">
            <text:p>inbasekaran.msv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INDIRAA AGENCIES </text:p>
          </table:table-cell>
          <table:table-cell office:value-type="string">
            <text:p>S.G.GUNASEKARAN</text:p>
          </table:table-cell>
          <table:table-cell office:value-type="float" office:value="142249">
            <text:p>142249</text:p>
          </table:table-cell>
          <table:table-cell office:value-type="string">
            <text:p>Kanchipu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468522">
            <text:p>9443468522</text:p>
          </table:table-cell>
          <table:table-cell office:value-type="string">
            <text:p>indiraa14224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Indra Priyadharsini Petroleum</text:p>
          </table:table-cell>
          <table:table-cell office:value-type="string">
            <text:p>C.Padmanaba Guruji</text:p>
          </table:table-cell>
          <table:table-cell office:value-type="float" office:value="180261">
            <text:p>180261</text:p>
          </table:table-cell>
          <table:table-cell office:value-type="string">
            <text:p>Kulasekaranallur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600458178">
            <text:p>9600458178</text:p>
          </table:table-cell>
          <table:table-cell office:value-type="string">
            <text:p>padmanabaguruj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INFANT JESUS FILLING</text:p>
          </table:table-cell>
          <table:table-cell office:value-type="string">
            <text:p>JOSEPH</text:p>
          </table:table-cell>
          <table:table-cell office:value-type="float" office:value="186913">
            <text:p>186913</text:p>
          </table:table-cell>
          <table:table-cell office:value-type="string">
            <text:p>PULIADITHAMMAM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7708855641">
            <text:p>7708855641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IRS FILLING STATION</text:p>
          </table:table-cell>
          <table:table-cell office:value-type="string">
            <text:p>M.Jayinullabdeen</text:p>
          </table:table-cell>
          <table:table-cell office:value-type="float" office:value="158847">
            <text:p>158847</text:p>
          </table:table-cell>
          <table:table-cell office:value-type="string">
            <text:p>DINDIGUL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94303799">
            <text:p>9994303799</text:p>
          </table:table-cell>
          <table:table-cell office:value-type="string">
            <text:p>d15884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IYYAPPAN &amp; SONS; IT OFFICE</text:p>
          </table:table-cell>
          <table:table-cell office:value-type="string">
            <text:p>Ashok Kumar</text:p>
          </table:table-cell>
          <table:table-cell office:value-type="float" office:value="141437">
            <text:p>141437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63315">
            <text:p>94430633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J R FILLING STATION</text:p>
          </table:table-cell>
          <table:table-cell office:value-type="string">
            <text:p>GEORGE</text:p>
          </table:table-cell>
          <table:table-cell office:value-type="float" office:value="140585">
            <text:p>140585</text:p>
          </table:table-cell>
          <table:table-cell office:value-type="string">
            <text:p>ILAYANGUD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04510">
            <text:p>98424045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J.C ENTERPRISES</text:p>
          </table:table-cell>
          <table:table-cell office:value-type="string">
            <text:p>J.Chelladurai;.C.Jayapaul&amp;.J.Hemanth</text:p>
          </table:table-cell>
          <table:table-cell office:value-type="float" office:value="117954">
            <text:p>117954</text:p>
          </table:table-cell>
          <table:table-cell office:value-type="string">
            <text:p>PERIAKULAM TOWN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524541740">
            <text:p>952454174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J.K.Fuels</text:p>
          </table:table-cell>
          <table:table-cell office:value-type="string">
            <text:p>A.RAMAKRISHNAN</text:p>
          </table:table-cell>
          <table:table-cell office:value-type="float" office:value="176661">
            <text:p>176661</text:p>
          </table:table-cell>
          <table:table-cell office:value-type="string">
            <text:p>Thirukattupall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866516">
            <text:p>9443866516</text:p>
          </table:table-cell>
          <table:table-cell office:value-type="string">
            <text:p>ramki22386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J.P.R FUELS</text:p>
          </table:table-cell>
          <table:table-cell office:value-type="string">
            <text:p>R. JAYAPRAKASH</text:p>
          </table:table-cell>
          <table:table-cell office:value-type="float" office:value="171431">
            <text:p>171431</text:p>
          </table:table-cell>
          <table:table-cell office:value-type="string">
            <text:p>Paaparapatt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7845675234">
            <text:p>7845675234</text:p>
          </table:table-cell>
          <table:table-cell office:value-type="string">
            <text:p>jpr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Jai Akash Agencies</text:p>
          </table:table-cell>
          <table:table-cell/>
          <table:table-cell office:value-type="float" office:value="172268">
            <text:p>172268</text:p>
          </table:table-cell>
          <table:table-cell office:value-type="string">
            <text:p>Angeripalayam Pos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791344888">
            <text:p>97913448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JAI HIN FILLING STATION;</text:p>
          </table:table-cell>
          <table:table-cell office:value-type="string">
            <text:p>VAIRAVAN</text:p>
          </table:table-cell>
          <table:table-cell office:value-type="float" office:value="127117">
            <text:p>127117</text:p>
          </table:table-cell>
          <table:table-cell office:value-type="string">
            <text:p>KARAIKUD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5671888">
            <text:p>9445671888</text:p>
          </table:table-cell>
          <table:table-cell office:value-type="string">
            <text:p>vairavan.thenapp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Jain Petroleum Agency</text:p>
          </table:table-cell>
          <table:table-cell office:value-type="string">
            <text:p>Rameshkumar.N</text:p>
          </table:table-cell>
          <table:table-cell office:value-type="float" office:value="172099">
            <text:p>172099</text:p>
          </table:table-cell>
          <table:table-cell office:value-type="string">
            <text:p>Chidambar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046297">
            <text:p>9443046297</text:p>
          </table:table-cell>
          <table:table-cell office:value-type="string">
            <text:p>rameshchandran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Jaishree Corporation</text:p>
          </table:table-cell>
          <table:table-cell office:value-type="string">
            <text:p>G.V.Pradeep</text:p>
          </table:table-cell>
          <table:table-cell office:value-type="float" office:value="114291">
            <text:p>114291</text:p>
          </table:table-cell>
          <table:table-cell office:value-type="string">
            <text:p>Avinashi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57257">
            <text:p>984305725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JALAGANDESHWARAR FUELS </text:p>
          </table:table-cell>
          <table:table-cell office:value-type="string">
            <text:p>Bakyaraj</text:p>
          </table:table-cell>
          <table:table-cell office:value-type="float" office:value="183039">
            <text:p>183039</text:p>
          </table:table-cell>
          <table:table-cell office:value-type="string">
            <text:p>Kaveripattinam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597911750">
            <text:p>9597911750</text:p>
          </table:table-cell>
          <table:table-cell office:value-type="string">
            <text:p>bakyarajb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JAR Enterprises</text:p>
          </table:table-cell>
          <table:table-cell office:value-type="string">
            <text:p>A.Sahayarani</text:p>
          </table:table-cell>
          <table:table-cell office:value-type="float" office:value="176895">
            <text:p>176895</text:p>
          </table:table-cell>
          <table:table-cell office:value-type="string">
            <text:p>Karungulam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94681836">
            <text:p>9994681836</text:p>
          </table:table-cell>
          <table:table-cell office:value-type="string">
            <text:p>jarenterprises12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JASMINE FS</text:p>
          </table:table-cell>
          <table:table-cell office:value-type="string">
            <text:p>JAGADEESAN</text:p>
          </table:table-cell>
          <table:table-cell office:value-type="float" office:value="138726">
            <text:p>138726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15151">
            <text:p>94430151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JAYA MURUGAN PETROL BUNK</text:p>
          </table:table-cell>
          <table:table-cell office:value-type="string">
            <text:p>P.PRIYA SANKARI</text:p>
          </table:table-cell>
          <table:table-cell office:value-type="float" office:value="180730">
            <text:p>180730</text:p>
          </table:table-cell>
          <table:table-cell office:value-type="string">
            <text:p>VELLALAGUND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734036">
            <text:p>944373403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JCPL FUEL STATION </text:p>
          </table:table-cell>
          <table:table-cell/>
          <table:table-cell office:value-type="float" office:value="142467">
            <text:p>142467</text:p>
          </table:table-cell>
          <table:table-cell office:value-type="string">
            <text:p>St.Thomas mount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790961999">
            <text:p>9790961999</text:p>
          </table:table-cell>
          <table:table-cell office:value-type="string">
            <text:p>jcpl14246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Jeeva Fuel Zone</text:p>
          </table:table-cell>
          <table:table-cell/>
          <table:table-cell office:value-type="float" office:value="144314">
            <text:p>144314</text:p>
          </table:table-cell>
          <table:table-cell office:value-type="string">
            <text:p>Sathy Highway; Ann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395951">
            <text:p>99943959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JET ASSOCIATES</text:p>
          </table:table-cell>
          <table:table-cell office:value-type="string">
            <text:p>Vasan</text:p>
          </table:table-cell>
          <table:table-cell office:value-type="float" office:value="147477">
            <text:p>147477</text:p>
          </table:table-cell>
          <table:table-cell office:value-type="string">
            <text:p>KARIYAMANGALAM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414781">
            <text:p>94424147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Jey Agencies</text:p>
          </table:table-cell>
          <table:table-cell/>
          <table:table-cell office:value-type="float" office:value="147158">
            <text:p>147158</text:p>
          </table:table-cell>
          <table:table-cell office:value-type="string">
            <text:p>Mettu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293189">
            <text:p>94432931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JEYAM &amp; CCOMPANY;</text:p>
          </table:table-cell>
          <table:table-cell office:value-type="string">
            <text:p>SELVAM</text:p>
          </table:table-cell>
          <table:table-cell office:value-type="float" office:value="113911">
            <text:p>113911</text:p>
          </table:table-cell>
          <table:table-cell office:value-type="string">
            <text:p>DEVAKOTTA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047535">
            <text:p>9442047535</text:p>
          </table:table-cell>
          <table:table-cell office:value-type="string">
            <text:p>arockiaarulselvan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JEYAM &amp; CO; KOTTAM.</text:p>
          </table:table-cell>
          <table:table-cell office:value-type="string">
            <text:p>RAVICHANDRAN</text:p>
          </table:table-cell>
          <table:table-cell office:value-type="float" office:value="113915">
            <text:p>113915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415735">
            <text:p>944341573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JEYAM &amp; CO.;</text:p>
          </table:table-cell>
          <table:table-cell office:value-type="string">
            <text:p>VAIRAVAN</text:p>
          </table:table-cell>
          <table:table-cell office:value-type="float" office:value="113913">
            <text:p>113913</text:p>
          </table:table-cell>
          <table:table-cell office:value-type="string">
            <text:p>TIRUPATTUR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626950">
            <text:p>98946269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JEYAM &amp; CO.;</text:p>
          </table:table-cell>
          <table:table-cell office:value-type="string">
            <text:p>V.CHITRAVEL</text:p>
          </table:table-cell>
          <table:table-cell office:value-type="float" office:value="113912">
            <text:p>113912</text:p>
          </table:table-cell>
          <table:table-cell office:value-type="string">
            <text:p>KARAIKUD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38736">
            <text:p>9443338736</text:p>
          </table:table-cell>
          <table:table-cell office:value-type="string">
            <text:p>jeyam.kkd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JEYAM &amp; COMPANY</text:p>
          </table:table-cell>
          <table:table-cell office:value-type="string">
            <text:p>A. ALAGAPPAN</text:p>
          </table:table-cell>
          <table:table-cell office:value-type="float" office:value="113914">
            <text:p>113914</text:p>
          </table:table-cell>
          <table:table-cell office:value-type="string">
            <text:p>KANADUKATHAN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6089292">
            <text:p>9786089292</text:p>
          </table:table-cell>
          <table:table-cell office:value-type="string">
            <text:p>jeyammurugu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Jeyasurya Agency</text:p>
          </table:table-cell>
          <table:table-cell/>
          <table:table-cell office:value-type="float" office:value="174319">
            <text:p>174319</text:p>
          </table:table-cell>
          <table:table-cell office:value-type="string">
            <text:p>Suleswaranpatti;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4040404">
            <text:p>99440404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John Vaz Fuels</text:p>
          </table:table-cell>
          <table:table-cell/>
          <table:table-cell office:value-type="float" office:value="180616">
            <text:p>180616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791664829">
            <text:p>9791664829</text:p>
          </table:table-cell>
          <table:table-cell office:value-type="string">
            <text:p>johnsamvelvaz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Jothi Agencies</text:p>
          </table:table-cell>
          <table:table-cell/>
          <table:table-cell office:value-type="float" office:value="117962">
            <text:p>117962</text:p>
          </table:table-cell>
          <table:table-cell office:value-type="string">
            <text:p>Kovilpatti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842524440">
            <text:p>984252444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JRV Agency</text:p>
          </table:table-cell>
          <table:table-cell/>
          <table:table-cell office:value-type="float" office:value="176234">
            <text:p>176234</text:p>
          </table:table-cell>
          <table:table-cell office:value-type="string">
            <text:p>Kallidaikurichi</text:p>
          </table:table-cell>
          <table:table-cell table:number-columns-repeated="3" office:value-type="string">
            <text:p>Tirunelveli</text:p>
          </table:table-cell>
          <table:table-cell office:value-type="float" office:value="9524704545">
            <text:p>952470454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JRV AGENCY</text:p>
          </table:table-cell>
          <table:table-cell office:value-type="string">
            <text:p>R.VENKATESAN</text:p>
          </table:table-cell>
          <table:table-cell office:value-type="float" office:value="175812">
            <text:p>175812</text:p>
          </table:table-cell>
          <table:table-cell office:value-type="string">
            <text:p>KADAYAM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080899630">
            <text:p>9080899630</text:p>
          </table:table-cell>
          <table:table-cell office:value-type="string">
            <text:p>venkatesanjrv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JSK FUEL STATION </text:p>
          </table:table-cell>
          <table:table-cell office:value-type="string">
            <text:p>J.SATISH KUMAR</text:p>
          </table:table-cell>
          <table:table-cell office:value-type="float" office:value="170702">
            <text:p>170702</text:p>
          </table:table-cell>
          <table:table-cell office:value-type="string">
            <text:p>Kov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500151555">
            <text:p>9500151555</text:p>
          </table:table-cell>
          <table:table-cell office:value-type="string">
            <text:p>jsk17070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JUNITHA FUELS</text:p>
          </table:table-cell>
          <table:table-cell office:value-type="string">
            <text:p>Jamil</text:p>
          </table:table-cell>
          <table:table-cell office:value-type="float" office:value="175888">
            <text:p>175888</text:p>
          </table:table-cell>
          <table:table-cell office:value-type="string">
            <text:p>THENMATHU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4350640">
            <text:p>994435064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JV Agencies </text:p>
          </table:table-cell>
          <table:table-cell office:value-type="string">
            <text:p>J.MANOHAR</text:p>
          </table:table-cell>
          <table:table-cell office:value-type="float" office:value="178048">
            <text:p>178048</text:p>
          </table:table-cell>
          <table:table-cell office:value-type="string">
            <text:p>Kundrathur Road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962938007">
            <text:p>9962938007</text:p>
          </table:table-cell>
          <table:table-cell office:value-type="string">
            <text:p>jvagencies@rocket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K S N FUELS</text:p>
          </table:table-cell>
          <table:table-cell office:value-type="string">
            <text:p>Karthick</text:p>
          </table:table-cell>
          <table:table-cell office:value-type="float" office:value="142068">
            <text:p>142068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98789">
            <text:p>9842198789</text:p>
          </table:table-cell>
          <table:table-cell office:value-type="string">
            <text:p>ksnfuel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K.K. Agencies</text:p>
          </table:table-cell>
          <table:table-cell office:value-type="string">
            <text:p>M. Vasantha Jothi</text:p>
          </table:table-cell>
          <table:table-cell office:value-type="float" office:value="182080">
            <text:p>182080</text:p>
          </table:table-cell>
          <table:table-cell office:value-type="string">
            <text:p>Parangipetta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686161">
            <text:p>9894686161</text:p>
          </table:table-cell>
          <table:table-cell office:value-type="string">
            <text:p>kkagenciesPNO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K.K. PANDIAN FILLING STATION</text:p>
          </table:table-cell>
          <table:table-cell office:value-type="string">
            <text:p>P.Thanabal</text:p>
          </table:table-cell>
          <table:table-cell office:value-type="float" office:value="158798">
            <text:p>158798</text:p>
          </table:table-cell>
          <table:table-cell office:value-type="string">
            <text:p>NILAKOTTA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608811779">
            <text:p>86088117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K.K.G. Service Station</text:p>
          </table:table-cell>
          <table:table-cell/>
          <table:table-cell office:value-type="float" office:value="193643">
            <text:p>193643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932504">
            <text:p>94439325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K.K.SAMY AGENCIES</text:p>
          </table:table-cell>
          <table:table-cell office:value-type="string">
            <text:p>C.Mathanagopal</text:p>
          </table:table-cell>
          <table:table-cell office:value-type="float" office:value="177016">
            <text:p>177016</text:p>
          </table:table-cell>
          <table:table-cell office:value-type="string">
            <text:p>ARANMANAIPUD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396959">
            <text:p>9843396959</text:p>
          </table:table-cell>
          <table:table-cell office:value-type="string">
            <text:p>mathanagopal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K.M.V.N &amp; N.Muthukrishnan</text:p>
          </table:table-cell>
          <table:table-cell office:value-type="string">
            <text:p>B.Balasrinivasa Guptha</text:p>
          </table:table-cell>
          <table:table-cell office:value-type="float" office:value="113880">
            <text:p>113880</text:p>
          </table:table-cell>
          <table:table-cell office:value-type="string">
            <text:p>Musir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260369">
            <text:p>9843260369</text:p>
          </table:table-cell>
          <table:table-cell/>
          <table:table-cell office:value-type="float" office:value="13000">
            <text:p>1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K.Narayanaswamy</text:p>
          </table:table-cell>
          <table:table-cell office:value-type="string">
            <text:p>Karthik</text:p>
          </table:table-cell>
          <table:table-cell office:value-type="float" office:value="113909">
            <text:p>113909</text:p>
          </table:table-cell>
          <table:table-cell table:number-columns-repeated="2"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64227">
            <text:p>9443164227</text:p>
          </table:table-cell>
          <table:table-cell office:value-type="string">
            <text:p>jayaramankarthik1975@rediff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K.P.K Agency</text:p>
          </table:table-cell>
          <table:table-cell office:value-type="string">
            <text:p>P.Manoharan</text:p>
          </table:table-cell>
          <table:table-cell office:value-type="float" office:value="173975">
            <text:p>173975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4498999">
            <text:p>9944498999</text:p>
          </table:table-cell>
          <table:table-cell office:value-type="string">
            <text:p>kpkmano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K.P.Kandaswamy Sons</text:p>
          </table:table-cell>
          <table:table-cell office:value-type="string">
            <text:p>K.Paramasivam</text:p>
          </table:table-cell>
          <table:table-cell office:value-type="float" office:value="119083">
            <text:p>119083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74811">
            <text:p>9443374811</text:p>
          </table:table-cell>
          <table:table-cell office:value-type="string">
            <text:p>kpksons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K.P.N.QUALITY AUTO FUEL </text:p>
          </table:table-cell>
          <table:table-cell/>
          <table:table-cell office:value-type="float" office:value="167248">
            <text:p>167248</text:p>
          </table:table-cell>
          <table:table-cell office:value-type="string">
            <text:p>Pallava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092697777">
            <text:p>9092697777</text:p>
          </table:table-cell>
          <table:table-cell office:value-type="string">
            <text:p>kpnquality16724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K.R.Fuelss</text:p>
          </table:table-cell>
          <table:table-cell office:value-type="string">
            <text:p>K.R.GNANASEKARAN</text:p>
          </table:table-cell>
          <table:table-cell office:value-type="float" office:value="175366">
            <text:p>175366</text:p>
          </table:table-cell>
          <table:table-cell office:value-type="string">
            <text:p>Pattu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1429">
            <text:p>9443141429</text:p>
          </table:table-cell>
          <table:table-cell office:value-type="string">
            <text:p>gnanasekarank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K.Rangasamy Naidu &amp; Sons</text:p>
          </table:table-cell>
          <table:table-cell office:value-type="string">
            <text:p>K.Balasubramaniam</text:p>
          </table:table-cell>
          <table:table-cell office:value-type="float" office:value="114294">
            <text:p>114294</text:p>
          </table:table-cell>
          <table:table-cell office:value-type="string">
            <text:p>Periyanaicken 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48442">
            <text:p>9843048442</text:p>
          </table:table-cell>
          <table:table-cell office:value-type="string">
            <text:p>kh797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K.S.K. FUEL AGENCIES </text:p>
          </table:table-cell>
          <table:table-cell office:value-type="string">
            <text:p>K.JAYAPRAKASH</text:p>
          </table:table-cell>
          <table:table-cell office:value-type="float" office:value="176601">
            <text:p>176601</text:p>
          </table:table-cell>
          <table:table-cell office:value-type="string">
            <text:p>Barg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65290">
            <text:p>9443265290</text:p>
          </table:table-cell>
          <table:table-cell office:value-type="string">
            <text:p>kskfuelagencies2012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K.S.N Agency</text:p>
          </table:table-cell>
          <table:table-cell office:value-type="string">
            <text:p>Anupama SenthilNathan</text:p>
          </table:table-cell>
          <table:table-cell office:value-type="float" office:value="184381">
            <text:p>184381</text:p>
          </table:table-cell>
          <table:table-cell office:value-type="string">
            <text:p>sirkal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85603">
            <text:p>9443985603</text:p>
          </table:table-cell>
          <table:table-cell office:value-type="string">
            <text:p>ksnagency1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K.S.O.P <text:s/>FILLING STATION</text:p>
          </table:table-cell>
          <table:table-cell office:value-type="string">
            <text:p>S.Ahamath Bhuhari</text:p>
          </table:table-cell>
          <table:table-cell office:value-type="float" office:value="172146">
            <text:p>172146</text:p>
          </table:table-cell>
          <table:table-cell office:value-type="string">
            <text:p>ADIYANOOTHU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244659">
            <text:p>9443244659</text:p>
          </table:table-cell>
          <table:table-cell office:value-type="string">
            <text:p>d172146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K.S.SANARPATTI AUTOMOBILES</text:p>
          </table:table-cell>
          <table:table-cell office:value-type="string">
            <text:p>V.Muthiah</text:p>
          </table:table-cell>
          <table:table-cell office:value-type="float" office:value="150181">
            <text:p>150181</text:p>
          </table:table-cell>
          <table:table-cell office:value-type="string">
            <text:p>SANAR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804681">
            <text:p>94438046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K.T.A. Fuel Agency</text:p>
          </table:table-cell>
          <table:table-cell/>
          <table:table-cell office:value-type="float" office:value="181672">
            <text:p>181672</text:p>
          </table:table-cell>
          <table:table-cell office:value-type="string">
            <text:p>Pudupetta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86050559">
            <text:p>9486050559</text:p>
          </table:table-cell>
          <table:table-cell office:value-type="string">
            <text:p>tamil_u2me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.Veerammal Agencies</text:p>
          </table:table-cell>
          <table:table-cell office:value-type="string">
            <text:p>Murugesan</text:p>
          </table:table-cell>
          <table:table-cell office:value-type="float" office:value="146475">
            <text:p>146475</text:p>
          </table:table-cell>
          <table:table-cell office:value-type="string">
            <text:p>Arimal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576555">
            <text:p>9443576555</text:p>
          </table:table-cell>
          <table:table-cell office:value-type="string">
            <text:p>kvrbpcl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KAALAI ROWTHER PETROL BUNK</text:p>
          </table:table-cell>
          <table:table-cell/>
          <table:table-cell office:value-type="float" office:value="183401">
            <text:p>183401</text:p>
          </table:table-cell>
          <table:table-cell office:value-type="string">
            <text:p>NATH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804681">
            <text:p>94438046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Kalai Agency</text:p>
          </table:table-cell>
          <table:table-cell office:value-type="string">
            <text:p>Mrs. Pushpavathy</text:p>
          </table:table-cell>
          <table:table-cell office:value-type="float" office:value="175669">
            <text:p>175669</text:p>
          </table:table-cell>
          <table:table-cell office:value-type="string">
            <text:p>Periyapuliy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140504">
            <text:p>9994140504</text:p>
          </table:table-cell>
          <table:table-cell office:value-type="string">
            <text:p>pushparam123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Kalaimani Fuel Station</text:p>
          </table:table-cell>
          <table:table-cell office:value-type="string">
            <text:p>M.K.Eswaramoorthi</text:p>
          </table:table-cell>
          <table:table-cell office:value-type="float" office:value="147299">
            <text:p>147299</text:p>
          </table:table-cell>
          <table:table-cell office:value-type="string">
            <text:p>Uthukuli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286878">
            <text:p>98652868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Kalpana Agency</text:p>
          </table:table-cell>
          <table:table-cell/>
          <table:table-cell office:value-type="float" office:value="173562">
            <text:p>173562</text:p>
          </table:table-cell>
          <table:table-cell office:value-type="string">
            <text:p>Kozhum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973003455">
            <text:p>89730034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Kamalam Transport Company</text:p>
          </table:table-cell>
          <table:table-cell/>
          <table:table-cell office:value-type="float" office:value="155931">
            <text:p>155931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79099943">
            <text:p>99790999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Kamalambika Petrol Bunk</text:p>
          </table:table-cell>
          <table:table-cell/>
          <table:table-cell office:value-type="float" office:value="170012">
            <text:p>170012</text:p>
          </table:table-cell>
          <table:table-cell office:value-type="string">
            <text:p>Aranthang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003423508">
            <text:p>9003423508</text:p>
          </table:table-cell>
          <table:table-cell office:value-type="string">
            <text:p>sak_muthu1980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Kandasamy Traders</text:p>
          </table:table-cell>
          <table:table-cell office:value-type="string">
            <text:p>Rajan</text:p>
          </table:table-cell>
          <table:table-cell office:value-type="float" office:value="111009">
            <text:p>111009</text:p>
          </table:table-cell>
          <table:table-cell office:value-type="string">
            <text:p>Kachirayapalaya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34881">
            <text:p>9443234881</text:p>
          </table:table-cell>
          <table:table-cell office:value-type="string">
            <text:p>kandasamy111009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Kandy Agencies</text:p>
          </table:table-cell>
          <table:table-cell/>
          <table:table-cell office:value-type="float" office:value="172233">
            <text:p>172233</text:p>
          </table:table-cell>
          <table:table-cell office:value-type="string">
            <text:p>Eruvadi</text:p>
          </table:table-cell>
          <table:table-cell table:number-columns-repeated="3" office:value-type="string">
            <text:p>Tirunelveli</text:p>
          </table:table-cell>
          <table:table-cell office:value-type="float" office:value="9994531117">
            <text:p>999453111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Kannan Agencies</text:p>
          </table:table-cell>
          <table:table-cell office:value-type="string">
            <text:p>M.Hemalatha</text:p>
          </table:table-cell>
          <table:table-cell office:value-type="float" office:value="176892">
            <text:p>176892</text:p>
          </table:table-cell>
          <table:table-cell office:value-type="string">
            <text:p>Pudukkota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673847">
            <text:p>9443673847</text:p>
          </table:table-cell>
          <table:table-cell office:value-type="string">
            <text:p><text:s/>hemaisha25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Kannan Agencies</text:p>
          </table:table-cell>
          <table:table-cell/>
          <table:table-cell office:value-type="float" office:value="166758">
            <text:p>166758</text:p>
          </table:table-cell>
          <table:table-cell office:value-type="string">
            <text:p>Vallioor</text:p>
          </table:table-cell>
          <table:table-cell table:number-columns-repeated="3" office:value-type="string">
            <text:p>Tirunelveli</text:p>
          </table:table-cell>
          <table:table-cell office:value-type="float" office:value="9952837609">
            <text:p>995283760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nnan Departmental Stores</text:p>
          </table:table-cell>
          <table:table-cell office:value-type="string">
            <text:p>D.Navaneethakrishnan</text:p>
          </table:table-cell>
          <table:table-cell office:value-type="float" office:value="159587">
            <text:p>159587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220049311">
            <text:p>8220049311</text:p>
          </table:table-cell>
          <table:table-cell office:value-type="string">
            <text:p>davidsinghrajapau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nnan Enterprises</text:p>
          </table:table-cell>
          <table:table-cell office:value-type="string">
            <text:p>T.Dhanushkaran</text:p>
          </table:table-cell>
          <table:table-cell office:value-type="float" office:value="166509">
            <text:p>166509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489943110">
            <text:p>8489943110</text:p>
          </table:table-cell>
          <table:table-cell office:value-type="string">
            <text:p>skefuel@shrikannan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KANNAPPA TRADERS</text:p>
          </table:table-cell>
          <table:table-cell office:value-type="string">
            <text:p>Prakash</text:p>
          </table:table-cell>
          <table:table-cell office:value-type="float" office:value="110976">
            <text:p>110976</text:p>
          </table:table-cell>
          <table:table-cell office:value-type="string">
            <text:p>POLU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11343">
            <text:p>94432113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KAPRADEEP KUMAR</text:p>
          </table:table-cell>
          <table:table-cell office:value-type="string">
            <text:p>K.A.PRADEEPKUMAR</text:p>
          </table:table-cell>
          <table:table-cell office:value-type="float" office:value="162564">
            <text:p>162564</text:p>
          </table:table-cell>
          <table:table-cell office:value-type="string">
            <text:p>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46655">
            <text:p>9443246655</text:p>
          </table:table-cell>
          <table:table-cell office:value-type="string">
            <text:p>ast.sankar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Karishma Petrol Bunk</text:p>
          </table:table-cell>
          <table:table-cell/>
          <table:table-cell office:value-type="float" office:value="183163">
            <text:p>183163</text:p>
          </table:table-cell>
          <table:table-cell office:value-type="string">
            <text:p>Kurichikotta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52305075">
            <text:p>99523050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KARTHICK AGENCY</text:p>
          </table:table-cell>
          <table:table-cell office:value-type="string">
            <text:p>D.Rajkumar</text:p>
          </table:table-cell>
          <table:table-cell office:value-type="float" office:value="174101">
            <text:p>174101</text:p>
          </table:table-cell>
          <table:table-cell office:value-type="string">
            <text:p>THALAIVASAL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50561">
            <text:p>9443250561</text:p>
          </table:table-cell>
          <table:table-cell office:value-type="string">
            <text:p>draj_india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Karthik Agencies</text:p>
          </table:table-cell>
          <table:table-cell office:value-type="string">
            <text:p>K.Manimaran</text:p>
          </table:table-cell>
          <table:table-cell office:value-type="float" office:value="113908">
            <text:p>113908</text:p>
          </table:table-cell>
          <table:table-cell office:value-type="string">
            <text:p>Sirugan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5533">
            <text:p>9443145533</text:p>
          </table:table-cell>
          <table:table-cell office:value-type="string">
            <text:p>manimarank@hot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Karthik Fuels</text:p>
          </table:table-cell>
          <table:table-cell office:value-type="string">
            <text:p>Ramachandran.V</text:p>
          </table:table-cell>
          <table:table-cell office:value-type="float" office:value="179983">
            <text:p>179983</text:p>
          </table:table-cell>
          <table:table-cell office:value-type="string">
            <text:p>Cuddalore N.T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8565282">
            <text:p>9788565282</text:p>
          </table:table-cell>
          <table:table-cell office:value-type="string">
            <text:p>karthikeyan.petroleum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arthikaa Agency</text:p>
          </table:table-cell>
          <table:table-cell office:value-type="string">
            <text:p>T.Kalavathi</text:p>
          </table:table-cell>
          <table:table-cell office:value-type="float" office:value="167362">
            <text:p>167362</text:p>
          </table:table-cell>
          <table:table-cell office:value-type="string">
            <text:p>Thayil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344757021">
            <text:p>934475702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Karthikeyan &amp; Co</text:p>
          </table:table-cell>
          <table:table-cell office:value-type="string">
            <text:p>P.Thangaraj</text:p>
          </table:table-cell>
          <table:table-cell office:value-type="float" office:value="114293">
            <text:p>114293</text:p>
          </table:table-cell>
          <table:table-cell office:value-type="string">
            <text:p>Avinashi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3030475">
            <text:p>9363030475</text:p>
          </table:table-cell>
          <table:table-cell office:value-type="string">
            <text:p>karthikpetro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arthikeyan Agencies</text:p>
          </table:table-cell>
          <table:table-cell office:value-type="string">
            <text:p>T.Ethirajan</text:p>
          </table:table-cell>
          <table:table-cell office:value-type="float" office:value="111010">
            <text:p>111010</text:p>
          </table:table-cell>
          <table:table-cell office:value-type="string">
            <text:p>Tirukoil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3056709">
            <text:p>994305670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KARTHIKEYAN TRADERS</text:p>
          </table:table-cell>
          <table:table-cell office:value-type="string">
            <text:p>B.CHANDRASEKARAN</text:p>
          </table:table-cell>
          <table:table-cell office:value-type="float" office:value="119114">
            <text:p>119114</text:p>
          </table:table-cell>
          <table:table-cell office:value-type="string">
            <text:p>VEERAGAN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92262">
            <text:p>9443392262</text:p>
          </table:table-cell>
          <table:table-cell office:value-type="string">
            <text:p>karansekaran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Karthikk Fuel</text:p>
          </table:table-cell>
          <table:table-cell office:value-type="string">
            <text:p>M.Udhaya Kumar</text:p>
          </table:table-cell>
          <table:table-cell office:value-type="float" office:value="174113">
            <text:p>174113</text:p>
          </table:table-cell>
          <table:table-cell office:value-type="string">
            <text:p>Velampalayam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50688">
            <text:p>9842250688</text:p>
          </table:table-cell>
          <table:table-cell office:value-type="string">
            <text:p>karthikkfuel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AS PETROLEUM </text:p>
          </table:table-cell>
          <table:table-cell/>
          <table:table-cell office:value-type="float" office:value="175509">
            <text:p>175509</text:p>
          </table:table-cell>
          <table:table-cell office:value-type="string">
            <text:p>Har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88459988">
            <text:p>9488459988</text:p>
          </table:table-cell>
          <table:table-cell office:value-type="string">
            <text:p>kaspetroleum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Kavai Enterprises</text:p>
          </table:table-cell>
          <table:table-cell/>
          <table:table-cell office:value-type="float" office:value="158850">
            <text:p>158850</text:p>
          </table:table-cell>
          <table:table-cell office:value-type="string">
            <text:p>Kange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0674217">
            <text:p>99406742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Kayal Fuel Centre</text:p>
          </table:table-cell>
          <table:table-cell office:value-type="string">
            <text:p>Wavoo Mohuthazeem</text:p>
          </table:table-cell>
          <table:table-cell office:value-type="float" office:value="147054">
            <text:p>147054</text:p>
          </table:table-cell>
          <table:table-cell office:value-type="string">
            <text:p>Kayalpatn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500256566">
            <text:p>9500256566</text:p>
          </table:table-cell>
          <table:table-cell office:value-type="string">
            <text:p>mohuthazeemwavoo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KBK Agencies</text:p>
          </table:table-cell>
          <table:table-cell/>
          <table:table-cell office:value-type="float" office:value="181662">
            <text:p>181662</text:p>
          </table:table-cell>
          <table:table-cell office:value-type="string">
            <text:p>Veerapand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54334">
            <text:p>98422543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Keerthi Agencies</text:p>
          </table:table-cell>
          <table:table-cell office:value-type="string">
            <text:p>P.Jaganathan</text:p>
          </table:table-cell>
          <table:table-cell office:value-type="float" office:value="147159">
            <text:p>147159</text:p>
          </table:table-cell>
          <table:table-cell office:value-type="string">
            <text:p>Sathy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99631">
            <text:p>9843099631</text:p>
          </table:table-cell>
          <table:table-cell office:value-type="string">
            <text:p>keerthiagencies_bpcl@rediff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KB <text:s/>ENTRPRISES</text:p>
          </table:table-cell>
          <table:table-cell office:value-type="string">
            <text:p>KK.BALASUBRAMANIAN</text:p>
          </table:table-cell>
          <table:table-cell office:value-type="float" office:value="149135">
            <text:p>149135</text:p>
          </table:table-cell>
          <table:table-cell office:value-type="string">
            <text:p>MANALUR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86072066">
            <text:p>9486072066</text:p>
          </table:table-cell>
          <table:table-cell office:value-type="string">
            <text:p>kkbmanalu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KMMR &amp; CO</text:p>
          </table:table-cell>
          <table:table-cell office:value-type="string">
            <text:p>Zwaina Fathima</text:p>
          </table:table-cell>
          <table:table-cell office:value-type="float" office:value="179956">
            <text:p>179956</text:p>
          </table:table-cell>
          <table:table-cell office:value-type="string">
            <text:p>PANNAIPUR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926593">
            <text:p>944392659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KOOTHER AGENCIES; YERCAURD</text:p>
          </table:table-cell>
          <table:table-cell office:value-type="string">
            <text:p>Vimal.M</text:p>
          </table:table-cell>
          <table:table-cell office:value-type="float" office:value="119112">
            <text:p>119112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629644666">
            <text:p>9629644666</text:p>
          </table:table-cell>
          <table:table-cell office:value-type="string">
            <text:p>hari93civi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Kovai Thangam Agencies</text:p>
          </table:table-cell>
          <table:table-cell/>
          <table:table-cell office:value-type="float" office:value="167886">
            <text:p>167886</text:p>
          </table:table-cell>
          <table:table-cell office:value-type="string">
            <text:p>Pollachi Main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899999">
            <text:p>94868999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KPN FUELS HIGHWAY STAR</text:p>
          </table:table-cell>
          <table:table-cell office:value-type="string">
            <text:p>S GANHIMATHI</text:p>
          </table:table-cell>
          <table:table-cell office:value-type="float" office:value="182418">
            <text:p>182418</text:p>
          </table:table-cell>
          <table:table-cell office:value-type="string">
            <text:p>NEIKAR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129999">
            <text:p>94431299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KPN FUELS; NEIKARAPATTY</text:p>
          </table:table-cell>
          <table:table-cell office:value-type="string">
            <text:p>K P NATARAJAN</text:p>
          </table:table-cell>
          <table:table-cell office:value-type="float" office:value="150119">
            <text:p>150119</text:p>
          </table:table-cell>
          <table:table-cell office:value-type="string">
            <text:p>NEIKAR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129999">
            <text:p>9443129999</text:p>
          </table:table-cell>
          <table:table-cell office:value-type="string">
            <text:p>kpnfuelservice99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KPN OIL SERVICE</text:p>
          </table:table-cell>
          <table:table-cell office:value-type="string">
            <text:p>KPN Mahes</text:p>
          </table:table-cell>
          <table:table-cell office:value-type="float" office:value="180729">
            <text:p>180729</text:p>
          </table:table-cell>
          <table:table-cell office:value-type="string">
            <text:p>kollath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78845">
            <text:p>9443378845</text:p>
          </table:table-cell>
          <table:table-cell office:value-type="string">
            <text:p>kpnmahe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KPS Agencies</text:p>
          </table:table-cell>
          <table:table-cell office:value-type="string">
            <text:p>Sivagurunathan</text:p>
          </table:table-cell>
          <table:table-cell office:value-type="float" office:value="175293">
            <text:p>175293</text:p>
          </table:table-cell>
          <table:table-cell office:value-type="string">
            <text:p>Kovilpalay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3224747">
            <text:p>9943224747</text:p>
          </table:table-cell>
          <table:table-cell office:value-type="string">
            <text:p>kpsagency2011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KPS Agencies</text:p>
          </table:table-cell>
          <table:table-cell/>
          <table:table-cell office:value-type="float" office:value="181673">
            <text:p>181673</text:p>
          </table:table-cell>
          <table:table-cell office:value-type="string">
            <text:p>Nadappa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89559023">
            <text:p>9489559023</text:p>
          </table:table-cell>
          <table:table-cell office:value-type="string">
            <text:p>kpsagencies201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RC FUELS</text:p>
          </table:table-cell>
          <table:table-cell office:value-type="string">
            <text:p>CHELIAN</text:p>
          </table:table-cell>
          <table:table-cell office:value-type="float" office:value="168657">
            <text:p>168657</text:p>
          </table:table-cell>
          <table:table-cell table:number-columns-repeated="2"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153751">
            <text:p>9443153751</text:p>
          </table:table-cell>
          <table:table-cell office:value-type="string">
            <text:p>krcfuels2010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KRISH ENTERPRISES </text:p>
          </table:table-cell>
          <table:table-cell office:value-type="string">
            <text:p>SRIKANTH</text:p>
          </table:table-cell>
          <table:table-cell office:value-type="float" office:value="145371">
            <text:p>145371</text:p>
          </table:table-cell>
          <table:table-cell office:value-type="string">
            <text:p>Neelangarai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408366">
            <text:p>9841408366</text:p>
          </table:table-cell>
          <table:table-cell office:value-type="string">
            <text:p>kris14537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rishna &amp; Co</text:p>
          </table:table-cell>
          <table:table-cell/>
          <table:table-cell office:value-type="float" office:value="117963">
            <text:p>117963</text:p>
          </table:table-cell>
          <table:table-cell office:value-type="string">
            <text:p>Thalaiyuthu</text:p>
          </table:table-cell>
          <table:table-cell table:number-columns-repeated="3" office:value-type="string">
            <text:p>Tirunelveli</text:p>
          </table:table-cell>
          <table:table-cell office:value-type="float" office:value="9443255705">
            <text:p>94432557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KRISHNA AGENCIES</text:p>
          </table:table-cell>
          <table:table-cell office:value-type="string">
            <text:p>Padmavathi</text:p>
          </table:table-cell>
          <table:table-cell office:value-type="float" office:value="184547">
            <text:p>184547</text:p>
          </table:table-cell>
          <table:table-cell office:value-type="string">
            <text:p>ARAN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4952478">
            <text:p>9444952478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KRISHNA AGENCIES</text:p>
          </table:table-cell>
          <table:table-cell office:value-type="string">
            <text:p>LN.R.Natarajan</text:p>
          </table:table-cell>
          <table:table-cell office:value-type="float" office:value="113859">
            <text:p>113859</text:p>
          </table:table-cell>
          <table:table-cell office:value-type="string">
            <text:p>sirkal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327125">
            <text:p>9842327125</text:p>
          </table:table-cell>
          <table:table-cell office:value-type="string">
            <text:p>natarajansvc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KRISHNAGIRI TOWN LORRY &amp; MULTIAXLE OWNERS ASSOCIATION</text:p>
          </table:table-cell>
          <table:table-cell office:value-type="string">
            <text:p>S.DHANDAPANI</text:p>
          </table:table-cell>
          <table:table-cell office:value-type="float" office:value="180131">
            <text:p>180131</text:p>
          </table:table-cell>
          <table:table-cell office:value-type="string">
            <text:p>Samalpatt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618249">
            <text:p>9443618249</text:p>
          </table:table-cell>
          <table:table-cell office:value-type="string">
            <text:p>ktlmao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KRM &amp; RSM</text:p>
          </table:table-cell>
          <table:table-cell office:value-type="string">
            <text:p>Dhasarathi.N</text:p>
          </table:table-cell>
          <table:table-cell office:value-type="float" office:value="110997">
            <text:p>110997</text:p>
          </table:table-cell>
          <table:table-cell office:value-type="string">
            <text:p>Chidambar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23483">
            <text:p>9443223483</text:p>
          </table:table-cell>
          <table:table-cell office:value-type="string">
            <text:p>sabanayagamnataraj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KRS FUEL STATION</text:p>
          </table:table-cell>
          <table:table-cell office:value-type="string">
            <text:p>R.SHAJAHAN</text:p>
          </table:table-cell>
          <table:table-cell office:value-type="float" office:value="119065">
            <text:p>119065</text:p>
          </table:table-cell>
          <table:table-cell office:value-type="string">
            <text:p>Kaveripattinam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786717171">
            <text:p>9786717171</text:p>
          </table:table-cell>
          <table:table-cell office:value-type="string">
            <text:p>krsfuel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KrupaS Petroleum</text:p>
          </table:table-cell>
          <table:table-cell office:value-type="string">
            <text:p>K.R.RAJENDRAN</text:p>
          </table:table-cell>
          <table:table-cell office:value-type="float" office:value="184382">
            <text:p>184382</text:p>
          </table:table-cell>
          <table:table-cell office:value-type="string">
            <text:p>Manargudi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65903391">
            <text:p>9965903391</text:p>
          </table:table-cell>
          <table:table-cell office:value-type="string">
            <text:p>rajendran.radha@yahoo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KSI; ARASARADI</text:p>
          </table:table-cell>
          <table:table-cell office:value-type="string">
            <text:p>Jawad</text:p>
          </table:table-cell>
          <table:table-cell office:value-type="float" office:value="117959">
            <text:p>11795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7598207777">
            <text:p>75982077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SI; GOODSHED</text:p>
          </table:table-cell>
          <table:table-cell office:value-type="string">
            <text:p>Mohan</text:p>
          </table:table-cell>
          <table:table-cell office:value-type="float" office:value="117961">
            <text:p>117961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62294">
            <text:p>944306229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KSI; SIMMAKKAL</text:p>
          </table:table-cell>
          <table:table-cell/>
          <table:table-cell office:value-type="float" office:value="117960">
            <text:p>11796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344151371">
            <text:p>93441513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KSK Agencies</text:p>
          </table:table-cell>
          <table:table-cell/>
          <table:table-cell office:value-type="float" office:value="174402">
            <text:p>174402</text:p>
          </table:table-cell>
          <table:table-cell office:value-type="string">
            <text:p>Angeripalayam Pos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373709999">
            <text:p>737370999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KSK AGENCIES</text:p>
          </table:table-cell>
          <table:table-cell office:value-type="string">
            <text:p>K PRABHAKARAN</text:p>
          </table:table-cell>
          <table:table-cell office:value-type="float" office:value="143958">
            <text:p>143958</text:p>
          </table:table-cell>
          <table:table-cell office:value-type="string">
            <text:p>GORIMEDU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131881">
            <text:p>9443131881</text:p>
          </table:table-cell>
          <table:table-cell office:value-type="string">
            <text:p>kpsujaykuma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KSR &amp; Co</text:p>
          </table:table-cell>
          <table:table-cell office:value-type="string">
            <text:p>K.S.Muthusingappa Raja</text:p>
          </table:table-cell>
          <table:table-cell office:value-type="float" office:value="117955">
            <text:p>117955</text:p>
          </table:table-cell>
          <table:table-cell office:value-type="string">
            <text:p>Rajapalay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750952112">
            <text:p>9750952112</text:p>
          </table:table-cell>
          <table:table-cell office:value-type="string">
            <text:p>ksr9499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KSR &amp; Co</text:p>
          </table:table-cell>
          <table:table-cell office:value-type="string">
            <text:p>K.S.Muthusingappa Raja</text:p>
          </table:table-cell>
          <table:table-cell office:value-type="float" office:value="117956">
            <text:p>117956</text:p>
          </table:table-cell>
          <table:table-cell office:value-type="string">
            <text:p>Srivilliputhur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750952114">
            <text:p>9750952114</text:p>
          </table:table-cell>
          <table:table-cell office:value-type="string">
            <text:p>ksr9499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KSR&amp;CO; CHERRY RD</text:p>
          </table:table-cell>
          <table:table-cell office:value-type="string">
            <text:p>R SANTHOSH KUMAR</text:p>
          </table:table-cell>
          <table:table-cell office:value-type="float" office:value="119115">
            <text:p>119115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647808">
            <text:p>9442647808</text:p>
          </table:table-cell>
          <table:table-cell office:value-type="string">
            <text:p>ksrbunk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umar Agency</text:p>
          </table:table-cell>
          <table:table-cell/>
          <table:table-cell office:value-type="float" office:value="111070">
            <text:p>111070</text:p>
          </table:table-cell>
          <table:table-cell office:value-type="string">
            <text:p>Arco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176691602">
            <text:p>9176691602</text:p>
          </table:table-cell>
          <table:table-cell office:value-type="string">
            <text:p>kumar11107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Kumara Sankar Fuels</text:p>
          </table:table-cell>
          <table:table-cell office:value-type="string">
            <text:p>K.Surya</text:p>
          </table:table-cell>
          <table:table-cell office:value-type="float" office:value="185293">
            <text:p>185293</text:p>
          </table:table-cell>
          <table:table-cell office:value-type="string">
            <text:p>Thogaimalai</text:p>
          </table:table-cell>
          <table:table-cell table:number-columns-repeated="3" office:value-type="string">
            <text:p>Karur</text:p>
          </table:table-cell>
          <table:table-cell office:value-type="float" office:value="9443129339">
            <text:p>9443129339</text:p>
          </table:table-cell>
          <table:table-cell office:value-type="string">
            <text:p>kumarasanka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KUMARAN FUEL SERVICE</text:p>
          </table:table-cell>
          <table:table-cell office:value-type="string">
            <text:p>T.GNANASAMBANDAM</text:p>
          </table:table-cell>
          <table:table-cell office:value-type="float" office:value="168167">
            <text:p>168167</text:p>
          </table:table-cell>
          <table:table-cell office:value-type="string">
            <text:p>Arasampatt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42464055">
            <text:p>9842464055</text:p>
          </table:table-cell>
          <table:table-cell office:value-type="string">
            <text:p>kfs161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Kumaravel Agencies</text:p>
          </table:table-cell>
          <table:table-cell office:value-type="string">
            <text:p>S.Kumaravel</text:p>
          </table:table-cell>
          <table:table-cell office:value-type="float" office:value="114295">
            <text:p>114295</text:p>
          </table:table-cell>
          <table:table-cell office:value-type="string">
            <text:p>Unjavel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688440242">
            <text:p>96884402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VR &amp; Sons</text:p>
          </table:table-cell>
          <table:table-cell office:value-type="string">
            <text:p>V.Gopal</text:p>
          </table:table-cell>
          <table:table-cell office:value-type="float" office:value="146543">
            <text:p>146543</text:p>
          </table:table-cell>
          <table:table-cell office:value-type="string">
            <text:p>Thalavad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77448">
            <text:p>9443777448</text:p>
          </table:table-cell>
          <table:table-cell office:value-type="string">
            <text:p>kvr.sonsbp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L.M.ENTERPRISES</text:p>
          </table:table-cell>
          <table:table-cell office:value-type="string">
            <text:p>Loganayaki</text:p>
          </table:table-cell>
          <table:table-cell office:value-type="float" office:value="177897">
            <text:p>177897</text:p>
          </table:table-cell>
          <table:table-cell office:value-type="string">
            <text:p>PERIYAKUL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88693312">
            <text:p>96886933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L.Nanjiah</text:p>
          </table:table-cell>
          <table:table-cell office:value-type="string">
            <text:p>N.Nagesh</text:p>
          </table:table-cell>
          <table:table-cell office:value-type="float" office:value="114328">
            <text:p>114328</text:p>
          </table:table-cell>
          <table:table-cell office:value-type="string">
            <text:p>Selas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047775685">
            <text:p>904777568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L.SUBBIAH</text:p>
          </table:table-cell>
          <table:table-cell office:value-type="string">
            <text:p>N.Mahamudha Beevi &amp; .M.Kuthbudeen</text:p>
          </table:table-cell>
          <table:table-cell office:value-type="float" office:value="114335">
            <text:p>114335</text:p>
          </table:table-cell>
          <table:table-cell office:value-type="string">
            <text:p>PALAN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Irugur</text:p>
          </table:table-cell>
          <table:table-cell office:value-type="float" office:value="9443452301">
            <text:p>9443452301</text:p>
          </table:table-cell>
          <table:table-cell office:value-type="string">
            <text:p>md.hussain_8@y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Lake side fuels</text:p>
          </table:table-cell>
          <table:table-cell office:value-type="string">
            <text:p>Naresh Babu</text:p>
          </table:table-cell>
          <table:table-cell office:value-type="float" office:value="185401">
            <text:p>185401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8515471">
            <text:p>9448515471</text:p>
          </table:table-cell>
          <table:table-cell office:value-type="string">
            <text:p>nareshreddy07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Lakshimi &amp; Co</text:p>
          </table:table-cell>
          <table:table-cell office:value-type="string">
            <text:p>A.Sublakshimi</text:p>
          </table:table-cell>
          <table:table-cell office:value-type="float" office:value="114298">
            <text:p>114298</text:p>
          </table:table-cell>
          <table:table-cell office:value-type="string">
            <text:p>Mettu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52422878">
            <text:p>9952422878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LAKSHMI ;TPK ROAD</text:p>
          </table:table-cell>
          <table:table-cell office:value-type="string">
            <text:p>Sivalingam</text:p>
          </table:table-cell>
          <table:table-cell office:value-type="float" office:value="156292">
            <text:p>156292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86824612">
            <text:p>94868246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Lakshmi Fuel Station</text:p>
          </table:table-cell>
          <table:table-cell/>
          <table:table-cell office:value-type="float" office:value="180538">
            <text:p>180538</text:p>
          </table:table-cell>
          <table:table-cell office:value-type="string">
            <text:p>Katt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41100">
            <text:p>9842241100</text:p>
          </table:table-cell>
          <table:table-cell office:value-type="string">
            <text:p>lakshmifuelstation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Lakshmi Fuels</text:p>
          </table:table-cell>
          <table:table-cell/>
          <table:table-cell office:value-type="float" office:value="146455">
            <text:p>146455</text:p>
          </table:table-cell>
          <table:table-cell office:value-type="string">
            <text:p>Koodangulam</text:p>
          </table:table-cell>
          <table:table-cell table:number-columns-repeated="3" office:value-type="string">
            <text:p>Tirunelveli</text:p>
          </table:table-cell>
          <table:table-cell office:value-type="float" office:value="9443283843">
            <text:p>94432838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Lalitha agency</text:p>
          </table:table-cell>
          <table:table-cell office:value-type="string">
            <text:p>K.Vivekanathan</text:p>
          </table:table-cell>
          <table:table-cell office:value-type="float" office:value="155805">
            <text:p>155805</text:p>
          </table:table-cell>
          <table:table-cell office:value-type="string">
            <text:p>Kavindapady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41693">
            <text:p>94437416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Latha Fuels</text:p>
          </table:table-cell>
          <table:table-cell office:value-type="string">
            <text:p>Barathkumar.G</text:p>
          </table:table-cell>
          <table:table-cell office:value-type="float" office:value="185458">
            <text:p>185458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94193178">
            <text:p>9894193178</text:p>
          </table:table-cell>
          <table:table-cell office:value-type="string">
            <text:p>latha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LAXMI ENTERPRISES</text:p>
          </table:table-cell>
          <table:table-cell office:value-type="string">
            <text:p>M.Jaganathan &amp; S.Raghu Veera Pandian</text:p>
          </table:table-cell>
          <table:table-cell office:value-type="float" office:value="113902">
            <text:p>113902</text:p>
          </table:table-cell>
          <table:table-cell office:value-type="string">
            <text:p>NATH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4083787">
            <text:p>944408378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LGA ENTERPRISES</text:p>
          </table:table-cell>
          <table:table-cell/>
          <table:table-cell office:value-type="float" office:value="143253">
            <text:p>143253</text:p>
          </table:table-cell>
          <table:table-cell table:number-columns-repeated="4" office:value-type="string">
            <text:p>Chennai</text:p>
          </table:table-cell>
          <table:table-cell office:value-type="float" office:value="9382153196">
            <text:p>938215319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LORD VENKATESWARA FUELS</text:p>
          </table:table-cell>
          <table:table-cell office:value-type="string">
            <text:p>T.SUGANYA</text:p>
          </table:table-cell>
          <table:table-cell office:value-type="float" office:value="180754">
            <text:p>180754</text:p>
          </table:table-cell>
          <table:table-cell office:value-type="string">
            <text:p>VELLAL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345704020">
            <text:p>934570402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Lorry Owners Association</text:p>
          </table:table-cell>
          <table:table-cell office:value-type="string">
            <text:p>R.Radhakrishnan</text:p>
          </table:table-cell>
          <table:table-cell office:value-type="float" office:value="117975">
            <text:p>117975</text:p>
          </table:table-cell>
          <table:table-cell office:value-type="string">
            <text:p>Sattur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994952536">
            <text:p>9994952536</text:p>
          </table:table-cell>
          <table:table-cell office:value-type="string">
            <text:p>sloa_bpcl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LRK Lakshmi Narmada</text:p>
          </table:table-cell>
          <table:table-cell/>
          <table:table-cell office:value-type="float" office:value="145369">
            <text:p>145369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280808080">
            <text:p>9280808080</text:p>
          </table:table-cell>
          <table:table-cell office:value-type="string">
            <text:p>lakshmi145369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 M &amp; CO FUELS</text:p>
          </table:table-cell>
          <table:table-cell office:value-type="string">
            <text:p>R. Sabari muthu</text:p>
          </table:table-cell>
          <table:table-cell office:value-type="float" office:value="176602">
            <text:p>176602</text:p>
          </table:table-cell>
          <table:table-cell office:value-type="string">
            <text:p>Nangavall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88014869">
            <text:p>9788014869</text:p>
          </table:table-cell>
          <table:table-cell office:value-type="string">
            <text:p>sabaadhon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 S KRISHNAN</text:p>
          </table:table-cell>
          <table:table-cell office:value-type="string">
            <text:p>M.Kannana</text:p>
          </table:table-cell>
          <table:table-cell office:value-type="float" office:value="119119">
            <text:p>119119</text:p>
          </table:table-cell>
          <table:table-cell office:value-type="string">
            <text:p>Mettur RS</text:p>
          </table:table-cell>
          <table:table-cell office:value-type="string">
            <text:p>Salem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301678">
            <text:p>9443301678</text:p>
          </table:table-cell>
          <table:table-cell office:value-type="string">
            <text:p>mkmtr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 V AGENCIES</text:p>
          </table:table-cell>
          <table:table-cell office:value-type="string">
            <text:p>D USHA</text:p>
          </table:table-cell>
          <table:table-cell office:value-type="float" office:value="143281">
            <text:p>143281</text:p>
          </table:table-cell>
          <table:table-cell office:value-type="string">
            <text:p>KARUPP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44477277">
            <text:p>9944477277</text:p>
          </table:table-cell>
          <table:table-cell office:value-type="string">
            <text:p>elamuruganm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. S. Ramamoorthy Iyer</text:p>
          </table:table-cell>
          <table:table-cell office:value-type="string">
            <text:p>N.A.ATHITHAN</text:p>
          </table:table-cell>
          <table:table-cell office:value-type="float" office:value="113854">
            <text:p>113854</text:p>
          </table:table-cell>
          <table:table-cell office:value-type="string">
            <text:p>Mannargudi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75622">
            <text:p>9443175622</text:p>
          </table:table-cell>
          <table:table-cell office:value-type="string">
            <text:p>nat.adhitha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.A.S.AGENCY</text:p>
          </table:table-cell>
          <table:table-cell office:value-type="string">
            <text:p>Senthilkumar</text:p>
          </table:table-cell>
          <table:table-cell office:value-type="float" office:value="175388">
            <text:p>175388</text:p>
          </table:table-cell>
          <table:table-cell office:value-type="string">
            <text:p>KILCHETTIPATTU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4575803">
            <text:p>9944575803</text:p>
          </table:table-cell>
          <table:table-cell office:value-type="string">
            <text:p>masagencysenthi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.A.V.AGENCIES </text:p>
          </table:table-cell>
          <table:table-cell/>
          <table:table-cell office:value-type="float" office:value="172016">
            <text:p>172016</text:p>
          </table:table-cell>
          <table:table-cell office:value-type="string">
            <text:p>Kazhipatt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84094831">
            <text:p>9884094831</text:p>
          </table:table-cell>
          <table:table-cell office:value-type="string">
            <text:p>mav172016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.Abdul Muthalif</text:p>
          </table:table-cell>
          <table:table-cell office:value-type="string">
            <text:p>ABDUL MUTALIF</text:p>
          </table:table-cell>
          <table:table-cell office:value-type="float" office:value="113843">
            <text:p>113843</text:p>
          </table:table-cell>
          <table:table-cell office:value-type="string">
            <text:p>Kumb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52686942">
            <text:p>9952686942</text:p>
          </table:table-cell>
          <table:table-cell office:value-type="string">
            <text:p>abdulmuthalifbpc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.C.AGENCIES </text:p>
          </table:table-cell>
          <table:table-cell/>
          <table:table-cell office:value-type="float" office:value="148481">
            <text:p>148481</text:p>
          </table:table-cell>
          <table:table-cell office:value-type="string">
            <text:p>Kolap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4007803">
            <text:p>9444007803</text:p>
          </table:table-cell>
          <table:table-cell office:value-type="string">
            <text:p>mc14848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.Gogulesh Agencies</text:p>
          </table:table-cell>
          <table:table-cell office:value-type="string">
            <text:p>C.Prabavathy</text:p>
          </table:table-cell>
          <table:table-cell office:value-type="float" office:value="142906">
            <text:p>142906</text:p>
          </table:table-cell>
          <table:table-cell office:value-type="string">
            <text:p>Sivakas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944126531">
            <text:p>9944126531</text:p>
          </table:table-cell>
          <table:table-cell office:value-type="string">
            <text:p>cc14290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.K. AGENCIES</text:p>
          </table:table-cell>
          <table:table-cell office:value-type="string">
            <text:p>K.ENBASEKARAN</text:p>
          </table:table-cell>
          <table:table-cell office:value-type="float" office:value="180450">
            <text:p>180450</text:p>
          </table:table-cell>
          <table:table-cell office:value-type="string">
            <text:p>Keragodahall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25125">
            <text:p>9443225125</text:p>
          </table:table-cell>
          <table:table-cell office:value-type="string">
            <text:p>Enbasekaran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.K.Arumugam</text:p>
          </table:table-cell>
          <table:table-cell office:value-type="string">
            <text:p>M.A.Vijayamogan</text:p>
          </table:table-cell>
          <table:table-cell office:value-type="float" office:value="114297">
            <text:p>114297</text:p>
          </table:table-cell>
          <table:table-cell office:value-type="string">
            <text:p>VEDASAND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72330">
            <text:p>98422723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.K.Arumugam</text:p>
          </table:table-cell>
          <table:table-cell office:value-type="string">
            <text:p>M.K.A.Jayasheelan</text:p>
          </table:table-cell>
          <table:table-cell office:value-type="float" office:value="114296">
            <text:p>114296</text:p>
          </table:table-cell>
          <table:table-cell office:value-type="string">
            <text:p>Tamaraikul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228216">
            <text:p>98432282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.M.K. ENTERPRISES;</text:p>
          </table:table-cell>
          <table:table-cell office:value-type="string">
            <text:p>MOHAMED IBRAHIM</text:p>
          </table:table-cell>
          <table:table-cell office:value-type="float" office:value="147393">
            <text:p>147393</text:p>
          </table:table-cell>
          <table:table-cell office:value-type="string">
            <text:p>Keelakarai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111333">
            <text:p>9442111333</text:p>
          </table:table-cell>
          <table:table-cell office:value-type="string">
            <text:p>mmkjama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.M.R. Agencies</text:p>
          </table:table-cell>
          <table:table-cell/>
          <table:table-cell office:value-type="float" office:value="185272">
            <text:p>185272</text:p>
          </table:table-cell>
          <table:table-cell office:value-type="string">
            <text:p>nangavaram</text:p>
          </table:table-cell>
          <table:table-cell table:number-columns-repeated="3" office:value-type="string">
            <text:p>Karur</text:p>
          </table:table-cell>
          <table:table-cell office:value-type="float" office:value="9942039915">
            <text:p>9942039915</text:p>
          </table:table-cell>
          <table:table-cell office:value-type="string">
            <text:p>mmragencies915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.P.R.AUTOMOBILES</text:p>
          </table:table-cell>
          <table:table-cell office:value-type="string">
            <text:p>Malaiandi Ashok</text:p>
          </table:table-cell>
          <table:table-cell office:value-type="float" office:value="172140">
            <text:p>17214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26465675">
            <text:p>96264656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.Pachamuthu</text:p>
          </table:table-cell>
          <table:table-cell office:value-type="string">
            <text:p>P.Gunasekaran</text:p>
          </table:table-cell>
          <table:table-cell office:value-type="float" office:value="113865">
            <text:p>113865</text:p>
          </table:table-cell>
          <table:table-cell office:value-type="string">
            <text:p>Gandarvakotta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601023">
            <text:p>9443601023</text:p>
          </table:table-cell>
          <table:table-cell office:value-type="string">
            <text:p>P.gunasekaran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.R.K Agencies</text:p>
          </table:table-cell>
          <table:table-cell/>
          <table:table-cell office:value-type="float" office:value="186312">
            <text:p>186312</text:p>
          </table:table-cell>
          <table:table-cell office:value-type="string">
            <text:p>Madapat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945107">
            <text:p>9842945107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.R.Petroleum Agency</text:p>
          </table:table-cell>
          <table:table-cell office:value-type="string">
            <text:p>M.RAJENDRAN</text:p>
          </table:table-cell>
          <table:table-cell office:value-type="float" office:value="167881">
            <text:p>167881</text:p>
          </table:table-cell>
          <table:table-cell office:value-type="string">
            <text:p>Muthupe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6156481">
            <text:p>9786156481</text:p>
          </table:table-cell>
          <table:table-cell office:value-type="string">
            <text:p>mr.com.bpc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string">
            <text:p>M.S.Enterprises</text:p>
          </table:table-cell>
          <table:table-cell office:value-type="float" office:value="150243">
            <text:p>150243</text:p>
          </table:table-cell>
          <table:table-cell office:value-type="string">
            <text:p>Nathakaday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689068">
            <text:p>98436890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.S.Filling Station</text:p>
          </table:table-cell>
          <table:table-cell office:value-type="string">
            <text:p>M.Sambhu</text:p>
          </table:table-cell>
          <table:table-cell office:value-type="float" office:value="170198">
            <text:p>170198</text:p>
          </table:table-cell>
          <table:table-cell office:value-type="string">
            <text:p>Aruppukotta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443570858">
            <text:p>9443570858</text:p>
          </table:table-cell>
          <table:table-cell office:value-type="string">
            <text:p>cc17019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.V.S.Company</text:p>
          </table:table-cell>
          <table:table-cell/>
          <table:table-cell office:value-type="float" office:value="144315">
            <text:p>144315</text:p>
          </table:table-cell>
          <table:table-cell office:value-type="string">
            <text:p>Malumichampatti Pos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244647576">
            <text:p>92446475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.VEDACHALA MUDALIAR&amp;CO </text:p>
          </table:table-cell>
          <table:table-cell/>
          <table:table-cell office:value-type="float" office:value="111095">
            <text:p>111095</text:p>
          </table:table-cell>
          <table:table-cell office:value-type="string">
            <text:p>Vedanarayan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41915825">
            <text:p>9941915825</text:p>
          </table:table-cell>
          <table:table-cell office:value-type="string">
            <text:p>mvmudaliar111095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.VEDACHALA MUDALIAR&amp;CO </text:p>
          </table:table-cell>
          <table:table-cell/>
          <table:table-cell office:value-type="float" office:value="111094">
            <text:p>111094</text:p>
          </table:table-cell>
          <table:table-cell office:value-type="string">
            <text:p>Chinglepet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41915827">
            <text:p>9941915827</text:p>
          </table:table-cell>
          <table:table-cell office:value-type="string">
            <text:p>mvmudaliar111094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.VEDACHALA MUDALIAR&amp;CO </text:p>
          </table:table-cell>
          <table:table-cell/>
          <table:table-cell office:value-type="float" office:value="111097">
            <text:p>111097</text:p>
          </table:table-cell>
          <table:table-cell office:value-type="string">
            <text:p>Madurantag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187070">
            <text:p>9443187070</text:p>
          </table:table-cell>
          <table:table-cell office:value-type="string">
            <text:p>mvmudaliar11109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.Viswanathan &amp; Co</text:p>
          </table:table-cell>
          <table:table-cell office:value-type="string">
            <text:p>M.Viswanathan</text:p>
          </table:table-cell>
          <table:table-cell office:value-type="float" office:value="114329">
            <text:p>114329</text:p>
          </table:table-cell>
          <table:table-cell office:value-type="string">
            <text:p>Ooty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32155">
            <text:p>9443032155</text:p>
          </table:table-cell>
          <table:table-cell office:value-type="string">
            <text:p>vmvisu@hot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M/s. TAMILAN AGENCY</text:p>
          </table:table-cell>
          <table:table-cell office:value-type="string">
            <text:p>Jaya Lakshmi</text:p>
          </table:table-cell>
          <table:table-cell office:value-type="float" office:value="146287">
            <text:p>146287</text:p>
          </table:table-cell>
          <table:table-cell office:value-type="string">
            <text:p>KARAIKUD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705555">
            <text:p>9442705555</text:p>
          </table:table-cell>
          <table:table-cell office:value-type="string">
            <text:p>tamilanagency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adhumitha Agencies</text:p>
          </table:table-cell>
          <table:table-cell office:value-type="string">
            <text:p>A.Ganesh</text:p>
          </table:table-cell>
          <table:table-cell office:value-type="float" office:value="186122">
            <text:p>186122</text:p>
          </table:table-cell>
          <table:table-cell office:value-type="string">
            <text:p>Veerapandi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3811334">
            <text:p>9843811334</text:p>
          </table:table-cell>
          <table:table-cell office:value-type="string">
            <text:p>madhumithaagencies.vpi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ADHUS SERVICE STATION</text:p>
          </table:table-cell>
          <table:table-cell office:value-type="string">
            <text:p>C.R. RENUKADEVI</text:p>
          </table:table-cell>
          <table:table-cell office:value-type="float" office:value="110954">
            <text:p>110954</text:p>
          </table:table-cell>
          <table:table-cell table:number-columns-repeated="4" office:value-type="string">
            <text:p>Chennai</text:p>
          </table:table-cell>
          <table:table-cell office:value-type="float" office:value="9444037212">
            <text:p>9444037212</text:p>
          </table:table-cell>
          <table:table-cell office:value-type="string">
            <text:p>madhugreamsroad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AGUDAM FUELS</text:p>
          </table:table-cell>
          <table:table-cell office:value-type="string">
            <text:p>P.KANDASAMY</text:p>
          </table:table-cell>
          <table:table-cell office:value-type="float" office:value="119121">
            <text:p>119121</text:p>
          </table:table-cell>
          <table:table-cell office:value-type="string">
            <text:p>MAGUDANCHAVADI;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45644">
            <text:p>9443245644</text:p>
          </table:table-cell>
          <table:table-cell office:value-type="string">
            <text:p>makudamnh47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ahendran Agency</text:p>
          </table:table-cell>
          <table:table-cell office:value-type="string">
            <text:p>Vinatha Mahendran</text:p>
          </table:table-cell>
          <table:table-cell office:value-type="float" office:value="179241">
            <text:p>179241</text:p>
          </table:table-cell>
          <table:table-cell office:value-type="string">
            <text:p>Thiruv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176648330">
            <text:p>9176648330</text:p>
          </table:table-cell>
          <table:table-cell office:value-type="string">
            <text:p>mahendranviruga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MAHESH VIGNESH AGENCY</text:p>
          </table:table-cell>
          <table:table-cell office:value-type="string">
            <text:p>Bose Raja</text:p>
          </table:table-cell>
          <table:table-cell office:value-type="float" office:value="178253">
            <text:p>178253</text:p>
          </table:table-cell>
          <table:table-cell office:value-type="string">
            <text:p>VATTAPAR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76027286">
            <text:p>99760272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aheswari Agencies</text:p>
          </table:table-cell>
          <table:table-cell office:value-type="string">
            <text:p>A.MAHESWARI</text:p>
          </table:table-cell>
          <table:table-cell office:value-type="float" office:value="180975">
            <text:p>180975</text:p>
          </table:table-cell>
          <table:table-cell office:value-type="string">
            <text:p>Thirumangala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28796">
            <text:p>9443428796</text:p>
          </table:table-cell>
          <table:table-cell office:value-type="string">
            <text:p>mediananth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AHIA AGENCY</text:p>
          </table:table-cell>
          <table:table-cell office:value-type="string">
            <text:p>Navas</text:p>
          </table:table-cell>
          <table:table-cell office:value-type="float" office:value="173147">
            <text:p>173147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758264">
            <text:p>98947582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ALLIGAI AGENCIES</text:p>
          </table:table-cell>
          <table:table-cell office:value-type="string">
            <text:p>V.Ananthakumar &amp; .S.Vijayarajan</text:p>
          </table:table-cell>
          <table:table-cell office:value-type="float" office:value="147156">
            <text:p>147156</text:p>
          </table:table-cell>
          <table:table-cell office:value-type="string">
            <text:p>KANDAMANOOR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462683">
            <text:p>94424626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amani Agency</text:p>
          </table:table-cell>
          <table:table-cell/>
          <table:table-cell office:value-type="float" office:value="175559">
            <text:p>175559</text:p>
          </table:table-cell>
          <table:table-cell office:value-type="string">
            <text:p>Vengadampatti</text:p>
          </table:table-cell>
          <table:table-cell table:number-columns-repeated="3" office:value-type="string">
            <text:p>Tirunelveli</text:p>
          </table:table-cell>
          <table:table-cell office:value-type="float" office:value="9942504689">
            <text:p>99425046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anasarovar Agencies</text:p>
          </table:table-cell>
          <table:table-cell/>
          <table:table-cell office:value-type="float" office:value="167889">
            <text:p>167889</text:p>
          </table:table-cell>
          <table:table-cell office:value-type="string">
            <text:p>Ondipudur Road; Irugur Village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3207663">
            <text:p>93632076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angalam Retail</text:p>
          </table:table-cell>
          <table:table-cell office:value-type="string">
            <text:p>Kannapiran.C.V</text:p>
          </table:table-cell>
          <table:table-cell office:value-type="float" office:value="182079">
            <text:p>182079</text:p>
          </table:table-cell>
          <table:table-cell office:value-type="string">
            <text:p>Kovilanur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Mani Petroleum Agency</text:p>
          </table:table-cell>
          <table:table-cell/>
          <table:table-cell office:value-type="float" office:value="180154">
            <text:p>180154</text:p>
          </table:table-cell>
          <table:table-cell table:number-columns-repeated="4" office:value-type="string">
            <text:p>Chennai</text:p>
          </table:table-cell>
          <table:table-cell office:value-type="float" office:value="9444962535">
            <text:p>944496253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ani Service</text:p>
          </table:table-cell>
          <table:table-cell office:value-type="string">
            <text:p>Selvaraj</text:p>
          </table:table-cell>
          <table:table-cell office:value-type="float" office:value="113881">
            <text:p>113881</text:p>
          </table:table-cell>
          <table:table-cell office:value-type="string">
            <text:p>Manachanall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31707">
            <text:p>9443131707</text:p>
          </table:table-cell>
          <table:table-cell office:value-type="string">
            <text:p>msmaniservice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anoj agency</text:p>
          </table:table-cell>
          <table:table-cell office:value-type="string">
            <text:p>TM Manoharan</text:p>
          </table:table-cell>
          <table:table-cell office:value-type="float" office:value="155804">
            <text:p>155804</text:p>
          </table:table-cell>
          <table:table-cell office:value-type="string">
            <text:p>TNPALA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42464">
            <text:p>9443042464</text:p>
          </table:table-cell>
          <table:table-cell office:value-type="string">
            <text:p>manoj_tnp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ARAKAYAR BROTHERS;</text:p>
          </table:table-cell>
          <table:table-cell office:value-type="string">
            <text:p>R UMA</text:p>
          </table:table-cell>
          <table:table-cell office:value-type="float" office:value="136008">
            <text:p>136008</text:p>
          </table:table-cell>
          <table:table-cell table:number-columns-repeated="2"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500439940">
            <text:p>950043994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ars Agencies</text:p>
          </table:table-cell>
          <table:table-cell office:value-type="string">
            <text:p>R.Manimegalai</text:p>
          </table:table-cell>
          <table:table-cell office:value-type="float" office:value="176893">
            <text:p>176893</text:p>
          </table:table-cell>
          <table:table-cell office:value-type="string">
            <text:p>Pagalavad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65896110">
            <text:p>9865896110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ayandisamy filling Station </text:p>
          </table:table-cell>
          <table:table-cell office:value-type="string">
            <text:p>Prabhu</text:p>
          </table:table-cell>
          <table:table-cell office:value-type="float" office:value="169645">
            <text:p>169645</text:p>
          </table:table-cell>
          <table:table-cell office:value-type="string">
            <text:p>POOVANTH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792855">
            <text:p>97877928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CLOA</text:p>
          </table:table-cell>
          <table:table-cell office:value-type="string">
            <text:p>Vadivel</text:p>
          </table:table-cell>
          <table:table-cell office:value-type="float" office:value="111029">
            <text:p>111029</text:p>
          </table:table-cell>
          <table:table-cell table:number-columns-repeated="4" office:value-type="string">
            <text:p>Chennai</text:p>
          </table:table-cell>
          <table:table-cell office:value-type="float" office:value="9444273349">
            <text:p>9444273349</text:p>
          </table:table-cell>
          <table:table-cell office:value-type="string">
            <text:p>nsvreddy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eenakshi Associates</text:p>
          </table:table-cell>
          <table:table-cell office:value-type="string">
            <text:p>B.Amutha Baskaran</text:p>
          </table:table-cell>
          <table:table-cell office:value-type="float" office:value="141427">
            <text:p>141427</text:p>
          </table:table-cell>
          <table:table-cell office:value-type="string">
            <text:p>vaitheeswaran kovil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011760">
            <text:p>9894011760</text:p>
          </table:table-cell>
          <table:table-cell office:value-type="string">
            <text:p>meenakshibpcl_vkoil@yahoo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EENAKSHI AUTOMOBILES.</text:p>
          </table:table-cell>
          <table:table-cell office:value-type="string">
            <text:p>Shantha</text:p>
          </table:table-cell>
          <table:table-cell office:value-type="float" office:value="117935">
            <text:p>117935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520333">
            <text:p>94435203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ERCURY AGENCIES </text:p>
          </table:table-cell>
          <table:table-cell office:value-type="string">
            <text:p>CHINNA MAYANDI</text:p>
          </table:table-cell>
          <table:table-cell office:value-type="float" office:value="170656">
            <text:p>170656</text:p>
          </table:table-cell>
          <table:table-cell office:value-type="string">
            <text:p>Hasthinapu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84222343">
            <text:p>9884222343</text:p>
          </table:table-cell>
          <table:table-cell office:value-type="string">
            <text:p>mercury170656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ichel Fillin Station</text:p>
          </table:table-cell>
          <table:table-cell office:value-type="string">
            <text:p>STALIN</text:p>
          </table:table-cell>
          <table:table-cell office:value-type="float" office:value="168658">
            <text:p>168658</text:p>
          </table:table-cell>
          <table:table-cell office:value-type="string">
            <text:p>SIVAGANGA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43968">
            <text:p>9842143968</text:p>
          </table:table-cell>
          <table:table-cell office:value-type="string">
            <text:p>jbrittoamalan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MKC FILLING</text:p>
          </table:table-cell>
          <table:table-cell office:value-type="string">
            <text:p>MADHUSUDANAN</text:p>
          </table:table-cell>
          <table:table-cell office:value-type="float" office:value="174415">
            <text:p>174415</text:p>
          </table:table-cell>
          <table:table-cell table:number-columns-repeated="2"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721442">
            <text:p>9443721442</text:p>
          </table:table-cell>
          <table:table-cell office:value-type="string">
            <text:p>mathisoodan.k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KT MOTORS; PUDUR</text:p>
          </table:table-cell>
          <table:table-cell office:value-type="string">
            <text:p>Mathialagan</text:p>
          </table:table-cell>
          <table:table-cell office:value-type="float" office:value="144205">
            <text:p>144205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4039693">
            <text:p>94440396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M Petro Fules</text:p>
          </table:table-cell>
          <table:table-cell office:value-type="string">
            <text:p>Murugaswamy</text:p>
          </table:table-cell>
          <table:table-cell office:value-type="float" office:value="148574">
            <text:p>148574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3124632">
            <text:p>93631246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M.FUELS</text:p>
          </table:table-cell>
          <table:table-cell office:value-type="string">
            <text:p>N.N. RAVI</text:p>
          </table:table-cell>
          <table:table-cell office:value-type="float" office:value="155144">
            <text:p>155144</text:p>
          </table:table-cell>
          <table:table-cell office:value-type="string">
            <text:p>Thally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124072">
            <text:p>9443124072</text:p>
          </table:table-cell>
          <table:table-cell office:value-type="string">
            <text:p>nnravi5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otherson Trader</text:p>
          </table:table-cell>
          <table:table-cell/>
          <table:table-cell office:value-type="float" office:value="172292">
            <text:p>172292</text:p>
          </table:table-cell>
          <table:table-cell office:value-type="string">
            <text:p>Nallur Village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44433970">
            <text:p>93444339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R TRANSPORTS</text:p>
          </table:table-cell>
          <table:table-cell office:value-type="string">
            <text:p>RAMAKRISHNAN</text:p>
          </table:table-cell>
          <table:table-cell office:value-type="float" office:value="149143">
            <text:p>149143</text:p>
          </table:table-cell>
          <table:table-cell office:value-type="string">
            <text:p>Ramanathapuram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656570">
            <text:p>9894656570</text:p>
          </table:table-cell>
          <table:table-cell office:value-type="string">
            <text:p>mrtrmd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RL Agencies</text:p>
          </table:table-cell>
          <table:table-cell office:value-type="string">
            <text:p>Ramalakshmi murugesan</text:p>
          </table:table-cell>
          <table:table-cell office:value-type="float" office:value="159965">
            <text:p>159965</text:p>
          </table:table-cell>
          <table:table-cell office:value-type="string">
            <text:p>Chenna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444064911">
            <text:p>9444064911</text:p>
          </table:table-cell>
          <table:table-cell office:value-type="string">
            <text:p>mrlagenciesmuruges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RM Agencies</text:p>
          </table:table-cell>
          <table:table-cell office:value-type="string">
            <text:p>Rajendiran</text:p>
          </table:table-cell>
          <table:table-cell office:value-type="float" office:value="175646">
            <text:p>175646</text:p>
          </table:table-cell>
          <table:table-cell office:value-type="string">
            <text:p>Arumbavur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50964464">
            <text:p>9750964464</text:p>
          </table:table-cell>
          <table:table-cell office:value-type="string">
            <text:p>itpass3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RM Enterprises</text:p>
          </table:table-cell>
          <table:table-cell office:value-type="string">
            <text:p>Sathya</text:p>
          </table:table-cell>
          <table:table-cell office:value-type="float" office:value="180973">
            <text:p>180973</text:p>
          </table:table-cell>
          <table:table-cell office:value-type="string">
            <text:p>Kolakanath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26450616">
            <text:p>9626450616</text:p>
          </table:table-cell>
          <table:table-cell office:value-type="string">
            <text:p>rajusathya188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rs.A.P.Ranganayagi Ammal</text:p>
          </table:table-cell>
          <table:table-cell/>
          <table:table-cell office:value-type="float" office:value="111077">
            <text:p>111077</text:p>
          </table:table-cell>
          <table:table-cell office:value-type="string">
            <text:p>Sholingh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86069999">
            <text:p>9786069999</text:p>
          </table:table-cell>
          <table:table-cell office:value-type="string">
            <text:p>aprampapgk2013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RV Supplies</text:p>
          </table:table-cell>
          <table:table-cell office:value-type="string">
            <text:p>Vijayamoorthy</text:p>
          </table:table-cell>
          <table:table-cell office:value-type="float" office:value="113883">
            <text:p>113883</text:p>
          </table:table-cell>
          <table:table-cell office:value-type="string">
            <text:p>Lalgud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1779">
            <text:p>9443141779</text:p>
          </table:table-cell>
          <table:table-cell office:value-type="string">
            <text:p>mrv.suppl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MSK Enterprises</text:p>
          </table:table-cell>
          <table:table-cell office:value-type="string">
            <text:p>MS Krishnakumar</text:p>
          </table:table-cell>
          <table:table-cell office:value-type="float" office:value="154987">
            <text:p>154987</text:p>
          </table:table-cell>
          <table:table-cell office:value-type="string">
            <text:p>Ammapett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50559">
            <text:p>9842750559</text:p>
          </table:table-cell>
          <table:table-cell office:value-type="string">
            <text:p>msk15498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SM Petrofills</text:p>
          </table:table-cell>
          <table:table-cell/>
          <table:table-cell office:value-type="float" office:value="143137">
            <text:p>143137</text:p>
          </table:table-cell>
          <table:table-cell office:value-type="string">
            <text:p>Ondipud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977005">
            <text:p>99949770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ugugan Fuelling Centre</text:p>
          </table:table-cell>
          <table:table-cell/>
          <table:table-cell office:value-type="float" office:value="117970">
            <text:p>117970</text:p>
          </table:table-cell>
          <table:table-cell office:value-type="string">
            <text:p>Mylaudy ; NG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8271711">
            <text:p>94882717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URUGAIYAN &amp;CO</text:p>
          </table:table-cell>
          <table:table-cell office:value-type="string">
            <text:p>D MURUGAIYAN</text:p>
          </table:table-cell>
          <table:table-cell office:value-type="float" office:value="119120">
            <text:p>119120</text:p>
          </table:table-cell>
          <table:table-cell office:value-type="string">
            <text:p>JALAKANDAPURAM;METT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500960579">
            <text:p>9500960579</text:p>
          </table:table-cell>
          <table:table-cell office:value-type="string">
            <text:p>murugaiyanbpc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UTHU AGENCIES</text:p>
          </table:table-cell>
          <table:table-cell office:value-type="string">
            <text:p>M.RAJKUMAR</text:p>
          </table:table-cell>
          <table:table-cell office:value-type="float" office:value="174099">
            <text:p>174099</text:p>
          </table:table-cell>
          <table:table-cell office:value-type="string">
            <text:p>Morappur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751440050">
            <text:p>9751440050</text:p>
          </table:table-cell>
          <table:table-cell office:value-type="string">
            <text:p>rajkumar.muthu7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Muthu Agencies</text:p>
          </table:table-cell>
          <table:table-cell office:value-type="string">
            <text:p>M.AYYAPPAN</text:p>
          </table:table-cell>
          <table:table-cell office:value-type="float" office:value="113844">
            <text:p>113844</text:p>
          </table:table-cell>
          <table:table-cell office:value-type="string">
            <text:p>Sholapur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708564">
            <text:p>9787708564</text:p>
          </table:table-cell>
          <table:table-cell office:value-type="string">
            <text:p>kbm.kama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uthu Enterprises</text:p>
          </table:table-cell>
          <table:table-cell/>
          <table:table-cell office:value-type="float" office:value="169228">
            <text:p>169228</text:p>
          </table:table-cell>
          <table:table-cell office:value-type="string">
            <text:p>Cheranmadvi</text:p>
          </table:table-cell>
          <table:table-cell table:number-columns-repeated="3" office:value-type="string">
            <text:p>Tirunelveli</text:p>
          </table:table-cell>
          <table:table-cell office:value-type="float" office:value="9842583060">
            <text:p>984258306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UTHU FS; KOCHADAI</text:p>
          </table:table-cell>
          <table:table-cell office:value-type="string">
            <text:p>Thiraviyam</text:p>
          </table:table-cell>
          <table:table-cell office:value-type="float" office:value="141490">
            <text:p>14149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145802">
            <text:p>94431458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uthulaksmi M/s</text:p>
          </table:table-cell>
          <table:table-cell office:value-type="string">
            <text:p>Nambisamy.S</text:p>
          </table:table-cell>
          <table:table-cell office:value-type="float" office:value="117972">
            <text:p>117972</text:p>
          </table:table-cell>
          <table:table-cell office:value-type="string">
            <text:p>Ambasamudram</text:p>
          </table:table-cell>
          <table:table-cell table:number-columns-repeated="3" office:value-type="string">
            <text:p>Tirunelveli</text:p>
          </table:table-cell>
          <table:table-cell office:value-type="float" office:value="9443582967">
            <text:p>9443582967</text:p>
          </table:table-cell>
          <table:table-cell office:value-type="string">
            <text:p>nambisamyamba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MUTHUVEL MOTORS</text:p>
          </table:table-cell>
          <table:table-cell office:value-type="string">
            <text:p>Amaresan</text:p>
          </table:table-cell>
          <table:table-cell office:value-type="float" office:value="117966">
            <text:p>117966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374033">
            <text:p>98433740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My DealerShip 1</text:p>
          </table:table-cell>
          <table:table-cell office:value-type="string">
            <text:p>My Dealer 1</text:p>
          </table:table-cell>
          <table:table-cell office:value-type="float" office:value="123456">
            <text:p>123456</text:p>
          </table:table-cell>
          <table:table-cell office:value-type="string">
            <text:p>Aathipatti</text:p>
          </table:table-cell>
          <table:table-cell office:value-type="string">
            <text:p>Chenn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77898241">
            <text:p>9677898241</text:p>
          </table:table-cell>
          <table:table-cell office:value-type="string">
            <text:p>ramkumar@560degree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N K S. Murugan Fuel Service</text:p>
          </table:table-cell>
          <table:table-cell/>
          <table:table-cell office:value-type="float" office:value="148261">
            <text:p>148261</text:p>
          </table:table-cell>
          <table:table-cell office:value-type="string">
            <text:p>Vilathikul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163102">
            <text:p>94431631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N.M.Thirumalai Agency</text:p>
          </table:table-cell>
          <table:table-cell office:value-type="string">
            <text:p>S.Kavitha</text:p>
          </table:table-cell>
          <table:table-cell office:value-type="float" office:value="178478">
            <text:p>178478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878824">
            <text:p>9865878824</text:p>
          </table:table-cell>
          <table:table-cell office:value-type="string">
            <text:p>vvpksiva@yaho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N.Mahalingam</text:p>
          </table:table-cell>
          <table:table-cell office:value-type="string">
            <text:p>V.Sabarigiri</text:p>
          </table:table-cell>
          <table:table-cell office:value-type="float" office:value="114301">
            <text:p>114301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85509456">
            <text:p>9585509456</text:p>
          </table:table-cell>
          <table:table-cell office:value-type="string">
            <text:p>sabari@nmandc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N.Mahalingam</text:p>
          </table:table-cell>
          <table:table-cell office:value-type="string">
            <text:p>M.Senthil kumar</text:p>
          </table:table-cell>
          <table:table-cell office:value-type="float" office:value="114310">
            <text:p>114310</text:p>
          </table:table-cell>
          <table:table-cell office:value-type="string">
            <text:p>Dr.Nanjappa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786195000">
            <text:p>978619500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N.Mahalingam &amp; Co</text:p>
          </table:table-cell>
          <table:table-cell/>
          <table:table-cell office:value-type="float" office:value="114302">
            <text:p>114302</text:p>
          </table:table-cell>
          <table:table-cell office:value-type="string">
            <text:p>Udumalpe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884931">
            <text:p>9843884931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N.N.Naidu &amp; Sons</text:p>
          </table:table-cell>
          <table:table-cell office:value-type="string">
            <text:p>K.Jayaram</text:p>
          </table:table-cell>
          <table:table-cell office:value-type="float" office:value="114331">
            <text:p>114331</text:p>
          </table:table-cell>
          <table:table-cell office:value-type="string">
            <text:p>Ooty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897818">
            <text:p>9443897818</text:p>
          </table:table-cell>
          <table:table-cell office:value-type="string">
            <text:p>pradheesh@msn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N.S.Mohamed Sultan Automobiles</text:p>
          </table:table-cell>
          <table:table-cell office:value-type="string">
            <text:p>SHAHUL HAMEED</text:p>
          </table:table-cell>
          <table:table-cell office:value-type="float" office:value="118018">
            <text:p>118018</text:p>
          </table:table-cell>
          <table:table-cell office:value-type="string">
            <text:p>Parthibhanoor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4064225">
            <text:p>9444064225</text:p>
          </table:table-cell>
          <table:table-cell office:value-type="string">
            <text:p>nsmbpcl@gmail.com</text:p>
          </table:table-cell>
          <table:table-cell office:value-type="float" office:value="4000">
            <text:p>4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.S.Raanj Enterprises</text:p>
          </table:table-cell>
          <table:table-cell office:value-type="string">
            <text:p>N.Sivalingam</text:p>
          </table:table-cell>
          <table:table-cell office:value-type="float" office:value="170959">
            <text:p>170959</text:p>
          </table:table-cell>
          <table:table-cell office:value-type="string">
            <text:p>Panrut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744632">
            <text:p>944374463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N.S.Rajan</text:p>
          </table:table-cell>
          <table:table-cell office:value-type="string">
            <text:p>UmaChander</text:p>
          </table:table-cell>
          <table:table-cell office:value-type="float" office:value="111072">
            <text:p>111072</text:p>
          </table:table-cell>
          <table:table-cell office:value-type="string">
            <text:p>Amb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12086">
            <text:p>9444012086</text:p>
          </table:table-cell>
          <table:table-cell office:value-type="string">
            <text:p>umachanders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N.S.Rajan</text:p>
          </table:table-cell>
          <table:table-cell/>
          <table:table-cell office:value-type="float" office:value="111073">
            <text:p>111073</text:p>
          </table:table-cell>
          <table:table-cell office:value-type="string">
            <text:p>Vaniyambad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12086">
            <text:p>944401208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Naaraayanasamy Fuels</text:p>
          </table:table-cell>
          <table:table-cell/>
          <table:table-cell office:value-type="float" office:value="186788">
            <text:p>186788</text:p>
          </table:table-cell>
          <table:table-cell office:value-type="string">
            <text:p>Vanjur-Gandhinaga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28684">
            <text:p>9443228684</text:p>
          </table:table-cell>
          <table:table-cell office:value-type="string">
            <text:p>eswaribuilders2008@yahho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NADEEM FUEL CENTER</text:p>
          </table:table-cell>
          <table:table-cell office:value-type="string">
            <text:p>NADEEM</text:p>
          </table:table-cell>
          <table:table-cell office:value-type="float" office:value="119061">
            <text:p>119061</text:p>
          </table:table-cell>
          <table:table-cell office:value-type="string">
            <text:p>Shoolagir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7811981499">
            <text:p>7811981499</text:p>
          </table:table-cell>
          <table:table-cell office:value-type="string">
            <text:p>nadeemfuelcentre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NADEEM FUEL CENTER</text:p>
          </table:table-cell>
          <table:table-cell office:value-type="string">
            <text:p>NADEEM</text:p>
          </table:table-cell>
          <table:table-cell office:value-type="float" office:value="119067">
            <text:p>119067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7811981499">
            <text:p>7811981499</text:p>
          </table:table-cell>
          <table:table-cell office:value-type="string">
            <text:p>nadeemfuelcentre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NADESA SERVICE STATION</text:p>
          </table:table-cell>
          <table:table-cell office:value-type="string">
            <text:p>N. DHANAPAL</text:p>
          </table:table-cell>
          <table:table-cell office:value-type="float" office:value="119066">
            <text:p>119066</text:p>
          </table:table-cell>
          <table:table-cell office:value-type="string">
            <text:p>Harur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981340">
            <text:p>9443981340</text:p>
          </table:table-cell>
          <table:table-cell office:value-type="string">
            <text:p>srn_dhanapal@yahoo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Nah Petroleum</text:p>
          </table:table-cell>
          <table:table-cell office:value-type="string">
            <text:p>N.CHANNA BASAVARAJ</text:p>
          </table:table-cell>
          <table:table-cell office:value-type="float" office:value="169964">
            <text:p>169964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123494">
            <text:p>9894123494</text:p>
          </table:table-cell>
          <table:table-cell office:value-type="string">
            <text:p>channabasavaraj.nah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NAHU AGENCIES</text:p>
          </table:table-cell>
          <table:table-cell office:value-type="string">
            <text:p>H.Yunus Kader Meeran</text:p>
          </table:table-cell>
          <table:table-cell office:value-type="float" office:value="147386">
            <text:p>147386</text:p>
          </table:table-cell>
          <table:table-cell office:value-type="string">
            <text:p>CHINNALA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26416">
            <text:p>9443026416</text:p>
          </table:table-cell>
          <table:table-cell office:value-type="string">
            <text:p>khyunuskm@rediff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allya Gounder Agency</text:p>
          </table:table-cell>
          <table:table-cell office:value-type="string">
            <text:p>Panneerselvam</text:p>
          </table:table-cell>
          <table:table-cell office:value-type="float" office:value="173813">
            <text:p>173813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87255737">
            <text:p>9487255737</text:p>
          </table:table-cell>
          <table:table-cell office:value-type="string">
            <text:p>panneer.prakash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NANDINI SERVICE STATION </text:p>
          </table:table-cell>
          <table:table-cell office:value-type="string">
            <text:p>M.B. Ajith</text:p>
          </table:table-cell>
          <table:table-cell office:value-type="float" office:value="163923">
            <text:p>163923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80800590">
            <text:p>9980800590</text:p>
          </table:table-cell>
          <table:table-cell office:value-type="string">
            <text:p>nandiniservicestatio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anjappa Enterprises</text:p>
          </table:table-cell>
          <table:table-cell office:value-type="string">
            <text:p>K.Rajasekaran</text:p>
          </table:table-cell>
          <table:table-cell office:value-type="float" office:value="114324">
            <text:p>114324</text:p>
          </table:table-cell>
          <table:table-cell office:value-type="string">
            <text:p>Singanallur Village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3100279">
            <text:p>9363100279</text:p>
          </table:table-cell>
          <table:table-cell office:value-type="string">
            <text:p>kumastha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NARENVISHNU AGENCIES</text:p>
          </table:table-cell>
          <table:table-cell office:value-type="string">
            <text:p>S.ViJayalakshmi</text:p>
          </table:table-cell>
          <table:table-cell office:value-type="float" office:value="146187">
            <text:p>146187</text:p>
          </table:table-cell>
          <table:table-cell office:value-type="string">
            <text:p>UPPUKOTTA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788804">
            <text:p>9842788804</text:p>
          </table:table-cell>
          <table:table-cell office:value-type="string">
            <text:p>d14618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Natesan &amp; Co</text:p>
          </table:table-cell>
          <table:table-cell/>
          <table:table-cell office:value-type="float" office:value="117973">
            <text:p>117973</text:p>
          </table:table-cell>
          <table:table-cell office:value-type="string">
            <text:p>Kallidaikurichi</text:p>
          </table:table-cell>
          <table:table-cell table:number-columns-repeated="3" office:value-type="string">
            <text:p>Tirunelveli</text:p>
          </table:table-cell>
          <table:table-cell office:value-type="float" office:value="9943324434">
            <text:p>994332443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Natesh Fuels</text:p>
          </table:table-cell>
          <table:table-cell office:value-type="string">
            <text:p>M.AMUTHA</text:p>
          </table:table-cell>
          <table:table-cell office:value-type="float" office:value="180543">
            <text:p>180543</text:p>
          </table:table-cell>
          <table:table-cell office:value-type="string">
            <text:p>Pattu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988444">
            <text:p>9842988444</text:p>
          </table:table-cell>
          <table:table-cell office:value-type="string">
            <text:p>nateshfuels_bpcl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Needle Industries Petrol Bunk</text:p>
          </table:table-cell>
          <table:table-cell office:value-type="string">
            <text:p>Needle Industries (I) Pvt.Ltd Bunk</text:p>
          </table:table-cell>
          <table:table-cell office:value-type="float" office:value="114330">
            <text:p>114330</text:p>
          </table:table-cell>
          <table:table-cell office:value-type="string">
            <text:p>Ketti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8242492">
            <text:p>9488242492</text:p>
          </table:table-cell>
          <table:table-cell office:value-type="string">
            <text:p>needle114330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Nelar</text:p>
          </table:table-cell>
          <table:table-cell office:value-type="string">
            <text:p>P.B.Nawaz</text:p>
          </table:table-cell>
          <table:table-cell office:value-type="float" office:value="114300">
            <text:p>114300</text:p>
          </table:table-cell>
          <table:table-cell office:value-type="string">
            <text:p>Big Bazaar Stree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64332">
            <text:p>94430643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Nexus Petro</text:p>
          </table:table-cell>
          <table:table-cell office:value-type="string">
            <text:p>A.Ramamurthy</text:p>
          </table:table-cell>
          <table:table-cell office:value-type="float" office:value="187052">
            <text:p>187052</text:p>
          </table:table-cell>
          <table:table-cell office:value-type="string">
            <text:p>Kanchipu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381029411">
            <text:p>9381029411</text:p>
          </table:table-cell>
          <table:table-cell office:value-type="string">
            <text:p>nexuspe187052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Nittish Petro Agency</text:p>
          </table:table-cell>
          <table:table-cell office:value-type="string">
            <text:p>M.Sumathi</text:p>
          </table:table-cell>
          <table:table-cell office:value-type="float" office:value="157377">
            <text:p>157377</text:p>
          </table:table-cell>
          <table:table-cell office:value-type="string">
            <text:p>Devanur Pud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51056">
            <text:p>94430510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NJN Agencies</text:p>
          </table:table-cell>
          <table:table-cell office:value-type="string">
            <text:p>Vellaisamy</text:p>
          </table:table-cell>
          <table:table-cell office:value-type="float" office:value="171382">
            <text:p>171382</text:p>
          </table:table-cell>
          <table:table-cell office:value-type="string">
            <text:p>Krishnapur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84895743">
            <text:p>988489574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NNB FUELS</text:p>
          </table:table-cell>
          <table:table-cell office:value-type="string">
            <text:p>Y.NAVEEN BASHA</text:p>
          </table:table-cell>
          <table:table-cell office:value-type="float" office:value="175813">
            <text:p>175813</text:p>
          </table:table-cell>
          <table:table-cell office:value-type="string">
            <text:p>Thoppur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94791617">
            <text:p>9994791617</text:p>
          </table:table-cell>
          <table:table-cell office:value-type="string">
            <text:p>naveenkct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NRS Agencies</text:p>
          </table:table-cell>
          <table:table-cell office:value-type="string">
            <text:p>Inbaraj</text:p>
          </table:table-cell>
          <table:table-cell office:value-type="float" office:value="159042">
            <text:p>159042</text:p>
          </table:table-cell>
          <table:table-cell office:value-type="string">
            <text:p>Koduva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57411">
            <text:p>9443757411</text:p>
          </table:table-cell>
          <table:table-cell office:value-type="string">
            <text:p>nrsagencies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NSC &amp; PPC</text:p>
          </table:table-cell>
          <table:table-cell office:value-type="string">
            <text:p>Manoharan.G</text:p>
          </table:table-cell>
          <table:table-cell office:value-type="float" office:value="113861">
            <text:p>113861</text:p>
          </table:table-cell>
          <table:table-cell table:number-columns-repeated="2"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8618508">
            <text:p>9488618508</text:p>
          </table:table-cell>
          <table:table-cell office:value-type="string">
            <text:p>bpclnaga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NSR&amp; CO</text:p>
          </table:table-cell>
          <table:table-cell office:value-type="string">
            <text:p>S.ARUN PRASANNA</text:p>
          </table:table-cell>
          <table:table-cell office:value-type="float" office:value="181917">
            <text:p>181917</text:p>
          </table:table-cell>
          <table:table-cell office:value-type="string">
            <text:p>PAGAL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94214202">
            <text:p>9994214202</text:p>
          </table:table-cell>
          <table:table-cell office:value-type="string">
            <text:p>nsrsaru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Olive Filling Station</text:p>
          </table:table-cell>
          <table:table-cell office:value-type="string">
            <text:p>C.Peulah Elizabeth</text:p>
          </table:table-cell>
          <table:table-cell office:value-type="float" office:value="180002">
            <text:p>180002</text:p>
          </table:table-cell>
          <table:table-cell office:value-type="string">
            <text:p>Aathi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791528987">
            <text:p>9791528987</text:p>
          </table:table-cell>
          <table:table-cell office:value-type="string">
            <text:p>chrish.jasmie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OM <text:s/>ARUNACHALA <text:s/>AGENCIES</text:p>
          </table:table-cell>
          <table:table-cell office:value-type="string">
            <text:p>Rajkumar</text:p>
          </table:table-cell>
          <table:table-cell office:value-type="float" office:value="180658">
            <text:p>180658</text:p>
          </table:table-cell>
          <table:table-cell office:value-type="string">
            <text:p>CHENGAM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69261">
            <text:p>9443969261</text:p>
          </table:table-cell>
          <table:table-cell office:value-type="string">
            <text:p>arundeepakraj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OM AGENCIES</text:p>
          </table:table-cell>
          <table:table-cell office:value-type="string">
            <text:p>C.Kathirvel</text:p>
          </table:table-cell>
          <table:table-cell office:value-type="float" office:value="148440">
            <text:p>148440</text:p>
          </table:table-cell>
          <table:table-cell office:value-type="string">
            <text:p>KANNIVAD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26416">
            <text:p>9443026416</text:p>
          </table:table-cell>
          <table:table-cell office:value-type="string">
            <text:p>kvel17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Om Muruga Automobiles</text:p>
          </table:table-cell>
          <table:table-cell office:value-type="string">
            <text:p>P.Ramesh Babu</text:p>
          </table:table-cell>
          <table:table-cell office:value-type="float" office:value="182595">
            <text:p>182595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245046">
            <text:p>989424504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OM SAKTHI SERVICE STATION </text:p>
          </table:table-cell>
          <table:table-cell/>
          <table:table-cell office:value-type="float" office:value="170177">
            <text:p>170177</text:p>
          </table:table-cell>
          <table:table-cell office:value-type="string">
            <text:p>Ullaga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41047997">
            <text:p>9741047997</text:p>
          </table:table-cell>
          <table:table-cell office:value-type="string">
            <text:p>omsakthi17017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Om Sree Ranga Petrol Bunk</text:p>
          </table:table-cell>
          <table:table-cell office:value-type="string">
            <text:p>R.Thangavelu</text:p>
          </table:table-cell>
          <table:table-cell office:value-type="float" office:value="143136">
            <text:p>143136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245758">
            <text:p>9843245758</text:p>
          </table:table-cell>
          <table:table-cell office:value-type="string">
            <text:p>thangavelu222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Oriental Agencies</text:p>
          </table:table-cell>
          <table:table-cell office:value-type="string">
            <text:p>V.C.Chockani</text:p>
          </table:table-cell>
          <table:table-cell office:value-type="float" office:value="113888">
            <text:p>113888</text:p>
          </table:table-cell>
          <table:table-cell office:value-type="string">
            <text:p>Dalmiapuram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2699701">
            <text:p>9942699701</text:p>
          </table:table-cell>
          <table:table-cell office:value-type="string">
            <text:p>rammurali701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.A.R &amp; CO</text:p>
          </table:table-cell>
          <table:table-cell office:value-type="string">
            <text:p>B.Shyamala</text:p>
          </table:table-cell>
          <table:table-cell office:value-type="float" office:value="182810">
            <text:p>182810</text:p>
          </table:table-cell>
          <table:table-cell office:value-type="string">
            <text:p>PALANI TOWN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Irugur</text:p>
          </table:table-cell>
          <table:table-cell office:value-type="float" office:value="9842140016">
            <text:p>98421400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.A.Rahim Sahib &amp; Sons</text:p>
          </table:table-cell>
          <table:table-cell office:value-type="string">
            <text:p>N.Arshath</text:p>
          </table:table-cell>
          <table:table-cell office:value-type="float" office:value="114305">
            <text:p>114305</text:p>
          </table:table-cell>
          <table:table-cell office:value-type="string">
            <text:p>Pallad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100585">
            <text:p>98941005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.Durairaj &amp; P.Soundraraj</text:p>
          </table:table-cell>
          <table:table-cell office:value-type="string">
            <text:p>Terrencepaul</text:p>
          </table:table-cell>
          <table:table-cell office:value-type="float" office:value="113863">
            <text:p>113863</text:p>
          </table:table-cell>
          <table:table-cell office:value-type="string">
            <text:p>Karaikal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312000">
            <text:p>9842312000</text:p>
          </table:table-cell>
          <table:table-cell office:value-type="string">
            <text:p>terrygoy200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P.Mallaiyan</text:p>
          </table:table-cell>
          <table:table-cell office:value-type="string">
            <text:p>M.Duraiswamy</text:p>
          </table:table-cell>
          <table:table-cell office:value-type="float" office:value="114303">
            <text:p>114303</text:p>
          </table:table-cell>
          <table:table-cell office:value-type="string">
            <text:p>Madukkar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6660062">
            <text:p>9366660062</text:p>
          </table:table-cell>
          <table:table-cell office:value-type="string">
            <text:p>p.mallaiyan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P.Natarajan</text:p>
          </table:table-cell>
          <table:table-cell office:value-type="float" office:value="114343">
            <text:p>114343</text:p>
          </table:table-cell>
          <table:table-cell office:value-type="string">
            <text:p>DHARAPUR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455288">
            <text:p>9894455288</text:p>
          </table:table-cell>
          <table:table-cell office:value-type="string">
            <text:p>santh99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P.Natesan Company</text:p>
          </table:table-cell>
          <table:table-cell office:value-type="string">
            <text:p>A.V.V Saravanan</text:p>
          </table:table-cell>
          <table:table-cell office:value-type="float" office:value="114299">
            <text:p>114299</text:p>
          </table:table-cell>
          <table:table-cell office:value-type="string">
            <text:p>Valpar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72330">
            <text:p>98422723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.P.S Murugan Agency</text:p>
          </table:table-cell>
          <table:table-cell office:value-type="string">
            <text:p>P. Murugan</text:p>
          </table:table-cell>
          <table:table-cell office:value-type="float" office:value="170929">
            <text:p>170929</text:p>
          </table:table-cell>
          <table:table-cell office:value-type="string">
            <text:p>Vadalur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59245">
            <text:p>9443259245</text:p>
          </table:table-cell>
          <table:table-cell office:value-type="string">
            <text:p>ppsmuruganagency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P.R.KARUPPIAH NADAR &amp; SONS</text:p>
          </table:table-cell>
          <table:table-cell office:value-type="string">
            <text:p>B.Duraichiammal; . B.Sreenivasan Deviah &amp; B Ernest</text:p>
          </table:table-cell>
          <table:table-cell office:value-type="float" office:value="117965">
            <text:p>117965</text:p>
          </table:table-cell>
          <table:table-cell office:value-type="string">
            <text:p>PATTIVEERAN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18244">
            <text:p>98424182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.S.Agencies</text:p>
          </table:table-cell>
          <table:table-cell office:value-type="string">
            <text:p>P.Shanmugasundaram</text:p>
          </table:table-cell>
          <table:table-cell office:value-type="float" office:value="114929">
            <text:p>114929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059770">
            <text:p>98420597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.S.K.Agencies</text:p>
          </table:table-cell>
          <table:table-cell/>
          <table:table-cell office:value-type="float" office:value="179974">
            <text:p>179974</text:p>
          </table:table-cell>
          <table:table-cell office:value-type="string">
            <text:p>Dharkas road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665852">
            <text:p>9840665852</text:p>
          </table:table-cell>
          <table:table-cell office:value-type="string">
            <text:p>psk179974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.S.S Agencies</text:p>
          </table:table-cell>
          <table:table-cell/>
          <table:table-cell office:value-type="float" office:value="179270">
            <text:p>179270</text:p>
          </table:table-cell>
          <table:table-cell office:value-type="string">
            <text:p>Natrampall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003520014">
            <text:p>9003520014</text:p>
          </table:table-cell>
          <table:table-cell office:value-type="string">
            <text:p>singaram.p.s.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P.SHANMUGAM &amp;BROS </text:p>
          </table:table-cell>
          <table:table-cell/>
          <table:table-cell office:value-type="float" office:value="111091">
            <text:p>111091</text:p>
          </table:table-cell>
          <table:table-cell office:value-type="string">
            <text:p>Kanchipu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3349265">
            <text:p>9443349265</text:p>
          </table:table-cell>
          <table:table-cell office:value-type="string">
            <text:p>pshanmugham11109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P.Swamikkannu &amp; Sons</text:p>
          </table:table-cell>
          <table:table-cell office:value-type="string">
            <text:p>K.Sundarraj</text:p>
          </table:table-cell>
          <table:table-cell office:value-type="float" office:value="114332">
            <text:p>114332</text:p>
          </table:table-cell>
          <table:table-cell office:value-type="string">
            <text:p>Ooty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91889">
            <text:p>9443091889</text:p>
          </table:table-cell>
          <table:table-cell office:value-type="string">
            <text:p>getsundaraj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.V. FUELS</text:p>
          </table:table-cell>
          <table:table-cell office:value-type="string">
            <text:p>P.SENDHIL</text:p>
          </table:table-cell>
          <table:table-cell office:value-type="float" office:value="171720">
            <text:p>171720</text:p>
          </table:table-cell>
          <table:table-cell office:value-type="string">
            <text:p>Sellampatt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94458610">
            <text:p>9994458610</text:p>
          </table:table-cell>
          <table:table-cell office:value-type="string">
            <text:p>pv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P.V.S &amp;Co</text:p>
          </table:table-cell>
          <table:table-cell/>
          <table:table-cell office:value-type="float" office:value="184091">
            <text:p>184091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401832">
            <text:p>99944018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string">
            <text:p>P.Vasudevan</text:p>
          </table:table-cell>
          <table:table-cell office:value-type="float" office:value="114342">
            <text:p>114342</text:p>
          </table:table-cell>
          <table:table-cell office:value-type="string">
            <text:p>Sathyamangal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870263997">
            <text:p>8870263997</text:p>
          </table:table-cell>
          <table:table-cell office:value-type="string">
            <text:p>vivekva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PACR SETHURAMMAL CHARITIES</text:p>
          </table:table-cell>
          <table:table-cell/>
          <table:table-cell office:value-type="float" office:value="111111">
            <text:p>111111</text:p>
          </table:table-cell>
          <table:table-cell office:value-type="string">
            <text:p>SINGIPUR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10425202">
            <text:p>97104252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PACR Sethurammal Charity Trust</text:p>
          </table:table-cell>
          <table:table-cell office:value-type="string">
            <text:p>P.R.Ramasubramania Raja</text:p>
          </table:table-cell>
          <table:table-cell office:value-type="float" office:value="117984">
            <text:p>117984</text:p>
          </table:table-cell>
          <table:table-cell office:value-type="string">
            <text:p>Pandalgud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94503148">
            <text:p>9894503148</text:p>
          </table:table-cell>
          <table:table-cell office:value-type="string">
            <text:p>pacr_trust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PACR Sethurammal Charity Trust</text:p>
          </table:table-cell>
          <table:table-cell office:value-type="string">
            <text:p>P.R.Ramasubramania Raja</text:p>
          </table:table-cell>
          <table:table-cell office:value-type="float" office:value="117969">
            <text:p>117969</text:p>
          </table:table-cell>
          <table:table-cell office:value-type="string">
            <text:p>Thulukka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94503148">
            <text:p>9894503148</text:p>
          </table:table-cell>
          <table:table-cell office:value-type="string">
            <text:p>pacr_trust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PACR Sethurammal Charity Trust</text:p>
          </table:table-cell>
          <table:table-cell office:value-type="string">
            <text:p>P.R.Ramasubramania Raja</text:p>
          </table:table-cell>
          <table:table-cell office:value-type="float" office:value="138798">
            <text:p>138798</text:p>
          </table:table-cell>
          <table:table-cell office:value-type="string">
            <text:p>Rajapalay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65210968">
            <text:p>9865210968</text:p>
          </table:table-cell>
          <table:table-cell office:value-type="string">
            <text:p>pacr_trust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Padma Auto Service &amp; Supply</text:p>
          </table:table-cell>
          <table:table-cell/>
          <table:table-cell office:value-type="float" office:value="111075">
            <text:p>111075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94811111">
            <text:p>9894811111</text:p>
          </table:table-cell>
          <table:table-cell office:value-type="string">
            <text:p>prasanthin2020@gmail.com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Padmavathi Agencies</text:p>
          </table:table-cell>
          <table:table-cell/>
          <table:table-cell office:value-type="float" office:value="150301">
            <text:p>150301</text:p>
          </table:table-cell>
          <table:table-cell office:value-type="string">
            <text:p>Odugath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86869386">
            <text:p>9786869386</text:p>
          </table:table-cell>
          <table:table-cell office:value-type="string">
            <text:p>padmavathiod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PADMAVATHI AGENCIES</text:p>
          </table:table-cell>
          <table:table-cell office:value-type="string">
            <text:p>Harikrishna</text:p>
          </table:table-cell>
          <table:table-cell office:value-type="float" office:value="147474">
            <text:p>147474</text:p>
          </table:table-cell>
          <table:table-cell office:value-type="string">
            <text:p>ARAN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4938427">
            <text:p>994493842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Palani Agencies</text:p>
          </table:table-cell>
          <table:table-cell/>
          <table:table-cell office:value-type="float" office:value="181780">
            <text:p>181780</text:p>
          </table:table-cell>
          <table:table-cell office:value-type="string">
            <text:p>Panapakk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543151515">
            <text:p>9543151515</text:p>
          </table:table-cell>
          <table:table-cell office:value-type="string">
            <text:p>umapathimanikavelu@gmail.com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alaniappa Agencies</text:p>
          </table:table-cell>
          <table:table-cell/>
          <table:table-cell office:value-type="float" office:value="174108">
            <text:p>174108</text:p>
          </table:table-cell>
          <table:table-cell office:value-type="string">
            <text:p>Seyur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48441">
            <text:p>9442248441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arani</text:p>
          </table:table-cell>
          <table:table-cell office:value-type="string">
            <text:p>A.Ramalingam</text:p>
          </table:table-cell>
          <table:table-cell office:value-type="float" office:value="113887">
            <text:p>113887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489992">
            <text:p>98944899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Parasakthi Agencies</text:p>
          </table:table-cell>
          <table:table-cell office:value-type="string">
            <text:p>Parimalam Jeevanantham</text:p>
          </table:table-cell>
          <table:table-cell office:value-type="float" office:value="114341">
            <text:p>114341</text:p>
          </table:table-cell>
          <table:table-cell office:value-type="string">
            <text:p>Chengapall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35959">
            <text:p>9843035959</text:p>
          </table:table-cell>
          <table:table-cell office:value-type="string">
            <text:p>parasakthi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Pari Fules Filling Serice</text:p>
          </table:table-cell>
          <table:table-cell office:value-type="string">
            <text:p>G.Pari</text:p>
          </table:table-cell>
          <table:table-cell office:value-type="float" office:value="113889">
            <text:p>113889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631312">
            <text:p>9442631312</text:p>
          </table:table-cell>
          <table:table-cell office:value-type="string">
            <text:p>paritrichy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Parimal Agencies</text:p>
          </table:table-cell>
          <table:table-cell office:value-type="string">
            <text:p>M.Kulanthiyan</text:p>
          </table:table-cell>
          <table:table-cell office:value-type="float" office:value="181298">
            <text:p>181298</text:p>
          </table:table-cell>
          <table:table-cell office:value-type="string">
            <text:p>Kattath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4817586">
            <text:p>9444817586</text:p>
          </table:table-cell>
          <table:table-cell office:value-type="string">
            <text:p>Parimalcentre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Parvathi Agencies</text:p>
          </table:table-cell>
          <table:table-cell/>
          <table:table-cell office:value-type="float" office:value="140777">
            <text:p>140777</text:p>
          </table:table-cell>
          <table:table-cell office:value-type="string">
            <text:p>Koyampalayam Privu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422458">
            <text:p>984342245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Pasily Petroleum</text:p>
          </table:table-cell>
          <table:table-cell/>
          <table:table-cell office:value-type="float" office:value="173867">
            <text:p>173867</text:p>
          </table:table-cell>
          <table:table-cell office:value-type="string">
            <text:p>Karunga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7311351">
            <text:p>94873113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ee Kay Petro Stop</text:p>
          </table:table-cell>
          <table:table-cell/>
          <table:table-cell office:value-type="float" office:value="145717">
            <text:p>145717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52811">
            <text:p>94430528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Perundurai lorry Urimaialargal Sangam</text:p>
          </table:table-cell>
          <table:table-cell office:value-type="string">
            <text:p>Association</text:p>
          </table:table-cell>
          <table:table-cell office:value-type="float" office:value="114344">
            <text:p>114344</text:p>
          </table:table-cell>
          <table:table-cell office:value-type="string">
            <text:p>Perundur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25442">
            <text:p>9443325442</text:p>
          </table:table-cell>
          <table:table-cell office:value-type="string">
            <text:p>plusloa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erundurai lorry Urimaialargal Sangam Unit II</text:p>
          </table:table-cell>
          <table:table-cell office:value-type="string">
            <text:p>Association</text:p>
          </table:table-cell>
          <table:table-cell office:value-type="float" office:value="140537">
            <text:p>140537</text:p>
          </table:table-cell>
          <table:table-cell office:value-type="string">
            <text:p>Perundur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65822442">
            <text:p>9965822442</text:p>
          </table:table-cell>
          <table:table-cell office:value-type="string">
            <text:p>plusloa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etro Point</text:p>
          </table:table-cell>
          <table:table-cell/>
          <table:table-cell office:value-type="float" office:value="181813">
            <text:p>181813</text:p>
          </table:table-cell>
          <table:table-cell office:value-type="string">
            <text:p>Kange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07399">
            <text:p>98427073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etro Zone</text:p>
          </table:table-cell>
          <table:table-cell office:value-type="string">
            <text:p>Mrs. Latha</text:p>
          </table:table-cell>
          <table:table-cell office:value-type="float" office:value="166992">
            <text:p>166992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50808">
            <text:p>9443350808</text:p>
          </table:table-cell>
          <table:table-cell office:value-type="string">
            <text:p>akb8888@rediff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F FILLING STATION</text:p>
          </table:table-cell>
          <table:table-cell office:value-type="string">
            <text:p>RAJENDRAN</text:p>
          </table:table-cell>
          <table:table-cell office:value-type="float" office:value="148538">
            <text:p>148538</text:p>
          </table:table-cell>
          <table:table-cell office:value-type="string">
            <text:p>OKKUR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542696">
            <text:p>944354269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PGM Agencies</text:p>
          </table:table-cell>
          <table:table-cell/>
          <table:table-cell office:value-type="float" office:value="143572">
            <text:p>143572</text:p>
          </table:table-cell>
          <table:table-cell office:value-type="string">
            <text:p>Kethanda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32029">
            <text:p>9443332029</text:p>
          </table:table-cell>
          <table:table-cell office:value-type="string">
            <text:p>pgm143572@bpclretail.in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GM Fuels</text:p>
          </table:table-cell>
          <table:table-cell/>
          <table:table-cell office:value-type="float" office:value="175677">
            <text:p>175677</text:p>
          </table:table-cell>
          <table:table-cell office:value-type="string">
            <text:p>Fakrithakka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32029">
            <text:p>9443332029</text:p>
          </table:table-cell>
          <table:table-cell office:value-type="string">
            <text:p>pgm17567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ioneer Rajam Babu Fuels</text:p>
          </table:table-cell>
          <table:table-cell/>
          <table:table-cell office:value-type="float" office:value="141118">
            <text:p>141118</text:p>
          </table:table-cell>
          <table:table-cell office:value-type="string">
            <text:p>Parvathipuram; 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274683">
            <text:p>94432746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IONEER ROADWAYS</text:p>
          </table:table-cell>
          <table:table-cell office:value-type="string">
            <text:p>A.XAVIER</text:p>
          </table:table-cell>
          <table:table-cell office:value-type="float" office:value="140283">
            <text:p>140283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44248">
            <text:p>9443244248</text:p>
          </table:table-cell>
          <table:table-cell office:value-type="string">
            <text:p>Xavier_hsr2007@yahoo.co.in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Pitha Petroleum</text:p>
          </table:table-cell>
          <table:table-cell/>
          <table:table-cell office:value-type="float" office:value="147515">
            <text:p>147515</text:p>
          </table:table-cell>
          <table:table-cell office:value-type="string">
            <text:p>Maravankudierupu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244230131">
            <text:p>92442301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PM Petroleum</text:p>
          </table:table-cell>
          <table:table-cell/>
          <table:table-cell office:value-type="float" office:value="147053">
            <text:p>147053</text:p>
          </table:table-cell>
          <table:table-cell office:value-type="string">
            <text:p>Kulasekar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8073733">
            <text:p>948807373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Pollachi Taluk Lorry Urimaiyalar Sangam-1</text:p>
          </table:table-cell>
          <table:table-cell office:value-type="string">
            <text:p>A.Sundarajan</text:p>
          </table:table-cell>
          <table:table-cell office:value-type="float" office:value="114304">
            <text:p>114304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654042">
            <text:p>944365404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ollachi Taluk Lorry Urimaiyalar Sangam-2</text:p>
          </table:table-cell>
          <table:table-cell/>
          <table:table-cell office:value-type="float" office:value="146554">
            <text:p>146554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654042">
            <text:p>94436540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OOCHENDU FILLING STATION</text:p>
          </table:table-cell>
          <table:table-cell office:value-type="string">
            <text:p>S.Mohamed Gani</text:p>
          </table:table-cell>
          <table:table-cell office:value-type="float" office:value="142173">
            <text:p>142173</text:p>
          </table:table-cell>
          <table:table-cell office:value-type="string">
            <text:p>DINIDIGUL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804681">
            <text:p>9443804681</text:p>
          </table:table-cell>
          <table:table-cell office:value-type="string">
            <text:p>p14217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ooja Agency</text:p>
          </table:table-cell>
          <table:table-cell/>
          <table:table-cell office:value-type="float" office:value="159897">
            <text:p>159897</text:p>
          </table:table-cell>
          <table:table-cell office:value-type="string">
            <text:p>TIRUPATT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2113000">
            <text:p>9442113000</text:p>
          </table:table-cell>
          <table:table-cell office:value-type="string">
            <text:p>pooja159897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OOPATHY&amp; CO <text:s/>- 9095890840</text:p>
          </table:table-cell>
          <table:table-cell office:value-type="string">
            <text:p>RACHINA PINANAI</text:p>
          </table:table-cell>
          <table:table-cell office:value-type="float" office:value="117976">
            <text:p>117976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52401894">
            <text:p>99524018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orna Enterprises</text:p>
          </table:table-cell>
          <table:table-cell office:value-type="string">
            <text:p>P.S.Murugesan</text:p>
          </table:table-cell>
          <table:table-cell office:value-type="float" office:value="174401">
            <text:p>174401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933334">
            <text:p>9994933334</text:p>
          </table:table-cell>
          <table:table-cell office:value-type="string">
            <text:p>pornabunk@skmporna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PM Brothers</text:p>
          </table:table-cell>
          <table:table-cell/>
          <table:table-cell office:value-type="float" office:value="117946">
            <text:p>117946</text:p>
          </table:table-cell>
          <table:table-cell office:value-type="string">
            <text:p>Padanthalumudu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416415">
            <text:p>944341641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rabha Agencies</text:p>
          </table:table-cell>
          <table:table-cell office:value-type="string">
            <text:p>S.PRABHAVATHI</text:p>
          </table:table-cell>
          <table:table-cell office:value-type="float" office:value="180132">
            <text:p>180132</text:p>
          </table:table-cell>
          <table:table-cell office:value-type="string">
            <text:p>Thirubhuva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77667133">
            <text:p>96776671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Prabhu Filling <text:s/>Station</text:p>
          </table:table-cell>
          <table:table-cell/>
          <table:table-cell office:value-type="float" office:value="117978">
            <text:p>117978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140170">
            <text:p>94431401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Premkumar Enterprises</text:p>
          </table:table-cell>
          <table:table-cell office:value-type="string">
            <text:p>R.Padmalakshmi</text:p>
          </table:table-cell>
          <table:table-cell office:value-type="float" office:value="178136">
            <text:p>178136</text:p>
          </table:table-cell>
          <table:table-cell office:value-type="string">
            <text:p>Sholampettai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7846156">
            <text:p>9487846156</text:p>
          </table:table-cell>
          <table:table-cell office:value-type="string">
            <text:p>premkumarbpcl.sholampetta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Pritha Enterprises</text:p>
          </table:table-cell>
          <table:table-cell office:value-type="string">
            <text:p>KG.Prakash</text:p>
          </table:table-cell>
          <table:table-cell office:value-type="float" office:value="119084">
            <text:p>119084</text:p>
          </table:table-cell>
          <table:table-cell office:value-type="string">
            <text:p>Karumandapala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202345">
            <text:p>9443202345</text:p>
          </table:table-cell>
          <table:table-cell office:value-type="string">
            <text:p>prakasherode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Priya Agencies</text:p>
          </table:table-cell>
          <table:table-cell/>
          <table:table-cell office:value-type="float" office:value="146028">
            <text:p>146028</text:p>
          </table:table-cell>
          <table:table-cell office:value-type="string">
            <text:p>Sankarankoil</text:p>
          </table:table-cell>
          <table:table-cell table:number-columns-repeated="3" office:value-type="string">
            <text:p>Tirunelveli</text:p>
          </table:table-cell>
          <table:table-cell office:value-type="float" office:value="9842966764">
            <text:p>9842966764</text:p>
          </table:table-cell>
          <table:table-cell office:value-type="string">
            <text:p>karuppaiahramkumar8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SM Agencies</text:p>
          </table:table-cell>
          <table:table-cell office:value-type="string">
            <text:p>A.R.Veluswamy</text:p>
          </table:table-cell>
          <table:table-cell office:value-type="float" office:value="155814">
            <text:p>155814</text:p>
          </table:table-cell>
          <table:table-cell office:value-type="string">
            <text:p>Kangeyam Road; Tirupp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54418">
            <text:p>98427544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SS. Raja Charity Trust</text:p>
          </table:table-cell>
          <table:table-cell office:value-type="string">
            <text:p>P.J.Prathap</text:p>
          </table:table-cell>
          <table:table-cell office:value-type="float" office:value="138797">
            <text:p>138797</text:p>
          </table:table-cell>
          <table:table-cell office:value-type="string">
            <text:p>Rajapalay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344684992">
            <text:p>9344684992</text:p>
          </table:table-cell>
          <table:table-cell office:value-type="string">
            <text:p>kannan.birendhr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PVK Agencies </text:p>
          </table:table-cell>
          <table:table-cell/>
          <table:table-cell office:value-type="float" office:value="179973">
            <text:p>179973</text:p>
          </table:table-cell>
          <table:table-cell office:value-type="string">
            <text:p>Poonthandal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346444">
            <text:p>9841346444</text:p>
          </table:table-cell>
          <table:table-cell office:value-type="string">
            <text:p>pvk17997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PVK AGENCY </text:p>
          </table:table-cell>
          <table:table-cell office:value-type="string">
            <text:p>V.MANGAI</text:p>
          </table:table-cell>
          <table:table-cell office:value-type="float" office:value="170436">
            <text:p>170436</text:p>
          </table:table-cell>
          <table:table-cell office:value-type="string">
            <text:p>Mambakk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84244999">
            <text:p>9884244999</text:p>
          </table:table-cell>
          <table:table-cell office:value-type="string">
            <text:p>pvk170436@bpclretail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R K Fuel Service</text:p>
          </table:table-cell>
          <table:table-cell/>
          <table:table-cell office:value-type="float" office:value="117988">
            <text:p>117988</text:p>
          </table:table-cell>
          <table:table-cell table:number-columns-repeated="2"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787596497">
            <text:p>97875964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R T PARVENDRAMANI &amp; COMPANY</text:p>
          </table:table-cell>
          <table:table-cell office:value-type="string">
            <text:p>k.Gnanamurugan</text:p>
          </table:table-cell>
          <table:table-cell office:value-type="float" office:value="168754">
            <text:p>168754</text:p>
          </table:table-cell>
          <table:table-cell office:value-type="string">
            <text:p>UTHU-KOD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94153282">
            <text:p>999415328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R V TRADERS</text:p>
          </table:table-cell>
          <table:table-cell office:value-type="string">
            <text:p>K VIJAYAKUMAR</text:p>
          </table:table-cell>
          <table:table-cell office:value-type="float" office:value="162113">
            <text:p>162113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49808">
            <text:p>9443249808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R. Krishnamoorthy</text:p>
          </table:table-cell>
          <table:table-cell office:value-type="string">
            <text:p>K.VASANTHA</text:p>
          </table:table-cell>
          <table:table-cell office:value-type="float" office:value="113842">
            <text:p>113842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06290">
            <text:p>9443106290</text:p>
          </table:table-cell>
          <table:table-cell office:value-type="string">
            <text:p>thiyagarajan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R.G.R Enterprises</text:p>
          </table:table-cell>
          <table:table-cell office:value-type="string">
            <text:p>R.Govinarajulu</text:p>
          </table:table-cell>
          <table:table-cell office:value-type="float" office:value="176121">
            <text:p>176121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364405757">
            <text:p>9364405757</text:p>
          </table:table-cell>
          <table:table-cell office:value-type="string">
            <text:p>grgovindharaaj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R.J. Pon Agency</text:p>
          </table:table-cell>
          <table:table-cell/>
          <table:table-cell office:value-type="float" office:value="159386">
            <text:p>159386</text:p>
          </table:table-cell>
          <table:table-cell office:value-type="string">
            <text:p>Santhi nagar</text:p>
          </table:table-cell>
          <table:table-cell table:number-columns-repeated="3" office:value-type="string">
            <text:p>Tirunelveli</text:p>
          </table:table-cell>
          <table:table-cell office:value-type="float" office:value="9443429854">
            <text:p>94434298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R.K. AGENCIES</text:p>
          </table:table-cell>
          <table:table-cell office:value-type="string">
            <text:p>H.S.RAMAKRISHNAN</text:p>
          </table:table-cell>
          <table:table-cell office:value-type="float" office:value="148909">
            <text:p>148909</text:p>
          </table:table-cell>
          <table:table-cell office:value-type="string">
            <text:p>Theerthamala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20562">
            <text:p>9443220562</text:p>
          </table:table-cell>
          <table:table-cell office:value-type="string">
            <text:p>srn_dhanapal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R.K.Agencies</text:p>
          </table:table-cell>
          <table:table-cell/>
          <table:table-cell office:value-type="float" office:value="158410">
            <text:p>158410</text:p>
          </table:table-cell>
          <table:table-cell office:value-type="string">
            <text:p>Natrampall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86939839">
            <text:p>9486939839</text:p>
          </table:table-cell>
          <table:table-cell office:value-type="string">
            <text:p>rk158410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R.K.Petroleum Agency</text:p>
          </table:table-cell>
          <table:table-cell/>
          <table:table-cell office:value-type="float" office:value="170016">
            <text:p>170016</text:p>
          </table:table-cell>
          <table:table-cell office:value-type="string">
            <text:p>Vadugapalayam;Pallad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484622">
            <text:p>94434846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R.M.Traders</text:p>
          </table:table-cell>
          <table:table-cell/>
          <table:table-cell office:value-type="float" office:value="146521">
            <text:p>146521</text:p>
          </table:table-cell>
          <table:table-cell office:value-type="string">
            <text:p>Vettanvidhuth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095025255">
            <text:p>90950252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R.N.Nirmal</text:p>
          </table:table-cell>
          <table:table-cell office:value-type="string">
            <text:p>R.Natarajan</text:p>
          </table:table-cell>
          <table:table-cell office:value-type="float" office:value="157317">
            <text:p>157317</text:p>
          </table:table-cell>
          <table:table-cell office:value-type="string">
            <text:p>Chinnaveda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034191">
            <text:p>94860341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R.N.T. Ponrani</text:p>
          </table:table-cell>
          <table:table-cell/>
          <table:table-cell office:value-type="float" office:value="143893">
            <text:p>143893</text:p>
          </table:table-cell>
          <table:table-cell office:value-type="string">
            <text:p>Mannarpuram</text:p>
          </table:table-cell>
          <table:table-cell table:number-columns-repeated="3" office:value-type="string">
            <text:p>Tirunelveli</text:p>
          </table:table-cell>
          <table:table-cell office:value-type="float" office:value="9443970623">
            <text:p>94439706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string">
            <text:p>R.R. Filling Station</text:p>
          </table:table-cell>
          <table:table-cell office:value-type="float" office:value="179463">
            <text:p>179463</text:p>
          </table:table-cell>
          <table:table-cell office:value-type="string">
            <text:p>Karadivavi Pos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726511">
            <text:p>94867265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R.R.R.AGENCIES </text:p>
          </table:table-cell>
          <table:table-cell office:value-type="string">
            <text:p>NAZAR</text:p>
          </table:table-cell>
          <table:table-cell office:value-type="float" office:value="161069">
            <text:p>161069</text:p>
          </table:table-cell>
          <table:table-cell office:value-type="string">
            <text:p>Sungavarchat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668288">
            <text:p>9841668288</text:p>
          </table:table-cell>
          <table:table-cell office:value-type="string">
            <text:p>rrr161069@bpclretail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R.S.; &amp; Co; Perumalpuram</text:p>
          </table:table-cell>
          <table:table-cell/>
          <table:table-cell office:value-type="float" office:value="117989">
            <text:p>117989</text:p>
          </table:table-cell>
          <table:table-cell office:value-type="string">
            <text:p>Palayamkottai</text:p>
          </table:table-cell>
          <table:table-cell table:number-columns-repeated="3" office:value-type="string">
            <text:p>Tirunelveli</text:p>
          </table:table-cell>
          <table:table-cell office:value-type="float" office:value="9443255705">
            <text:p>94432557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R.V. Maha Petroleum</text:p>
          </table:table-cell>
          <table:table-cell/>
          <table:table-cell office:value-type="float" office:value="153347">
            <text:p>153347</text:p>
          </table:table-cell>
          <table:table-cell office:value-type="string">
            <text:p>Manakudi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2461323">
            <text:p>94424613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R.V.R.PETROLEUM </text:p>
          </table:table-cell>
          <table:table-cell/>
          <table:table-cell office:value-type="float" office:value="159419">
            <text:p>159419</text:p>
          </table:table-cell>
          <table:table-cell office:value-type="string">
            <text:p>Nazarathpettai 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3256202">
            <text:p>9443256202</text:p>
          </table:table-cell>
          <table:table-cell office:value-type="string">
            <text:p>rvr15941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R.Venugopal reddiyar</text:p>
          </table:table-cell>
          <table:table-cell office:value-type="string">
            <text:p>V.P.Parrathi</text:p>
          </table:table-cell>
          <table:table-cell office:value-type="float" office:value="113890">
            <text:p>113890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32360">
            <text:p>9443132360</text:p>
          </table:table-cell>
          <table:table-cell office:value-type="string">
            <text:p>loganathankattu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R.Yesodhai</text:p>
          </table:table-cell>
          <table:table-cell office:value-type="string">
            <text:p>Vijayakumar</text:p>
          </table:table-cell>
          <table:table-cell office:value-type="float" office:value="113882">
            <text:p>113882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77709">
            <text:p>9443377709</text:p>
          </table:table-cell>
          <table:table-cell office:value-type="string">
            <text:p>yesodhaitrichy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Rabbany Petroleum Agencies</text:p>
          </table:table-cell>
          <table:table-cell office:value-type="string">
            <text:p>Habeeb</text:p>
          </table:table-cell>
          <table:table-cell office:value-type="float" office:value="160294">
            <text:p>160294</text:p>
          </table:table-cell>
          <table:table-cell office:value-type="string">
            <text:p>Gingee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080426">
            <text:p>9842080426</text:p>
          </table:table-cell>
          <table:table-cell office:value-type="string">
            <text:p>rabbany_ms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RADHA AGENCIES </text:p>
          </table:table-cell>
          <table:table-cell/>
          <table:table-cell office:value-type="float" office:value="111056">
            <text:p>111056</text:p>
          </table:table-cell>
          <table:table-cell office:value-type="string">
            <text:p>Tamba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818145">
            <text:p>9840818145</text:p>
          </table:table-cell>
          <table:table-cell office:value-type="string">
            <text:p>radha111056@bpclretail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Radhika Agencies</text:p>
          </table:table-cell>
          <table:table-cell office:value-type="string">
            <text:p>N.Lathamani </text:p>
          </table:table-cell>
          <table:table-cell office:value-type="float" office:value="159043">
            <text:p>159043</text:p>
          </table:table-cell>
          <table:table-cell office:value-type="string">
            <text:p>Annuparpala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864486">
            <text:p>9842864486</text:p>
          </table:table-cell>
          <table:table-cell office:value-type="string">
            <text:p>radhikabpcl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aj &amp; Co</text:p>
          </table:table-cell>
          <table:table-cell/>
          <table:table-cell office:value-type="float" office:value="144476">
            <text:p>144476</text:p>
          </table:table-cell>
          <table:table-cell office:value-type="string">
            <text:p>Vadalur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78257">
            <text:p>944327825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Raj &amp; Raj Enterprises</text:p>
          </table:table-cell>
          <table:table-cell office:value-type="string">
            <text:p>Sundararajan</text:p>
          </table:table-cell>
          <table:table-cell office:value-type="float" office:value="188233">
            <text:p>188233</text:p>
          </table:table-cell>
          <table:table-cell office:value-type="string">
            <text:p>Aniapp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137579">
            <text:p>9842137579</text:p>
          </table:table-cell>
          <table:table-cell office:value-type="string">
            <text:p>rajandrajauto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Raj Agency</text:p>
          </table:table-cell>
          <table:table-cell office:value-type="string">
            <text:p>V.BHASKAR</text:p>
          </table:table-cell>
          <table:table-cell office:value-type="float" office:value="180918">
            <text:p>180918</text:p>
          </table:table-cell>
          <table:table-cell office:value-type="string">
            <text:p>Sengipatt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37067">
            <text:p>9443337067</text:p>
          </table:table-cell>
          <table:table-cell office:value-type="string">
            <text:p>rajagency.tanjore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Raj Enterprises</text:p>
          </table:table-cell>
          <table:table-cell office:value-type="string">
            <text:p>Thangaraju.E</text:p>
          </table:table-cell>
          <table:table-cell office:value-type="float" office:value="188241">
            <text:p>188241</text:p>
          </table:table-cell>
          <table:table-cell office:value-type="string">
            <text:p>Rayappan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656317">
            <text:p>944265631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Raj Prakash Motors</text:p>
          </table:table-cell>
          <table:table-cell office:value-type="string">
            <text:p>R.Nalini Jaivanth</text:p>
          </table:table-cell>
          <table:table-cell office:value-type="float" office:value="177623">
            <text:p>177623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150290777">
            <text:p>9150290777</text:p>
          </table:table-cell>
          <table:table-cell office:value-type="string">
            <text:p>rajprakashmotor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Raja Agencies</text:p>
          </table:table-cell>
          <table:table-cell office:value-type="string">
            <text:p>S.Rajkumar</text:p>
          </table:table-cell>
          <table:table-cell office:value-type="float" office:value="113885">
            <text:p>113885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72185">
            <text:p>9842472185</text:p>
          </table:table-cell>
          <table:table-cell office:value-type="string">
            <text:p>sengaikuraj@gmail.com</text:p>
          </table:table-cell>
          <table:table-cell office:value-type="float" office:value="13000">
            <text:p>1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Raja Agency</text:p>
          </table:table-cell>
          <table:table-cell/>
          <table:table-cell office:value-type="float" office:value="117987">
            <text:p>117987</text:p>
          </table:table-cell>
          <table:table-cell table:number-columns-repeated="4" office:value-type="string">
            <text:p>Tirunelveli</text:p>
          </table:table-cell>
          <table:table-cell office:value-type="float" office:value="9344684992">
            <text:p>93446849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Raja Rajeswari Automobile</text:p>
          </table:table-cell>
          <table:table-cell office:value-type="string">
            <text:p>Rajendran</text:p>
          </table:table-cell>
          <table:table-cell office:value-type="float" office:value="110975">
            <text:p>110975</text:p>
          </table:table-cell>
          <table:table-cell office:value-type="string">
            <text:p>TIRUVANNMALA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22458">
            <text:p>9443322458</text:p>
          </table:table-cell>
          <table:table-cell office:value-type="string">
            <text:p>srkumar458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RAJADURAI FUEL STATION</text:p>
          </table:table-cell>
          <table:table-cell office:value-type="string">
            <text:p>D. ANITHA</text:p>
          </table:table-cell>
          <table:table-cell office:value-type="float" office:value="177468">
            <text:p>177468</text:p>
          </table:table-cell>
          <table:table-cell office:value-type="string">
            <text:p>Karimangalam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92222">
            <text:p>9443292222</text:p>
          </table:table-cell>
          <table:table-cell office:value-type="string">
            <text:p>sivaprakash235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Rajalakshmi; Peraiyur</text:p>
          </table:table-cell>
          <table:table-cell office:value-type="string">
            <text:p>Saraswathi</text:p>
          </table:table-cell>
          <table:table-cell office:value-type="float" office:value="117981">
            <text:p>117981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098572812">
            <text:p>80985728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RAJAMALAR FUELS</text:p>
          </table:table-cell>
          <table:table-cell office:value-type="string">
            <text:p>NESAMANI</text:p>
          </table:table-cell>
          <table:table-cell office:value-type="float" office:value="175801">
            <text:p>175801</text:p>
          </table:table-cell>
          <table:table-cell office:value-type="string">
            <text:p>Perumbala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787229979">
            <text:p>9787229979</text:p>
          </table:table-cell>
          <table:table-cell office:value-type="string">
            <text:p>nesam.kiso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Rajashri Fuels</text:p>
          </table:table-cell>
          <table:table-cell/>
          <table:table-cell office:value-type="float" office:value="145903">
            <text:p>145903</text:p>
          </table:table-cell>
          <table:table-cell office:value-type="string">
            <text:p>Palayamkottai</text:p>
          </table:table-cell>
          <table:table-cell table:number-columns-repeated="3" office:value-type="string">
            <text:p>Tirunelveli</text:p>
          </table:table-cell>
          <table:table-cell office:value-type="float" office:value="9865966656">
            <text:p>986596665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Ram Lakshman Filling Station</text:p>
          </table:table-cell>
          <table:table-cell office:value-type="string">
            <text:p>R.Marirajan</text:p>
          </table:table-cell>
          <table:table-cell office:value-type="float" office:value="169487">
            <text:p>169487</text:p>
          </table:table-cell>
          <table:table-cell office:value-type="string">
            <text:p>Para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8124740646">
            <text:p>8124740646</text:p>
          </table:table-cell>
          <table:table-cell office:value-type="string">
            <text:p>ramlakshmanfillingstatio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RAMACHANDRA AGENCIES</text:p>
          </table:table-cell>
          <table:table-cell office:value-type="string">
            <text:p>L.RAMACHANDRAN</text:p>
          </table:table-cell>
          <table:table-cell office:value-type="float" office:value="111055">
            <text:p>111055</text:p>
          </table:table-cell>
          <table:table-cell office:value-type="string">
            <text:p>Vandalur <text:s/>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8056111133">
            <text:p>8056111133</text:p>
          </table:table-cell>
          <table:table-cell office:value-type="string">
            <text:p>ramachandra111055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Ramachandra Enterprises</text:p>
          </table:table-cell>
          <table:table-cell office:value-type="string">
            <text:p>V Ramachandran</text:p>
          </table:table-cell>
          <table:table-cell office:value-type="float" office:value="178307">
            <text:p>178307</text:p>
          </table:table-cell>
          <table:table-cell office:value-type="string">
            <text:p>Vellimalai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7428485">
            <text:p>9487428485</text:p>
          </table:table-cell>
          <table:table-cell office:value-type="string">
            <text:p>ramachandra17830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RAMACHANDRAN DHANALAKSHMI AGENCY </text:p>
          </table:table-cell>
          <table:table-cell office:value-type="string">
            <text:p>G.SARALA</text:p>
          </table:table-cell>
          <table:table-cell office:value-type="float" office:value="172182">
            <text:p>172182</text:p>
          </table:table-cell>
          <table:table-cell office:value-type="string">
            <text:p>Varanavasi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719594">
            <text:p>9840719594</text:p>
          </table:table-cell>
          <table:table-cell office:value-type="string">
            <text:p>rdhanalakshmi17218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RAMAGOPALA FUELS STATION</text:p>
          </table:table-cell>
          <table:table-cell office:value-type="string">
            <text:p>I.JAYANTHI(C.GOPAL IN-CH)</text:p>
          </table:table-cell>
          <table:table-cell office:value-type="float" office:value="179828">
            <text:p>179828</text:p>
          </table:table-cell>
          <table:table-cell office:value-type="string">
            <text:p>POOLAMPATTI;IDA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4441929">
            <text:p>944444192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Ramalingam Agency</text:p>
          </table:table-cell>
          <table:table-cell office:value-type="string">
            <text:p>R.Saravanan</text:p>
          </table:table-cell>
          <table:table-cell office:value-type="float" office:value="113898">
            <text:p>113898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262690">
            <text:p>9442262690</text:p>
          </table:table-cell>
          <table:table-cell office:value-type="string">
            <text:p>saravanan2690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Ramamoorthy Agencies</text:p>
          </table:table-cell>
          <table:table-cell/>
          <table:table-cell office:value-type="float" office:value="176171">
            <text:p>176171</text:p>
          </table:table-cell>
          <table:table-cell office:value-type="string">
            <text:p>Kinathukadvu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176415">
            <text:p>99941764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Ramanathan Agencies</text:p>
          </table:table-cell>
          <table:table-cell office:value-type="string">
            <text:p>Ramanathansubbiah</text:p>
          </table:table-cell>
          <table:table-cell office:value-type="float" office:value="146738">
            <text:p>146738</text:p>
          </table:table-cell>
          <table:table-cell office:value-type="string">
            <text:p>Vayalur Road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923237">
            <text:p>9842923237</text:p>
          </table:table-cell>
          <table:table-cell office:value-type="string">
            <text:p>ramanathansubbiah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Ramani Shankar Agencies</text:p>
          </table:table-cell>
          <table:table-cell/>
          <table:table-cell office:value-type="float" office:value="190827">
            <text:p>190827</text:p>
          </table:table-cell>
          <table:table-cell office:value-type="string">
            <text:p>Arapakk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76393">
            <text:p>9443276393</text:p>
          </table:table-cell>
          <table:table-cell office:value-type="string">
            <text:p>dharma.vap@gmail.com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RAMASELVI AUTO SERVICE</text:p>
          </table:table-cell>
          <table:table-cell office:value-type="string">
            <text:p>GUNASELVI.V</text:p>
          </table:table-cell>
          <table:table-cell office:value-type="float" office:value="179829">
            <text:p>179829</text:p>
          </table:table-cell>
          <table:table-cell office:value-type="string">
            <text:p>SENDHARA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453878">
            <text:p>944345387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Ramaya Enterprises/Palamedu</text:p>
          </table:table-cell>
          <table:table-cell office:value-type="string">
            <text:p>George</text:p>
          </table:table-cell>
          <table:table-cell office:value-type="float" office:value="150429">
            <text:p>15042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367778799">
            <text:p>93677787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amco Welfare Trust</text:p>
          </table:table-cell>
          <table:table-cell office:value-type="string">
            <text:p>Ravichandran</text:p>
          </table:table-cell>
          <table:table-cell office:value-type="float" office:value="169551">
            <text:p>169551</text:p>
          </table:table-cell>
          <table:table-cell office:value-type="string">
            <text:p>Thamaraikulam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42989944">
            <text:p>9942989944</text:p>
          </table:table-cell>
          <table:table-cell office:value-type="string">
            <text:p>ravichandran@ramcocements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amsons</text:p>
          </table:table-cell>
          <table:table-cell office:value-type="string">
            <text:p>W.Rajkumar</text:p>
          </table:table-cell>
          <table:table-cell office:value-type="float" office:value="114306">
            <text:p>114306</text:p>
          </table:table-cell>
          <table:table-cell office:value-type="string">
            <text:p>Avinashi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721537">
            <text:p>9894721537</text:p>
          </table:table-cell>
          <table:table-cell office:value-type="string">
            <text:p>ramsons.bpc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Ranikamalambal Rajayee Agencies</text:p>
          </table:table-cell>
          <table:table-cell office:value-type="string">
            <text:p>VR.Ramachandra Durairaja</text:p>
          </table:table-cell>
          <table:table-cell office:value-type="float" office:value="149721">
            <text:p>149721</text:p>
          </table:table-cell>
          <table:table-cell table:number-columns-repeated="2"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21909">
            <text:p>984242190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Ras Fuels</text:p>
          </table:table-cell>
          <table:table-cell office:value-type="string">
            <text:p>A.BALAMURUGAN</text:p>
          </table:table-cell>
          <table:table-cell office:value-type="float" office:value="180547">
            <text:p>180547</text:p>
          </table:table-cell>
          <table:table-cell office:value-type="string">
            <text:p>Asoor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9554433">
            <text:p>9489554433</text:p>
          </table:table-cell>
          <table:table-cell office:value-type="string">
            <text:p>rasfue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Rasi Agencies</text:p>
          </table:table-cell>
          <table:table-cell office:value-type="string">
            <text:p>G.Pothiraj</text:p>
          </table:table-cell>
          <table:table-cell office:value-type="float" office:value="183036">
            <text:p>183036</text:p>
          </table:table-cell>
          <table:table-cell office:value-type="string">
            <text:p>Vilam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43375756">
            <text:p>9843375756</text:p>
          </table:table-cell>
          <table:table-cell office:value-type="string">
            <text:p>cc18303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RASI ENTERPRISES</text:p>
          </table:table-cell>
          <table:table-cell/>
          <table:table-cell office:value-type="float" office:value="175343">
            <text:p>175343</text:p>
          </table:table-cell>
          <table:table-cell office:value-type="string">
            <text:p>ILLUP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2099970">
            <text:p>994209997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Rasi Enterprises</text:p>
          </table:table-cell>
          <table:table-cell office:value-type="string">
            <text:p>Gandhinathan</text:p>
          </table:table-cell>
          <table:table-cell office:value-type="float" office:value="175343">
            <text:p>175343</text:p>
          </table:table-cell>
          <table:table-cell office:value-type="string">
            <text:p>Illuppur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2904540">
            <text:p>994290454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RASI FILLING STATION</text:p>
          </table:table-cell>
          <table:table-cell office:value-type="string">
            <text:p>R.Mohamed Saleem</text:p>
          </table:table-cell>
          <table:table-cell office:value-type="float" office:value="153043">
            <text:p>153043</text:p>
          </table:table-cell>
          <table:table-cell office:value-type="string">
            <text:p>BEGAMP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2099933">
            <text:p>9942099933</text:p>
          </table:table-cell>
          <table:table-cell office:value-type="string">
            <text:p>yash.ras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Rassi Fuels</text:p>
          </table:table-cell>
          <table:table-cell/>
          <table:table-cell office:value-type="float" office:value="167987">
            <text:p>167987</text:p>
          </table:table-cell>
          <table:table-cell office:value-type="string">
            <text:p>Eral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86936159">
            <text:p>94869361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RATHINA FUELS</text:p>
          </table:table-cell>
          <table:table-cell office:value-type="string">
            <text:p>M. Sivakumar</text:p>
          </table:table-cell>
          <table:table-cell office:value-type="float" office:value="173307">
            <text:p>173307</text:p>
          </table:table-cell>
          <table:table-cell office:value-type="string">
            <text:p>Meche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8056515100">
            <text:p>8056515100</text:p>
          </table:table-cell>
          <table:table-cell office:value-type="string">
            <text:p>rathina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Rathinam Agencies</text:p>
          </table:table-cell>
          <table:table-cell office:value-type="string">
            <text:p>B.Kalamani</text:p>
          </table:table-cell>
          <table:table-cell office:value-type="float" office:value="114307">
            <text:p>114307</text:p>
          </table:table-cell>
          <table:table-cell office:value-type="string">
            <text:p>Saravan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11503">
            <text:p>98430115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Rathinammal Agencies</text:p>
          </table:table-cell>
          <table:table-cell office:value-type="string">
            <text:p>Rathinammal</text:p>
          </table:table-cell>
          <table:table-cell office:value-type="float" office:value="146130">
            <text:p>146130</text:p>
          </table:table-cell>
          <table:table-cell office:value-type="string">
            <text:p>Thirugokarn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126431">
            <text:p>94431264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Ravie Agencies</text:p>
          </table:table-cell>
          <table:table-cell office:value-type="string">
            <text:p>Ravi</text:p>
          </table:table-cell>
          <table:table-cell office:value-type="float" office:value="142345">
            <text:p>142345</text:p>
          </table:table-cell>
          <table:table-cell office:value-type="string">
            <text:p>Vikravandi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46614">
            <text:p>9443246614</text:p>
          </table:table-cell>
          <table:table-cell office:value-type="string">
            <text:p>ravier41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RAYAKOTTAI FUEL SERVICE</text:p>
          </table:table-cell>
          <table:table-cell office:value-type="string">
            <text:p>Jayapal</text:p>
          </table:table-cell>
          <table:table-cell/>
          <table:table-cell office:value-type="string">
            <text:p>Rayakotta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42967688">
            <text:p>9942967688</text:p>
          </table:table-cell>
          <table:table-cell office:value-type="string">
            <text:p>jayapalhosu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EGHU FILLING ST.</text:p>
          </table:table-cell>
          <table:table-cell office:value-type="string">
            <text:p>Suresh pandian</text:p>
          </table:table-cell>
          <table:table-cell office:value-type="float" office:value="117968">
            <text:p>117968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958933">
            <text:p>98429589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EHOBOTH AGENCY</text:p>
          </table:table-cell>
          <table:table-cell office:value-type="string">
            <text:p>David Annadurai</text:p>
          </table:table-cell>
          <table:table-cell office:value-type="float" office:value="168712">
            <text:p>168712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4409179">
            <text:p>99444091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engarajan&amp; Co</text:p>
          </table:table-cell>
          <table:table-cell office:value-type="string">
            <text:p>Rengarajan</text:p>
          </table:table-cell>
          <table:table-cell office:value-type="float" office:value="113910">
            <text:p>113910</text:p>
          </table:table-cell>
          <table:table-cell office:value-type="string">
            <text:p>Jayankondam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835902">
            <text:p>9443835902</text:p>
          </table:table-cell>
          <table:table-cell office:value-type="string">
            <text:p>mancr03@gmail.com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Rishpana Filling Station</text:p>
          </table:table-cell>
          <table:table-cell office:value-type="string">
            <text:p>Sukumaran</text:p>
          </table:table-cell>
          <table:table-cell office:value-type="float" office:value="114309">
            <text:p>114309</text:p>
          </table:table-cell>
          <table:table-cell office:value-type="string">
            <text:p>Kuniamuth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44203354">
            <text:p>93442033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RIYA ENTERPRISES</text:p>
          </table:table-cell>
          <table:table-cell office:value-type="string">
            <text:p>Muthuraj</text:p>
          </table:table-cell>
          <table:table-cell office:value-type="float" office:value="181040">
            <text:p>181040</text:p>
          </table:table-cell>
          <table:table-cell office:value-type="string">
            <text:p>SRIRAMP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65288589">
            <text:p>996528858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RKR AGENCIES</text:p>
          </table:table-cell>
          <table:table-cell office:value-type="string">
            <text:p>M.Ramakrishnan</text:p>
          </table:table-cell>
          <table:table-cell office:value-type="float" office:value="176569">
            <text:p>176569</text:p>
          </table:table-cell>
          <table:table-cell office:value-type="string">
            <text:p>VELAM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26262255">
            <text:p>96262622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ROHINI</text:p>
          </table:table-cell>
          <table:table-cell office:value-type="string">
            <text:p>M.CHANDRASEKARAN</text:p>
          </table:table-cell>
          <table:table-cell office:value-type="float" office:value="163653">
            <text:p>163653</text:p>
          </table:table-cell>
          <table:table-cell office:value-type="string">
            <text:p>MELACHOKANTHAPUR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519705">
            <text:p>98425197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Roots Auto Products Pvt Ltd</text:p>
          </table:table-cell>
          <table:table-cell office:value-type="string">
            <text:p>Tamilselvan</text:p>
          </table:table-cell>
          <table:table-cell office:value-type="float" office:value="144743">
            <text:p>144743</text:p>
          </table:table-cell>
          <table:table-cell office:value-type="string">
            <text:p>Coimbatore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456641">
            <text:p>99944566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Roshan Enterprises</text:p>
          </table:table-cell>
          <table:table-cell office:value-type="string">
            <text:p>Shabenna parveen</text:p>
          </table:table-cell>
          <table:table-cell office:value-type="float" office:value="180776">
            <text:p>180776</text:p>
          </table:table-cell>
          <table:table-cell office:value-type="string">
            <text:p>Mathur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4977901">
            <text:p>9944977901</text:p>
          </table:table-cell>
          <table:table-cell office:value-type="string">
            <text:p>Roshanenterprisesgrp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ROWTHER AND CO</text:p>
          </table:table-cell>
          <table:table-cell office:value-type="string">
            <text:p>MEERA HUSSAIN</text:p>
          </table:table-cell>
          <table:table-cell office:value-type="float" office:value="157810">
            <text:p>157810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65552846">
            <text:p>9965552846</text:p>
          </table:table-cell>
          <table:table-cell office:value-type="string">
            <text:p>mail2jp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RP <text:s/>MOTILAL</text:p>
          </table:table-cell>
          <table:table-cell/>
          <table:table-cell office:value-type="float" office:value="117982">
            <text:p>117982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344104850">
            <text:p>93441048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RRK FUEL</text:p>
          </table:table-cell>
          <table:table-cell office:value-type="string">
            <text:p>R UDAYAKUMAR</text:p>
          </table:table-cell>
          <table:table-cell office:value-type="float" office:value="146737">
            <text:p>146737</text:p>
          </table:table-cell>
          <table:table-cell office:value-type="string">
            <text:p>VEERN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94144488">
            <text:p>9994144488</text:p>
          </table:table-cell>
          <table:table-cell office:value-type="string">
            <text:p>rrk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RRK HI-TECH PETROEUM; SANTHIYUR ATTAYAMPATTY</text:p>
          </table:table-cell>
          <table:table-cell office:value-type="string">
            <text:p>M. KAVITHA</text:p>
          </table:table-cell>
          <table:table-cell office:value-type="float" office:value="176658">
            <text:p>176658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94144488">
            <text:p>9994144488</text:p>
          </table:table-cell>
          <table:table-cell office:value-type="string">
            <text:p>rrkhitech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RS Petroleum <text:s/>Sudarsan 224224</text:p>
          </table:table-cell>
          <table:table-cell/>
          <table:table-cell office:value-type="float" office:value="141121">
            <text:p>141121</text:p>
          </table:table-cell>
          <table:table-cell office:value-type="string">
            <text:p>Kollamcode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349354005">
            <text:p>93493540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RSA Sankerier <text:s/>- Junction</text:p>
          </table:table-cell>
          <table:table-cell/>
          <table:table-cell office:value-type="float" office:value="117994">
            <text:p>117994</text:p>
          </table:table-cell>
          <table:table-cell table:number-columns-repeated="4" office:value-type="string">
            <text:p>Tirunelveli</text:p>
          </table:table-cell>
          <table:table-cell office:value-type="float" office:value="9363193611">
            <text:p>93631936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RSA. Sankerier <text:s/>- Town</text:p>
          </table:table-cell>
          <table:table-cell/>
          <table:table-cell office:value-type="float" office:value="117995">
            <text:p>117995</text:p>
          </table:table-cell>
          <table:table-cell office:value-type="string">
            <text:p>Tiruneveli</text:p>
          </table:table-cell>
          <table:table-cell table:number-columns-repeated="3" office:value-type="string">
            <text:p>Tirunelveli</text:p>
          </table:table-cell>
          <table:table-cell office:value-type="float" office:value="9366700213">
            <text:p>936670021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RSk Agencies</text:p>
          </table:table-cell>
          <table:table-cell office:value-type="string">
            <text:p>R.Senthikumar</text:p>
          </table:table-cell>
          <table:table-cell office:value-type="float" office:value="173771">
            <text:p>173771</text:p>
          </table:table-cell>
          <table:table-cell office:value-type="string">
            <text:p>Meicalnaickanpatt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84830">
            <text:p>9842484830</text:p>
          </table:table-cell>
          <table:table-cell office:value-type="string">
            <text:p>rsk.agencies2011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RSR Agency</text:p>
          </table:table-cell>
          <table:table-cell office:value-type="string">
            <text:p>R.Shanmugaiah</text:p>
          </table:table-cell>
          <table:table-cell office:value-type="float" office:value="159388">
            <text:p>159388</text:p>
          </table:table-cell>
          <table:table-cell office:value-type="string">
            <text:p>Sivakas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443362199">
            <text:p>9443362199</text:p>
          </table:table-cell>
          <table:table-cell office:value-type="string">
            <text:p>kingofrs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Rudra Agency </text:p>
          </table:table-cell>
          <table:table-cell office:value-type="string">
            <text:p>Padma Ramanathan</text:p>
          </table:table-cell>
          <table:table-cell office:value-type="float" office:value="140790">
            <text:p>140790</text:p>
          </table:table-cell>
          <table:table-cell office:value-type="string">
            <text:p>Narashimanaicken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296999">
            <text:p>98942969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RUKMANI TRADERS</text:p>
          </table:table-cell>
          <table:table-cell office:value-type="string">
            <text:p>MAHALAHSHMI V</text:p>
          </table:table-cell>
          <table:table-cell office:value-type="float" office:value="144501">
            <text:p>144501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24355">
            <text:p>9443224355</text:p>
          </table:table-cell>
          <table:table-cell office:value-type="string">
            <text:p>rukmanitradersslm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Rymond Petroleum</text:p>
          </table:table-cell>
          <table:table-cell/>
          <table:table-cell office:value-type="float" office:value="170202">
            <text:p>170202</text:p>
          </table:table-cell>
          <table:table-cell office:value-type="string">
            <text:p>Asaripall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894663618">
            <text:p>989466361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 BALASUBRAMANIAN</text:p>
          </table:table-cell>
          <table:table-cell office:value-type="string">
            <text:p>Raja</text:p>
          </table:table-cell>
          <table:table-cell office:value-type="float" office:value="117974">
            <text:p>117974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552569">
            <text:p>98435525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 K C TRADERS</text:p>
          </table:table-cell>
          <table:table-cell office:value-type="string">
            <text:p>S.K.C. DHANABALAN</text:p>
          </table:table-cell>
          <table:table-cell office:value-type="float" office:value="113916">
            <text:p>113916</text:p>
          </table:table-cell>
          <table:table-cell office:value-type="string">
            <text:p>R.S.Mangalam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741033">
            <text:p>9443741033</text:p>
          </table:table-cell>
          <table:table-cell office:value-type="string">
            <text:p>skc113916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 M Traders</text:p>
          </table:table-cell>
          <table:table-cell office:value-type="string">
            <text:p>Mohamed Aneez</text:p>
          </table:table-cell>
          <table:table-cell office:value-type="float" office:value="170201">
            <text:p>170201</text:p>
          </table:table-cell>
          <table:table-cell office:value-type="string">
            <text:p>Kadayanallur</text:p>
          </table:table-cell>
          <table:table-cell table:number-columns-repeated="3" office:value-type="string">
            <text:p>Tirunelveli</text:p>
          </table:table-cell>
          <table:table-cell office:value-type="float" office:value="9842185818">
            <text:p>9842185818</text:p>
          </table:table-cell>
          <table:table-cell office:value-type="string">
            <text:p>smtrds.kn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-TEAM TRADERS</text:p>
          </table:table-cell>
          <table:table-cell office:value-type="string">
            <text:p>ShanmugaSundaram</text:p>
          </table:table-cell>
          <table:table-cell office:value-type="float" office:value="171230">
            <text:p>171230</text:p>
          </table:table-cell>
          <table:table-cell office:value-type="string">
            <text:p>PUDUVAYAL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86536">
            <text:p>9443386536</text:p>
          </table:table-cell>
          <table:table-cell office:value-type="string">
            <text:p>d171230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.A.B.M.S <text:s/>FILLING STATION</text:p>
          </table:table-cell>
          <table:table-cell office:value-type="string">
            <text:p>M.Mohamed Saleem</text:p>
          </table:table-cell>
          <table:table-cell office:value-type="float" office:value="173151">
            <text:p>173151</text:p>
          </table:table-cell>
          <table:table-cell office:value-type="string">
            <text:p>VEDASAND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346828">
            <text:p>9842346828</text:p>
          </table:table-cell>
          <table:table-cell office:value-type="string">
            <text:p>d17315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.A.R.Enterprises</text:p>
          </table:table-cell>
          <table:table-cell/>
          <table:table-cell office:value-type="float" office:value="183033">
            <text:p>183033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323949659">
            <text:p>93239496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.A.V Agencies</text:p>
          </table:table-cell>
          <table:table-cell/>
          <table:table-cell office:value-type="float" office:value="182911">
            <text:p>182911</text:p>
          </table:table-cell>
          <table:table-cell office:value-type="string">
            <text:p>Kalanipakk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86882299">
            <text:p>9486882299</text:p>
          </table:table-cell>
          <table:table-cell office:value-type="string">
            <text:p>rajendranksvl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.Abdulhamed &amp; co.;</text:p>
          </table:table-cell>
          <table:table-cell office:value-type="string">
            <text:p>Hameed</text:p>
          </table:table-cell>
          <table:table-cell office:value-type="float" office:value="113869">
            <text:p>113869</text:p>
          </table:table-cell>
          <table:table-cell office:value-type="string">
            <text:p>Aranthang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65637711">
            <text:p>98656377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.Annadurai</text:p>
          </table:table-cell>
          <table:table-cell office:value-type="string">
            <text:p>Vinoth</text:p>
          </table:table-cell>
          <table:table-cell office:value-type="float" office:value="113872">
            <text:p>113872</text:p>
          </table:table-cell>
          <table:table-cell office:value-type="string">
            <text:p>Kottaipattin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60355">
            <text:p>94433603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.B.Petroleum</text:p>
          </table:table-cell>
          <table:table-cell/>
          <table:table-cell office:value-type="float" office:value="167884">
            <text:p>167884</text:p>
          </table:table-cell>
          <table:table-cell office:value-type="string">
            <text:p>Pitchan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698177785">
            <text:p>96981777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.C. K. Petroleum</text:p>
          </table:table-cell>
          <table:table-cell/>
          <table:table-cell office:value-type="float" office:value="176676">
            <text:p>176676</text:p>
          </table:table-cell>
          <table:table-cell office:value-type="string">
            <text:p>Colache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629820045">
            <text:p>96298200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.G.Lakshmi Narasim</text:p>
          </table:table-cell>
          <table:table-cell/>
          <table:table-cell office:value-type="float" office:value="149031">
            <text:p>149031</text:p>
          </table:table-cell>
          <table:table-cell office:value-type="string">
            <text:p>Thakkol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551061801">
            <text:p>9551061801</text:p>
          </table:table-cell>
          <table:table-cell office:value-type="string">
            <text:p>sglakshmi14903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.K.Ariyappa Chettiyar &amp; Co</text:p>
          </table:table-cell>
          <table:table-cell office:value-type="string">
            <text:p>S.K.A.Murugesan</text:p>
          </table:table-cell>
          <table:table-cell office:value-type="float" office:value="119135">
            <text:p>119135</text:p>
          </table:table-cell>
          <table:table-cell office:value-type="string">
            <text:p>Rasipuram</text:p>
          </table:table-cell>
          <table:table-cell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842125779">
            <text:p>9842125779</text:p>
          </table:table-cell>
          <table:table-cell office:value-type="string">
            <text:p>ska.murugesan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.K.M ENTERPRISE</text:p>
          </table:table-cell>
          <table:table-cell office:value-type="string">
            <text:p>Kalaiselvi</text:p>
          </table:table-cell>
          <table:table-cell office:value-type="float" office:value="178207">
            <text:p>178207</text:p>
          </table:table-cell>
          <table:table-cell office:value-type="string">
            <text:p>GENGUVARPATT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482161">
            <text:p>9787482161</text:p>
          </table:table-cell>
          <table:table-cell office:value-type="string">
            <text:p>skm178207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.Kalyanasundaram Pillai</text:p>
          </table:table-cell>
          <table:table-cell/>
          <table:table-cell office:value-type="float" office:value="117986">
            <text:p>117986</text:p>
          </table:table-cell>
          <table:table-cell office:value-type="string">
            <text:p>Tiruchendur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366701728">
            <text:p>936670172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.Lotus Fuels</text:p>
          </table:table-cell>
          <table:table-cell office:value-type="string">
            <text:p>S.Louts Fuels</text:p>
          </table:table-cell>
          <table:table-cell office:value-type="float" office:value="169154">
            <text:p>169154</text:p>
          </table:table-cell>
          <table:table-cell office:value-type="string">
            <text:p>Kunnath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927145">
            <text:p>9894927145</text:p>
          </table:table-cell>
          <table:table-cell office:value-type="string">
            <text:p>slotusfuel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.M FUEL AGENCIES</text:p>
          </table:table-cell>
          <table:table-cell office:value-type="string">
            <text:p>A.SUMATHI</text:p>
          </table:table-cell>
          <table:table-cell office:value-type="float" office:value="178214">
            <text:p>178214</text:p>
          </table:table-cell>
          <table:table-cell table:number-columns-repeated="2"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822768">
            <text:p>9443822768</text:p>
          </table:table-cell>
          <table:table-cell office:value-type="string">
            <text:p>smfuelagencies@yahoo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.M.Enterprises</text:p>
          </table:table-cell>
          <table:table-cell office:value-type="string">
            <text:p>D.Sakthivel</text:p>
          </table:table-cell>
          <table:table-cell office:value-type="float" office:value="146558">
            <text:p>146558</text:p>
          </table:table-cell>
          <table:table-cell office:value-type="string">
            <text:p>Bhavanisaga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45603">
            <text:p>9443345603</text:p>
          </table:table-cell>
          <table:table-cell office:value-type="string">
            <text:p>s.m.enterprises.bs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.N.S.Royal Fuels</text:p>
          </table:table-cell>
          <table:table-cell office:value-type="string">
            <text:p>JUWAIRA BEGUM</text:p>
          </table:table-cell>
          <table:table-cell office:value-type="float" office:value="180097">
            <text:p>180097</text:p>
          </table:table-cell>
          <table:table-cell office:value-type="string">
            <text:p>Athirampatti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50569944">
            <text:p>9750569944</text:p>
          </table:table-cell>
          <table:table-cell office:value-type="string">
            <text:p>sulthannaser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.P.VIKKRAM FUEL AGENCIES</text:p>
          </table:table-cell>
          <table:table-cell office:value-type="string">
            <text:p>R.PRABAKAR</text:p>
          </table:table-cell>
          <table:table-cell office:value-type="float" office:value="161731">
            <text:p>161731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335764">
            <text:p>9443335764</text:p>
          </table:table-cell>
          <table:table-cell office:value-type="string">
            <text:p>prabakarmurth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.R.Agency</text:p>
          </table:table-cell>
          <table:table-cell office:value-type="string">
            <text:p>Ksubasri</text:p>
          </table:table-cell>
          <table:table-cell office:value-type="float" office:value="180390">
            <text:p>180390</text:p>
          </table:table-cell>
          <table:table-cell office:value-type="string">
            <text:p>Nagal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7432770">
            <text:p>94874327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.S.A Agencies</text:p>
          </table:table-cell>
          <table:table-cell/>
          <table:table-cell office:value-type="float" office:value="146397">
            <text:p>146397</text:p>
          </table:table-cell>
          <table:table-cell office:value-type="string">
            <text:p>Kandil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225744">
            <text:p>9443225744</text:p>
          </table:table-cell>
          <table:table-cell office:value-type="string">
            <text:p>ssa14639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.S.Agency</text:p>
          </table:table-cell>
          <table:table-cell office:value-type="string">
            <text:p>Sivakumar</text:p>
          </table:table-cell>
          <table:table-cell office:value-type="float" office:value="158570">
            <text:p>158570</text:p>
          </table:table-cell>
          <table:table-cell office:value-type="string">
            <text:p>Veerapand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4960970">
            <text:p>99449609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.S.M. AGENCIES </text:p>
          </table:table-cell>
          <table:table-cell/>
          <table:table-cell office:value-type="float" office:value="154560">
            <text:p>154560</text:p>
          </table:table-cell>
          <table:table-cell office:value-type="string">
            <text:p>Sriperumbudur 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787946811">
            <text:p>9787946811</text:p>
          </table:table-cell>
          <table:table-cell office:value-type="string">
            <text:p>ssm15456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.S.Petro Fuels</text:p>
          </table:table-cell>
          <table:table-cell office:value-type="string">
            <text:p>S.Senthil Kumar</text:p>
          </table:table-cell>
          <table:table-cell office:value-type="float" office:value="169907">
            <text:p>169907</text:p>
          </table:table-cell>
          <table:table-cell office:value-type="string">
            <text:p>Vilankuri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151431">
            <text:p>9843151431</text:p>
          </table:table-cell>
          <table:table-cell office:value-type="string">
            <text:p>sspetrofue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.Soomar Sait &amp; Sons</text:p>
          </table:table-cell>
          <table:table-cell office:value-type="string">
            <text:p>M.Sulaiman Sait</text:p>
          </table:table-cell>
          <table:table-cell office:value-type="float" office:value="114333">
            <text:p>114333</text:p>
          </table:table-cell>
          <table:table-cell office:value-type="string">
            <text:p>Coonoor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911955">
            <text:p>9443911955</text:p>
          </table:table-cell>
          <table:table-cell office:value-type="string">
            <text:p>soomer11433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.V. Agencies</text:p>
          </table:table-cell>
          <table:table-cell/>
          <table:table-cell office:value-type="float" office:value="172231">
            <text:p>172231</text:p>
          </table:table-cell>
          <table:table-cell office:value-type="string">
            <text:p>Puliyangudi</text:p>
          </table:table-cell>
          <table:table-cell table:number-columns-repeated="3" office:value-type="string">
            <text:p>Tirunelveli</text:p>
          </table:table-cell>
          <table:table-cell office:value-type="float" office:value="8883333677">
            <text:p>8883333677</text:p>
          </table:table-cell>
          <table:table-cell office:value-type="string">
            <text:p>svagencies17223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.V.P.S. Enterprises</text:p>
          </table:table-cell>
          <table:table-cell/>
          <table:table-cell office:value-type="float" office:value="182231">
            <text:p>182231</text:p>
          </table:table-cell>
          <table:table-cell office:value-type="string">
            <text:p>Sawyarpur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175008">
            <text:p>944317500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abari Gireesan Fuels</text:p>
          </table:table-cell>
          <table:table-cell/>
          <table:table-cell office:value-type="float" office:value="176727">
            <text:p>176727</text:p>
          </table:table-cell>
          <table:table-cell office:value-type="string">
            <text:p>Madukkarai Marke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003676777">
            <text:p>90036767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ABARI OIL ENTERPRISES</text:p>
          </table:table-cell>
          <table:table-cell office:value-type="string">
            <text:p>A.Madasamy</text:p>
          </table:table-cell>
          <table:table-cell office:value-type="float" office:value="158411">
            <text:p>158411</text:p>
          </table:table-cell>
          <table:table-cell office:value-type="string">
            <text:p>CUMB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047031899">
            <text:p>9047031899</text:p>
          </table:table-cell>
          <table:table-cell office:value-type="string">
            <text:p>s15841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ABARI OIL ENTERPRISES (Adhoc)</text:p>
          </table:table-cell>
          <table:table-cell/>
          <table:table-cell office:value-type="float" office:value="188723">
            <text:p>188723</text:p>
          </table:table-cell>
          <table:table-cell office:value-type="string">
            <text:p>laikundu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047031899">
            <text:p>90470318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abari Raja Agencies</text:p>
          </table:table-cell>
          <table:table-cell office:value-type="string">
            <text:p>N.Nambiraj</text:p>
          </table:table-cell>
          <table:table-cell office:value-type="float" office:value="151055">
            <text:p>151055</text:p>
          </table:table-cell>
          <table:table-cell office:value-type="string">
            <text:p>Thondamuth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115846">
            <text:p>9443115846</text:p>
          </table:table-cell>
          <table:table-cell office:value-type="string">
            <text:p>sabari_nambi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agaya Madha Petroleum</text:p>
          </table:table-cell>
          <table:table-cell/>
          <table:table-cell office:value-type="float" office:value="194837">
            <text:p>194837</text:p>
          </table:table-cell>
          <table:table-cell office:value-type="string">
            <text:p>Perumpuliyur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66928282">
            <text:p>956692828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ai Rena Kanna Fuels</text:p>
          </table:table-cell>
          <table:table-cell office:value-type="string">
            <text:p>R.Manikandan</text:p>
          </table:table-cell>
          <table:table-cell office:value-type="float" office:value="190380">
            <text:p>190380</text:p>
          </table:table-cell>
          <table:table-cell office:value-type="string">
            <text:p>Pattuk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0007755">
            <text:p>960007755</text:p>
          </table:table-cell>
          <table:table-cell office:value-type="string">
            <text:p>manihindu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ai Shanmuganathan Agency</text:p>
          </table:table-cell>
          <table:table-cell office:value-type="string">
            <text:p>E.V.C.VAISHNAVI</text:p>
          </table:table-cell>
          <table:table-cell office:value-type="float" office:value="180971">
            <text:p>180971</text:p>
          </table:table-cell>
          <table:table-cell office:value-type="string">
            <text:p>Sethubhavachathir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50970551">
            <text:p>9750970551</text:p>
          </table:table-cell>
          <table:table-cell office:value-type="string">
            <text:p>evc.mrv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i Sristy Agencies</text:p>
          </table:table-cell>
          <table:table-cell/>
          <table:table-cell office:value-type="float" office:value="153291">
            <text:p>153291</text:p>
          </table:table-cell>
          <table:table-cell office:value-type="string">
            <text:p>Podan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44555697">
            <text:p>93445556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AIRAM AGENCY</text:p>
          </table:table-cell>
          <table:table-cell office:value-type="string">
            <text:p>Baskar</text:p>
          </table:table-cell>
          <table:table-cell office:value-type="float" office:value="179586">
            <text:p>179586</text:p>
          </table:table-cell>
          <table:table-cell office:value-type="string">
            <text:p>VENGUNAM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162402">
            <text:p>9441624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ajeesh Traders</text:p>
          </table:table-cell>
          <table:table-cell office:value-type="string">
            <text:p>P.Easwaramoorthy</text:p>
          </table:table-cell>
          <table:table-cell office:value-type="float" office:value="114316">
            <text:p>114316</text:p>
          </table:table-cell>
          <table:table-cell office:value-type="string">
            <text:p>Alandur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2009898">
            <text:p>936200989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akthi Agencies</text:p>
          </table:table-cell>
          <table:table-cell office:value-type="string">
            <text:p>P.Sakthivel</text:p>
          </table:table-cell>
          <table:table-cell office:value-type="float" office:value="180391">
            <text:p>180391</text:p>
          </table:table-cell>
          <table:table-cell office:value-type="string">
            <text:p>Koogaiy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708315">
            <text:p>9787708315</text:p>
          </table:table-cell>
          <table:table-cell office:value-type="string">
            <text:p>vijayaneelam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kthi agencies</text:p>
          </table:table-cell>
          <table:table-cell office:value-type="string">
            <text:p>T.Kalaiarasan</text:p>
          </table:table-cell>
          <table:table-cell office:value-type="float" office:value="174406">
            <text:p>174406</text:p>
          </table:table-cell>
          <table:table-cell office:value-type="string">
            <text:p>Mettukad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196666">
            <text:p>9842196666</text:p>
          </table:table-cell>
          <table:table-cell office:value-type="string">
            <text:p>sakthibpc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akthi Agency</text:p>
          </table:table-cell>
          <table:table-cell/>
          <table:table-cell office:value-type="float" office:value="180525">
            <text:p>180525</text:p>
          </table:table-cell>
          <table:table-cell office:value-type="string">
            <text:p>Sennaler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2399609">
            <text:p>9842399609</text:p>
          </table:table-cell>
          <table:table-cell office:value-type="string">
            <text:p>saravanan.yogafit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AKTHI MADHUMALAR AGENCIES </text:p>
          </table:table-cell>
          <table:table-cell/>
          <table:table-cell office:value-type="float" office:value="140802">
            <text:p>140802</text:p>
          </table:table-cell>
          <table:table-cell office:value-type="string">
            <text:p>Melmaruvathur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2936369">
            <text:p>9842936369</text:p>
          </table:table-cell>
          <table:table-cell office:value-type="string">
            <text:p>sakthi14080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akthi Saravana Travels</text:p>
          </table:table-cell>
          <table:table-cell office:value-type="string">
            <text:p>V.Ramya</text:p>
          </table:table-cell>
          <table:table-cell office:value-type="float" office:value="179922">
            <text:p>179922</text:p>
          </table:table-cell>
          <table:table-cell office:value-type="string">
            <text:p>Thathiengarapet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249286">
            <text:p>9894249286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akthisree SS</text:p>
          </table:table-cell>
          <table:table-cell/>
          <table:table-cell office:value-type="float" office:value="151113">
            <text:p>151113</text:p>
          </table:table-cell>
          <table:table-cell office:value-type="string">
            <text:p>Katpad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537186">
            <text:p>9840537186</text:p>
          </table:table-cell>
          <table:table-cell office:value-type="string">
            <text:p>shakthisree15111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ALEM BUS OWNERS ASSOCIATION; SALEM</text:p>
          </table:table-cell>
          <table:table-cell office:value-type="string">
            <text:p>SDBOA</text:p>
          </table:table-cell>
          <table:table-cell office:value-type="float" office:value="119150">
            <text:p>119150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32388">
            <text:p>9443232388</text:p>
          </table:table-cell>
          <table:table-cell office:value-type="string">
            <text:p>sdboaslm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AMPATH AGENCIES</text:p>
          </table:table-cell>
          <table:table-cell office:value-type="string">
            <text:p>VILVAM</text:p>
          </table:table-cell>
          <table:table-cell office:value-type="float" office:value="119069">
            <text:p>119069</text:p>
          </table:table-cell>
          <table:table-cell office:value-type="string">
            <text:p>Samiyapuram; Harur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047042773">
            <text:p>9047042773</text:p>
          </table:table-cell>
          <table:table-cell office:value-type="string">
            <text:p>vilvamk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AMY AGENCY</text:p>
          </table:table-cell>
          <table:table-cell/>
          <table:table-cell office:value-type="float" office:value="111114">
            <text:p>111114</text:p>
          </table:table-cell>
          <table:table-cell office:value-type="string">
            <text:p>YETTHAP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50561">
            <text:p>9443250561</text:p>
          </table:table-cell>
          <table:table-cell office:value-type="string">
            <text:p>draj_india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AMY FUELS </text:p>
          </table:table-cell>
          <table:table-cell office:value-type="string">
            <text:p>Nanda Kumar</text:p>
          </table:table-cell>
          <table:table-cell office:value-type="float" office:value="182391">
            <text:p>182391</text:p>
          </table:table-cell>
          <table:table-cell office:value-type="string">
            <text:p>Pennagaram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234412">
            <text:p>9443234412</text:p>
          </table:table-cell>
          <table:table-cell office:value-type="string">
            <text:p>ntrnandakuma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AMY TRADERS; SEELANAIKENPATTY</text:p>
          </table:table-cell>
          <table:table-cell office:value-type="string">
            <text:p>K K SENTHIL KUMAR</text:p>
          </table:table-cell>
          <table:table-cell office:value-type="float" office:value="119132">
            <text:p>119132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647808">
            <text:p>9442647808</text:p>
          </table:table-cell>
          <table:table-cell office:value-type="string">
            <text:p>samybunk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amyuktha Agencies</text:p>
          </table:table-cell>
          <table:table-cell/>
          <table:table-cell office:value-type="float" office:value="164946">
            <text:p>164946</text:p>
          </table:table-cell>
          <table:table-cell office:value-type="string">
            <text:p>Marudhal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26284">
            <text:p>9444026284</text:p>
          </table:table-cell>
          <table:table-cell office:value-type="string">
            <text:p>samyuktha16496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ANGEETH FILLINGS STATION</text:p>
          </table:table-cell>
          <table:table-cell office:value-type="string">
            <text:p>Manimaran</text:p>
          </table:table-cell>
          <table:table-cell office:value-type="float" office:value="141198">
            <text:p>141198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508034980">
            <text:p>85080349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anjay Enterprises</text:p>
          </table:table-cell>
          <table:table-cell/>
          <table:table-cell office:value-type="float" office:value="178061">
            <text:p>178061</text:p>
          </table:table-cell>
          <table:table-cell office:value-type="string">
            <text:p>Chikkarayapu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094628301">
            <text:p>9094628301</text:p>
          </table:table-cell>
          <table:table-cell office:value-type="string">
            <text:p>sanjay17806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ankar &amp; Co</text:p>
          </table:table-cell>
          <table:table-cell office:value-type="string">
            <text:p>A.Sankar</text:p>
          </table:table-cell>
          <table:table-cell office:value-type="float" office:value="114312">
            <text:p>114312</text:p>
          </table:table-cell>
          <table:table-cell office:value-type="string">
            <text:p>Mettu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52422878">
            <text:p>9952422878</text:p>
          </table:table-cell>
          <table:table-cell office:value-type="string">
            <text:p>shankarrsa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ankar Corporation</text:p>
          </table:table-cell>
          <table:table-cell office:value-type="string">
            <text:p>R.Meena</text:p>
          </table:table-cell>
          <table:table-cell office:value-type="float" office:value="145902">
            <text:p>145902</text:p>
          </table:table-cell>
          <table:table-cell office:value-type="string">
            <text:p>Sivakas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94451818">
            <text:p>9894451818</text:p>
          </table:table-cell>
          <table:table-cell office:value-type="string">
            <text:p>sankarcorporatio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ankar Enterprises</text:p>
          </table:table-cell>
          <table:table-cell office:value-type="string">
            <text:p>S.Elango</text:p>
          </table:table-cell>
          <table:table-cell office:value-type="float" office:value="118016">
            <text:p>118016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94451818">
            <text:p>9894451818</text:p>
          </table:table-cell>
          <table:table-cell office:value-type="string">
            <text:p>elango1818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ANTHI FILLING STATION</text:p>
          </table:table-cell>
          <table:table-cell office:value-type="string">
            <text:p>P.Santhi</text:p>
          </table:table-cell>
          <table:table-cell office:value-type="float" office:value="164991">
            <text:p>164991</text:p>
          </table:table-cell>
          <table:table-cell office:value-type="string">
            <text:p>JAYAMANGAL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2684377">
            <text:p>944268437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anthi Transport Service</text:p>
          </table:table-cell>
          <table:table-cell office:value-type="string">
            <text:p>vivekisenguttuvan</text:p>
          </table:table-cell>
          <table:table-cell office:value-type="float" office:value="139716">
            <text:p>139716</text:p>
          </table:table-cell>
          <table:table-cell table:number-columns-repeated="2"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6176789">
            <text:p>9786176789</text:p>
          </table:table-cell>
          <table:table-cell office:value-type="string">
            <text:p>senguttuvan.2008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ARADA TRADERS</text:p>
          </table:table-cell>
          <table:table-cell office:value-type="string">
            <text:p>P.SABAREESHARAJA</text:p>
          </table:table-cell>
          <table:table-cell office:value-type="float" office:value="111115">
            <text:p>111115</text:p>
          </table:table-cell>
          <table:table-cell office:value-type="string">
            <text:p>Att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40911">
            <text:p>9443340911</text:p>
          </table:table-cell>
          <table:table-cell office:value-type="string">
            <text:p>p.sabareesharaj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ARASWATHI PETROL BUNK</text:p>
          </table:table-cell>
          <table:table-cell office:value-type="string">
            <text:p>P.Balasubramanian &amp; .B.Palaniammal</text:p>
          </table:table-cell>
          <table:table-cell office:value-type="float" office:value="114338">
            <text:p>114338</text:p>
          </table:table-cell>
          <table:table-cell office:value-type="string">
            <text:p>ODDANCHATR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Irugur</text:p>
          </table:table-cell>
          <table:table-cell office:value-type="float" office:value="9842124039">
            <text:p>9842124039</text:p>
          </table:table-cell>
          <table:table-cell office:value-type="string">
            <text:p>saraswathipetrolbunk.2000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raswathi Service Station</text:p>
          </table:table-cell>
          <table:table-cell office:value-type="string">
            <text:p>Nataraj</text:p>
          </table:table-cell>
          <table:table-cell office:value-type="float" office:value="114311">
            <text:p>114311</text:p>
          </table:table-cell>
          <table:table-cell office:value-type="string">
            <text:p>Shyamalapur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21177">
            <text:p>9843021177</text:p>
          </table:table-cell>
          <table:table-cell office:value-type="string">
            <text:p>knatarajan081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RATH FUELS </text:p>
          </table:table-cell>
          <table:table-cell/>
          <table:table-cell office:value-type="float" office:value="111038">
            <text:p>111038</text:p>
          </table:table-cell>
          <table:table-cell office:value-type="string">
            <text:p>Papanchat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191779">
            <text:p>9840191779</text:p>
          </table:table-cell>
          <table:table-cell office:value-type="string">
            <text:p>sarath11103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aravana Fuels</text:p>
          </table:table-cell>
          <table:table-cell office:value-type="string">
            <text:p>Saravanan.M.S</text:p>
          </table:table-cell>
          <table:table-cell office:value-type="float" office:value="194010">
            <text:p>194010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89456331">
            <text:p>9489456331</text:p>
          </table:table-cell>
          <table:table-cell office:value-type="string">
            <text:p>saravanafuels201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aravana Ganapathy Agencies</text:p>
          </table:table-cell>
          <table:table-cell office:value-type="string">
            <text:p>R.Loganathan</text:p>
          </table:table-cell>
          <table:table-cell office:value-type="float" office:value="114314">
            <text:p>114314</text:p>
          </table:table-cell>
          <table:table-cell office:value-type="string">
            <text:p>Ambaram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411359">
            <text:p>94864113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roj Enterprises</text:p>
          </table:table-cell>
          <table:table-cell/>
          <table:table-cell office:value-type="float" office:value="117993">
            <text:p>117993</text:p>
          </table:table-cell>
          <table:table-cell office:value-type="string">
            <text:p>Mukkudal</text:p>
          </table:table-cell>
          <table:table-cell table:number-columns-repeated="3" office:value-type="string">
            <text:p>Tirunelveli</text:p>
          </table:table-cell>
          <table:table-cell office:value-type="float" office:value="9442554256">
            <text:p>94425542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THURAGIRI AGENCIES</text:p>
          </table:table-cell>
          <table:table-cell office:value-type="string">
            <text:p>Chandramohan</text:p>
          </table:table-cell>
          <table:table-cell office:value-type="float" office:value="172177">
            <text:p>172177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834404">
            <text:p>97878344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ATHYA <text:s/>AGENCIES</text:p>
          </table:table-cell>
          <table:table-cell office:value-type="string">
            <text:p>Suresh</text:p>
          </table:table-cell>
          <table:table-cell office:value-type="float" office:value="180537">
            <text:p>180537</text:p>
          </table:table-cell>
          <table:table-cell office:value-type="string">
            <text:p>TIRUVANNMALA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620873">
            <text:p>94866208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ATHYA AGENCY</text:p>
          </table:table-cell>
          <table:table-cell office:value-type="string">
            <text:p>Mandhiyan</text:p>
          </table:table-cell>
          <table:table-cell office:value-type="float" office:value="173811">
            <text:p>173811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672567">
            <text:p>97876725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athya Jothi Fuels</text:p>
          </table:table-cell>
          <table:table-cell office:value-type="string">
            <text:p>M.Siva subramanian</text:p>
          </table:table-cell>
          <table:table-cell office:value-type="float" office:value="147173">
            <text:p>147173</text:p>
          </table:table-cell>
          <table:table-cell office:value-type="string">
            <text:p>Siruvani Palghat Main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400778">
            <text:p>98944007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ATHYANARAYANA FUELS</text:p>
          </table:table-cell>
          <table:table-cell office:value-type="string">
            <text:p><text:s/>G RAMACHANDRAN</text:p>
          </table:table-cell>
          <table:table-cell office:value-type="float" office:value="144236">
            <text:p>144236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100345">
            <text:p>9442100345</text:p>
          </table:table-cell>
          <table:table-cell office:value-type="string">
            <text:p>gramachandran1948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atish Bunk</text:p>
          </table:table-cell>
          <table:table-cell office:value-type="string">
            <text:p>Bindu.S.Wadhwa</text:p>
          </table:table-cell>
          <table:table-cell office:value-type="float" office:value="157615">
            <text:p>157615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655152555">
            <text:p>9655152555</text:p>
          </table:table-cell>
          <table:table-cell office:value-type="string">
            <text:p>wadhwaprakash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atish service station </text:p>
          </table:table-cell>
          <table:table-cell office:value-type="string">
            <text:p>S. AMJATH <text:s/>SHERIFF </text:p>
          </table:table-cell>
          <table:table-cell office:value-type="float" office:value="110934">
            <text:p>110934</text:p>
          </table:table-cell>
          <table:table-cell office:value-type="string">
            <text:p>Chenna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884866633">
            <text:p>9884866633</text:p>
          </table:table-cell>
          <table:table-cell office:value-type="string">
            <text:p>amjath_sfh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B Petroleum</text:p>
          </table:table-cell>
          <table:table-cell/>
          <table:table-cell office:value-type="float" office:value="141122">
            <text:p>141122</text:p>
          </table:table-cell>
          <table:table-cell office:value-type="string">
            <text:p>Colacha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843340978">
            <text:p>98433409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BC ENTERPRISE</text:p>
          </table:table-cell>
          <table:table-cell office:value-type="string">
            <text:p>B.Senthilkumar</text:p>
          </table:table-cell>
          <table:table-cell office:value-type="float" office:value="156243">
            <text:p>156243</text:p>
          </table:table-cell>
          <table:table-cell office:value-type="string">
            <text:p>SEELAPAD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244229966">
            <text:p>9244229966</text:p>
          </table:table-cell>
          <table:table-cell office:value-type="string">
            <text:p>senthil_sbc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LOA KANDHAMPATTY</text:p>
          </table:table-cell>
          <table:table-cell office:value-type="string">
            <text:p>SDLOA</text:p>
          </table:table-cell>
          <table:table-cell office:value-type="float" office:value="119133">
            <text:p>119133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858484">
            <text:p>9443858484</text:p>
          </table:table-cell>
          <table:table-cell office:value-type="string">
            <text:p>sdloaslm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eevalaperi Durgambika Fuels</text:p>
          </table:table-cell>
          <table:table-cell/>
          <table:table-cell office:value-type="float" office:value="176543">
            <text:p>176543</text:p>
          </table:table-cell>
          <table:table-cell office:value-type="string">
            <text:p>Seevalaperi</text:p>
          </table:table-cell>
          <table:table-cell table:number-columns-repeated="3" office:value-type="string">
            <text:p>Tirunelveli</text:p>
          </table:table-cell>
          <table:table-cell office:value-type="float" office:value="9442930229">
            <text:p>94429302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elvam Agencies</text:p>
          </table:table-cell>
          <table:table-cell/>
          <table:table-cell office:value-type="float" office:value="168851">
            <text:p>168851</text:p>
          </table:table-cell>
          <table:table-cell office:value-type="string">
            <text:p>Ganapathy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39762">
            <text:p>98430397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engipatti Petroleum Centre</text:p>
          </table:table-cell>
          <table:table-cell office:value-type="string">
            <text:p>S.A.SYED WAHID</text:p>
          </table:table-cell>
          <table:table-cell office:value-type="float" office:value="160071">
            <text:p>160071</text:p>
          </table:table-cell>
          <table:table-cell office:value-type="string">
            <text:p>Sengipatt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846770">
            <text:p>9443846770</text:p>
          </table:table-cell>
          <table:table-cell office:value-type="string">
            <text:p>to_wahid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enni Agency</text:p>
          </table:table-cell>
          <table:table-cell/>
          <table:table-cell office:value-type="float" office:value="145714">
            <text:p>145714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00429277">
            <text:p>95004292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enthamarai Kannan Agencies</text:p>
          </table:table-cell>
          <table:table-cell office:value-type="string">
            <text:p>A. Suganthi</text:p>
          </table:table-cell>
          <table:table-cell office:value-type="float" office:value="186120">
            <text:p>186120</text:p>
          </table:table-cell>
          <table:table-cell office:value-type="string">
            <text:p>Bhuvanagir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074487">
            <text:p>9443074487</text:p>
          </table:table-cell>
          <table:table-cell office:value-type="string">
            <text:p>arunvarman2000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enthil &amp; Co</text:p>
          </table:table-cell>
          <table:table-cell/>
          <table:table-cell office:value-type="float" office:value="176728">
            <text:p>176728</text:p>
          </table:table-cell>
          <table:table-cell office:value-type="string">
            <text:p>Karumath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655230022">
            <text:p>96552300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enthil Corporation</text:p>
          </table:table-cell>
          <table:table-cell office:value-type="string">
            <text:p>V.Deenathayalan</text:p>
          </table:table-cell>
          <table:table-cell office:value-type="float" office:value="156257">
            <text:p>156257</text:p>
          </table:table-cell>
          <table:table-cell office:value-type="string">
            <text:p>Mettu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04538">
            <text:p>944370453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enthil Kumaran Agencies</text:p>
          </table:table-cell>
          <table:table-cell office:value-type="string">
            <text:p>S.BALAJI</text:p>
          </table:table-cell>
          <table:table-cell office:value-type="float" office:value="170460">
            <text:p>170460</text:p>
          </table:table-cell>
          <table:table-cell office:value-type="string">
            <text:p>Nannilam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15847282">
            <text:p>9715847282</text:p>
          </table:table-cell>
          <table:table-cell office:value-type="string">
            <text:p>srirambalaji2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enthur Murugan Agencies</text:p>
          </table:table-cell>
          <table:table-cell office:value-type="string">
            <text:p>D.SUGUMAR</text:p>
          </table:table-cell>
          <table:table-cell office:value-type="float" office:value="180440">
            <text:p>180440</text:p>
          </table:table-cell>
          <table:table-cell office:value-type="string">
            <text:p>Chittode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52309424">
            <text:p>9952309424</text:p>
          </table:table-cell>
          <table:table-cell office:value-type="string">
            <text:p>SSMAGENCY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erajpur Auto Gas Centre</text:p>
          </table:table-cell>
          <table:table-cell office:value-type="string">
            <text:p>MUKTHAR ALI</text:p>
          </table:table-cell>
          <table:table-cell office:value-type="float" office:value="159098">
            <text:p>159098</text:p>
          </table:table-cell>
          <table:table-cell office:value-type="string">
            <text:p>Nanji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042412167">
            <text:p>9042412167</text:p>
          </table:table-cell>
          <table:table-cell office:value-type="string">
            <text:p>to_wahid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haj Petro Traders</text:p>
          </table:table-cell>
          <table:table-cell office:value-type="string">
            <text:p>Asyed Shajahan</text:p>
          </table:table-cell>
          <table:table-cell office:value-type="float" office:value="184369">
            <text:p>184369</text:p>
          </table:table-cell>
          <table:table-cell office:value-type="string">
            <text:p>Elavarasanarsurkottai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84422286">
            <text:p>9884422286</text:p>
          </table:table-cell>
          <table:table-cell office:value-type="string">
            <text:p>shaj78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halom Fuels Stn</text:p>
          </table:table-cell>
          <table:table-cell/>
          <table:table-cell office:value-type="float" office:value="146591">
            <text:p>146591</text:p>
          </table:table-cell>
          <table:table-cell office:value-type="string">
            <text:p>Anguram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994992760">
            <text:p>999499276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HANMUGAM AGENCIES</text:p>
          </table:table-cell>
          <table:table-cell office:value-type="string">
            <text:p>A.KALAISELVI</text:p>
          </table:table-cell>
          <table:table-cell office:value-type="float" office:value="169123">
            <text:p>169123</text:p>
          </table:table-cell>
          <table:table-cell office:value-type="string">
            <text:p>ALAGPUR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849565">
            <text:p>9443849565</text:p>
          </table:table-cell>
          <table:table-cell office:value-type="string">
            <text:p>shanmugam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hanthi Agencies</text:p>
          </table:table-cell>
          <table:table-cell/>
          <table:table-cell office:value-type="float" office:value="117971">
            <text:p>117971</text:p>
          </table:table-cell>
          <table:table-cell office:value-type="string">
            <text:p>MondayMarket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7598003104">
            <text:p>75980031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hanthi Petrol Bunk</text:p>
          </table:table-cell>
          <table:table-cell/>
          <table:table-cell office:value-type="float" office:value="145718">
            <text:p>145718</text:p>
          </table:table-cell>
          <table:table-cell office:value-type="string">
            <text:p>Karumath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49104">
            <text:p>98430491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hanthi Service Station</text:p>
          </table:table-cell>
          <table:table-cell/>
          <table:table-cell office:value-type="float" office:value="111064">
            <text:p>111064</text:p>
          </table:table-cell>
          <table:table-cell office:value-type="string">
            <text:p>Walaja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74178">
            <text:p>9443374178</text:p>
          </table:table-cell>
          <table:table-cell office:value-type="string">
            <text:p>shanthi11106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heik Fathima &amp; co</text:p>
          </table:table-cell>
          <table:table-cell office:value-type="string">
            <text:p>S.Abuthakir</text:p>
          </table:table-cell>
          <table:table-cell office:value-type="float" office:value="183275">
            <text:p>183275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29866776">
            <text:p>962986677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henbhagam Fuels</text:p>
          </table:table-cell>
          <table:table-cell/>
          <table:table-cell office:value-type="float" office:value="183649">
            <text:p>183649</text:p>
          </table:table-cell>
          <table:table-cell office:value-type="string">
            <text:p>Vannivedu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86282233">
            <text:p>948628223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hiree Keshavan Kumar Aencies</text:p>
          </table:table-cell>
          <table:table-cell office:value-type="string">
            <text:p>K.Selvakumar</text:p>
          </table:table-cell>
          <table:table-cell office:value-type="float" office:value="157376">
            <text:p>157376</text:p>
          </table:table-cell>
          <table:table-cell office:value-type="string">
            <text:p>Punjai Puliampatt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184019">
            <text:p>9942184019</text:p>
          </table:table-cell>
          <table:table-cell office:value-type="string">
            <text:p>kumarbpcbunk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HIRIDI SAI ENTERPRISES </text:p>
          </table:table-cell>
          <table:table-cell office:value-type="string">
            <text:p>SHANKAR/KUMAR</text:p>
          </table:table-cell>
          <table:table-cell office:value-type="float" office:value="176191">
            <text:p>176191</text:p>
          </table:table-cell>
          <table:table-cell office:value-type="string">
            <text:p>Padappai Rd.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818144">
            <text:p>9840818144</text:p>
          </table:table-cell>
          <table:table-cell office:value-type="string">
            <text:p>shiridi17619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hiva Fuel Service</text:p>
          </table:table-cell>
          <table:table-cell office:value-type="string">
            <text:p>R.Jothimani</text:p>
          </table:table-cell>
          <table:table-cell office:value-type="float" office:value="141871">
            <text:p>141871</text:p>
          </table:table-cell>
          <table:table-cell office:value-type="string">
            <text:p>Kanjikovil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8012188338">
            <text:p>8012188338</text:p>
          </table:table-cell>
          <table:table-cell office:value-type="string">
            <text:p>vrjothiman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hiva Sudha Agency</text:p>
          </table:table-cell>
          <table:table-cell/>
          <table:table-cell office:value-type="float" office:value="147171">
            <text:p>147171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347717">
            <text:p>994234771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HIVARAM FUELS</text:p>
          </table:table-cell>
          <table:table-cell office:value-type="string">
            <text:p>P K RAJASEKAR</text:p>
          </table:table-cell>
          <table:table-cell office:value-type="float" office:value="156684">
            <text:p>156684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22890">
            <text:p>9443322890</text:p>
          </table:table-cell>
          <table:table-cell office:value-type="string">
            <text:p>shivaramfuels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hree Baghyam Agencies</text:p>
          </table:table-cell>
          <table:table-cell office:value-type="string">
            <text:p>G.Mohan Rai</text:p>
          </table:table-cell>
          <table:table-cell office:value-type="float" office:value="167885">
            <text:p>167885</text:p>
          </table:table-cell>
          <table:table-cell office:value-type="string">
            <text:p>Ramakrishn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31206">
            <text:p>984303120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hree Dhanalaxmi Agencies</text:p>
          </table:table-cell>
          <table:table-cell office:value-type="string">
            <text:p>M.JAYACHITRA</text:p>
          </table:table-cell>
          <table:table-cell office:value-type="float" office:value="143860">
            <text:p>143860</text:p>
          </table:table-cell>
          <table:table-cell office:value-type="string">
            <text:p>Nachiyarkoil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003145472">
            <text:p>9003145472</text:p>
          </table:table-cell>
          <table:table-cell office:value-type="string">
            <text:p>bpclchitr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HREE GOPAL PETROLEUM SERVICE</text:p>
          </table:table-cell>
          <table:table-cell office:value-type="string">
            <text:p>RAJA PRATAP SINGH</text:p>
          </table:table-cell>
          <table:table-cell office:value-type="float" office:value="185052">
            <text:p>185052</text:p>
          </table:table-cell>
          <table:table-cell office:value-type="string">
            <text:p>ILAYANGUD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423684">
            <text:p>98944236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hree Velava <text:s/>Agencies</text:p>
          </table:table-cell>
          <table:table-cell office:value-type="string">
            <text:p>Anbunathan.V</text:p>
          </table:table-cell>
          <table:table-cell office:value-type="float" office:value="177864">
            <text:p>177864</text:p>
          </table:table-cell>
          <table:table-cell office:value-type="string">
            <text:p>Viralimala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84319876">
            <text:p>9884319876</text:p>
          </table:table-cell>
          <table:table-cell office:value-type="string">
            <text:p>astralanand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HREE VENKATESWARA FUEL SERVICE STATION</text:p>
          </table:table-cell>
          <table:table-cell office:value-type="string">
            <text:p>S.P.VENKATESH</text:p>
          </table:table-cell>
          <table:table-cell office:value-type="float" office:value="119073">
            <text:p>119073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244545003">
            <text:p>9244545003</text:p>
          </table:table-cell>
          <table:table-cell office:value-type="string">
            <text:p>spvhsr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hri Mahalingam Agency</text:p>
          </table:table-cell>
          <table:table-cell office:value-type="string">
            <text:p>B.Krishnaveni</text:p>
          </table:table-cell>
          <table:table-cell office:value-type="float" office:value="154577">
            <text:p>154577</text:p>
          </table:table-cell>
          <table:table-cell office:value-type="string">
            <text:p>Seithur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486357100">
            <text:p>9486357100</text:p>
          </table:table-cell>
          <table:table-cell office:value-type="string">
            <text:p>mbala1949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hri Ranganathan Motor Service</text:p>
          </table:table-cell>
          <table:table-cell office:value-type="string">
            <text:p>V.Ramanathan</text:p>
          </table:table-cell>
          <table:table-cell office:value-type="float" office:value="138821">
            <text:p>138821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69797">
            <text:p>9443169797</text:p>
          </table:table-cell>
          <table:table-cell office:value-type="string">
            <text:p>shrirenganathantravels@yahoo.co.in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HRI RANI BAGIYAMMAL AGENCY </text:p>
          </table:table-cell>
          <table:table-cell/>
          <table:table-cell office:value-type="float" office:value="172135">
            <text:p>172135</text:p>
          </table:table-cell>
          <table:table-cell office:value-type="string">
            <text:p>Kallav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025564138">
            <text:p>9025564138</text:p>
          </table:table-cell>
          <table:table-cell office:value-type="string">
            <text:p>kallavibpc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hri Selvanayaki Amman Traders</text:p>
          </table:table-cell>
          <table:table-cell/>
          <table:table-cell office:value-type="float" office:value="176665">
            <text:p>176665</text:p>
          </table:table-cell>
          <table:table-cell office:value-type="string">
            <text:p>Pongalur Village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621010">
            <text:p>99426210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hri Siva Surya Agency</text:p>
          </table:table-cell>
          <table:table-cell/>
          <table:table-cell office:value-type="float" office:value="180972">
            <text:p>180972</text:p>
          </table:table-cell>
          <table:table-cell office:value-type="string">
            <text:p>Nallam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092933214">
            <text:p>909293321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HRI VISHNU TRADERS;</text:p>
          </table:table-cell>
          <table:table-cell office:value-type="string">
            <text:p>KM.KARTHIK</text:p>
          </table:table-cell>
          <table:table-cell office:value-type="float" office:value="147025">
            <text:p>147025</text:p>
          </table:table-cell>
          <table:table-cell office:value-type="string">
            <text:p>IDAP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65091559">
            <text:p>9865091559</text:p>
          </table:table-cell>
          <table:table-cell office:value-type="string">
            <text:p>jpkarthik2001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hyamalas &amp; Co</text:p>
          </table:table-cell>
          <table:table-cell/>
          <table:table-cell office:value-type="float" office:value="180615">
            <text:p>180615</text:p>
          </table:table-cell>
          <table:table-cell office:value-type="string">
            <text:p>Chidambarapuram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600984442">
            <text:p>96009844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ibi Agencies</text:p>
          </table:table-cell>
          <table:table-cell office:value-type="string">
            <text:p>S.Suresh Kumar</text:p>
          </table:table-cell>
          <table:table-cell office:value-type="float" office:value="148195">
            <text:p>148195</text:p>
          </table:table-cell>
          <table:table-cell office:value-type="string">
            <text:p>Elayirampana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42575756">
            <text:p>9842575756</text:p>
          </table:table-cell>
          <table:table-cell office:value-type="string">
            <text:p>sibi148195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iva Agencies</text:p>
          </table:table-cell>
          <table:table-cell/>
          <table:table-cell office:value-type="float" office:value="168868">
            <text:p>168868</text:p>
          </table:table-cell>
          <table:table-cell office:value-type="string">
            <text:p>Ranipe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87946811">
            <text:p>9787946811</text:p>
          </table:table-cell>
          <table:table-cell office:value-type="string">
            <text:p>siva16886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iva Agencies</text:p>
          </table:table-cell>
          <table:table-cell office:value-type="string">
            <text:p>M.BASKAR</text:p>
          </table:table-cell>
          <table:table-cell office:value-type="float" office:value="180098">
            <text:p>180098</text:p>
          </table:table-cell>
          <table:table-cell office:value-type="string">
            <text:p>Salimangal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859840">
            <text:p>9787859840</text:p>
          </table:table-cell>
          <table:table-cell office:value-type="string">
            <text:p>pmbsiv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IVA AGENCY</text:p>
          </table:table-cell>
          <table:table-cell office:value-type="string">
            <text:p>Rajasekar</text:p>
          </table:table-cell>
          <table:table-cell office:value-type="float" office:value="179955">
            <text:p>179955</text:p>
          </table:table-cell>
          <table:table-cell office:value-type="string">
            <text:p>THENNA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29193913">
            <text:p>96291939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IVA PETROL BUNK</text:p>
          </table:table-cell>
          <table:table-cell office:value-type="string">
            <text:p>P.Sivakumar</text:p>
          </table:table-cell>
          <table:table-cell office:value-type="float" office:value="144318">
            <text:p>144318</text:p>
          </table:table-cell>
          <table:table-cell office:value-type="string">
            <text:p>NEW AYYAKUD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098648586">
            <text:p>80986485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iva Petroleum</text:p>
          </table:table-cell>
          <table:table-cell/>
          <table:table-cell office:value-type="float" office:value="141117">
            <text:p>141117</text:p>
          </table:table-cell>
          <table:table-cell office:value-type="string">
            <text:p>Irrulappuram; NG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335441">
            <text:p>94433354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iva Shankar Agencies</text:p>
          </table:table-cell>
          <table:table-cell office:value-type="string">
            <text:p>D.S.RAJENDRAN</text:p>
          </table:table-cell>
          <table:table-cell office:value-type="float" office:value="113847">
            <text:p>113847</text:p>
          </table:table-cell>
          <table:table-cell office:value-type="string">
            <text:p>Tiruv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392777">
            <text:p>9442392777</text:p>
          </table:table-cell>
          <table:table-cell office:value-type="string">
            <text:p>karnan196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ivakami Enterprises</text:p>
          </table:table-cell>
          <table:table-cell office:value-type="string">
            <text:p>P.Mathivanan</text:p>
          </table:table-cell>
          <table:table-cell office:value-type="float" office:value="160366">
            <text:p>160366</text:p>
          </table:table-cell>
          <table:table-cell office:value-type="string">
            <text:p>Thuvarankuruch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94661600">
            <text:p>9994661600</text:p>
          </table:table-cell>
          <table:table-cell office:value-type="string">
            <text:p>gopalmsj7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ivakumaran Trading Company</text:p>
          </table:table-cell>
          <table:table-cell office:value-type="string">
            <text:p>BHUVANESWARI NATARAJAN</text:p>
          </table:table-cell>
          <table:table-cell office:value-type="float" office:value="182499">
            <text:p>182499</text:p>
          </table:table-cell>
          <table:table-cell office:value-type="string">
            <text:p>Kanchanur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098709954">
            <text:p>8098709954</text:p>
          </table:table-cell>
          <table:table-cell office:value-type="string">
            <text:p>stckj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ivam &amp; Co</text:p>
          </table:table-cell>
          <table:table-cell office:value-type="string">
            <text:p>P.Rajkumar</text:p>
          </table:table-cell>
          <table:table-cell office:value-type="float" office:value="158848">
            <text:p>158848</text:p>
          </table:table-cell>
          <table:table-cell office:value-type="string">
            <text:p>Palladam Main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144689457">
            <text:p>91446894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ivam &amp; Co</text:p>
          </table:table-cell>
          <table:table-cell office:value-type="string">
            <text:p>K.Kumara Samy</text:p>
          </table:table-cell>
          <table:table-cell office:value-type="float" office:value="171849">
            <text:p>171849</text:p>
          </table:table-cell>
          <table:table-cell office:value-type="string">
            <text:p>Muthanampala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38647">
            <text:p>984223864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ivam Agency</text:p>
          </table:table-cell>
          <table:table-cell office:value-type="string">
            <text:p>K.Sivakumar</text:p>
          </table:table-cell>
          <table:table-cell office:value-type="float" office:value="172308">
            <text:p>172308</text:p>
          </table:table-cell>
          <table:table-cell office:value-type="string">
            <text:p>Jamb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539180">
            <text:p>9442539180</text:p>
          </table:table-cell>
          <table:table-cell office:value-type="string">
            <text:p>sivambharat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ivamurugan Filling Station</text:p>
          </table:table-cell>
          <table:table-cell/>
          <table:table-cell office:value-type="float" office:value="117998">
            <text:p>117998</text:p>
          </table:table-cell>
          <table:table-cell office:value-type="string">
            <text:p>Vembar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677731">
            <text:p>94436777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IVARAJA FILLING STATION</text:p>
          </table:table-cell>
          <table:table-cell office:value-type="string">
            <text:p>Selvam</text:p>
          </table:table-cell>
          <table:table-cell office:value-type="float" office:value="176794">
            <text:p>176794</text:p>
          </table:table-cell>
          <table:table-cell office:value-type="string">
            <text:p>NEIKARA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233388">
            <text:p>9842233388</text:p>
          </table:table-cell>
          <table:table-cell office:value-type="string">
            <text:p>raja_princemba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IVASAKTHI TRADERS</text:p>
          </table:table-cell>
          <table:table-cell office:value-type="string">
            <text:p>G JAYARAMAN</text:p>
          </table:table-cell>
          <table:table-cell office:value-type="float" office:value="178003">
            <text:p>178003</text:p>
          </table:table-cell>
          <table:table-cell office:value-type="string">
            <text:p>METTU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49808">
            <text:p>944324980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IVAYA NAMA AGENCIES </text:p>
          </table:table-cell>
          <table:table-cell/>
          <table:table-cell office:value-type="float" office:value="177580">
            <text:p>177580</text:p>
          </table:table-cell>
          <table:table-cell office:value-type="string">
            <text:p>Sithalap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4317501">
            <text:p>9444317501</text:p>
          </table:table-cell>
          <table:table-cell office:value-type="string">
            <text:p>vadivel.ramkuma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J Fuels</text:p>
          </table:table-cell>
          <table:table-cell office:value-type="string">
            <text:p>S V Sengottian</text:p>
          </table:table-cell>
          <table:table-cell office:value-type="float" office:value="173287">
            <text:p>173287</text:p>
          </table:table-cell>
          <table:table-cell office:value-type="string">
            <text:p>Singiripala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20777">
            <text:p>9442220777</text:p>
          </table:table-cell>
          <table:table-cell office:value-type="string">
            <text:p>sjfuels201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KM ANIMAL FEEDS</text:p>
          </table:table-cell>
          <table:table-cell office:value-type="string">
            <text:p>M.Chandrashekar</text:p>
          </table:table-cell>
          <table:table-cell office:value-type="float" office:value="155813">
            <text:p>155813</text:p>
          </table:table-cell>
          <table:table-cell office:value-type="string">
            <text:p>Nuthukul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920378">
            <text:p>9994920378</text:p>
          </table:table-cell>
          <table:table-cell office:value-type="string">
            <text:p>skmbunk@skmporna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MBR MAYILVEL AGENCIES</text:p>
          </table:table-cell>
          <table:table-cell office:value-type="string">
            <text:p>K.SENGOTTAVEL</text:p>
          </table:table-cell>
          <table:table-cell office:value-type="float" office:value="178008">
            <text:p>178008</text:p>
          </table:table-cell>
          <table:table-cell office:value-type="string">
            <text:p>Thippampatt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788623399">
            <text:p>9788623399</text:p>
          </table:table-cell>
          <table:table-cell office:value-type="string">
            <text:p>ksv.smb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MR &amp; Co</text:p>
          </table:table-cell>
          <table:table-cell office:value-type="string">
            <text:p>S.M. Tamilselvan</text:p>
          </table:table-cell>
          <table:table-cell office:value-type="float" office:value="155030">
            <text:p>155030</text:p>
          </table:table-cell>
          <table:table-cell office:value-type="string">
            <text:p>Athan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303740">
            <text:p>9865303740</text:p>
          </table:table-cell>
          <table:table-cell office:value-type="string">
            <text:p>kalpms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MS Agencies</text:p>
          </table:table-cell>
          <table:table-cell office:value-type="string">
            <text:p>A.Srinivasan</text:p>
          </table:table-cell>
          <table:table-cell office:value-type="float" office:value="177635">
            <text:p>177635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43543388">
            <text:p>9443543388</text:p>
          </table:table-cell>
          <table:table-cell office:value-type="string">
            <text:p>srini1165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MT Agencies</text:p>
          </table:table-cell>
          <table:table-cell office:value-type="string">
            <text:p>Selvakumar</text:p>
          </table:table-cell>
          <table:table-cell office:value-type="float" office:value="176123">
            <text:p>176123</text:p>
          </table:table-cell>
          <table:table-cell office:value-type="string">
            <text:p>V.Kaikatti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50911">
            <text:p>9443150911</text:p>
          </table:table-cell>
          <table:table-cell office:value-type="string">
            <text:p>jeevaakila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mt.Lingammal Ramaraju Shastra Prathista Trust</text:p>
          </table:table-cell>
          <table:table-cell/>
          <table:table-cell office:value-type="float" office:value="170461">
            <text:p>170461</text:p>
          </table:table-cell>
          <table:table-cell office:value-type="string">
            <text:p>Thalavai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52875">
            <text:p>9443952875</text:p>
          </table:table-cell>
          <table:table-cell office:value-type="string">
            <text:p>slrsptal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NS Petrofil Services </text:p>
          </table:table-cell>
          <table:table-cell office:value-type="string">
            <text:p>K.Kondappan</text:p>
          </table:table-cell>
          <table:table-cell office:value-type="float" office:value="142505">
            <text:p>142505</text:p>
          </table:table-cell>
          <table:table-cell office:value-type="string">
            <text:p>Thudaiyal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914540">
            <text:p>9443914540</text:p>
          </table:table-cell>
          <table:table-cell office:value-type="string">
            <text:p>kkondappan@rediff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olamalai Murugan Automobiles</text:p>
          </table:table-cell>
          <table:table-cell office:value-type="string">
            <text:p>R.Sathish Murugan</text:p>
          </table:table-cell>
          <table:table-cell office:value-type="float" office:value="182594">
            <text:p>182594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91220505">
            <text:p>9791220505</text:p>
          </table:table-cell>
          <table:table-cell office:value-type="string">
            <text:p>sathish.mu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oodamani Agency</text:p>
          </table:table-cell>
          <table:table-cell/>
          <table:table-cell office:value-type="float" office:value="173761">
            <text:p>173761</text:p>
          </table:table-cell>
          <table:table-cell office:value-type="string">
            <text:p>Pavoorchatram</text:p>
          </table:table-cell>
          <table:table-cell table:number-columns-repeated="3" office:value-type="string">
            <text:p>Tirunelveli</text:p>
          </table:table-cell>
          <table:table-cell office:value-type="float" office:value="9442958829">
            <text:p>94429588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oundari Agencies</text:p>
          </table:table-cell>
          <table:table-cell office:value-type="string">
            <text:p>K.Soundari</text:p>
          </table:table-cell>
          <table:table-cell office:value-type="float" office:value="114273">
            <text:p>114273</text:p>
          </table:table-cell>
          <table:table-cell table:number-columns-repeated="2"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4010821">
            <text:p>944401082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outhern Filing Company</text:p>
          </table:table-cell>
          <table:table-cell office:value-type="string">
            <text:p>A.Dharamaraj</text:p>
          </table:table-cell>
          <table:table-cell office:value-type="float" office:value="144364">
            <text:p>144364</text:p>
          </table:table-cell>
          <table:table-cell office:value-type="string">
            <text:p>Kariapatti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940055566">
            <text:p>9940055566</text:p>
          </table:table-cell>
          <table:table-cell office:value-type="string">
            <text:p>sfcanand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OWDAMBIGA FUELS</text:p>
          </table:table-cell>
          <table:table-cell office:value-type="string">
            <text:p>O SASIKALA &amp; S SHANTHI</text:p>
          </table:table-cell>
          <table:table-cell office:value-type="float" office:value="145179">
            <text:p>145179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003344330">
            <text:p>9003344330</text:p>
          </table:table-cell>
          <table:table-cell office:value-type="string">
            <text:p>sowdambiga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ree Amman Enterprises</text:p>
          </table:table-cell>
          <table:table-cell/>
          <table:table-cell office:value-type="float" office:value="158933">
            <text:p>158933</text:p>
          </table:table-cell>
          <table:table-cell office:value-type="string">
            <text:p>Avinashi Road;Goldwins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44299702">
            <text:p>93442997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ree Annamar Enterprises</text:p>
          </table:table-cell>
          <table:table-cell office:value-type="string">
            <text:p>K.Balasubramaniam</text:p>
          </table:table-cell>
          <table:table-cell office:value-type="float" office:value="114319">
            <text:p>114319</text:p>
          </table:table-cell>
          <table:table-cell office:value-type="string">
            <text:p>R.S.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04788">
            <text:p>984220478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REE BALAMURUGAN FUELS;</text:p>
          </table:table-cell>
          <table:table-cell office:value-type="string">
            <text:p>A.B.Manikandan</text:p>
          </table:table-cell>
          <table:table-cell office:value-type="float" office:value="177535">
            <text:p>177535</text:p>
          </table:table-cell>
          <table:table-cell office:value-type="string">
            <text:p>Gengale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740205">
            <text:p>9842740205</text:p>
          </table:table-cell>
          <table:table-cell office:value-type="string">
            <text:p>abmanikandan77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REE INDIA </text:p>
          </table:table-cell>
          <table:table-cell/>
          <table:table-cell office:value-type="float" office:value="172157">
            <text:p>172157</text:p>
          </table:table-cell>
          <table:table-cell office:value-type="string">
            <text:p>Uthandi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10190728">
            <text:p>9710190728</text:p>
          </table:table-cell>
          <table:table-cell office:value-type="string">
            <text:p>sreeindia17215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ree Ponni Auto Cares</text:p>
          </table:table-cell>
          <table:table-cell office:value-type="string">
            <text:p>G.RAVICHANDRAN</text:p>
          </table:table-cell>
          <table:table-cell office:value-type="float" office:value="113849">
            <text:p>113849</text:p>
          </table:table-cell>
          <table:table-cell office:value-type="string">
            <text:p>Pattuk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536091">
            <text:p>9486536091</text:p>
          </table:table-cell>
          <table:table-cell office:value-type="string">
            <text:p>mathipooni2012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ree Ramm Agency</text:p>
          </table:table-cell>
          <table:table-cell office:value-type="string">
            <text:p>Sree Raam Agency</text:p>
          </table:table-cell>
          <table:table-cell office:value-type="float" office:value="146905">
            <text:p>146905</text:p>
          </table:table-cell>
          <table:table-cell office:value-type="string">
            <text:p>Mangalam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244303776">
            <text:p>92443037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ree Sairam Agency</text:p>
          </table:table-cell>
          <table:table-cell office:value-type="string">
            <text:p>Sivakumar</text:p>
          </table:table-cell>
          <table:table-cell office:value-type="float" office:value="180904">
            <text:p>180904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598752667">
            <text:p>7598752667</text:p>
          </table:table-cell>
          <table:table-cell office:value-type="string">
            <text:p>srisairamwin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ree Sakthi Fuels</text:p>
          </table:table-cell>
          <table:table-cell/>
          <table:table-cell office:value-type="float" office:value="180911">
            <text:p>180911</text:p>
          </table:table-cell>
          <table:table-cell office:value-type="string">
            <text:p>Koduvai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717555">
            <text:p>98947175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REE VARI ENTERPRISES </text:p>
          </table:table-cell>
          <table:table-cell office:value-type="string">
            <text:p>P.SUSEENDARAN</text:p>
          </table:table-cell>
          <table:table-cell office:value-type="float" office:value="143891">
            <text:p>143891</text:p>
          </table:table-cell>
          <table:table-cell office:value-type="string">
            <text:p>Kottiv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029446">
            <text:p>9840029446</text:p>
          </table:table-cell>
          <table:table-cell office:value-type="string">
            <text:p>sreevari14389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ree Velmurugan Agencies </text:p>
          </table:table-cell>
          <table:table-cell office:value-type="string">
            <text:p>Palaniappan</text:p>
          </table:table-cell>
          <table:table-cell office:value-type="float" office:value="114320">
            <text:p>114320</text:p>
          </table:table-cell>
          <table:table-cell office:value-type="string">
            <text:p>Thadag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541717">
            <text:p>99945417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ree Venkateswar Agency</text:p>
          </table:table-cell>
          <table:table-cell/>
          <table:table-cell office:value-type="float" office:value="145716">
            <text:p>145716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97601333">
            <text:p>95976013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ree Vetrivel Murugan Traders</text:p>
          </table:table-cell>
          <table:table-cell office:value-type="string">
            <text:p>Sivaperumal.M</text:p>
          </table:table-cell>
          <table:table-cell office:value-type="float" office:value="182528">
            <text:p>182528</text:p>
          </table:table-cell>
          <table:table-cell office:value-type="string">
            <text:p>Chinnappam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65908898">
            <text:p>9865908898</text:p>
          </table:table-cell>
          <table:table-cell office:value-type="string">
            <text:p>sreevetri19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revalasa Enterprises</text:p>
          </table:table-cell>
          <table:table-cell office:value-type="string">
            <text:p>Selvaraj</text:p>
          </table:table-cell>
          <table:table-cell office:value-type="float" office:value="114281">
            <text:p>114281</text:p>
          </table:table-cell>
          <table:table-cell office:value-type="string">
            <text:p>Karamad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47404">
            <text:p>9443747404</text:p>
          </table:table-cell>
          <table:table-cell office:value-type="string">
            <text:p>srevalsaagency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ri <text:s/>Bharath Agencies</text:p>
          </table:table-cell>
          <table:table-cell/>
          <table:table-cell office:value-type="float" office:value="145988">
            <text:p>145988</text:p>
          </table:table-cell>
          <table:table-cell office:value-type="string">
            <text:p>Alangulam</text:p>
          </table:table-cell>
          <table:table-cell table:number-columns-repeated="3" office:value-type="string">
            <text:p>Tirunelveli</text:p>
          </table:table-cell>
          <table:table-cell office:value-type="float" office:value="9443036745">
            <text:p>944303674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ri . Durgambiga &amp; Blue metals</text:p>
          </table:table-cell>
          <table:table-cell/>
          <table:table-cell office:value-type="float" office:value="144167">
            <text:p>144167</text:p>
          </table:table-cell>
          <table:table-cell office:value-type="string">
            <text:p>Daccamalpuram</text:p>
          </table:table-cell>
          <table:table-cell table:number-columns-repeated="3" office:value-type="string">
            <text:p>Tirunelveli</text:p>
          </table:table-cell>
          <table:table-cell office:value-type="float" office:value="9843058341">
            <text:p>98430583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string">
            <text:p>Sri Abirami Agencies</text:p>
          </table:table-cell>
          <table:table-cell office:value-type="float" office:value="190008">
            <text:p>190008</text:p>
          </table:table-cell>
          <table:table-cell office:value-type="string">
            <text:p>Mettupalay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11350">
            <text:p>98422113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ri Abirami Fuel Station</text:p>
          </table:table-cell>
          <table:table-cell office:value-type="string">
            <text:p>Dr.S.Veerapandiyan</text:p>
          </table:table-cell>
          <table:table-cell office:value-type="float" office:value="180542">
            <text:p>180542</text:p>
          </table:table-cell>
          <table:table-cell office:value-type="string">
            <text:p>Sembanarkoil</text:p>
          </table:table-cell>
          <table:table-cell office:value-type="string">
            <text:p>Nagapattin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682123">
            <text:p>9842682123</text:p>
          </table:table-cell>
          <table:table-cell office:value-type="string">
            <text:p>sriabiramifuelstation2013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RI AKASH FILLING STATION</text:p>
          </table:table-cell>
          <table:table-cell office:value-type="string">
            <text:p>RAJESH KHANNA</text:p>
          </table:table-cell>
          <table:table-cell office:value-type="float" office:value="147392">
            <text:p>147392</text:p>
          </table:table-cell>
          <table:table-cell office:value-type="string">
            <text:p>SARUGAN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3982924">
            <text:p>994398292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RI AMBIGA AGENCY</text:p>
          </table:table-cell>
          <table:table-cell office:value-type="string">
            <text:p>Arul</text:p>
          </table:table-cell>
          <table:table-cell office:value-type="float" office:value="170954">
            <text:p>170954</text:p>
          </table:table-cell>
          <table:table-cell office:value-type="string">
            <text:p>TIRUVANNMALA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94445853">
            <text:p>9994445853</text:p>
          </table:table-cell>
          <table:table-cell office:value-type="string">
            <text:p>arunngf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ri Amman Agency</text:p>
          </table:table-cell>
          <table:table-cell office:value-type="string">
            <text:p>M.Rengasamy</text:p>
          </table:table-cell>
          <table:table-cell office:value-type="float" office:value="159503">
            <text:p>159503</text:p>
          </table:table-cell>
          <table:table-cell office:value-type="string">
            <text:p>THIRUCHENGODU;SANKARI</text:p>
          </table:table-cell>
          <table:table-cell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43354141">
            <text:p>9443354141</text:p>
          </table:table-cell>
          <table:table-cell office:value-type="string">
            <text:p>ammanrangasam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ri Amman Fuel Service</text:p>
          </table:table-cell>
          <table:table-cell office:value-type="string">
            <text:p>Senthil</text:p>
          </table:table-cell>
          <table:table-cell office:value-type="float" office:value="184092">
            <text:p>184092</text:p>
          </table:table-cell>
          <table:table-cell office:value-type="string">
            <text:p>Chinna Sale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63693">
            <text:p>9443363693</text:p>
          </table:table-cell>
          <table:table-cell office:value-type="string">
            <text:p>amman.mrm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RI AMMAN FUELS</text:p>
          </table:table-cell>
          <table:table-cell office:value-type="string">
            <text:p>VASANTHA RAMASAMY</text:p>
          </table:table-cell>
          <table:table-cell office:value-type="float" office:value="179827">
            <text:p>179827</text:p>
          </table:table-cell>
          <table:table-cell office:value-type="string">
            <text:p>VALLARIVELLI;EDA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88646358">
            <text:p>9788646358</text:p>
          </table:table-cell>
          <table:table-cell office:value-type="string">
            <text:p>sriamman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ri Amman Traders</text:p>
          </table:table-cell>
          <table:table-cell/>
          <table:table-cell office:value-type="float" office:value="179835">
            <text:p>179835</text:p>
          </table:table-cell>
          <table:table-cell table:number-columns-repeated="4" office:value-type="string">
            <text:p>Karur</text:p>
          </table:table-cell>
          <table:table-cell office:value-type="float" office:value="9443231607">
            <text:p>9443231607</text:p>
          </table:table-cell>
          <table:table-cell office:value-type="string">
            <text:p>treluck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RI AMMAN TRADERS</text:p>
          </table:table-cell>
          <table:table-cell table:number-columns-repeated="2"/>
          <table:table-cell office:value-type="string">
            <text:p>AADAIYUR;JALAKANDAPUR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RI AMMAN TRADERS</text:p>
          </table:table-cell>
          <table:table-cell office:value-type="string">
            <text:p>R.MAHESHWARI</text:p>
          </table:table-cell>
          <table:table-cell office:value-type="float" office:value="179841">
            <text:p>179841</text:p>
          </table:table-cell>
          <table:table-cell office:value-type="string">
            <text:p>VEMBADITHALAM;NADUVANERI; <text:s text:c="2"/>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42574709">
            <text:p>9942574709</text:p>
          </table:table-cell>
          <table:table-cell office:value-type="string">
            <text:p>amman17984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RI Andavar &amp; Co</text:p>
          </table:table-cell>
          <table:table-cell/>
          <table:table-cell office:value-type="float" office:value="183802">
            <text:p>183802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65549969">
            <text:p>99655499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ri angalamman Fuels</text:p>
          </table:table-cell>
          <table:table-cell office:value-type="string">
            <text:p>R.Deepa</text:p>
          </table:table-cell>
          <table:table-cell office:value-type="float" office:value="180058">
            <text:p>180058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43243707">
            <text:p>9443243707</text:p>
          </table:table-cell>
          <table:table-cell office:value-type="string">
            <text:p>angalamman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RI ANJANEYA FUELS ; ARIYANUR</text:p>
          </table:table-cell>
          <table:table-cell office:value-type="string">
            <text:p>GOVINDARAJAN</text:p>
          </table:table-cell>
          <table:table-cell office:value-type="float" office:value="141029">
            <text:p>141029</text:p>
          </table:table-cell>
          <table:table-cell office:value-type="string">
            <text:p>Veerapan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65269690">
            <text:p>9865269690</text:p>
          </table:table-cell>
          <table:table-cell office:value-type="string">
            <text:p>anjaneya14102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RI ANNAMALAIYAR ARVIND FUELS</text:p>
          </table:table-cell>
          <table:table-cell office:value-type="string">
            <text:p>K. Vijayalakshmi</text:p>
          </table:table-cell>
          <table:table-cell office:value-type="float" office:value="179910">
            <text:p>179910</text:p>
          </table:table-cell>
          <table:table-cell office:value-type="string">
            <text:p>Chinna sathapad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787865073">
            <text:p>9787865073</text:p>
          </table:table-cell>
          <table:table-cell office:value-type="string">
            <text:p>sriannamalaiyar1331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RI ANNAPOORANI AGENCY</text:p>
          </table:table-cell>
          <table:table-cell office:value-type="string">
            <text:p>SANDHYA</text:p>
          </table:table-cell>
          <table:table-cell office:value-type="float" office:value="170916">
            <text:p>170916</text:p>
          </table:table-cell>
          <table:table-cell office:value-type="string">
            <text:p>Palacode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455660">
            <text:p>9443455660</text:p>
          </table:table-cell>
          <table:table-cell office:value-type="string">
            <text:p>SriAnnapooraaniagencypalacode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RI ARAVINDAR &amp; CO </text:p>
          </table:table-cell>
          <table:table-cell office:value-type="string">
            <text:p>ARAVINDAR RAMESH</text:p>
          </table:table-cell>
          <table:table-cell office:value-type="float" office:value="164709">
            <text:p>164709</text:p>
          </table:table-cell>
          <table:table-cell office:value-type="string">
            <text:p>Okkiampettai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061354">
            <text:p>9840061354</text:p>
          </table:table-cell>
          <table:table-cell office:value-type="string">
            <text:p>aravindar16470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RI ARUPADAIYAPPAN TRADERS</text:p>
          </table:table-cell>
          <table:table-cell office:value-type="string">
            <text:p>A.RAJAMANI</text:p>
          </table:table-cell>
          <table:table-cell office:value-type="float" office:value="177989">
            <text:p>177989</text:p>
          </table:table-cell>
          <table:table-cell office:value-type="string">
            <text:p>ARASIRAMANI;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7667758235">
            <text:p>7667758235</text:p>
          </table:table-cell>
          <table:table-cell office:value-type="string">
            <text:p>sriarupadaiyappantrader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ri Bakya Agency</text:p>
          </table:table-cell>
          <table:table-cell office:value-type="string">
            <text:p>R.Srinivasan</text:p>
          </table:table-cell>
          <table:table-cell office:value-type="float" office:value="182078">
            <text:p>182078</text:p>
          </table:table-cell>
          <table:table-cell office:value-type="string">
            <text:p>Nellikupp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5450007">
            <text:p>9845450007</text:p>
          </table:table-cell>
          <table:table-cell office:value-type="string">
            <text:p>srigrand.ent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ri Bala Ganapathy Fuels</text:p>
          </table:table-cell>
          <table:table-cell/>
          <table:table-cell office:value-type="float" office:value="178658">
            <text:p>178658</text:p>
          </table:table-cell>
          <table:table-cell office:value-type="string">
            <text:p>Uthukulli Main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14388">
            <text:p>98422143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ri Balaji Agencies</text:p>
          </table:table-cell>
          <table:table-cell/>
          <table:table-cell office:value-type="float" office:value="174025">
            <text:p>174025</text:p>
          </table:table-cell>
          <table:table-cell office:value-type="string">
            <text:p>Mettupalay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2532473">
            <text:p>9442532473</text:p>
          </table:table-cell>
          <table:table-cell office:value-type="string">
            <text:p>balaji174025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ri Balaji Agencies</text:p>
          </table:table-cell>
          <table:table-cell/>
          <table:table-cell office:value-type="float" office:value="190735">
            <text:p>190735</text:p>
          </table:table-cell>
          <table:table-cell office:value-type="string">
            <text:p>K.V.Kuppam</text:p>
          </table:table-cell>
          <table:table-cell office:value-type="string">
            <text:p>Vellore</text:p>
          </table:table-cell>
          <table:table-cell table:number-columns-repeated="2" office:value-type="string">
            <text:p>Chennai</text:p>
          </table:table-cell>
          <table:table-cell office:value-type="float" office:value="9443747592">
            <text:p>9443747592</text:p>
          </table:table-cell>
          <table:table-cell office:value-type="string">
            <text:p>sribalaji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ri Balaji Agencies</text:p>
          </table:table-cell>
          <table:table-cell/>
          <table:table-cell office:value-type="float" office:value="149005">
            <text:p>149005</text:p>
          </table:table-cell>
          <table:table-cell table:number-columns-repeated="4" office:value-type="string">
            <text:p>Chennai</text:p>
          </table:table-cell>
          <table:table-cell office:value-type="float" office:value="9551068682">
            <text:p>955106868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ri Balaji Agency</text:p>
          </table:table-cell>
          <table:table-cell office:value-type="string">
            <text:p>G.V.Murali</text:p>
          </table:table-cell>
          <table:table-cell office:value-type="float" office:value="111013">
            <text:p>111013</text:p>
          </table:table-cell>
          <table:table-cell office:value-type="string">
            <text:p>Tindivana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56336">
            <text:p>9443356336</text:p>
          </table:table-cell>
          <table:table-cell office:value-type="string">
            <text:p>gvmuralitindivanam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ri Balaji Agency</text:p>
          </table:table-cell>
          <table:table-cell office:value-type="string">
            <text:p>G.V.Murali</text:p>
          </table:table-cell>
          <table:table-cell office:value-type="float" office:value="111014">
            <text:p>111014</text:p>
          </table:table-cell>
          <table:table-cell office:value-type="string">
            <text:p>Tindivana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56336">
            <text:p>9443356336</text:p>
          </table:table-cell>
          <table:table-cell office:value-type="string">
            <text:p>gvmuralitindivanam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ri Balaji Agency</text:p>
          </table:table-cell>
          <table:table-cell/>
          <table:table-cell office:value-type="float" office:value="111080">
            <text:p>111080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360627388">
            <text:p>9360627388</text:p>
          </table:table-cell>
          <table:table-cell office:value-type="string">
            <text:p>balaji111080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ri Balaji Enterprise</text:p>
          </table:table-cell>
          <table:table-cell office:value-type="string">
            <text:p>AMV Jayaraman</text:p>
          </table:table-cell>
          <table:table-cell office:value-type="float" office:value="119088">
            <text:p>119088</text:p>
          </table:table-cell>
          <table:table-cell office:value-type="string">
            <text:p>Bhavan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869279">
            <text:p>9842869279</text:p>
          </table:table-cell>
          <table:table-cell office:value-type="string">
            <text:p>sribalajienterprise.rav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ri Balaji Filling Station</text:p>
          </table:table-cell>
          <table:table-cell office:value-type="string">
            <text:p>M.S.Rajagopal</text:p>
          </table:table-cell>
          <table:table-cell office:value-type="float" office:value="180207">
            <text:p>180207</text:p>
          </table:table-cell>
          <table:table-cell office:value-type="string">
            <text:p>Thiruv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8056039893">
            <text:p>8056039893</text:p>
          </table:table-cell>
          <table:table-cell office:value-type="string">
            <text:p>sribalaji180207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RI BALAJI FUEL AGENCY</text:p>
          </table:table-cell>
          <table:table-cell office:value-type="string">
            <text:p>M.JAYAPAL</text:p>
          </table:table-cell>
          <table:table-cell office:value-type="float" office:value="146337">
            <text:p>146337</text:p>
          </table:table-cell>
          <table:table-cell office:value-type="string">
            <text:p>Hosur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42722851">
            <text:p>9842722851</text:p>
          </table:table-cell>
          <table:table-cell office:value-type="string">
            <text:p>jayapalhosu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ri Balaji Petro Needs</text:p>
          </table:table-cell>
          <table:table-cell/>
          <table:table-cell office:value-type="float" office:value="153290">
            <text:p>153290</text:p>
          </table:table-cell>
          <table:table-cell office:value-type="string">
            <text:p>Nanjund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97744">
            <text:p>98422977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ri Balamurugan Agencies</text:p>
          </table:table-cell>
          <table:table-cell office:value-type="string">
            <text:p>M.R.Natrajan</text:p>
          </table:table-cell>
          <table:table-cell office:value-type="float" office:value="158403">
            <text:p>158403</text:p>
          </table:table-cell>
          <table:table-cell office:value-type="string">
            <text:p>Gob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40959">
            <text:p>9443740959</text:p>
          </table:table-cell>
          <table:table-cell office:value-type="string">
            <text:p>arasi786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RI DHANALAKSHMI FUEL AGENCIES </text:p>
          </table:table-cell>
          <table:table-cell/>
          <table:table-cell office:value-type="float" office:value="177467">
            <text:p>177467</text:p>
          </table:table-cell>
          <table:table-cell office:value-type="string">
            <text:p>Jarugu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42321923">
            <text:p>9842321923</text:p>
          </table:table-cell>
          <table:table-cell office:value-type="string">
            <text:p>sridhanalakshmiagencies1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RI DURGA AGENCIES</text:p>
          </table:table-cell>
          <table:table-cell office:value-type="string">
            <text:p>K.Ramachandran &amp; s A.Meharaj Sarabeevi</text:p>
          </table:table-cell>
          <table:table-cell office:value-type="float" office:value="117949">
            <text:p>117949</text:p>
          </table:table-cell>
          <table:table-cell office:value-type="string">
            <text:p>SITHAYANKOTT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804681">
            <text:p>94438046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ri Elumalaiyan Transport</text:p>
          </table:table-cell>
          <table:table-cell office:value-type="string">
            <text:p>P.Mohanraj</text:p>
          </table:table-cell>
          <table:table-cell office:value-type="float" office:value="143701">
            <text:p>143701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442110396">
            <text:p>9442110396</text:p>
          </table:table-cell>
          <table:table-cell office:value-type="string">
            <text:p>elu.mohanraj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RI GANESH AGENCIES</text:p>
          </table:table-cell>
          <table:table-cell/>
          <table:table-cell office:value-type="float" office:value="164986">
            <text:p>164986</text:p>
          </table:table-cell>
          <table:table-cell office:value-type="string">
            <text:p>VEDASAND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86290846">
            <text:p>948629084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RI GANESH AGENCY </text:p>
          </table:table-cell>
          <table:table-cell office:value-type="string">
            <text:p>ASHOKRAJ</text:p>
          </table:table-cell>
          <table:table-cell office:value-type="float" office:value="164649">
            <text:p>164649</text:p>
          </table:table-cell>
          <table:table-cell office:value-type="string">
            <text:p>Mananchery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444127572">
            <text:p>9444127572</text:p>
          </table:table-cell>
          <table:table-cell office:value-type="string">
            <text:p>ganesh164649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RI GANESH BALAJI PETROL BUNK</text:p>
          </table:table-cell>
          <table:table-cell office:value-type="string">
            <text:p>Ganesh</text:p>
          </table:table-cell>
          <table:table-cell office:value-type="float" office:value="176597">
            <text:p>176597</text:p>
          </table:table-cell>
          <table:table-cell office:value-type="string">
            <text:p>KOSAVA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26416">
            <text:p>94430264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ri Ganga Transport </text:p>
          </table:table-cell>
          <table:table-cell office:value-type="string">
            <text:p>Jeyakumar</text:p>
          </table:table-cell>
          <table:table-cell office:value-type="float" office:value="176731">
            <text:p>176731</text:p>
          </table:table-cell>
          <table:table-cell office:value-type="string">
            <text:p>Eraiyur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0807716">
            <text:p>9840807716</text:p>
          </table:table-cell>
          <table:table-cell office:value-type="string">
            <text:p>gangatransport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ri Gowri &amp; Co</text:p>
          </table:table-cell>
          <table:table-cell office:value-type="string">
            <text:p>Ravi</text:p>
          </table:table-cell>
          <table:table-cell office:value-type="float" office:value="114315">
            <text:p>114315</text:p>
          </table:table-cell>
          <table:table-cell office:value-type="string">
            <text:p>Railway Feeder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664444">
            <text:p>98436644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ri Gowri Dhurga Fuel Services</text:p>
          </table:table-cell>
          <table:table-cell office:value-type="string">
            <text:p>D.Samivelu</text:p>
          </table:table-cell>
          <table:table-cell office:value-type="float" office:value="140780">
            <text:p>140780</text:p>
          </table:table-cell>
          <table:table-cell office:value-type="string">
            <text:p>Tihottipalayam Village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43623">
            <text:p>9843043623</text:p>
          </table:table-cell>
          <table:table-cell office:value-type="string">
            <text:p>srigowridhurg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ri Guru Raja agency</text:p>
          </table:table-cell>
          <table:table-cell office:value-type="string">
            <text:p>S.Jothilingam</text:p>
          </table:table-cell>
          <table:table-cell office:value-type="float" office:value="158398">
            <text:p>158398</text:p>
          </table:table-cell>
          <table:table-cell office:value-type="string">
            <text:p>Anthiy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395955">
            <text:p>9843395955</text:p>
          </table:table-cell>
          <table:table-cell office:value-type="string">
            <text:p>kpsmah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ri Jeayam Fuels</text:p>
          </table:table-cell>
          <table:table-cell office:value-type="string">
            <text:p>R.Rajamanickam</text:p>
          </table:table-cell>
          <table:table-cell office:value-type="float" office:value="181110">
            <text:p>181110</text:p>
          </table:table-cell>
          <table:table-cell table:number-columns-repeated="2" office:value-type="string">
            <text:p>Namakkal</text:p>
          </table:table-cell>
          <table:table-cell table:number-columns-repeated="2" office:value-type="string">
            <text:p>Karur</text:p>
          </table:table-cell>
          <table:table-cell office:value-type="float" office:value="9750085777">
            <text:p>9750085777</text:p>
          </table:table-cell>
          <table:table-cell office:value-type="string">
            <text:p>srijeyamfuel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RI JEYAM AGENCY</text:p>
          </table:table-cell>
          <table:table-cell office:value-type="string">
            <text:p>R.Kamala</text:p>
          </table:table-cell>
          <table:table-cell office:value-type="float" office:value="160546">
            <text:p>160546</text:p>
          </table:table-cell>
          <table:table-cell office:value-type="string">
            <text:p>THEN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86468349">
            <text:p>9486468349</text:p>
          </table:table-cell>
          <table:table-cell office:value-type="string">
            <text:p>d16054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RI K.JANAKIRAMNA AGENCY</text:p>
          </table:table-cell>
          <table:table-cell office:value-type="string">
            <text:p>Murali Mohan</text:p>
          </table:table-cell>
          <table:table-cell office:value-type="float" office:value="174705">
            <text:p>174705</text:p>
          </table:table-cell>
          <table:table-cell office:value-type="string">
            <text:p>THANIPAD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7629525">
            <text:p>9487629525</text:p>
          </table:table-cell>
          <table:table-cell office:value-type="string">
            <text:p>imuralimohan68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RI KAALIEASWARI AGENCY</text:p>
          </table:table-cell>
          <table:table-cell office:value-type="string">
            <text:p>Ramdoss</text:p>
          </table:table-cell>
          <table:table-cell office:value-type="float" office:value="179977">
            <text:p>179977</text:p>
          </table:table-cell>
          <table:table-cell office:value-type="string">
            <text:p>JAMBULIAM 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28547">
            <text:p>9443028547</text:p>
          </table:table-cell>
          <table:table-cell office:value-type="string">
            <text:p>ramadoss.dg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ri Kadeswari &amp; Co</text:p>
          </table:table-cell>
          <table:table-cell/>
          <table:table-cell office:value-type="float" office:value="176086">
            <text:p>176086</text:p>
          </table:table-cell>
          <table:table-cell office:value-type="string">
            <text:p>Manickapur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2914145">
            <text:p>99429141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ri Kamatchi Amman Agencies</text:p>
          </table:table-cell>
          <table:table-cell/>
          <table:table-cell office:value-type="float" office:value="133523">
            <text:p>133523</text:p>
          </table:table-cell>
          <table:table-cell office:value-type="string">
            <text:p>Palladam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49104">
            <text:p>98430491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ri Kamatchi Enterprises</text:p>
          </table:table-cell>
          <table:table-cell office:value-type="string">
            <text:p>Ramachandran</text:p>
          </table:table-cell>
          <table:table-cell office:value-type="float" office:value="174676">
            <text:p>174676</text:p>
          </table:table-cell>
          <table:table-cell office:value-type="string">
            <text:p>Thiruvallur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0677766">
            <text:p>9840677766</text:p>
          </table:table-cell>
          <table:table-cell office:value-type="string">
            <text:p>kamatchibpc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RI KANDASWAMY FUELS</text:p>
          </table:table-cell>
          <table:table-cell office:value-type="string">
            <text:p>P JAYAPRAKASH</text:p>
          </table:table-cell>
          <table:table-cell office:value-type="float" office:value="177458">
            <text:p>177458</text:p>
          </table:table-cell>
          <table:table-cell office:value-type="string">
            <text:p>ATTAYAMPATT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65552846">
            <text:p>9965552846</text:p>
          </table:table-cell>
          <table:table-cell office:value-type="string">
            <text:p>mail2jp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RI KARPAGA VINAYAGA</text:p>
          </table:table-cell>
          <table:table-cell office:value-type="string">
            <text:p>P.Ramakrishnan</text:p>
          </table:table-cell>
          <table:table-cell office:value-type="float" office:value="113905">
            <text:p>113905</text:p>
          </table:table-cell>
          <table:table-cell office:value-type="string">
            <text:p>Sendur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3736954">
            <text:p>99437369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RI KARPAGAVINAYAGAR AGENCY</text:p>
          </table:table-cell>
          <table:table-cell office:value-type="string">
            <text:p>Geetha</text:p>
          </table:table-cell>
          <table:table-cell office:value-type="float" office:value="180524">
            <text:p>180524</text:p>
          </table:table-cell>
          <table:table-cell office:value-type="string">
            <text:p>BRAMMADESAN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380870063">
            <text:p>9380870063</text:p>
          </table:table-cell>
          <table:table-cell office:value-type="string">
            <text:p>skva201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RI KARTHIKEYAN TRADERS</text:p>
          </table:table-cell>
          <table:table-cell/>
          <table:table-cell office:value-type="float" office:value="111116">
            <text:p>111116</text:p>
          </table:table-cell>
          <table:table-cell office:value-type="string">
            <text:p>KATTUKOTTA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50561">
            <text:p>94432505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ri Karuna</text:p>
          </table:table-cell>
          <table:table-cell office:value-type="string">
            <text:p>P.K.Balasubramaniam</text:p>
          </table:table-cell>
          <table:table-cell office:value-type="float" office:value="114292">
            <text:p>114292</text:p>
          </table:table-cell>
          <table:table-cell office:value-type="string">
            <text:p>Trichy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407833">
            <text:p>99944078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ri Kirushna Agencies</text:p>
          </table:table-cell>
          <table:table-cell/>
          <table:table-cell office:value-type="float" office:value="179615">
            <text:p>179615</text:p>
          </table:table-cell>
          <table:table-cell office:value-type="string">
            <text:p>Gunaramanallur</text:p>
          </table:table-cell>
          <table:table-cell table:number-columns-repeated="3" office:value-type="string">
            <text:p>Tirunelveli</text:p>
          </table:table-cell>
          <table:table-cell office:value-type="float" office:value="9443344564">
            <text:p>944334456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ri Krishna agencies</text:p>
          </table:table-cell>
          <table:table-cell office:value-type="string">
            <text:p>P.Asokan</text:p>
          </table:table-cell>
          <table:table-cell office:value-type="float" office:value="111012">
            <text:p>111012</text:p>
          </table:table-cell>
          <table:table-cell office:value-type="string">
            <text:p>Chinna Sale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245849712">
            <text:p>9245849712</text:p>
          </table:table-cell>
          <table:table-cell office:value-type="string">
            <text:p>heram82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RI KRISHNA AGENCIES</text:p>
          </table:table-cell>
          <table:table-cell office:value-type="string">
            <text:p>R.KUMAR</text:p>
          </table:table-cell>
          <table:table-cell office:value-type="float" office:value="143496">
            <text:p>143496</text:p>
          </table:table-cell>
          <table:table-cell office:value-type="string">
            <text:p>THARAMANGAL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515616">
            <text:p>9443515616</text:p>
          </table:table-cell>
          <table:table-cell office:value-type="string">
            <text:p>rgsamyy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ri Krishna Agencies</text:p>
          </table:table-cell>
          <table:table-cell office:value-type="string">
            <text:p>Mrs. O.K. Priya</text:p>
          </table:table-cell>
          <table:table-cell office:value-type="float" office:value="180001">
            <text:p>180001</text:p>
          </table:table-cell>
          <table:table-cell office:value-type="string">
            <text:p>Gob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24546">
            <text:p>9442224546</text:p>
          </table:table-cell>
          <table:table-cell office:value-type="string">
            <text:p>ska.bpc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ri Krishna Agencies</text:p>
          </table:table-cell>
          <table:table-cell office:value-type="string">
            <text:p>Muralitharan</text:p>
          </table:table-cell>
          <table:table-cell office:value-type="float" office:value="113897">
            <text:p>113897</text:p>
          </table:table-cell>
          <table:table-cell office:value-type="string">
            <text:p>Thuraiy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767875">
            <text:p>94437678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RI KRISHNA AUTO SUPPLIES</text:p>
          </table:table-cell>
          <table:table-cell office:value-type="string">
            <text:p>SEKAR</text:p>
          </table:table-cell>
          <table:table-cell office:value-type="float" office:value="119070">
            <text:p>119070</text:p>
          </table:table-cell>
          <table:table-cell office:value-type="string">
            <text:p>Pennagaram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585616122">
            <text:p>9585616122</text:p>
          </table:table-cell>
          <table:table-cell office:value-type="string">
            <text:p>krishnad119070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RI KRISHNA TRADERS</text:p>
          </table:table-cell>
          <table:table-cell office:value-type="string">
            <text:p>R.PRAKASH</text:p>
          </table:table-cell>
          <table:table-cell office:value-type="float" office:value="175818">
            <text:p>175818</text:p>
          </table:table-cell>
          <table:table-cell office:value-type="string">
            <text:p>STEEL PLANT ROAD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994595358">
            <text:p>9994595358</text:p>
          </table:table-cell>
          <table:table-cell office:value-type="string">
            <text:p>prakashrrmailz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ri Krishnasamy Fuels</text:p>
          </table:table-cell>
          <table:table-cell/>
          <table:table-cell office:value-type="float" office:value="156290">
            <text:p>156290</text:p>
          </table:table-cell>
          <table:table-cell office:value-type="string">
            <text:p>Sirukarump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2374999">
            <text:p>9842374999</text:p>
          </table:table-cell>
          <table:table-cell office:value-type="string">
            <text:p>krishnasamy156290@bpclretail.in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ri Kumaran Enterprises</text:p>
          </table:table-cell>
          <table:table-cell/>
          <table:table-cell office:value-type="float" office:value="192115">
            <text:p>192115</text:p>
          </table:table-cell>
          <table:table-cell table:number-columns-repeated="2"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373922299">
            <text:p>737392229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ri Lakshmi Agencies</text:p>
          </table:table-cell>
          <table:table-cell office:value-type="string">
            <text:p>Venkatesh</text:p>
          </table:table-cell>
          <table:table-cell office:value-type="float" office:value="178306">
            <text:p>178306</text:p>
          </table:table-cell>
          <table:table-cell office:value-type="string">
            <text:p>Kadath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787336">
            <text:p>9443787336</text:p>
          </table:table-cell>
          <table:table-cell office:value-type="string">
            <text:p>srilakshmiop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ri Lakshmi Fuels</text:p>
          </table:table-cell>
          <table:table-cell office:value-type="string">
            <text:p>V.T. Suresh kumar</text:p>
          </table:table-cell>
          <table:table-cell office:value-type="float" office:value="175670">
            <text:p>175670</text:p>
          </table:table-cell>
          <table:table-cell office:value-type="string">
            <text:p>Vellankovil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585615656">
            <text:p>9585615656</text:p>
          </table:table-cell>
          <table:table-cell office:value-type="string">
            <text:p>rajesh.agr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ri Mahaganapathy Agency</text:p>
          </table:table-cell>
          <table:table-cell office:value-type="string">
            <text:p>S.PARI</text:p>
          </table:table-cell>
          <table:table-cell office:value-type="float" office:value="180546">
            <text:p>180546</text:p>
          </table:table-cell>
          <table:table-cell office:value-type="string">
            <text:p>Ganapathi Agrahar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00713328">
            <text:p>9500713328</text:p>
          </table:table-cell>
          <table:table-cell office:value-type="string">
            <text:p>pariselva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ri Mahalakshmi Fuel Park</text:p>
          </table:table-cell>
          <table:table-cell office:value-type="string">
            <text:p>Kasilingam</text:p>
          </table:table-cell>
          <table:table-cell office:value-type="float" office:value="186939">
            <text:p>186939</text:p>
          </table:table-cell>
          <table:table-cell office:value-type="string">
            <text:p>Tiruvannamalai Road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368140">
            <text:p>9443368140</text:p>
          </table:table-cell>
          <table:table-cell office:value-type="string">
            <text:p>snkbpc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ri Mahalaxmi Fuel Park</text:p>
          </table:table-cell>
          <table:table-cell/>
          <table:table-cell office:value-type="float" office:value="186931">
            <text:p>186931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RI MARUTI FUEL</text:p>
          </table:table-cell>
          <table:table-cell office:value-type="string">
            <text:p>P PREMA</text:p>
          </table:table-cell>
          <table:table-cell office:value-type="float" office:value="175817">
            <text:p>175817</text:p>
          </table:table-cell>
          <table:table-cell office:value-type="string">
            <text:p>MALL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893931">
            <text:p>9842893931</text:p>
          </table:table-cell>
          <table:table-cell office:value-type="string">
            <text:p>premaprakash99@yaho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ri Mayilai Agency</text:p>
          </table:table-cell>
          <table:table-cell office:value-type="string">
            <text:p>C. Kasiraj</text:p>
          </table:table-cell>
          <table:table-cell office:value-type="float" office:value="196910">
            <text:p>196910</text:p>
          </table:table-cell>
          <table:table-cell office:value-type="string">
            <text:p>Tiruneveli</text:p>
          </table:table-cell>
          <table:table-cell table:number-columns-repeated="3" office:value-type="string">
            <text:p>Tirunelveli</text:p>
          </table:table-cell>
          <table:table-cell office:value-type="float" office:value="9976786047">
            <text:p>9976786047</text:p>
          </table:table-cell>
          <table:table-cell office:value-type="string">
            <text:p>mayilai19691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RI MIDAN PETROLEUM AGENCIES</text:p>
          </table:table-cell>
          <table:table-cell office:value-type="string">
            <text:p>MIDAN CHAKRAVARTHI.A</text:p>
          </table:table-cell>
          <table:table-cell office:value-type="float" office:value="167088">
            <text:p>167088</text:p>
          </table:table-cell>
          <table:table-cell office:value-type="string">
            <text:p>ARAGAL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526458">
            <text:p>98425264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RI MOOGAMBIGAI <text:s/>AGENCY</text:p>
          </table:table-cell>
          <table:table-cell office:value-type="string">
            <text:p>Boopalan</text:p>
          </table:table-cell>
          <table:table-cell office:value-type="float" office:value="178684">
            <text:p>178684</text:p>
          </table:table-cell>
          <table:table-cell office:value-type="string">
            <text:p>PERUNGATTU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65184758">
            <text:p>986518475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ri MuruganTrading Company</text:p>
          </table:table-cell>
          <table:table-cell office:value-type="string">
            <text:p>Jeevanantham</text:p>
          </table:table-cell>
          <table:table-cell office:value-type="float" office:value="147589">
            <text:p>147589</text:p>
          </table:table-cell>
          <table:table-cell office:value-type="string">
            <text:p>Marudaiyankoil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620911">
            <text:p>9442620911</text:p>
          </table:table-cell>
          <table:table-cell office:value-type="string">
            <text:p>jeevakila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ri Muthu Energy</text:p>
          </table:table-cell>
          <table:table-cell office:value-type="string">
            <text:p>CT.Shanmugam</text:p>
          </table:table-cell>
          <table:table-cell office:value-type="float" office:value="182077">
            <text:p>182077</text:p>
          </table:table-cell>
          <table:table-cell office:value-type="string">
            <text:p>Pudukkota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84709636">
            <text:p>98847096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ri Muthuvel Murugan Agency</text:p>
          </table:table-cell>
          <table:table-cell office:value-type="string">
            <text:p>Balasubramaniam</text:p>
          </table:table-cell>
          <table:table-cell office:value-type="float" office:value="182388">
            <text:p>182388</text:p>
          </table:table-cell>
          <table:table-cell office:value-type="string">
            <text:p>Gangapur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23399">
            <text:p>9443723399</text:p>
          </table:table-cell>
          <table:table-cell office:value-type="string">
            <text:p>balu.erode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ri Pachai amman Agencies</text:p>
          </table:table-cell>
          <table:table-cell office:value-type="string">
            <text:p>Deva</text:p>
          </table:table-cell>
          <table:table-cell office:value-type="float" office:value="184370">
            <text:p>184370</text:p>
          </table:table-cell>
          <table:table-cell office:value-type="string">
            <text:p>Vadakuchipalayam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45419">
            <text:p>9443445419</text:p>
          </table:table-cell>
          <table:table-cell office:value-type="string">
            <text:p>vkndbpc1008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ri Pachaiamman Dealer</text:p>
          </table:table-cell>
          <table:table-cell office:value-type="string">
            <text:p>K.Mahadevi</text:p>
          </table:table-cell>
          <table:table-cell office:value-type="float" office:value="183718">
            <text:p>183718</text:p>
          </table:table-cell>
          <table:table-cell office:value-type="string">
            <text:p>Panchapatti</text:p>
          </table:table-cell>
          <table:table-cell table:number-columns-repeated="3" office:value-type="string">
            <text:p>Karur</text:p>
          </table:table-cell>
          <table:table-cell office:value-type="float" office:value="9443644512">
            <text:p>9443644512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RI Palani Andavar Petroleum</text:p>
          </table:table-cell>
          <table:table-cell/>
          <table:table-cell office:value-type="float" office:value="114337">
            <text:p>114337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042464">
            <text:p>94430424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RI PALANIYAPPA TRADERS</text:p>
          </table:table-cell>
          <table:table-cell office:value-type="string">
            <text:p>P.RANGASAMY</text:p>
          </table:table-cell>
          <table:table-cell office:value-type="float" office:value="119147">
            <text:p>119147</text:p>
          </table:table-cell>
          <table:table-cell office:value-type="string">
            <text:p>UDAYARPALAY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26133">
            <text:p>944332613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RI PANDIASWARI ENTERPRISES</text:p>
          </table:table-cell>
          <table:table-cell office:value-type="string">
            <text:p>M.Jeyasree</text:p>
          </table:table-cell>
          <table:table-cell office:value-type="float" office:value="146805">
            <text:p>146805</text:p>
          </table:table-cell>
          <table:table-cell office:value-type="string">
            <text:p>DEVAR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06867">
            <text:p>984210686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RI PANDIYAN ENTERPRISES</text:p>
          </table:table-cell>
          <table:table-cell office:value-type="string">
            <text:p>M.SUGANTHA</text:p>
          </table:table-cell>
          <table:table-cell office:value-type="float" office:value="147387">
            <text:p>147387</text:p>
          </table:table-cell>
          <table:table-cell office:value-type="string">
            <text:p>VIRUEEDU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608811779">
            <text:p>86088117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ri Patavattamman Agency</text:p>
          </table:table-cell>
          <table:table-cell office:value-type="string">
            <text:p>M.Anand Selvi</text:p>
          </table:table-cell>
          <table:table-cell office:value-type="float" office:value="148788">
            <text:p>148788</text:p>
          </table:table-cell>
          <table:table-cell office:value-type="string">
            <text:p>Sev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4149095">
            <text:p>94441490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RI PONKALIAMMAN AGENCIES</text:p>
          </table:table-cell>
          <table:table-cell office:value-type="string">
            <text:p>N RAJASEKARAN</text:p>
          </table:table-cell>
          <table:table-cell office:value-type="float" office:value="160007">
            <text:p>160007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94811059">
            <text:p>9894811059</text:p>
          </table:table-cell>
          <table:table-cell office:value-type="string">
            <text:p>softshak@yahoo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RI RADHABAI AGENCY </text:p>
          </table:table-cell>
          <table:table-cell office:value-type="string">
            <text:p>S.SRIBALAN</text:p>
          </table:table-cell>
          <table:table-cell office:value-type="float" office:value="175674">
            <text:p>175674</text:p>
          </table:table-cell>
          <table:table-cell office:value-type="string">
            <text:p>Tirukalukundr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600045455">
            <text:p>9600045455</text:p>
          </table:table-cell>
          <table:table-cell office:value-type="string">
            <text:p>radhabai17567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ri Raghavendra Agency</text:p>
          </table:table-cell>
          <table:table-cell office:value-type="string">
            <text:p>Mrs. M.Devi</text:p>
          </table:table-cell>
          <table:table-cell office:value-type="float" office:value="140546">
            <text:p>140546</text:p>
          </table:table-cell>
          <table:table-cell office:value-type="string">
            <text:p>Anthiy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393933">
            <text:p>9843393933</text:p>
          </table:table-cell>
          <table:table-cell office:value-type="string">
            <text:p>sriraghav04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RI RAJAN ENTERPRISES</text:p>
          </table:table-cell>
          <table:table-cell office:value-type="string">
            <text:p>Gothandam</text:p>
          </table:table-cell>
          <table:table-cell office:value-type="float" office:value="139280">
            <text:p>13928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123799">
            <text:p>98431237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ri Rajguru Agencies</text:p>
          </table:table-cell>
          <table:table-cell/>
          <table:table-cell office:value-type="float" office:value="160167">
            <text:p>160167</text:p>
          </table:table-cell>
          <table:table-cell office:value-type="string">
            <text:p>Vaniyambad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52681624">
            <text:p>9952681624</text:p>
          </table:table-cell>
          <table:table-cell office:value-type="string">
            <text:p>rajguru160167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ri Ram &amp; Co</text:p>
          </table:table-cell>
          <table:table-cell office:value-type="string">
            <text:p>N.R.Nagaraj</text:p>
          </table:table-cell>
          <table:table-cell office:value-type="float" office:value="119082">
            <text:p>119082</text:p>
          </table:table-cell>
          <table:table-cell office:value-type="string">
            <text:p>Gob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289393">
            <text:p>9443289393</text:p>
          </table:table-cell>
          <table:table-cell office:value-type="string">
            <text:p>nagarajkpk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ri Ram Agencies</text:p>
          </table:table-cell>
          <table:table-cell/>
          <table:table-cell office:value-type="float" office:value="180934">
            <text:p>180934</text:p>
          </table:table-cell>
          <table:table-cell office:value-type="string">
            <text:p>Somanthur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76152444">
            <text:p>99761524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ri Ram Enterprises</text:p>
          </table:table-cell>
          <table:table-cell/>
          <table:table-cell office:value-type="float" office:value="178360">
            <text:p>178360</text:p>
          </table:table-cell>
          <table:table-cell office:value-type="string">
            <text:p>Zamin Uthukuli;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65612312">
            <text:p>99656123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ri Ramakrishna Agencies</text:p>
          </table:table-cell>
          <table:table-cell office:value-type="string">
            <text:p>Mrs. P.R.Prabavathi</text:p>
          </table:table-cell>
          <table:table-cell office:value-type="float" office:value="179976">
            <text:p>179976</text:p>
          </table:table-cell>
          <table:table-cell office:value-type="string">
            <text:p>Chennimal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958415">
            <text:p>9842958415</text:p>
          </table:table-cell>
          <table:table-cell office:value-type="string">
            <text:p>nikeepraba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ri Raman Agencies</text:p>
          </table:table-cell>
          <table:table-cell office:value-type="string">
            <text:p>S.Sudha</text:p>
          </table:table-cell>
          <table:table-cell office:value-type="float" office:value="166510">
            <text:p>166510</text:p>
          </table:table-cell>
          <table:table-cell office:value-type="string">
            <text:p>Sattur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94737766">
            <text:p>9894737766</text:p>
          </table:table-cell>
          <table:table-cell office:value-type="string">
            <text:p>sra_bpcl@yaho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ri Ramrock Filling Station</text:p>
          </table:table-cell>
          <table:table-cell office:value-type="string">
            <text:p>R.Thangaraj</text:p>
          </table:table-cell>
          <table:table-cell office:value-type="float" office:value="150179">
            <text:p>150179</text:p>
          </table:table-cell>
          <table:table-cell office:value-type="string">
            <text:p>Erichanatham</text:p>
          </table:table-cell>
          <table:table-cell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42466627">
            <text:p>9842466627</text:p>
          </table:table-cell>
          <table:table-cell office:value-type="string">
            <text:p>rajr.thang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ri Rangan Agencies</text:p>
          </table:table-cell>
          <table:table-cell office:value-type="string">
            <text:p>T.Dinesh</text:p>
          </table:table-cell>
          <table:table-cell office:value-type="float" office:value="135094">
            <text:p>135094</text:p>
          </table:table-cell>
          <table:table-cell office:value-type="string">
            <text:p>Kottaipattin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30069">
            <text:p>94433300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RI RENGA AGENCIES </text:p>
          </table:table-cell>
          <table:table-cell/>
          <table:table-cell office:value-type="float" office:value="148898">
            <text:p>148898</text:p>
          </table:table-cell>
          <table:table-cell office:value-type="string">
            <text:p>Chinglepet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2621813">
            <text:p>9442621813</text:p>
          </table:table-cell>
          <table:table-cell office:value-type="string">
            <text:p>ranga14889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ri Renga Auto Service</text:p>
          </table:table-cell>
          <table:table-cell office:value-type="string">
            <text:p>K.Velusamy</text:p>
          </table:table-cell>
          <table:table-cell office:value-type="float" office:value="119138">
            <text:p>119138</text:p>
          </table:table-cell>
          <table:table-cell office:value-type="string">
            <text:p>Kattuputh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28255">
            <text:p>9443128255</text:p>
          </table:table-cell>
          <table:table-cell office:value-type="string">
            <text:p>pkvelusamy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RI RENUGA AGENCY</text:p>
          </table:table-cell>
          <table:table-cell office:value-type="string">
            <text:p>Gopinath</text:p>
          </table:table-cell>
          <table:table-cell office:value-type="float" office:value="178414">
            <text:p>178414</text:p>
          </table:table-cell>
          <table:table-cell office:value-type="string">
            <text:p>VANAPURAM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27651">
            <text:p>94432276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RI RENUGAMBAL AGENCIES</text:p>
          </table:table-cell>
          <table:table-cell office:value-type="string">
            <text:p>Palani</text:p>
          </table:table-cell>
          <table:table-cell office:value-type="float" office:value="183261">
            <text:p>183261</text:p>
          </table:table-cell>
          <table:table-cell office:value-type="string">
            <text:p>KILPENNATHU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8481715">
            <text:p>944848171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ri Sadayappa Samy Agencies</text:p>
          </table:table-cell>
          <table:table-cell office:value-type="string">
            <text:p>M.Raju</text:p>
          </table:table-cell>
          <table:table-cell office:value-type="float" office:value="178479">
            <text:p>178479</text:p>
          </table:table-cell>
          <table:table-cell office:value-type="string">
            <text:p>Salangapala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715357547">
            <text:p>9715357547</text:p>
          </table:table-cell>
          <table:table-cell office:value-type="string">
            <text:p>oliyarasu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RI Sai Petro Services</text:p>
          </table:table-cell>
          <table:table-cell/>
          <table:table-cell office:value-type="float" office:value="179354">
            <text:p>179354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24383">
            <text:p>98422243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RI SAI TRADERS </text:p>
          </table:table-cell>
          <table:table-cell office:value-type="string">
            <text:p>J.RAVICHANDRAN</text:p>
          </table:table-cell>
          <table:table-cell office:value-type="float" office:value="171657">
            <text:p>171657</text:p>
          </table:table-cell>
          <table:table-cell office:value-type="string">
            <text:p>Puliambakk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380242929">
            <text:p>9380242929</text:p>
          </table:table-cell>
          <table:table-cell office:value-type="string">
            <text:p>sai171657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RI SAKTHI AGENCY </text:p>
          </table:table-cell>
          <table:table-cell office:value-type="string">
            <text:p>S.SATHYASEELAN</text:p>
          </table:table-cell>
          <table:table-cell office:value-type="float" office:value="164430">
            <text:p>164430</text:p>
          </table:table-cell>
          <table:table-cell office:value-type="string">
            <text:p>Kovilambakk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1411289">
            <text:p>9841411289</text:p>
          </table:table-cell>
          <table:table-cell office:value-type="string">
            <text:p>sakthi16443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ri Sakthi Fuels</text:p>
          </table:table-cell>
          <table:table-cell office:value-type="string">
            <text:p>T.C.Muthusamy</text:p>
          </table:table-cell>
          <table:table-cell office:value-type="float" office:value="157322">
            <text:p>157322</text:p>
          </table:table-cell>
          <table:table-cell office:value-type="string">
            <text:p>Thingal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133378">
            <text:p>9442133378</text:p>
          </table:table-cell>
          <table:table-cell office:value-type="string">
            <text:p>srisakthi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ri Sakthi Modern Fuels</text:p>
          </table:table-cell>
          <table:table-cell office:value-type="string">
            <text:p>Mrs. C.Ramana Bharathi</text:p>
          </table:table-cell>
          <table:table-cell office:value-type="float" office:value="146544">
            <text:p>146544</text:p>
          </table:table-cell>
          <table:table-cell office:value-type="string">
            <text:p>Modakurich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149999">
            <text:p>9443149999</text:p>
          </table:table-cell>
          <table:table-cell office:value-type="string">
            <text:p>ssmfuels1224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ri sakthi Petrofil</text:p>
          </table:table-cell>
          <table:table-cell office:value-type="string">
            <text:p>V.Surendran</text:p>
          </table:table-cell>
          <table:table-cell office:value-type="float" office:value="114271">
            <text:p>114271</text:p>
          </table:table-cell>
          <table:table-cell office:value-type="string">
            <text:p>Gounda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30340">
            <text:p>9443330340</text:p>
          </table:table-cell>
          <table:table-cell office:value-type="string">
            <text:p>vsurendr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RI SAKTHI VINAYAGA AGENCIES; PANAMARATHUPATTY</text:p>
          </table:table-cell>
          <table:table-cell office:value-type="string">
            <text:p>K SELVAKUMAR</text:p>
          </table:table-cell>
          <table:table-cell office:value-type="float" office:value="180214">
            <text:p>180214</text:p>
          </table:table-cell>
          <table:table-cell office:value-type="string">
            <text:p>PANAMARATHU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743343">
            <text:p>9443743343</text:p>
          </table:table-cell>
          <table:table-cell office:value-type="string">
            <text:p>sreesakthivinaayaga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RI SARADHA AGENCY</text:p>
          </table:table-cell>
          <table:table-cell office:value-type="string">
            <text:p>Sabareesharaja.P</text:p>
          </table:table-cell>
          <table:table-cell office:value-type="float" office:value="146507">
            <text:p>146507</text:p>
          </table:table-cell>
          <table:table-cell office:value-type="string">
            <text:p>BEL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40911">
            <text:p>94433409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ri Saravana Enterprises</text:p>
          </table:table-cell>
          <table:table-cell/>
          <table:table-cell office:value-type="float" office:value="193366">
            <text:p>193366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842290300">
            <text:p>9842290300</text:p>
          </table:table-cell>
          <table:table-cell office:value-type="string">
            <text:p>srisaravanac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RI SARAVANA SERVICE STATION </text:p>
          </table:table-cell>
          <table:table-cell/>
          <table:table-cell office:value-type="float" office:value="144183">
            <text:p>144183</text:p>
          </table:table-cell>
          <table:table-cell office:value-type="string">
            <text:p>Ayyapanthangal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089140">
            <text:p>9840089140</text:p>
          </table:table-cell>
          <table:table-cell office:value-type="string">
            <text:p>saravana144183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ri Sarvesh Agencies</text:p>
          </table:table-cell>
          <table:table-cell office:value-type="string">
            <text:p>E. Suresh Kumar</text:p>
          </table:table-cell>
          <table:table-cell office:value-type="float" office:value="193425">
            <text:p>193425</text:p>
          </table:table-cell>
          <table:table-cell office:value-type="string">
            <text:p>Andimadam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176223189">
            <text:p>9176223189</text:p>
          </table:table-cell>
          <table:table-cell office:value-type="string">
            <text:p>lamsureshkumar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RI SELVAM AGENCY</text:p>
          </table:table-cell>
          <table:table-cell office:value-type="string">
            <text:p>G.SUPRAJITHA</text:p>
          </table:table-cell>
          <table:table-cell office:value-type="float" office:value="172141">
            <text:p>172141</text:p>
          </table:table-cell>
          <table:table-cell office:value-type="string">
            <text:p>OMAL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222799">
            <text:p>9443222799</text:p>
          </table:table-cell>
          <table:table-cell office:value-type="string">
            <text:p>suprajitha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ri Selvanayagi Agencies</text:p>
          </table:table-cell>
          <table:table-cell/>
          <table:table-cell office:value-type="float" office:value="176665">
            <text:p>176665</text:p>
          </table:table-cell>
          <table:table-cell office:value-type="string">
            <text:p>Andipalayam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318518">
            <text:p>94433185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Sri Senniandavar Agencies</text:p>
          </table:table-cell>
          <table:table-cell office:value-type="string">
            <text:p>Sivalingam</text:p>
          </table:table-cell>
          <table:table-cell office:value-type="float" office:value="114313">
            <text:p>114313</text:p>
          </table:table-cell>
          <table:table-cell office:value-type="string">
            <text:p>Kangeyam Road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049755">
            <text:p>98650497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ri Shunmuga Agency</text:p>
          </table:table-cell>
          <table:table-cell/>
          <table:table-cell office:value-type="float" office:value="164936">
            <text:p>164936</text:p>
          </table:table-cell>
          <table:table-cell office:value-type="string">
            <text:p>Ramayanpatti</text:p>
          </table:table-cell>
          <table:table-cell table:number-columns-repeated="3" office:value-type="string">
            <text:p>Tirunelveli</text:p>
          </table:table-cell>
          <table:table-cell office:value-type="float" office:value="9894127184">
            <text:p>98941271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ri Srinivasa Auto Service</text:p>
          </table:table-cell>
          <table:table-cell/>
          <table:table-cell office:value-type="float" office:value="111081">
            <text:p>111081</text:p>
          </table:table-cell>
          <table:table-cell table:number-columns-repeated="2"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345447088">
            <text:p>9345447088</text:p>
          </table:table-cell>
          <table:table-cell office:value-type="string">
            <text:p>srinivasa111081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ri Srinivasa Service</text:p>
          </table:table-cell>
          <table:table-cell office:value-type="string">
            <text:p>S RAMACHANDRAN</text:p>
          </table:table-cell>
          <table:table-cell office:value-type="float" office:value="113838">
            <text:p>113838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77392">
            <text:p>9443377392</text:p>
          </table:table-cell>
          <table:table-cell office:value-type="string">
            <text:p>gopimtec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ri Srinivasa Service</text:p>
          </table:table-cell>
          <table:table-cell office:value-type="string">
            <text:p>S.RAMACHANDRAN</text:p>
          </table:table-cell>
          <table:table-cell office:value-type="float" office:value="113839">
            <text:p>113839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77392">
            <text:p>9443377392</text:p>
          </table:table-cell>
          <table:table-cell office:value-type="string">
            <text:p>ramachandranbpcl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ri Srinivasa Service</text:p>
          </table:table-cell>
          <table:table-cell office:value-type="string">
            <text:p>R PRAKASH</text:p>
          </table:table-cell>
          <table:table-cell office:value-type="float" office:value="113856">
            <text:p>113856</text:p>
          </table:table-cell>
          <table:table-cell office:value-type="string">
            <text:p>Thiruthuraipoondi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65818314">
            <text:p>9965818314</text:p>
          </table:table-cell>
          <table:table-cell office:value-type="string">
            <text:p>prakash.1970@rediff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RI SUDARSHANS FUELS</text:p>
          </table:table-cell>
          <table:table-cell office:value-type="string">
            <text:p>V.ELANGOVAN</text:p>
          </table:table-cell>
          <table:table-cell office:value-type="float" office:value="158674">
            <text:p>158674</text:p>
          </table:table-cell>
          <table:table-cell office:value-type="string">
            <text:p>MANJINI;PERAMBALUR MAIN ROAD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694531">
            <text:p>94436945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ri TKS Agency</text:p>
          </table:table-cell>
          <table:table-cell office:value-type="string">
            <text:p>V.ambigapathi</text:p>
          </table:table-cell>
          <table:table-cell office:value-type="float" office:value="165201">
            <text:p>165201</text:p>
          </table:table-cell>
          <table:table-cell office:value-type="string">
            <text:p>Arachal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333499">
            <text:p>9842333499</text:p>
          </table:table-cell>
          <table:table-cell office:value-type="string">
            <text:p>visvanaata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RI V.RAAM AGENCIES</text:p>
          </table:table-cell>
          <table:table-cell office:value-type="string">
            <text:p>KRISHNAMURTHY &amp; MOHANA PRIYA</text:p>
          </table:table-cell>
          <table:table-cell office:value-type="float" office:value="175933">
            <text:p>175933</text:p>
          </table:table-cell>
          <table:table-cell office:value-type="string">
            <text:p>Hanumanthapuram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513579">
            <text:p>9443513579</text:p>
          </table:table-cell>
          <table:table-cell office:value-type="string">
            <text:p>pri.primoorth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RI VANCHIAMMAN AGENCIES</text:p>
          </table:table-cell>
          <table:table-cell office:value-type="string">
            <text:p>M.Saraswathi &amp; s.K.Shanthi</text:p>
          </table:table-cell>
          <table:table-cell office:value-type="float" office:value="157320">
            <text:p>157320</text:p>
          </table:table-cell>
          <table:table-cell office:value-type="string">
            <text:p>ODDANCHATR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Irugur</text:p>
          </table:table-cell>
          <table:table-cell office:value-type="float" office:value="9842640304">
            <text:p>9842640304</text:p>
          </table:table-cell>
          <table:table-cell office:value-type="string">
            <text:p>vanchiammanagencie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RI VARADARAJA PERUMAL AGENCY</text:p>
          </table:table-cell>
          <table:table-cell office:value-type="string">
            <text:p>Latha Kallichamy</text:p>
          </table:table-cell>
          <table:table-cell office:value-type="float" office:value="173898">
            <text:p>173898</text:p>
          </table:table-cell>
          <table:table-cell office:value-type="string">
            <text:p>DHARAPUR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566763967">
            <text:p>9566763967</text:p>
          </table:table-cell>
          <table:table-cell office:value-type="string">
            <text:p>srivaradarajaperumalagency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RI VARI FUELS</text:p>
          </table:table-cell>
          <table:table-cell office:value-type="string">
            <text:p>M NARAYANAN</text:p>
          </table:table-cell>
          <table:table-cell office:value-type="float" office:value="167360">
            <text:p>167360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69099">
            <text:p>9443369099</text:p>
          </table:table-cell>
          <table:table-cell office:value-type="string">
            <text:p>srivarifuels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ri Veerakkumaran Traders </text:p>
          </table:table-cell>
          <table:table-cell/>
          <table:table-cell office:value-type="float" office:value="180810">
            <text:p>180810</text:p>
          </table:table-cell>
          <table:table-cell office:value-type="string">
            <text:p>Viralpakkam 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84111547">
            <text:p>9884111547</text:p>
          </table:table-cell>
          <table:table-cell office:value-type="string">
            <text:p>veer18081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RI VEERAKUMAR AGENCY</text:p>
          </table:table-cell>
          <table:table-cell office:value-type="string">
            <text:p>Lakshmi</text:p>
          </table:table-cell>
          <table:table-cell office:value-type="float" office:value="178252">
            <text:p>178252</text:p>
          </table:table-cell>
          <table:table-cell office:value-type="string">
            <text:p>KOVIL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91587900">
            <text:p>979158790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ri Velmurugan Agency</text:p>
          </table:table-cell>
          <table:table-cell/>
          <table:table-cell office:value-type="float" office:value="195234">
            <text:p>195234</text:p>
          </table:table-cell>
          <table:table-cell table:number-columns-repeated="2" office:value-type="string">
            <text:p>Virudhunagar</text:p>
          </table:table-cell>
          <table:table-cell table:number-columns-repeated="2" office:value-type="string">
            <text:p>Tirunelveli</text:p>
          </table:table-cell>
          <table:table-cell office:value-type="float" office:value="9790595553">
            <text:p>9790595553</text:p>
          </table:table-cell>
          <table:table-cell office:value-type="string">
            <text:p>velkatty77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ri Venkatachalapathy Agencies</text:p>
          </table:table-cell>
          <table:table-cell office:value-type="string">
            <text:p>Govindan</text:p>
          </table:table-cell>
          <table:table-cell office:value-type="float" office:value="169908">
            <text:p>169908</text:p>
          </table:table-cell>
          <table:table-cell office:value-type="string">
            <text:p>Karamad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65472">
            <text:p>98422654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ri Venkatachalapathy Agencies</text:p>
          </table:table-cell>
          <table:table-cell office:value-type="string">
            <text:p>Mohan</text:p>
          </table:table-cell>
          <table:table-cell office:value-type="float" office:value="112711">
            <text:p>112711</text:p>
          </table:table-cell>
          <table:table-cell office:value-type="string">
            <text:p>Chenna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444129421">
            <text:p>9444129421</text:p>
          </table:table-cell>
          <table:table-cell office:value-type="string">
            <text:p>malamohan1962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RI VENKATACHALAPATHY FUEL STATION</text:p>
          </table:table-cell>
          <table:table-cell office:value-type="string">
            <text:p>R. SRINIVASAN</text:p>
          </table:table-cell>
          <table:table-cell office:value-type="float" office:value="174100">
            <text:p>174100</text:p>
          </table:table-cell>
          <table:table-cell office:value-type="string">
            <text:p>Bommidi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89745041">
            <text:p>9489745041</text:p>
          </table:table-cell>
          <table:table-cell office:value-type="string">
            <text:p>srivenkatachalapathyfuels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ri Venkateshwara Auto Fuels</text:p>
          </table:table-cell>
          <table:table-cell office:value-type="string">
            <text:p>K.Ravichandran</text:p>
          </table:table-cell>
          <table:table-cell office:value-type="float" office:value="180977">
            <text:p>180977</text:p>
          </table:table-cell>
          <table:table-cell table:number-columns-repeated="4" office:value-type="string">
            <text:p>Karur</text:p>
          </table:table-cell>
          <table:table-cell office:value-type="float" office:value="9944965301">
            <text:p>9944965301</text:p>
          </table:table-cell>
          <table:table-cell office:value-type="string">
            <text:p>srivenkateshwaraaf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RI VENKATESHWARA TRADERS</text:p>
          </table:table-cell>
          <table:table-cell office:value-type="string">
            <text:p>I.Venkateshan</text:p>
          </table:table-cell>
          <table:table-cell office:value-type="float" office:value="173297">
            <text:p>173297</text:p>
          </table:table-cell>
          <table:table-cell office:value-type="string">
            <text:p>M.Puthupatt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220760011">
            <text:p>8220760011</text:p>
          </table:table-cell>
          <table:table-cell office:value-type="string">
            <text:p>venkatesan6181@gmail.com</text:p>
          </table:table-cell>
          <table:table-cell office:value-type="float" office:value="13000">
            <text:p>1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ri Venkateswara </text:p>
          </table:table-cell>
          <table:table-cell office:value-type="string">
            <text:p>Karthik</text:p>
          </table:table-cell>
          <table:table-cell office:value-type="float" office:value="180775">
            <text:p>180775</text:p>
          </table:table-cell>
          <table:table-cell office:value-type="string">
            <text:p>Keeramangal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4928011">
            <text:p>99449280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ri Venkateswara Agencies</text:p>
          </table:table-cell>
          <table:table-cell office:value-type="string">
            <text:p>R.PRITHIVRAJ</text:p>
          </table:table-cell>
          <table:table-cell office:value-type="float" office:value="113852">
            <text:p>113852</text:p>
          </table:table-cell>
          <table:table-cell table:number-columns-repeated="2"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36435">
            <text:p>9443336435</text:p>
          </table:table-cell>
          <table:table-cell office:value-type="string">
            <text:p>prithiv_78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ri Venkateswara Agencies</text:p>
          </table:table-cell>
          <table:table-cell office:value-type="string">
            <text:p>R.PRITHIVRAJ</text:p>
          </table:table-cell>
          <table:table-cell office:value-type="float" office:value="113853">
            <text:p>113853</text:p>
          </table:table-cell>
          <table:table-cell office:value-type="string">
            <text:p>Sannanallur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36435">
            <text:p>9443336435</text:p>
          </table:table-cell>
          <table:table-cell office:value-type="string">
            <text:p>prithiv_78@yahoo.co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SRI VENKATESWARA TRADERS; AYYOTHIYAPATTINAM</text:p>
          </table:table-cell>
          <table:table-cell table:number-columns-repeated="2"/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ri Venni Agencies</text:p>
          </table:table-cell>
          <table:table-cell office:value-type="string">
            <text:p>V.Subramaniyan</text:p>
          </table:table-cell>
          <table:table-cell office:value-type="float" office:value="186313">
            <text:p>186313</text:p>
          </table:table-cell>
          <table:table-cell office:value-type="string">
            <text:p>Chinnavalavanur Kooteripet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186291">
            <text:p>9442186291</text:p>
          </table:table-cell>
          <table:table-cell office:value-type="string">
            <text:p>srivenni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ri Venu Agency</text:p>
          </table:table-cell>
          <table:table-cell office:value-type="string">
            <text:p>Venugopal</text:p>
          </table:table-cell>
          <table:table-cell office:value-type="float" office:value="175295">
            <text:p>175295</text:p>
          </table:table-cell>
          <table:table-cell office:value-type="string">
            <text:p>Nakkasale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165536">
            <text:p>9486165536</text:p>
          </table:table-cell>
          <table:table-cell office:value-type="string">
            <text:p>srivenuagency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ri Vidhur Agencies</text:p>
          </table:table-cell>
          <table:table-cell office:value-type="string">
            <text:p>S.GANESAN</text:p>
          </table:table-cell>
          <table:table-cell office:value-type="float" office:value="178068">
            <text:p>178068</text:p>
          </table:table-cell>
          <table:table-cell office:value-type="string">
            <text:p>Zamin Pallava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841193732">
            <text:p>9841193732</text:p>
          </table:table-cell>
          <table:table-cell office:value-type="string">
            <text:p>vidhur17806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RI VIGNESH AGENCIES</text:p>
          </table:table-cell>
          <table:table-cell office:value-type="string">
            <text:p>K. A. DHANASEKARAN <text:s/></text:p>
          </table:table-cell>
          <table:table-cell office:value-type="float" office:value="127129">
            <text:p>127129</text:p>
          </table:table-cell>
          <table:table-cell office:value-type="string">
            <text:p>Chenna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840944227">
            <text:p>9840944227</text:p>
          </table:table-cell>
          <table:table-cell office:value-type="string">
            <text:p>kasekara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ri Vignesh Traders</text:p>
          </table:table-cell>
          <table:table-cell/>
          <table:table-cell office:value-type="float" office:value="176176">
            <text:p>176176</text:p>
          </table:table-cell>
          <table:table-cell office:value-type="string">
            <text:p>Ambur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94445160">
            <text:p>9994445160</text:p>
          </table:table-cell>
          <table:table-cell office:value-type="string">
            <text:p>vignesh176176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ri Vigneswara Agencies</text:p>
          </table:table-cell>
          <table:table-cell/>
          <table:table-cell office:value-type="float" office:value="164994">
            <text:p>164994</text:p>
          </table:table-cell>
          <table:table-cell office:value-type="string">
            <text:p>Navakkara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281625">
            <text:p>944228162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ri Vinayaga Agencies</text:p>
          </table:table-cell>
          <table:table-cell office:value-type="string">
            <text:p>L.Senthamarai</text:p>
          </table:table-cell>
          <table:table-cell office:value-type="float" office:value="185568">
            <text:p>185568</text:p>
          </table:table-cell>
          <table:table-cell office:value-type="string">
            <text:p>Mylambad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378512">
            <text:p>9894378512</text:p>
          </table:table-cell>
          <table:table-cell office:value-type="string">
            <text:p>sek_g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ri Vinayaga Filling Station</text:p>
          </table:table-cell>
          <table:table-cell office:value-type="string">
            <text:p>E.V.CHANDRA MOHAN</text:p>
          </table:table-cell>
          <table:table-cell office:value-type="float" office:value="170458">
            <text:p>170458</text:p>
          </table:table-cell>
          <table:table-cell office:value-type="string">
            <text:p>Peravuran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48902">
            <text:p>9443448902</text:p>
          </table:table-cell>
          <table:table-cell office:value-type="string">
            <text:p>evc.mrvs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ri Vinayaga Petroleum</text:p>
          </table:table-cell>
          <table:table-cell/>
          <table:table-cell office:value-type="float" office:value="158607">
            <text:p>158607</text:p>
          </table:table-cell>
          <table:table-cell office:value-type="string">
            <text:p>Sulur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28776">
            <text:p>98422287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ri Viruthi Agencies</text:p>
          </table:table-cell>
          <table:table-cell office:value-type="string">
            <text:p>Thiruganasambanthan</text:p>
          </table:table-cell>
          <table:table-cell office:value-type="float" office:value="190432">
            <text:p>190432</text:p>
          </table:table-cell>
          <table:table-cell office:value-type="string">
            <text:p>Thumbur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77943993">
            <text:p>967794399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ri VishnuOil Traders</text:p>
          </table:table-cell>
          <table:table-cell office:value-type="string">
            <text:p>R.Poowathal</text:p>
          </table:table-cell>
          <table:table-cell office:value-type="float" office:value="165272">
            <text:p>165272</text:p>
          </table:table-cell>
          <table:table-cell office:value-type="string">
            <text:p>Kovil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091910">
            <text:p>9894091910</text:p>
          </table:table-cell>
          <table:table-cell office:value-type="string">
            <text:p>srivishnuoil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rimathi Agencies</text:p>
          </table:table-cell>
          <table:table-cell office:value-type="string">
            <text:p>Sarasu</text:p>
          </table:table-cell>
          <table:table-cell office:value-type="float" office:value="175648">
            <text:p>175648</text:p>
          </table:table-cell>
          <table:table-cell office:value-type="string">
            <text:p>Paravai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940218588">
            <text:p>8940218588</text:p>
          </table:table-cell>
          <table:table-cell office:value-type="string">
            <text:p>srimathiagencies2012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rimathi Agency</text:p>
          </table:table-cell>
          <table:table-cell office:value-type="string">
            <text:p>Nachimuthu</text:p>
          </table:table-cell>
          <table:table-cell office:value-type="float" office:value="180695">
            <text:p>180695</text:p>
          </table:table-cell>
          <table:table-cell office:value-type="string">
            <text:p>Archi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7373005001">
            <text:p>7373005001</text:p>
          </table:table-cell>
          <table:table-cell office:value-type="string">
            <text:p>nachimuthuapm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RIMRRAGHUL; VALASAIYUR</text:p>
          </table:table-cell>
          <table:table-cell table:number-columns-repeated="2"/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RINIVASA FILLING STATION</text:p>
          </table:table-cell>
          <table:table-cell office:value-type="string">
            <text:p>M.Jeyakumar</text:p>
          </table:table-cell>
          <table:table-cell office:value-type="float" office:value="138877">
            <text:p>138877</text:p>
          </table:table-cell>
          <table:table-cell office:value-type="string">
            <text:p>CUMBAM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75519">
            <text:p>9842175519</text:p>
          </table:table-cell>
          <table:table-cell office:value-type="string">
            <text:p>kumarncm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RINIVASA FILLING STATION </text:p>
          </table:table-cell>
          <table:table-cell office:value-type="string">
            <text:p>L.JAYACHANDRAN</text:p>
          </table:table-cell>
          <table:table-cell office:value-type="float" office:value="111090">
            <text:p>111090</text:p>
          </table:table-cell>
          <table:table-cell office:value-type="string">
            <text:p>Sriperumbudur 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910616">
            <text:p>9444910616</text:p>
          </table:table-cell>
          <table:table-cell office:value-type="string">
            <text:p>srinivasa11109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rinivasa Fuel Service</text:p>
          </table:table-cell>
          <table:table-cell/>
          <table:table-cell office:value-type="float" office:value="117979">
            <text:p>117979</text:p>
          </table:table-cell>
          <table:table-cell office:value-type="string">
            <text:p>Turicorin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158955">
            <text:p>94431589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rinivasa Fuel Service</text:p>
          </table:table-cell>
          <table:table-cell office:value-type="string">
            <text:p>Kannan</text:p>
          </table:table-cell>
          <table:table-cell office:value-type="float" office:value="117979">
            <text:p>117979</text:p>
          </table:table-cell>
          <table:table-cell office:value-type="string">
            <text:p>KUPPANUR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842158955">
            <text:p>9842158955</text:p>
          </table:table-cell>
          <table:table-cell office:value-type="string">
            <text:p>tutyhero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rinivasa Service Station</text:p>
          </table:table-cell>
          <table:table-cell office:value-type="string">
            <text:p>B.Haridas</text:p>
          </table:table-cell>
          <table:table-cell office:value-type="float" office:value="114334">
            <text:p>114334</text:p>
          </table:table-cell>
          <table:table-cell office:value-type="string">
            <text:p>Gudalur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061275">
            <text:p>9894061275</text:p>
          </table:table-cell>
          <table:table-cell office:value-type="string">
            <text:p>sssgdr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RK Traders</text:p>
          </table:table-cell>
          <table:table-cell office:value-type="string">
            <text:p>R.S.Surendiran</text:p>
          </table:table-cell>
          <table:table-cell office:value-type="float" office:value="142265">
            <text:p>142265</text:p>
          </table:table-cell>
          <table:table-cell office:value-type="string">
            <text:p>Pappampatt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41020">
            <text:p>9443741020</text:p>
          </table:table-cell>
          <table:table-cell office:value-type="string">
            <text:p>qq_srk@yahoo.c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RL Agencies</text:p>
          </table:table-cell>
          <table:table-cell/>
          <table:table-cell office:value-type="float" office:value="187050">
            <text:p>187050</text:p>
          </table:table-cell>
          <table:table-cell office:value-type="string">
            <text:p>Yelagiri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176147605">
            <text:p>9176147605</text:p>
          </table:table-cell>
          <table:table-cell office:value-type="string">
            <text:p>sugi.yelagiri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RM Agency</text:p>
          </table:table-cell>
          <table:table-cell office:value-type="string">
            <text:p>SRM.Ahmed Thamby</text:p>
          </table:table-cell>
          <table:table-cell office:value-type="float" office:value="173501">
            <text:p>173501</text:p>
          </table:table-cell>
          <table:table-cell office:value-type="string">
            <text:p>Manamelkud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377314">
            <text:p>944337731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SM Agencies</text:p>
          </table:table-cell>
          <table:table-cell office:value-type="string">
            <text:p>Soosai</text:p>
          </table:table-cell>
          <table:table-cell office:value-type="float" office:value="176894">
            <text:p>176894</text:p>
          </table:table-cell>
          <table:table-cell office:value-type="string">
            <text:p>Reghunathapur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245650">
            <text:p>9843245650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tar Fuel Agency</text:p>
          </table:table-cell>
          <table:table-cell office:value-type="string">
            <text:p>G.Godwin Gurbatham</text:p>
          </table:table-cell>
          <table:table-cell office:value-type="float" office:value="177675">
            <text:p>177675</text:p>
          </table:table-cell>
          <table:table-cell office:value-type="string">
            <text:p>Chinna Thadag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712887">
            <text:p>9894712887</text:p>
          </table:table-cell>
          <table:table-cell office:value-type="string">
            <text:p>star3335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tar Traders</text:p>
          </table:table-cell>
          <table:table-cell/>
          <table:table-cell office:value-type="float" office:value="113870">
            <text:p>113870</text:p>
          </table:table-cell>
          <table:table-cell office:value-type="string">
            <text:p>Jegathapattin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65850662">
            <text:p>9865850662</text:p>
          </table:table-cell>
          <table:table-cell office:value-type="string">
            <text:p>starshahuljpm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ubasakthi Fuels</text:p>
          </table:table-cell>
          <table:table-cell/>
          <table:table-cell office:value-type="float" office:value="153352">
            <text:p>153352</text:p>
          </table:table-cell>
          <table:table-cell office:value-type="string">
            <text:p>Eraniel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7172311">
            <text:p>94871723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ubhaga Agencies</text:p>
          </table:table-cell>
          <table:table-cell office:value-type="string">
            <text:p>P.K.Thiyagarajan</text:p>
          </table:table-cell>
          <table:table-cell office:value-type="float" office:value="113891">
            <text:p>113891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133666">
            <text:p>9787133666</text:p>
          </table:table-cell>
          <table:table-cell office:value-type="string">
            <text:p>subaghaagencies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UBRAMAINYAM PILLAI TRADERS; MARAVANERI</text:p>
          </table:table-cell>
          <table:table-cell office:value-type="string">
            <text:p>S MURUGASEN</text:p>
          </table:table-cell>
          <table:table-cell office:value-type="float" office:value="172144">
            <text:p>172144</text:p>
          </table:table-cell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4289605">
            <text:p>9444289605</text:p>
          </table:table-cell>
          <table:table-cell office:value-type="string">
            <text:p>subramaniyampillaitraders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un Agencies</text:p>
          </table:table-cell>
          <table:table-cell/>
          <table:table-cell office:value-type="float" office:value="166107">
            <text:p>166107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261319">
            <text:p>986526131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un Fules</text:p>
          </table:table-cell>
          <table:table-cell office:value-type="string">
            <text:p>Bharathi Mohan.P</text:p>
          </table:table-cell>
          <table:table-cell office:value-type="float" office:value="169431">
            <text:p>169431</text:p>
          </table:table-cell>
          <table:table-cell office:value-type="string">
            <text:p>Sirumugai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035604630">
            <text:p>90356046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un Powers</text:p>
          </table:table-cell>
          <table:table-cell/>
          <table:table-cell office:value-type="float" office:value="147443">
            <text:p>147443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23309">
            <text:p>944372330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undaram &amp; Co Filling Station</text:p>
          </table:table-cell>
          <table:table-cell office:value-type="string">
            <text:p>Sundaram</text:p>
          </table:table-cell>
          <table:table-cell office:value-type="float" office:value="155860">
            <text:p>155860</text:p>
          </table:table-cell>
          <table:table-cell office:value-type="string">
            <text:p>Pollachi Main Road;Sidco Post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024260">
            <text:p>9843024260</text:p>
          </table:table-cell>
          <table:table-cell office:value-type="string">
            <text:p>scfs496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UNDARAM AGENCIES </text:p>
          </table:table-cell>
          <table:table-cell/>
          <table:table-cell office:value-type="float" office:value="111092">
            <text:p>111092</text:p>
          </table:table-cell>
          <table:table-cell office:value-type="string">
            <text:p>Uthiramperur 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4036258">
            <text:p>9444036258</text:p>
          </table:table-cell>
          <table:table-cell office:value-type="string">
            <text:p>sundaram11109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undharam Agencies</text:p>
          </table:table-cell>
          <table:table-cell office:value-type="string">
            <text:p>Kumaaravelu.T</text:p>
          </table:table-cell>
          <table:table-cell office:value-type="float" office:value="171763">
            <text:p>171763</text:p>
          </table:table-cell>
          <table:table-cell office:value-type="string">
            <text:p>Somarasampetta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97980">
            <text:p>9842497980</text:p>
          </table:table-cell>
          <table:table-cell office:value-type="string">
            <text:p>kumaaravelut@g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uper Fills</text:p>
          </table:table-cell>
          <table:table-cell office:value-type="string">
            <text:p>Prithiviraj</text:p>
          </table:table-cell>
          <table:table-cell office:value-type="float" office:value="186962">
            <text:p>186962</text:p>
          </table:table-cell>
          <table:table-cell table:number-columns-repeated="2"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43007085">
            <text:p>9943007085</text:p>
          </table:table-cell>
          <table:table-cell office:value-type="string">
            <text:p>bkpmsons@yahoo.co.in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UPREME GASOLINE CENTRE </text:p>
          </table:table-cell>
          <table:table-cell office:value-type="string">
            <text:p>S.SARATH BABU</text:p>
          </table:table-cell>
          <table:table-cell office:value-type="float" office:value="110964">
            <text:p>110964</text:p>
          </table:table-cell>
          <table:table-cell table:number-columns-repeated="4" office:value-type="string">
            <text:p>Chennai</text:p>
          </table:table-cell>
          <table:table-cell office:value-type="float" office:value="9962400077">
            <text:p>9962400077</text:p>
          </table:table-cell>
          <table:table-cell office:value-type="string">
            <text:p>sarath.babu08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UPREME GASOLINE CENTRE <text:s/>- unit 2 </text:p>
          </table:table-cell>
          <table:table-cell office:value-type="string">
            <text:p>S.SARATH BABU</text:p>
          </table:table-cell>
          <table:table-cell office:value-type="float" office:value="149184">
            <text:p>149184</text:p>
          </table:table-cell>
          <table:table-cell office:value-type="string">
            <text:p>Chennai</text:p>
          </table:table-cell>
          <table:table-cell office:value-type="string">
            <text:p>Thiruvallur</text:p>
          </table:table-cell>
          <table:table-cell table:number-columns-repeated="2" office:value-type="string">
            <text:p>Chennai</text:p>
          </table:table-cell>
          <table:table-cell office:value-type="float" office:value="9962400077">
            <text:p>9962400077</text:p>
          </table:table-cell>
          <table:table-cell office:value-type="string">
            <text:p>sarathbabu081979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urabi Auto Feeds</text:p>
          </table:table-cell>
          <table:table-cell/>
          <table:table-cell office:value-type="float" office:value="181986">
            <text:p>181986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88445">
            <text:p>98427884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uruthi Petroleum</text:p>
          </table:table-cell>
          <table:table-cell office:value-type="string">
            <text:p>S.R.SASI KANNAN / K.PRABHU </text:p>
          </table:table-cell>
          <table:table-cell office:value-type="float" office:value="160461">
            <text:p>160461</text:p>
          </table:table-cell>
          <table:table-cell office:value-type="string">
            <text:p>Thiruvaiyaru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421388">
            <text:p>9443421388</text:p>
          </table:table-cell>
          <table:table-cell office:value-type="string">
            <text:p>suruthipetroleum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SUSEE AGENCY</text:p>
          </table:table-cell>
          <table:table-cell office:value-type="string">
            <text:p>I.P.Senthil Kumar</text:p>
          </table:table-cell>
          <table:table-cell office:value-type="float" office:value="168655">
            <text:p>168655</text:p>
          </table:table-cell>
          <table:table-cell office:value-type="string">
            <text:p>BATLAGUNDU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150106099">
            <text:p>9150106099</text:p>
          </table:table-cell>
          <table:table-cell office:value-type="string">
            <text:p>d168655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SVATS ENTERPRISES</text:p>
          </table:table-cell>
          <table:table-cell office:value-type="string">
            <text:p>SIVASUBRAMANIAN</text:p>
          </table:table-cell>
          <table:table-cell office:value-type="float" office:value="149148">
            <text:p>149148</text:p>
          </table:table-cell>
          <table:table-cell office:value-type="string">
            <text:p>NATTARASANKOTTA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87593368">
            <text:p>94875933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wami Feeds (P) Ltd</text:p>
          </table:table-cell>
          <table:table-cell office:value-type="string">
            <text:p>P.Muthusami</text:p>
          </table:table-cell>
          <table:table-cell office:value-type="float" office:value="176674">
            <text:p>176674</text:p>
          </table:table-cell>
          <table:table-cell office:value-type="string">
            <text:p>Nathapalayam Pos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627482">
            <text:p>944262748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wathi Filling</text:p>
          </table:table-cell>
          <table:table-cell office:value-type="string">
            <text:p>MUTHUMURUGAN</text:p>
          </table:table-cell>
          <table:table-cell office:value-type="float" office:value="175385">
            <text:p>175385</text:p>
          </table:table-cell>
          <table:table-cell table:number-columns-repeated="2"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545242">
            <text:p>9842545242</text:p>
          </table:table-cell>
          <table:table-cell office:value-type="string">
            <text:p>swathifillingstatio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WATHY AGENCIES </text:p>
          </table:table-cell>
          <table:table-cell office:value-type="string">
            <text:p>T.MAHESH</text:p>
          </table:table-cell>
          <table:table-cell office:value-type="float" office:value="150792">
            <text:p>150792</text:p>
          </table:table-cell>
          <table:table-cell office:value-type="string">
            <text:p>Oragadam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999945">
            <text:p>9840999945</text:p>
          </table:table-cell>
          <table:table-cell office:value-type="string">
            <text:p>swathy150792@bpclretail.in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WETHA K ENTERPRISES</text:p>
          </table:table-cell>
          <table:table-cell/>
          <table:table-cell office:value-type="float" office:value="160760">
            <text:p>160760</text:p>
          </table:table-cell>
          <table:table-cell table:number-columns-repeated="4" office:value-type="string">
            <text:p>Chennai</text:p>
          </table:table-cell>
          <table:table-cell office:value-type="float" office:value="9962004505">
            <text:p>99620045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T N Balaji Agency</text:p>
          </table:table-cell>
          <table:table-cell office:value-type="string">
            <text:p>N.BALAJI</text:p>
          </table:table-cell>
          <table:table-cell office:value-type="float" office:value="174216">
            <text:p>174216</text:p>
          </table:table-cell>
          <table:table-cell office:value-type="string">
            <text:p>Valangaiman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003658730">
            <text:p>9003658730</text:p>
          </table:table-cell>
          <table:table-cell office:value-type="string">
            <text:p>tnbalaji174216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T V Sundram Iyengar &amp; sons Ltd.</text:p>
          </table:table-cell>
          <table:table-cell office:value-type="string">
            <text:p>P.Gnana Sekar; Manager</text:p>
          </table:table-cell>
          <table:table-cell office:value-type="float" office:value="113894">
            <text:p>113894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94664053">
            <text:p>9894664053</text:p>
          </table:table-cell>
          <table:table-cell office:value-type="string">
            <text:p>petrolpump.trichy@tvs.in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T. Narayana Pillai</text:p>
          </table:table-cell>
          <table:table-cell/>
          <table:table-cell office:value-type="float" office:value="118000">
            <text:p>118000</text:p>
          </table:table-cell>
          <table:table-cell office:value-type="string">
            <text:p>Marthand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6473518">
            <text:p>94864735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T.Ethirajan</text:p>
          </table:table-cell>
          <table:table-cell table:number-columns-repeated="2"/>
          <table:table-cell office:value-type="string">
            <text:p>Madapat</text:p>
          </table:table-cell>
          <table:table-cell office:value-type="string">
            <text:p>Villupuram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945107">
            <text:p>98429451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T.M.DURAISAMY NAIDU &amp; Co</text:p>
          </table:table-cell>
          <table:table-cell office:value-type="string">
            <text:p>K.SATHISH</text:p>
          </table:table-cell>
          <table:table-cell office:value-type="float" office:value="143497">
            <text:p>143497</text:p>
          </table:table-cell>
          <table:table-cell table:number-columns-repeated="2"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2225136">
            <text:p>9442225136</text:p>
          </table:table-cell>
          <table:table-cell office:value-type="string">
            <text:p>tmddpi@gmail.com</text:p>
          </table:table-cell>
          <table:table-cell office:value-type="float" office:value="12000">
            <text:p>1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.M.R. Agency</text:p>
          </table:table-cell>
          <table:table-cell/>
          <table:table-cell office:value-type="float" office:value="141116">
            <text:p>141116</text:p>
          </table:table-cell>
          <table:table-cell office:value-type="string">
            <text:p>Kalakad</text:p>
          </table:table-cell>
          <table:table-cell table:number-columns-repeated="3" office:value-type="string">
            <text:p>Tirunelveli</text:p>
          </table:table-cell>
          <table:table-cell office:value-type="float" office:value="9443178966">
            <text:p>944317896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T.P.R.S. FUELS </text:p>
          </table:table-cell>
          <table:table-cell office:value-type="string">
            <text:p>SAKTHI MURUGAN</text:p>
          </table:table-cell>
          <table:table-cell office:value-type="float" office:value="149198">
            <text:p>149198</text:p>
          </table:table-cell>
          <table:table-cell office:value-type="string">
            <text:p>Irungattukottai </text:p>
          </table:table-cell>
          <table:table-cell office:value-type="string">
            <text:p>Kancheepuram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840191779">
            <text:p>9840191779</text:p>
          </table:table-cell>
          <table:table-cell office:value-type="string">
            <text:p>tprs149198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T.PATTUDURAI AGENCY</text:p>
          </table:table-cell>
          <table:table-cell office:value-type="string">
            <text:p>P.SAMUEL ARUN PANDIAN</text:p>
          </table:table-cell>
          <table:table-cell office:value-type="float" office:value="183145">
            <text:p>183145</text:p>
          </table:table-cell>
          <table:table-cell office:value-type="string">
            <text:p>Kanchipur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944070767">
            <text:p>9944070767</text:p>
          </table:table-cell>
          <table:table-cell office:value-type="string">
            <text:p>t.pattuduraiagency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T.R Ethirajulu Naidu &amp; Sons</text:p>
          </table:table-cell>
          <table:table-cell office:value-type="string">
            <text:p>Kannan</text:p>
          </table:table-cell>
          <table:table-cell office:value-type="float" office:value="119060">
            <text:p>119060</text:p>
          </table:table-cell>
          <table:table-cell table:number-columns-repeated="2" office:value-type="string">
            <text:p>Dharmapuri</text:p>
          </table:table-cell>
          <table:table-cell table:number-columns-repeated="2" office:value-type="string">
            <text:p>Karur</text:p>
          </table:table-cell>
          <table:table-cell office:value-type="float" office:value="9442225136">
            <text:p>9442225136</text:p>
          </table:table-cell>
          <table:table-cell office:value-type="string">
            <text:p>tredp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T.R.ETHIRAJULU NAIDU&amp;SONS</text:p>
          </table:table-cell>
          <table:table-cell office:value-type="string">
            <text:p>K.SATHISH</text:p>
          </table:table-cell>
          <table:table-cell office:value-type="float" office:value="119071">
            <text:p>119071</text:p>
          </table:table-cell>
          <table:table-cell table:number-columns-repeated="2"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2225136">
            <text:p>9442225136</text:p>
          </table:table-cell>
          <table:table-cell office:value-type="string">
            <text:p>tredpi@gmail.com</text:p>
          </table:table-cell>
          <table:table-cell office:value-type="float" office:value="5000">
            <text:p>5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T.R.Subramaniam &amp; Bros</text:p>
          </table:table-cell>
          <table:table-cell/>
          <table:table-cell office:value-type="float" office:value="111082">
            <text:p>111082</text:p>
          </table:table-cell>
          <table:table-cell office:value-type="string">
            <text:p>Arakkon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944336600">
            <text:p>9944336600</text:p>
          </table:table-cell>
          <table:table-cell office:value-type="string">
            <text:p>trsubramaniam111082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T.Rajagopal Iyengar </text:p>
          </table:table-cell>
          <table:table-cell office:value-type="string">
            <text:p>Sudarsanam</text:p>
          </table:table-cell>
          <table:table-cell office:value-type="float" office:value="180447">
            <text:p>180447</text:p>
          </table:table-cell>
          <table:table-cell office:value-type="string">
            <text:p>Manapparai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67405">
            <text:p>9443267405</text:p>
          </table:table-cell>
          <table:table-cell office:value-type="string">
            <text:p>sudir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T.RAJAGOPALA IYENGAR &amp; SON</text:p>
          </table:table-cell>
          <table:table-cell office:value-type="string">
            <text:p>R.Nandakumar;.N.Vishnuprasth;s.Prema Nandakumar;.N</text:p>
          </table:table-cell>
          <table:table-cell office:value-type="float" office:value="113903">
            <text:p>113903</text:p>
          </table:table-cell>
          <table:table-cell office:value-type="string">
            <text:p>DINDIGUL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267405">
            <text:p>9443267405</text:p>
          </table:table-cell>
          <table:table-cell office:value-type="string">
            <text:p>sudirn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T.RAJAGOPALA IYENGAR &amp; SON</text:p>
          </table:table-cell>
          <table:table-cell office:value-type="string">
            <text:p>R.Nandakumar;.N.Vishnuprasth;s.Prema Nandakumar;.N</text:p>
          </table:table-cell>
          <table:table-cell office:value-type="float" office:value="114336">
            <text:p>114336</text:p>
          </table:table-cell>
          <table:table-cell office:value-type="string">
            <text:p>KOD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Irugur</text:p>
          </table:table-cell>
          <table:table-cell office:value-type="float" office:value="9443267405">
            <text:p>9443267405</text:p>
          </table:table-cell>
          <table:table-cell office:value-type="string">
            <text:p>sudirn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T.Santhaamani Agencies</text:p>
          </table:table-cell>
          <table:table-cell/>
          <table:table-cell office:value-type="float" office:value="160181">
            <text:p>160181</text:p>
          </table:table-cell>
          <table:table-cell office:value-type="string">
            <text:p>Ponnaiahraj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11102">
            <text:p>98427111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T.V.S. Iyengar &amp; Sons</text:p>
          </table:table-cell>
          <table:table-cell/>
          <table:table-cell office:value-type="float" office:value="114321">
            <text:p>114321</text:p>
          </table:table-cell>
          <table:table-cell office:value-type="string">
            <text:p>Mettupalayam Road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2639018">
            <text:p>9442639018</text:p>
          </table:table-cell>
          <table:table-cell office:value-type="string">
            <text:p>petrolpump.coimbatore@tvs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T.V.Sundaram Iyengar &amp; Sons</text:p>
          </table:table-cell>
          <table:table-cell/>
          <table:table-cell office:value-type="float" office:value="118001">
            <text:p>118001</text:p>
          </table:table-cell>
          <table:table-cell table:number-columns-repeated="4" office:value-type="string">
            <text:p>Tirunelveli</text:p>
          </table:table-cell>
          <table:table-cell office:value-type="float" office:value="9894664055">
            <text:p>98946640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Tajmahal Enterprises</text:p>
          </table:table-cell>
          <table:table-cell office:value-type="string">
            <text:p>Snehaneela</text:p>
          </table:table-cell>
          <table:table-cell office:value-type="float" office:value="113895">
            <text:p>113895</text:p>
          </table:table-cell>
          <table:table-cell table:number-columns-repeated="3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220242585">
            <text:p>8220242585</text:p>
          </table:table-cell>
          <table:table-cell office:value-type="string">
            <text:p>snehaneel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Tamil Nadu Agro Service Centre</text:p>
          </table:table-cell>
          <table:table-cell office:value-type="string">
            <text:p>S.Palanaiappan</text:p>
          </table:table-cell>
          <table:table-cell office:value-type="float" office:value="119090">
            <text:p>119090</text:p>
          </table:table-cell>
          <table:table-cell office:value-type="string">
            <text:p>Kolathupala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360911229">
            <text:p>9360911229</text:p>
          </table:table-cell>
          <table:table-cell office:value-type="string">
            <text:p>tamilnaduagro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Tamil Nadu Fisheries Dev.Corp</text:p>
          </table:table-cell>
          <table:table-cell/>
          <table:table-cell office:value-type="float" office:value="113850">
            <text:p>113850</text:p>
          </table:table-cell>
          <table:table-cell office:value-type="string">
            <text:p>Pattukko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500630585">
            <text:p>9500630585</text:p>
          </table:table-cell>
          <table:table-cell office:value-type="string">
            <text:p>dealerkarur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Tanjore Filling Station</text:p>
          </table:table-cell>
          <table:table-cell office:value-type="string">
            <text:p>B.SUKUMAR</text:p>
          </table:table-cell>
          <table:table-cell office:value-type="float" office:value="113837">
            <text:p>113837</text:p>
          </table:table-cell>
          <table:table-cell table:number-columns-repeated="2"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734931">
            <text:p>9787734931</text:p>
          </table:table-cell>
          <table:table-cell office:value-type="string">
            <text:p>sukidbs@rediff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Test</text:p>
          </table:table-cell>
          <table:table-cell office:value-type="string">
            <text:p>Test Dealer</text:p>
          </table:table-cell>
          <table:table-cell office:value-type="float" office:value="311567">
            <text:p>311567</text:p>
          </table:table-cell>
          <table:table-cell office:value-type="string">
            <text:p>AADAIYUR;JALAKANDAPURAM</text:p>
          </table:table-cell>
          <table:table-cell office:value-type="string">
            <text:p>Ariyalur</text:p>
          </table:table-cell>
          <table:table-cell table:number-columns-repeated="2" office:value-type="string">
            <text:p>Chennai</text:p>
          </table:table-cell>
          <table:table-cell office:value-type="float" office:value="9677898241">
            <text:p>9677898241</text:p>
          </table:table-cell>
          <table:table-cell office:value-type="string">
            <text:p>ramkumar@560degree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Thaiyalnaayagi Agencies</text:p>
          </table:table-cell>
          <table:table-cell office:value-type="string">
            <text:p>S.MOHAN</text:p>
          </table:table-cell>
          <table:table-cell office:value-type="float" office:value="158172">
            <text:p>158172</text:p>
          </table:table-cell>
          <table:table-cell office:value-type="string">
            <text:p>Ullikottai</text:p>
          </table:table-cell>
          <table:table-cell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70456">
            <text:p>9443170456</text:p>
          </table:table-cell>
          <table:table-cell office:value-type="string">
            <text:p>thaiyalnaayagi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THAMARAI AGENCY</text:p>
          </table:table-cell>
          <table:table-cell office:value-type="string">
            <text:p>D.PRABHU</text:p>
          </table:table-cell>
          <table:table-cell office:value-type="float" office:value="178257">
            <text:p>178257</text:p>
          </table:table-cell>
          <table:table-cell office:value-type="string">
            <text:p>Gengaler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943114024">
            <text:p>9943114024</text:p>
          </table:table-cell>
          <table:table-cell office:value-type="string">
            <text:p>prabhunaresh@y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Thangalakshmi Agency</text:p>
          </table:table-cell>
          <table:table-cell/>
          <table:table-cell office:value-type="float" office:value="193140">
            <text:p>193140</text:p>
          </table:table-cell>
          <table:table-cell office:value-type="string">
            <text:p>Tenkasi</text:p>
          </table:table-cell>
          <table:table-cell table:number-columns-repeated="3" office:value-type="string">
            <text:p>Tirunelveli</text:p>
          </table:table-cell>
          <table:table-cell office:value-type="float" office:value="9994091559">
            <text:p>9994091559</text:p>
          </table:table-cell>
          <table:table-cell office:value-type="string">
            <text:p>thangalakshmiagencybpcl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THANGAMMAL ET</text:p>
          </table:table-cell>
          <table:table-cell office:value-type="string">
            <text:p>Ramkumar</text:p>
          </table:table-cell>
          <table:table-cell office:value-type="float" office:value="137890">
            <text:p>13789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053577">
            <text:p>98430535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Thangappan Petroleum</text:p>
          </table:table-cell>
          <table:table-cell/>
          <table:table-cell office:value-type="float" office:value="175947">
            <text:p>175947</text:p>
          </table:table-cell>
          <table:table-cell office:value-type="string">
            <text:p>Nallur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87057342">
            <text:p>94870573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THANGAREEGAL</text:p>
          </table:table-cell>
          <table:table-cell office:value-type="string">
            <text:p>Ramkumar</text:p>
          </table:table-cell>
          <table:table-cell office:value-type="float" office:value="148049">
            <text:p>14804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3053577">
            <text:p>98430535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Thangavelu Petrol Bunk</text:p>
          </table:table-cell>
          <table:table-cell office:value-type="string">
            <text:p>T.Jayaraman</text:p>
          </table:table-cell>
          <table:table-cell office:value-type="float" office:value="114327">
            <text:p>114327</text:p>
          </table:table-cell>
          <table:table-cell office:value-type="string">
            <text:p>Kotagiri</text:p>
          </table:table-cell>
          <table:table-cell office:value-type="string">
            <text:p>Nilgiris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294005">
            <text:p>94862940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Thilagam</text:p>
          </table:table-cell>
          <table:table-cell office:value-type="string">
            <text:p>K S Ramesh</text:p>
          </table:table-cell>
          <table:table-cell office:value-type="float" office:value="119145">
            <text:p>119145</text:p>
          </table:table-cell>
          <table:table-cell office:value-type="string">
            <text:p>Pallipalayam</text:p>
          </table:table-cell>
          <table:table-cell office:value-type="string">
            <text:p>Namakkal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42442300">
            <text:p>9842442300</text:p>
          </table:table-cell>
          <table:table-cell office:value-type="string">
            <text:p>thilagamramesh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Thillaai Aagencies</text:p>
          </table:table-cell>
          <table:table-cell office:value-type="string">
            <text:p>G.GIRIJA</text:p>
          </table:table-cell>
          <table:table-cell office:value-type="float" office:value="141024">
            <text:p>141024</text:p>
          </table:table-cell>
          <table:table-cell table:number-columns-repeated="2" office:value-type="string">
            <text:p>Thiruvar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659986317">
            <text:p>9659986317</text:p>
          </table:table-cell>
          <table:table-cell office:value-type="string">
            <text:p>thillaai2007_ag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Thiru Venkateswara Agency</text:p>
          </table:table-cell>
          <table:table-cell office:value-type="string">
            <text:p>Dinesh Kumar.N</text:p>
          </table:table-cell>
          <table:table-cell office:value-type="float" office:value="118003">
            <text:p>118003</text:p>
          </table:table-cell>
          <table:table-cell office:value-type="string">
            <text:p>Palayankottai</text:p>
          </table:table-cell>
          <table:table-cell table:number-columns-repeated="3" office:value-type="string">
            <text:p>Tirunelveli</text:p>
          </table:table-cell>
          <table:table-cell office:value-type="float" office:value="9244310001">
            <text:p>9244310001</text:p>
          </table:table-cell>
          <table:table-cell office:value-type="string">
            <text:p>kiransuzuk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THIRUCHENDUR MURUGAN</text:p>
          </table:table-cell>
          <table:table-cell office:value-type="string">
            <text:p>Saraswathi</text:p>
          </table:table-cell>
          <table:table-cell/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098572812">
            <text:p>80985728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THIRUMAGAL PETROLEUM</text:p>
          </table:table-cell>
          <table:table-cell office:value-type="string">
            <text:p>B.DEVASENAPATHY</text:p>
          </table:table-cell>
          <table:table-cell office:value-type="float" office:value="119072">
            <text:p>119072</text:p>
          </table:table-cell>
          <table:table-cell office:value-type="string">
            <text:p>Uthangara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3370453">
            <text:p>9443370453</text:p>
          </table:table-cell>
          <table:table-cell office:value-type="string">
            <text:p>b.devasenapath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HIRUMURUGAN FUELS ENTERPRISES</text:p>
          </table:table-cell>
          <table:table-cell office:value-type="string">
            <text:p>K. Murugesan</text:p>
          </table:table-cell>
          <table:table-cell office:value-type="float" office:value="177991">
            <text:p>177991</text:p>
          </table:table-cell>
          <table:table-cell office:value-type="string">
            <text:p>Periya Soraga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916239">
            <text:p>9443916239</text:p>
          </table:table-cell>
          <table:table-cell office:value-type="string">
            <text:p>kmurugesan38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THIRUVARANGAM AGENCIES</text:p>
          </table:table-cell>
          <table:table-cell office:value-type="string">
            <text:p>L.Rajendran; .K.S.Krishnasamy &amp; .N.S.Palanichamy</text:p>
          </table:table-cell>
          <table:table-cell office:value-type="float" office:value="169340">
            <text:p>169340</text:p>
          </table:table-cell>
          <table:table-cell office:value-type="string">
            <text:p>VIRUPATCH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6337429">
            <text:p>97863374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Thoothukudi Lorry OwnersAssote</text:p>
          </table:table-cell>
          <table:table-cell/>
          <table:table-cell office:value-type="float" office:value="145805">
            <text:p>145805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2226699">
            <text:p>9442226699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THOPPUR TRADERS</text:p>
          </table:table-cell>
          <table:table-cell office:value-type="string">
            <text:p>P.MURALI</text:p>
          </table:table-cell>
          <table:table-cell office:value-type="float" office:value="119144">
            <text:p>119144</text:p>
          </table:table-cell>
          <table:table-cell office:value-type="string">
            <text:p>Thopp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842748448">
            <text:p>9842748448</text:p>
          </table:table-cell>
          <table:table-cell office:value-type="string">
            <text:p>pmurali.param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THOWFEEK AUTOMOBILES</text:p>
          </table:table-cell>
          <table:table-cell office:value-type="string">
            <text:p>M.S.Mohammed Yacoob; Mohaideen</text:p>
          </table:table-cell>
          <table:table-cell office:value-type="float" office:value="160070">
            <text:p>160070</text:p>
          </table:table-cell>
          <table:table-cell office:value-type="string">
            <text:p>VEDASANDUR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346749">
            <text:p>9842346749</text:p>
          </table:table-cell>
          <table:table-cell office:value-type="string">
            <text:p>thowfeek_vdsr@yahoo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TIRUMANGALAM AUTO SUPPLIES</text:p>
          </table:table-cell>
          <table:table-cell office:value-type="string">
            <text:p>Radhakrishnan</text:p>
          </table:table-cell>
          <table:table-cell office:value-type="float" office:value="117985">
            <text:p>117985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89504">
            <text:p>98421895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Tirumurugan Agencies</text:p>
          </table:table-cell>
          <table:table-cell office:value-type="string">
            <text:p>VELLAISAMY</text:p>
          </table:table-cell>
          <table:table-cell office:value-type="float" office:value="113845">
            <text:p>113845</text:p>
          </table:table-cell>
          <table:table-cell office:value-type="string">
            <text:p>Orathanadu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4463588">
            <text:p>9444463588</text:p>
          </table:table-cell>
          <table:table-cell office:value-type="string">
            <text:p>thirumuruganagencies1984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TIRUMURUGAN FILLING STATION</text:p>
          </table:table-cell>
          <table:table-cell office:value-type="string">
            <text:p><text:s/>Puzhalandhi</text:p>
          </table:table-cell>
          <table:table-cell office:value-type="float" office:value="170048">
            <text:p>170048</text:p>
          </table:table-cell>
          <table:table-cell office:value-type="string">
            <text:p>THIRUVADANAI</text:p>
          </table:table-cell>
          <table:table-cell office:value-type="string">
            <text:p>Sivaganga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54672">
            <text:p>9842454672</text:p>
          </table:table-cell>
          <table:table-cell office:value-type="string">
            <text:p>thirumurugan170048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Tirupathy Fuels</text:p>
          </table:table-cell>
          <table:table-cell/>
          <table:table-cell office:value-type="float" office:value="165052">
            <text:p>165052</text:p>
          </table:table-cell>
          <table:table-cell office:value-type="string">
            <text:p>Ponnakudi</text:p>
          </table:table-cell>
          <table:table-cell table:number-columns-repeated="3" office:value-type="string">
            <text:p>Tirunelveli</text:p>
          </table:table-cell>
          <table:table-cell office:value-type="float" office:value="9244341050">
            <text:p>92443410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TKVS EASU fuels</text:p>
          </table:table-cell>
          <table:table-cell office:value-type="string">
            <text:p>S.K.Eshwaran</text:p>
          </table:table-cell>
          <table:table-cell office:value-type="float" office:value="176991">
            <text:p>176991</text:p>
          </table:table-cell>
          <table:table-cell office:value-type="string">
            <text:p>Thavitupalyam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65463456">
            <text:p>9865463456</text:p>
          </table:table-cell>
          <table:table-cell office:value-type="string">
            <text:p>tkvs3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TPS LAKSHMANAN CHETTIAR &amp; SONS;</text:p>
          </table:table-cell>
          <table:table-cell office:value-type="string">
            <text:p>CHIDAMBARAM</text:p>
          </table:table-cell>
          <table:table-cell office:value-type="float" office:value="118021">
            <text:p>118021</text:p>
          </table:table-cell>
          <table:table-cell office:value-type="string">
            <text:p>Paramakudi</text:p>
          </table:table-cell>
          <table:table-cell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65302715">
            <text:p>986530271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TPS SEKAR; CHIKKANAMPATTY</text:p>
          </table:table-cell>
          <table:table-cell table:number-columns-repeated="2"/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True Value Agencies</text:p>
          </table:table-cell>
          <table:table-cell/>
          <table:table-cell office:value-type="float" office:value="146506">
            <text:p>146506</text:p>
          </table:table-cell>
          <table:table-cell office:value-type="string">
            <text:p>Puliyangudi</text:p>
          </table:table-cell>
          <table:table-cell table:number-columns-repeated="3" office:value-type="string">
            <text:p>Tirunelveli</text:p>
          </table:table-cell>
          <table:table-cell office:value-type="float" office:value="9942979145">
            <text:p>9942979145</text:p>
          </table:table-cell>
          <table:table-cell office:value-type="string">
            <text:p>true146506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TRUS PETROL BUNK</text:p>
          </table:table-cell>
          <table:table-cell office:value-type="string">
            <text:p>A.MURUGESAN</text:p>
          </table:table-cell>
          <table:table-cell office:value-type="float" office:value="144500">
            <text:p>144500</text:p>
          </table:table-cell>
          <table:table-cell office:value-type="string">
            <text:p>THIRUCHENGODU;SANKAR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629191">
            <text:p>9442629191</text:p>
          </table:table-cell>
          <table:table-cell office:value-type="string">
            <text:p>trussangam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TSV Oil Agencies</text:p>
          </table:table-cell>
          <table:table-cell/>
          <table:table-cell office:value-type="float" office:value="172933">
            <text:p>172933</text:p>
          </table:table-cell>
          <table:table-cell office:value-type="string">
            <text:p>Semabanvillai</text:p>
          </table:table-cell>
          <table:table-cell table:number-columns-repeated="3" office:value-type="string">
            <text:p>Tirunelveli</text:p>
          </table:table-cell>
          <table:table-cell office:value-type="float" office:value="9443133335">
            <text:p>94431333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TV SUNDARAM SALEM;</text:p>
          </table:table-cell>
          <table:table-cell table:number-columns-repeated="2"/>
          <table:table-cell office:value-type="string">
            <text:p>SALE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TV SUNDRAM IYENGAR &amp; SONS LTD </text:p>
          </table:table-cell>
          <table:table-cell office:value-type="string">
            <text:p>Andrews</text:p>
          </table:table-cell>
          <table:table-cell office:value-type="float" office:value="140254">
            <text:p>140254</text:p>
          </table:table-cell>
          <table:table-cell office:value-type="string">
            <text:p>Anthiwad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8489225015">
            <text:p>84892250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TV SUNDRAM IYENGAR &amp; SONS LTD </text:p>
          </table:table-cell>
          <table:table-cell office:value-type="string">
            <text:p>Andrews</text:p>
          </table:table-cell>
          <table:table-cell office:value-type="float" office:value="141028">
            <text:p>141028</text:p>
          </table:table-cell>
          <table:table-cell office:value-type="string">
            <text:p>Perandapalli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789627057">
            <text:p>97896270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TVS</text:p>
          </table:table-cell>
          <table:table-cell office:value-type="string">
            <text:p>Saravanan</text:p>
          </table:table-cell>
          <table:table-cell office:value-type="float" office:value="113867">
            <text:p>113867</text:p>
          </table:table-cell>
          <table:table-cell table:number-columns-repeated="2"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43210696">
            <text:p>9943210696</text:p>
          </table:table-cell>
          <table:table-cell office:value-type="string">
            <text:p>Petrol.Pudukkottai@tvs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VS; <text:s/>MADURAI</text:p>
          </table:table-cell>
          <table:table-cell/>
          <table:table-cell office:value-type="float" office:value="117983">
            <text:p>117983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94611534">
            <text:p>98946115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Ukkadai Estate Petroleum Agencies</text:p>
          </table:table-cell>
          <table:table-cell office:value-type="string">
            <text:p>V.RAJENDRA KUMAR</text:p>
          </table:table-cell>
          <table:table-cell office:value-type="float" office:value="180917">
            <text:p>180917</text:p>
          </table:table-cell>
          <table:table-cell office:value-type="string">
            <text:p>Ammapettai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84843">
            <text:p>9443384843</text:p>
          </table:table-cell>
          <table:table-cell office:value-type="string">
            <text:p>ukkadaiviswanathanrajesh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UMA SERVICE STATION </text:p>
          </table:table-cell>
          <table:table-cell/>
          <table:table-cell office:value-type="float" office:value="111044">
            <text:p>111044</text:p>
          </table:table-cell>
          <table:table-cell office:value-type="string">
            <text:p>Mevalurkupp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962229999">
            <text:p>9962229999</text:p>
          </table:table-cell>
          <table:table-cell office:value-type="string">
            <text:p>uma111044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UMS FUEL STATION</text:p>
          </table:table-cell>
          <table:table-cell office:value-type="string">
            <text:p>U.Saravanan</text:p>
          </table:table-cell>
          <table:table-cell office:value-type="float" office:value="182390">
            <text:p>182390</text:p>
          </table:table-cell>
          <table:table-cell office:value-type="string">
            <text:p>S.V.Road</text:p>
          </table:table-cell>
          <table:table-cell office:value-type="string">
            <text:p>Dharmapu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442233294">
            <text:p>9442233294</text:p>
          </table:table-cell>
          <table:table-cell office:value-type="string">
            <text:p>umsfuel@gmail.com</text:p>
          </table:table-cell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UNITED PETROLEUM AGENCY</text:p>
          </table:table-cell>
          <table:table-cell office:value-type="string">
            <text:p>WAJID</text:p>
          </table:table-cell>
          <table:table-cell office:value-type="float" office:value="148910">
            <text:p>148910</text:p>
          </table:table-cell>
          <table:table-cell office:value-type="string">
            <text:p>Denkanikota</text:p>
          </table:table-cell>
          <table:table-cell office:value-type="string">
            <text:p>Krishnagiri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003557111">
            <text:p>9003557111</text:p>
          </table:table-cell>
          <table:table-cell office:value-type="string">
            <text:p>Unitedpetroleumagencies635107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Uppliyapuram Lorry Urimaiyalargal Sangam</text:p>
          </table:table-cell>
          <table:table-cell office:value-type="string">
            <text:p>S. P. Amirthalingam</text:p>
          </table:table-cell>
          <table:table-cell office:value-type="float" office:value="146132">
            <text:p>146132</text:p>
          </table:table-cell>
          <table:table-cell office:value-type="string">
            <text:p>Uppiliyapuram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836793">
            <text:p>9443836793</text:p>
          </table:table-cell>
          <table:table-cell office:value-type="string">
            <text:p>lusupm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USILAMPATTI AUTO SUPPLIES</text:p>
          </table:table-cell>
          <table:table-cell office:value-type="string">
            <text:p>Sekar</text:p>
          </table:table-cell>
          <table:table-cell office:value-type="float" office:value="117992">
            <text:p>117992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052048">
            <text:p>94430520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Uthiesh Semago Fuels </text:p>
          </table:table-cell>
          <table:table-cell office:value-type="string">
            <text:p>Senthilraja</text:p>
          </table:table-cell>
          <table:table-cell office:value-type="float" office:value="187644">
            <text:p>187644</text:p>
          </table:table-cell>
          <table:table-cell office:value-type="string">
            <text:p>Kunnam</text:p>
          </table:table-cell>
          <table:table-cell office:value-type="string">
            <text:p>Peramb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86189712">
            <text:p>9486189712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V S Mahadeva Iyer</text:p>
          </table:table-cell>
          <table:table-cell/>
          <table:table-cell office:value-type="float" office:value="118005">
            <text:p>118005</text:p>
          </table:table-cell>
          <table:table-cell office:value-type="string">
            <text:p>Tenkasi</text:p>
          </table:table-cell>
          <table:table-cell table:number-columns-repeated="3" office:value-type="string">
            <text:p>Tirunelveli</text:p>
          </table:table-cell>
          <table:table-cell office:value-type="float" office:value="9489300467">
            <text:p>9489300467</text:p>
          </table:table-cell>
          <table:table-cell office:value-type="string">
            <text:p>kamalam_agencies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V S Virudhachala Reddiar &amp; M K Duraisamy</text:p>
          </table:table-cell>
          <table:table-cell office:value-type="string">
            <text:p>V. Ramasamy</text:p>
          </table:table-cell>
          <table:table-cell office:value-type="float" office:value="113896">
            <text:p>113896</text:p>
          </table:table-cell>
          <table:table-cell office:value-type="string">
            <text:p>Thuraiyur</text:p>
          </table:table-cell>
          <table:table-cell table:number-columns-repeated="2"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842464794">
            <text:p>9842464794</text:p>
          </table:table-cell>
          <table:table-cell office:value-type="string">
            <text:p>vsvmkd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V. Kandapalam Nadar &amp; Sons</text:p>
          </table:table-cell>
          <table:table-cell/>
          <table:table-cell office:value-type="float" office:value="146508">
            <text:p>146508</text:p>
          </table:table-cell>
          <table:table-cell office:value-type="string">
            <text:p>Uvari</text:p>
          </table:table-cell>
          <table:table-cell table:number-columns-repeated="3" office:value-type="string">
            <text:p>Tirunelveli</text:p>
          </table:table-cell>
          <table:table-cell office:value-type="float" office:value="8883880090">
            <text:p>888388009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V.M. Agencies</text:p>
          </table:table-cell>
          <table:table-cell/>
          <table:table-cell office:value-type="float" office:value="190642">
            <text:p>190642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V.N Surya Murthy Petroleum Agency</text:p>
          </table:table-cell>
          <table:table-cell/>
          <table:table-cell office:value-type="float" office:value="111001">
            <text:p>111001</text:p>
          </table:table-cell>
          <table:table-cell office:value-type="string">
            <text:p>Sethiyathope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2891314">
            <text:p>944289131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V.R.K.AGENCIES</text:p>
          </table:table-cell>
          <table:table-cell office:value-type="string">
            <text:p>Kubendran</text:p>
          </table:table-cell>
          <table:table-cell office:value-type="float" office:value="173150">
            <text:p>173150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557844">
            <text:p>944355784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V.S Nachimuthu Mudaliar &amp; Sons</text:p>
          </table:table-cell>
          <table:table-cell/>
          <table:table-cell office:value-type="float" office:value="119091">
            <text:p>119091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15705">
            <text:p>98422157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V.S. Fules</text:p>
          </table:table-cell>
          <table:table-cell office:value-type="string">
            <text:p>Sathish Kumar</text:p>
          </table:table-cell>
          <table:table-cell office:value-type="float" office:value="167312">
            <text:p>167312</text:p>
          </table:table-cell>
          <table:table-cell table:number-columns-repeated="4" office:value-type="string">
            <text:p>Karur</text:p>
          </table:table-cell>
          <table:table-cell office:value-type="float" office:value="9443378560">
            <text:p>9443378560</text:p>
          </table:table-cell>
          <table:table-cell office:value-type="string">
            <text:p>vsfuels2010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V.S. Mahadeva Iyer</text:p>
          </table:table-cell>
          <table:table-cell/>
          <table:table-cell office:value-type="float" office:value="118004">
            <text:p>118004</text:p>
          </table:table-cell>
          <table:table-cell office:value-type="string">
            <text:p>Shenkottai</text:p>
          </table:table-cell>
          <table:table-cell table:number-columns-repeated="3" office:value-type="string">
            <text:p>Tirunelveli</text:p>
          </table:table-cell>
          <table:table-cell office:value-type="float" office:value="9489300467">
            <text:p>9489300467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V.S.C.Agencies</text:p>
          </table:table-cell>
          <table:table-cell office:value-type="string">
            <text:p>B.Raja</text:p>
          </table:table-cell>
          <table:table-cell office:value-type="float" office:value="114323">
            <text:p>114323</text:p>
          </table:table-cell>
          <table:table-cell office:value-type="string">
            <text:p>Chinniampalay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3552569">
            <text:p>9843552569</text:p>
          </table:table-cell>
          <table:table-cell office:value-type="string">
            <text:p>vscbpc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V.S.Murugesa Mudaliar &amp; Co</text:p>
          </table:table-cell>
          <table:table-cell/>
          <table:table-cell office:value-type="float" office:value="141219">
            <text:p>141219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723399">
            <text:p>94437233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V.S.Renugopal</text:p>
          </table:table-cell>
          <table:table-cell/>
          <table:table-cell office:value-type="float" office:value="111079">
            <text:p>111079</text:p>
          </table:table-cell>
          <table:table-cell office:value-type="string">
            <text:p>Sathyamangal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791686768">
            <text:p>9791686768</text:p>
          </table:table-cell>
          <table:table-cell office:value-type="string">
            <text:p>vsrenugopal11107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V.S.Subramaniam</text:p>
          </table:table-cell>
          <table:table-cell office:value-type="string">
            <text:p>V.S.Gunaseelan</text:p>
          </table:table-cell>
          <table:table-cell office:value-type="float" office:value="141605">
            <text:p>141605</text:p>
          </table:table-cell>
          <table:table-cell office:value-type="string">
            <text:p>Kottur Road;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169040">
            <text:p>944316904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V.V ENTERPRISES</text:p>
          </table:table-cell>
          <table:table-cell office:value-type="string">
            <text:p>I.Vetrivel</text:p>
          </table:table-cell>
          <table:table-cell office:value-type="float" office:value="138745">
            <text:p>138745</text:p>
          </table:table-cell>
          <table:table-cell office:value-type="string">
            <text:p>THENI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677766604">
            <text:p>9677766604</text:p>
          </table:table-cell>
          <table:table-cell office:value-type="string">
            <text:p>d138745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VADADindigul AUTOMOBILES (Adhoc)</text:p>
          </table:table-cell>
          <table:table-cell/>
          <table:table-cell office:value-type="float" office:value="187672">
            <text:p>187672</text:p>
          </table:table-cell>
          <table:table-cell office:value-type="string">
            <text:p>ul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804681">
            <text:p>94438046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VADAMadurai AUTOMOBILES</text:p>
          </table:table-cell>
          <table:table-cell office:value-type="string">
            <text:p>A.K.Sheick Mohammed &amp; .K.S.A.M.Hakkim Doctor</text:p>
          </table:table-cell>
          <table:table-cell office:value-type="float" office:value="113904">
            <text:p>113904</text:p>
          </table:table-cell>
          <table:table-cell office:value-type="string">
            <text:p>VadaMadura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443677732">
            <text:p>9443677732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VAIGAI AGENCY</text:p>
          </table:table-cell>
          <table:table-cell office:value-type="string">
            <text:p>S.Kathirvel</text:p>
          </table:table-cell>
          <table:table-cell office:value-type="float" office:value="164990">
            <text:p>164990</text:p>
          </table:table-cell>
          <table:table-cell office:value-type="string">
            <text:p>Vilampatti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8234731">
            <text:p>97882347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Vairam Palaniappa &amp; co.;</text:p>
          </table:table-cell>
          <table:table-cell office:value-type="string">
            <text:p>P.Rajasekaran</text:p>
          </table:table-cell>
          <table:table-cell office:value-type="float" office:value="156390">
            <text:p>156390</text:p>
          </table:table-cell>
          <table:table-cell office:value-type="string">
            <text:p>Perumanadu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87307707">
            <text:p>9787307707</text:p>
          </table:table-cell>
          <table:table-cell office:value-type="string">
            <text:p>vairamperumanadu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Vairam Palaniappa Agencies</text:p>
          </table:table-cell>
          <table:table-cell office:value-type="string">
            <text:p>P.Saravanan</text:p>
          </table:table-cell>
          <table:table-cell office:value-type="float" office:value="141025">
            <text:p>141025</text:p>
          </table:table-cell>
          <table:table-cell office:value-type="string">
            <text:p>Ponnamaravathy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751790060">
            <text:p>9751790060</text:p>
          </table:table-cell>
          <table:table-cell office:value-type="string">
            <text:p>vairamponnamaravathi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Vangalamman Enterprises</text:p>
          </table:table-cell>
          <table:table-cell office:value-type="string">
            <text:p>A.Thilagam</text:p>
          </table:table-cell>
          <table:table-cell office:value-type="float" office:value="160710">
            <text:p>160710</text:p>
          </table:table-cell>
          <table:table-cell office:value-type="string">
            <text:p>Veeranampalayam Post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86254372">
            <text:p>9486254372</text:p>
          </table:table-cell>
          <table:table-cell office:value-type="string">
            <text:p>vebpclro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Varsha Traders</text:p>
          </table:table-cell>
          <table:table-cell/>
          <table:table-cell office:value-type="float" office:value="177518">
            <text:p>177518</text:p>
          </table:table-cell>
          <table:table-cell office:value-type="string">
            <text:p>Chinnamutt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345547422">
            <text:p>93455474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VAS Agencies</text:p>
          </table:table-cell>
          <table:table-cell office:value-type="string">
            <text:p>Mrs. S. Vasanthi</text:p>
          </table:table-cell>
          <table:table-cell office:value-type="float" office:value="158462">
            <text:p>158462</text:p>
          </table:table-cell>
          <table:table-cell office:value-type="string">
            <text:p>Nambiyur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746688">
            <text:p>9842746688</text:p>
          </table:table-cell>
          <table:table-cell office:value-type="string">
            <text:p>vasnambiyur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Vasan Fuels </text:p>
          </table:table-cell>
          <table:table-cell/>
          <table:table-cell office:value-type="float" office:value="145908">
            <text:p>145908</text:p>
          </table:table-cell>
          <table:table-cell office:value-type="string">
            <text:p>Rajagamangalam</text:p>
          </table:table-cell>
          <table:table-cell office:value-type="string">
            <text:p>Nagercoil</text:p>
          </table:table-cell>
          <table:table-cell table:number-columns-repeated="2" office:value-type="string">
            <text:p>Tirunelveli</text:p>
          </table:table-cell>
          <table:table-cell office:value-type="float" office:value="9443127247">
            <text:p>944312724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Vasavi Enterprises</text:p>
          </table:table-cell>
          <table:table-cell office:value-type="string">
            <text:p>K.B.Jothi</text:p>
          </table:table-cell>
          <table:table-cell office:value-type="float" office:value="110999">
            <text:p>110999</text:p>
          </table:table-cell>
          <table:table-cell office:value-type="string">
            <text:p>Neyveli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262269">
            <text:p>9443262269</text:p>
          </table:table-cell>
          <table:table-cell office:value-type="string">
            <text:p>kbjothi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VASHISTA FUELS</text:p>
          </table:table-cell>
          <table:table-cell/>
          <table:table-cell office:value-type="float" office:value="175934">
            <text:p>175934</text:p>
          </table:table-cell>
          <table:table-cell office:value-type="string">
            <text:p>NARASINGAPURAM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340911">
            <text:p>94433409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Vedavalli Rethinam <text:s/>Agency</text:p>
          </table:table-cell>
          <table:table-cell office:value-type="string">
            <text:p>R.SUBHASHINI</text:p>
          </table:table-cell>
          <table:table-cell office:value-type="float" office:value="180541">
            <text:p>180541</text:p>
          </table:table-cell>
          <table:table-cell office:value-type="string">
            <text:p>Papanas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8903525131">
            <text:p>8903525131</text:p>
          </table:table-cell>
          <table:table-cell office:value-type="string">
            <text:p>thirugnanam_1971@yahoo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VEDHAMBAL FUELS; KUPPANUR</text:p>
          </table:table-cell>
          <table:table-cell office:value-type="string">
            <text:p>A PALANISAMY</text:p>
          </table:table-cell>
          <table:table-cell office:value-type="float" office:value="181918">
            <text:p>181918</text:p>
          </table:table-cell>
          <table:table-cell office:value-type="string">
            <text:p>KUPPANUR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2610027">
            <text:p>9442610027</text:p>
          </table:table-cell>
          <table:table-cell office:value-type="string">
            <text:p>apalanisamy69@yaho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Veeramuthu Agencies</text:p>
          </table:table-cell>
          <table:table-cell office:value-type="string">
            <text:p>C.Kalaiselvan</text:p>
          </table:table-cell>
          <table:table-cell office:value-type="float" office:value="164992">
            <text:p>164992</text:p>
          </table:table-cell>
          <table:table-cell office:value-type="string">
            <text:p>Malaiyur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76217423">
            <text:p>997621742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VEL AGENCY</text:p>
          </table:table-cell>
          <table:table-cell office:value-type="string">
            <text:p>Jayanthi</text:p>
          </table:table-cell>
          <table:table-cell office:value-type="float" office:value="167955">
            <text:p>167955</text:p>
          </table:table-cell>
          <table:table-cell office:value-type="string">
            <text:p>CHEYYA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994334838">
            <text:p>9994334838</text:p>
          </table:table-cell>
          <table:table-cell office:value-type="string">
            <text:p>velagency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Veladurai Agency</text:p>
          </table:table-cell>
          <table:table-cell/>
          <table:table-cell office:value-type="float" office:value="159683">
            <text:p>159683</text:p>
          </table:table-cell>
          <table:table-cell office:value-type="string">
            <text:p>Nazareth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671826">
            <text:p>94436718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Velan Agencies</text:p>
          </table:table-cell>
          <table:table-cell office:value-type="string">
            <text:p>K.S.THANIGACHALEM</text:p>
          </table:table-cell>
          <table:table-cell office:value-type="float" office:value="175365">
            <text:p>175365</text:p>
          </table:table-cell>
          <table:table-cell office:value-type="string">
            <text:p>Kumbakonam</text:p>
          </table:table-cell>
          <table:table-cell office:value-type="string">
            <text:p>Thanjav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972635">
            <text:p>9443972635</text:p>
          </table:table-cell>
          <table:table-cell office:value-type="string">
            <text:p>velanagencies46@gmail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Velu Agencies</text:p>
          </table:table-cell>
          <table:table-cell/>
          <table:table-cell office:value-type="float" office:value="155807">
            <text:p>155807</text:p>
          </table:table-cell>
          <table:table-cell office:value-type="string">
            <text:p>Pollachi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43025500">
            <text:p>99430255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nkateshwara Agency</text:p>
          </table:table-cell>
          <table:table-cell/>
          <table:table-cell office:value-type="float" office:value="184065">
            <text:p>184065</text:p>
          </table:table-cell>
          <table:table-cell office:value-type="string">
            <text:p>Kamapuram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01011">
            <text:p>9443101011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enkateswara Agencies</text:p>
          </table:table-cell>
          <table:table-cell office:value-type="string">
            <text:p>S.Karnan</text:p>
          </table:table-cell>
          <table:table-cell office:value-type="float" office:value="138752">
            <text:p>138752</text:p>
          </table:table-cell>
          <table:table-cell office:value-type="string">
            <text:p>karambakudi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754327023">
            <text:p>8754327023</text:p>
          </table:table-cell>
          <table:table-cell office:value-type="string">
            <text:p>Karnan1961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VENKATESWARA AGENCY</text:p>
          </table:table-cell>
          <table:table-cell office:value-type="string">
            <text:p>A. Pannir Selvam</text:p>
          </table:table-cell>
          <table:table-cell office:value-type="float" office:value="146236">
            <text:p>146236</text:p>
          </table:table-cell>
          <table:table-cell office:value-type="string">
            <text:p>Mettur</text:p>
          </table:table-cell>
          <table:table-cell office:value-type="string">
            <text:p>Salem</text:p>
          </table:table-cell>
          <table:table-cell office:value-type="string">
            <text:p>Karur</text:p>
          </table:table-cell>
          <table:table-cell office:value-type="string">
            <text:p>Irugur</text:p>
          </table:table-cell>
          <table:table-cell office:value-type="float" office:value="9842753536">
            <text:p>9842753536</text:p>
          </table:table-cell>
          <table:table-cell office:value-type="string">
            <text:p>venkateswaraagency@yahoo.com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Venkateswara Fuel Station</text:p>
          </table:table-cell>
          <table:table-cell office:value-type="string">
            <text:p>P.M.Selvam</text:p>
          </table:table-cell>
          <table:table-cell office:value-type="float" office:value="113868">
            <text:p>113868</text:p>
          </table:table-cell>
          <table:table-cell office:value-type="string">
            <text:p>Namasamudram</text:p>
          </table:table-cell>
          <table:table-cell office:value-type="string">
            <text:p>Pudukkotta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417170">
            <text:p>9842417170</text:p>
          </table:table-cell>
          <table:table-cell office:value-type="string">
            <text:p>PMselvam67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VENKATESWARA FUELS </text:p>
          </table:table-cell>
          <table:table-cell/>
          <table:table-cell office:value-type="float" office:value="174130">
            <text:p>174130</text:p>
          </table:table-cell>
          <table:table-cell office:value-type="string">
            <text:p>Sirugalathur 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750886456">
            <text:p>9750886456</text:p>
          </table:table-cell>
          <table:table-cell office:value-type="string">
            <text:p>venkateshwara174130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VETRIVEL AGENCIES </text:p>
          </table:table-cell>
          <table:table-cell/>
          <table:table-cell office:value-type="float" office:value="111046">
            <text:p>111046</text:p>
          </table:table-cell>
          <table:table-cell office:value-type="string">
            <text:p>Medavakkam</text:p>
          </table:table-cell>
          <table:table-cell office:value-type="string">
            <text:p>Kancheepuram</text:p>
          </table:table-cell>
          <table:table-cell table:number-columns-repeated="2" office:value-type="string">
            <text:p>Chennai</text:p>
          </table:table-cell>
          <table:table-cell office:value-type="float" office:value="9380108675">
            <text:p>9380108675</text:p>
          </table:table-cell>
          <table:table-cell office:value-type="string">
            <text:p>vetrivel111046@bpclretail.in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VICTORY ENT.</text:p>
          </table:table-cell>
          <table:table-cell office:value-type="string">
            <text:p>Selvam</text:p>
          </table:table-cell>
          <table:table-cell office:value-type="float" office:value="117999">
            <text:p>117999</text:p>
          </table:table-cell>
          <table:table-cell table:number-columns-repeated="3"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51818">
            <text:p>9842151818</text:p>
          </table:table-cell>
          <table:table-cell office:value-type="string">
            <text:p>victoryenterprisesmdu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Vigneswara SS</text:p>
          </table:table-cell>
          <table:table-cell/>
          <table:table-cell office:value-type="float" office:value="139073">
            <text:p>139073</text:p>
          </table:table-cell>
          <table:table-cell office:value-type="string">
            <text:p>Anaicut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444035">
            <text:p>9443444035</text:p>
          </table:table-cell>
          <table:table-cell office:value-type="string">
            <text:p>vigneshwaranservicestation@yahoo.in</text:p>
          </table:table-cell>
          <table:table-cell office:value-type="float" office:value="10000">
            <text:p>10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Vijay Agencies</text:p>
          </table:table-cell>
          <table:table-cell/>
          <table:table-cell office:value-type="float" office:value="180912">
            <text:p>180912</text:p>
          </table:table-cell>
          <table:table-cell office:value-type="string">
            <text:p>Rayarpalayam 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022855">
            <text:p>99940228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Vijay Agency</text:p>
          </table:table-cell>
          <table:table-cell/>
          <table:table-cell office:value-type="float" office:value="172138">
            <text:p>172138</text:p>
          </table:table-cell>
          <table:table-cell office:value-type="string">
            <text:p>Selvapuram</text:p>
          </table:table-cell>
          <table:table-cell table:number-columns-repeated="2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42218886">
            <text:p>98422188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VIJAYALAKSHMI GOPAL Mrs</text:p>
          </table:table-cell>
          <table:table-cell office:value-type="string">
            <text:p>Gopal</text:p>
          </table:table-cell>
          <table:table-cell office:value-type="float" office:value="110978">
            <text:p>110978</text:p>
          </table:table-cell>
          <table:table-cell office:value-type="string">
            <text:p>TIRUVANNMALAI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322685">
            <text:p>9443322685</text:p>
          </table:table-cell>
          <table:table-cell office:value-type="string">
            <text:p>vijayabpc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Vimal Agency</text:p>
          </table:table-cell>
          <table:table-cell office:value-type="string">
            <text:p>K.Anbumani</text:p>
          </table:table-cell>
          <table:table-cell office:value-type="float" office:value="146846">
            <text:p>146846</text:p>
          </table:table-cell>
          <table:table-cell office:value-type="string">
            <text:p>Pappakkudi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795284">
            <text:p>9443795284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Vinayaga Fuel Service Stn</text:p>
          </table:table-cell>
          <table:table-cell/>
          <table:table-cell office:value-type="float" office:value="117942">
            <text:p>117942</text:p>
          </table:table-cell>
          <table:table-cell office:value-type="string">
            <text:p>Udankudi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3220437">
            <text:p>944322043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Vinayaga Petrofills</text:p>
          </table:table-cell>
          <table:table-cell/>
          <table:table-cell office:value-type="float" office:value="186763">
            <text:p>186763</text:p>
          </table:table-cell>
          <table:table-cell table:number-columns-repeated="3"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894481581">
            <text:p>98944815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Vinayaka Fuels</text:p>
          </table:table-cell>
          <table:table-cell/>
          <table:table-cell office:value-type="float" office:value="143252">
            <text:p>143252</text:p>
          </table:table-cell>
          <table:table-cell office:value-type="string">
            <text:p>Nanguneri</text:p>
          </table:table-cell>
          <table:table-cell table:number-columns-repeated="3" office:value-type="string">
            <text:p>Tirunelveli</text:p>
          </table:table-cell>
          <table:table-cell office:value-type="float" office:value="9944715555">
            <text:p>994471555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VINU AGENCEY</text:p>
          </table:table-cell>
          <table:table-cell office:value-type="string">
            <text:p>S.Poonkavitha</text:p>
          </table:table-cell>
          <table:table-cell office:value-type="float" office:value="150106">
            <text:p>150106</text:p>
          </table:table-cell>
          <table:table-cell office:value-type="string">
            <text:p>PALAYAM</text:p>
          </table:table-cell>
          <table:table-cell office:value-type="string">
            <text:p>Dindigul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952425294">
            <text:p>9952425294</text:p>
          </table:table-cell>
          <table:table-cell office:value-type="string">
            <text:p>vinuagencey@yahoo.co.in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Vipin Enterprises</text:p>
          </table:table-cell>
          <table:table-cell/>
          <table:table-cell office:value-type="float" office:value="173508">
            <text:p>173508</text:p>
          </table:table-cell>
          <table:table-cell office:value-type="string">
            <text:p>Kethanur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389966">
            <text:p>99943899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Visalakshi Agencies</text:p>
          </table:table-cell>
          <table:table-cell/>
          <table:table-cell office:value-type="float" office:value="119093">
            <text:p>119093</text:p>
          </table:table-cell>
          <table:table-cell office:value-type="string">
            <text:p>Vellakovil</text:p>
          </table:table-cell>
          <table:table-cell office:value-type="string">
            <text:p>Tiruppur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994346460">
            <text:p>9994346460</text:p>
          </table:table-cell>
          <table:table-cell office:value-type="string">
            <text:p>visalashiagenci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VISHNU ENTERPRISES</text:p>
          </table:table-cell>
          <table:table-cell table:number-columns-repeated="2"/>
          <table:table-cell office:value-type="string">
            <text:p>M.CHETTIPATTY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VISHU AGENCIES</text:p>
          </table:table-cell>
          <table:table-cell office:value-type="string">
            <text:p>Visu</text:p>
          </table:table-cell>
          <table:table-cell office:value-type="float" office:value="146652">
            <text:p>146652</text:p>
          </table:table-cell>
          <table:table-cell office:value-type="string">
            <text:p>KILKONDANGALUR</text:p>
          </table:table-cell>
          <table:table-cell office:value-type="string">
            <text:p>Tiruvannamalai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7708462779">
            <text:p>77084627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VJ FUELS</text:p>
          </table:table-cell>
          <table:table-cell office:value-type="string">
            <text:p>PHILOMINA</text:p>
          </table:table-cell>
          <table:table-cell office:value-type="float" office:value="175814">
            <text:p>175814</text:p>
          </table:table-cell>
          <table:table-cell office:value-type="string">
            <text:p>KARUMANDURAI</text:p>
          </table:table-cell>
          <table:table-cell office:value-type="string">
            <text:p>Salem</text:p>
          </table:table-cell>
          <table:table-cell table:number-columns-repeated="2" office:value-type="string">
            <text:p>Karur</text:p>
          </table:table-cell>
          <table:table-cell office:value-type="float" office:value="9443680906">
            <text:p>944368090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VMT Agenciies</text:p>
          </table:table-cell>
          <table:table-cell office:value-type="string">
            <text:p>G.N.Sudhagar</text:p>
          </table:table-cell>
          <table:table-cell office:value-type="float" office:value="151069">
            <text:p>151069</text:p>
          </table:table-cell>
          <table:table-cell office:value-type="string">
            <text:p>Keelappalur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443140773">
            <text:p>9443140773</text:p>
          </table:table-cell>
          <table:table-cell office:value-type="string">
            <text:p>vmtearthmovers@gmail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VOC Educational Society</text:p>
          </table:table-cell>
          <table:table-cell/>
          <table:table-cell office:value-type="float" office:value="143331">
            <text:p>143331</text:p>
          </table:table-cell>
          <table:table-cell table:number-columns-repeated="2"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444188610">
            <text:p>94441886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VRAJA Fuel Agencies</text:p>
          </table:table-cell>
          <table:table-cell office:value-type="string">
            <text:p>C.Ramasamy</text:p>
          </table:table-cell>
          <table:table-cell office:value-type="float" office:value="147298">
            <text:p>147298</text:p>
          </table:table-cell>
          <table:table-cell office:value-type="string">
            <text:p>Chennimalai</text:p>
          </table:table-cell>
          <table:table-cell office:value-type="string">
            <text:p>Erode</text:p>
          </table:table-cell>
          <table:table-cell office:value-type="string">
            <text:p>Coimbatore</text:p>
          </table:table-cell>
          <table:table-cell office:value-type="string">
            <text:p>Irugur</text:p>
          </table:table-cell>
          <table:table-cell office:value-type="float" office:value="9443945247">
            <text:p>9443945247</text:p>
          </table:table-cell>
          <table:table-cell office:value-type="string">
            <text:p>vrajafuel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VSR FILLING</text:p>
          </table:table-cell>
          <table:table-cell office:value-type="string">
            <text:p>MANIKANDAN</text:p>
          </table:table-cell>
          <table:table-cell office:value-type="float" office:value="180006">
            <text:p>180006</text:p>
          </table:table-cell>
          <table:table-cell table:number-columns-repeated="2" office:value-type="string">
            <text:p>Ramnad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8680907810">
            <text:p>8680907810</text:p>
          </table:table-cell>
          <table:table-cell office:value-type="string">
            <text:p>jeyamanikandan.mca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Welcome Traders</text:p>
          </table:table-cell>
          <table:table-cell/>
          <table:table-cell office:value-type="float" office:value="141228">
            <text:p>141228</text:p>
          </table:table-cell>
          <table:table-cell office:value-type="string">
            <text:p>Kovilpatti</text:p>
          </table:table-cell>
          <table:table-cell office:value-type="string">
            <text:p>Tuticorin</text:p>
          </table:table-cell>
          <table:table-cell table:number-columns-repeated="2" office:value-type="string">
            <text:p>Tirunelveli</text:p>
          </table:table-cell>
          <table:table-cell office:value-type="float" office:value="9994204007">
            <text:p>99942040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Yazhini <text:s/>&amp; Co</text:p>
          </table:table-cell>
          <table:table-cell office:value-type="string">
            <text:p>Maheswari</text:p>
          </table:table-cell>
          <table:table-cell office:value-type="float" office:value="183902">
            <text:p>183902</text:p>
          </table:table-cell>
          <table:table-cell office:value-type="string">
            <text:p>Sendurai</text:p>
          </table:table-cell>
          <table:table-cell office:value-type="string">
            <text:p>Ariyalur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787961700">
            <text:p>9787961700</text:p>
          </table:table-cell>
          <table:table-cell office:value-type="string">
            <text:p>ravichandran_2005@yahoo.com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YEGAN ENTERPRISES</text:p>
          </table:table-cell>
          <table:table-cell office:value-type="string">
            <text:p>K.Sukumar</text:p>
          </table:table-cell>
          <table:table-cell office:value-type="float" office:value="142172">
            <text:p>142172</text:p>
          </table:table-cell>
          <table:table-cell office:value-type="string">
            <text:p>CHINNAMANUR</text:p>
          </table:table-cell>
          <table:table-cell office:value-type="string">
            <text:p>Theni</text:p>
          </table:table-cell>
          <table:table-cell office:value-type="string">
            <text:p>Madurai</text:p>
          </table:table-cell>
          <table:table-cell office:value-type="string">
            <text:p>Karur</text:p>
          </table:table-cell>
          <table:table-cell office:value-type="float" office:value="9842184400">
            <text:p>9842184400</text:p>
          </table:table-cell>
          <table:table-cell office:value-type="string">
            <text:p>yeganenterprises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Yoga Enterprises</text:p>
          </table:table-cell>
          <table:table-cell office:value-type="string">
            <text:p>Prabhakaran</text:p>
          </table:table-cell>
          <table:table-cell office:value-type="float" office:value="182506">
            <text:p>182506</text:p>
          </table:table-cell>
          <table:table-cell office:value-type="string">
            <text:p>Cuddalore N.T</text:p>
          </table:table-cell>
          <table:table-cell office:value-type="string">
            <text:p>Cuddalore</text:p>
          </table:table-cell>
          <table:table-cell office:value-type="string">
            <text:p>Trichy</text:p>
          </table:table-cell>
          <table:table-cell office:value-type="string">
            <text:p>Karur</text:p>
          </table:table-cell>
          <table:table-cell office:value-type="float" office:value="9345024847">
            <text:p>9345024847</text:p>
          </table:table-cell>
          <table:table-cell office:value-type="string">
            <text:p>prabhakaran73@gmail.co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Yogalakshmi Agencies</text:p>
          </table:table-cell>
          <table:table-cell/>
          <table:table-cell office:value-type="float" office:value="148569">
            <text:p>148569</text:p>
          </table:table-cell>
          <table:table-cell office:value-type="string">
            <text:p>Sengalikupp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24981">
            <text:p>9443324981</text:p>
          </table:table-cell>
          <table:table-cell office:value-type="string">
            <text:p>yogalakshmi148569@bpclretail.i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Yuvaraja Automobile</text:p>
          </table:table-cell>
          <table:table-cell office:value-type="string">
            <text:p>Arunodhayam.S</text:p>
          </table:table-cell>
          <table:table-cell office:value-type="float" office:value="111085">
            <text:p>111085</text:p>
          </table:table-cell>
          <table:table-cell office:value-type="string">
            <text:p>Gudiyatham</text:p>
          </table:table-cell>
          <table:table-cell office:value-type="string">
            <text:p>Vellore</text:p>
          </table:table-cell>
          <table:table-cell office:value-type="string">
            <text:p>Chennai</text:p>
          </table:table-cell>
          <table:table-cell office:value-type="string">
            <text:p>Karur</text:p>
          </table:table-cell>
          <table:table-cell office:value-type="float" office:value="9443390375">
            <text:p>9443390375</text:p>
          </table:table-cell>
          <table:table-cell office:value-type="string">
            <text:p>arunodhayam.s@rediffmail.com</text:p>
          </table:table-cell>
          <table:table-cell office:value-type="float" office:value="11000">
            <text:p>11000</text:p>
          </table:table-cell>
          <table:table-cell office:value-type="string">
            <text:p>No</text:p>
          </table:table-cell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/12/2017</text:date>, <text:time>15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alerDirectory" style:display-name="PageStyle_DealerDirec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15:35:41.16</dc:date>
    <meta:document-statistic meta:table-count="1" meta:cell-count="12102" meta:object-count="0"/>
    <meta:generator>OpenOffice/4.1.1$Win32 OpenOffice.org_project/411m6$Build-9775</meta:generator>
  </office:meta>
</office:document-meta>
</file>